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36in" style:rel-column-width="16383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118c4a"/>
    </style:style>
    <style:style style:name="P2" style:family="paragraph" style:parent-style-name="Standard">
      <style:text-properties officeooo:rsid="00118c4a" officeooo:paragraph-rsid="005521a3"/>
    </style:style>
    <style:style style:name="P3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4" style:family="paragraph" style:parent-style-name="Standard">
      <style:text-properties fo:font-weight="bold" officeooo:rsid="00118c4a" officeooo:paragraph-rsid="005521a3" style:font-weight-asian="bold" style:font-weight-complex="bold"/>
    </style:style>
    <style:style style:name="P5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6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7" style:family="paragraph" style:parent-style-name="Standard">
      <style:text-properties fo:font-weight="bold" officeooo:paragraph-rsid="00ed5b35" style:font-weight-asian="bold" style:font-weight-complex="bold"/>
    </style:style>
    <style:style style:name="P8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2c31f4d" officeooo:paragraph-rsid="02c31f4d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374e85b" officeooo:paragraph-rsid="0374e85b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14" style:family="paragraph" style:parent-style-name="Standard">
      <style:text-properties officeooo:rsid="0011b025" officeooo:paragraph-rsid="0011b025"/>
    </style:style>
    <style:style style:name="P15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6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7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18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19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0" style:family="paragraph" style:parent-style-name="Standard">
      <style:text-properties fo:font-style="italic" officeooo:paragraph-rsid="00a75993" style:font-style-asian="italic" style:font-style-complex="italic"/>
    </style:style>
    <style:style style:name="P21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2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3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4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5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26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27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28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29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0" style:family="paragraph" style:parent-style-name="Standard">
      <style:text-properties fo:font-style="italic" officeooo:paragraph-rsid="013013d9" style:font-style-asian="italic" style:font-style-complex="italic"/>
    </style:style>
    <style:style style:name="P31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2" style:family="paragraph" style:parent-style-name="Standard">
      <style:text-properties fo:font-style="italic" officeooo:paragraph-rsid="01408f03" style:font-style-asian="italic" style:font-style-complex="italic"/>
    </style:style>
    <style:style style:name="P33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34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35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36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rsid="0285839b" officeooo:paragraph-rsid="0288fb00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57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38d7d5e" officeooo:paragraph-rsid="03963307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71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72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73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74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75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76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77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78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79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80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81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82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83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84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85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86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87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88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89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90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91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92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93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94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95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96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97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98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99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100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101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102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103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104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105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106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107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108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109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110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111" style:family="paragraph" style:parent-style-name="Standard">
      <style:text-properties officeooo:rsid="0015f1ff" officeooo:paragraph-rsid="0015f1ff"/>
    </style:style>
    <style:style style:name="P112" style:family="paragraph" style:parent-style-name="Standard">
      <style:text-properties officeooo:rsid="0015f1ff" officeooo:paragraph-rsid="0013268f"/>
    </style:style>
    <style:style style:name="P113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114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115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116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117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118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119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120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121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122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123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124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125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126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127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128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129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130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131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132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133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134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135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136" style:family="paragraph" style:parent-style-name="Standard">
      <style:text-properties fo:font-style="normal" officeooo:paragraph-rsid="02be3c45" style:font-style-asian="normal" style:font-style-complex="normal"/>
    </style:style>
    <style:style style:name="P137" style:family="paragraph" style:parent-style-name="Standard">
      <style:paragraph-properties fo:line-height="100%"/>
      <style:text-properties fo:font-style="normal" officeooo:rsid="0299a3b0" officeooo:paragraph-rsid="0299a3b0" style:font-style-asian="normal" style:font-style-complex="normal"/>
    </style:style>
    <style:style style:name="P138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139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140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141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142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143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144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145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146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147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148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149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150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151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152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153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154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155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156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57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58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159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160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161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162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63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64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165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166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167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168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9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70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71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72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73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174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175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176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177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178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179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180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181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182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183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84" style:family="paragraph" style:parent-style-name="Standard">
      <style:text-properties fo:font-style="normal" style:text-underline-style="none" fo:font-weight="normal" officeooo:rsid="029fcca0" officeooo:paragraph-rsid="00b1e303" style:font-style-asian="normal" style:font-weight-asian="normal" style:font-style-complex="normal" style:font-weight-complex="normal"/>
    </style:style>
    <style:style style:name="P185" style:family="paragraph" style:parent-style-name="Standard">
      <style:paragraph-properties fo:line-height="150%"/>
      <style:text-properties fo:font-style="normal" style:text-underline-style="none" fo:font-weight="normal" officeooo:rsid="029fcca0" officeooo:paragraph-rsid="02c67287" style:font-style-asian="normal" style:font-weight-asian="normal" style:font-style-complex="normal" style:font-weight-complex="normal"/>
    </style:style>
    <style:style style:name="P186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3e0b30e" style:font-style-asian="normal" style:font-weight-asian="normal" style:font-style-complex="normal" style:font-weight-complex="normal"/>
    </style:style>
    <style:style style:name="P187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188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189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190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191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192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193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194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195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196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197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198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199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200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201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202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203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204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205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206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207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208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209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210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211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212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213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214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215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216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217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218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219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220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221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222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223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224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225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226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227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228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229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230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231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232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233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234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235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236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237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238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239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240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241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242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243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244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245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246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247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248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249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250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251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252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253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254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255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256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257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258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259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260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261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262" style:family="paragraph" style:parent-style-name="Standard">
      <style:text-properties fo:font-style="normal" fo:font-weight="normal" officeooo:rsid="034f5b13" officeooo:paragraph-rsid="034f5b13" style:font-style-asian="normal" style:font-weight-asian="normal" style:font-style-complex="normal" style:font-weight-complex="normal"/>
    </style:style>
    <style:style style:name="P263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264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265" style:family="paragraph" style:parent-style-name="Standard">
      <style:text-properties officeooo:rsid="0033fbdf" officeooo:paragraph-rsid="0033fbdf"/>
    </style:style>
    <style:style style:name="P266" style:family="paragraph" style:parent-style-name="Standard">
      <style:text-properties officeooo:rsid="0034ed8b" officeooo:paragraph-rsid="0106c767"/>
    </style:style>
    <style:style style:name="P267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268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269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270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271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272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273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274" style:family="paragraph" style:parent-style-name="Standard">
      <style:paragraph-properties fo:line-height="100%"/>
      <style:text-properties fo:font-weight="normal" officeooo:rsid="037607bd" officeooo:paragraph-rsid="037607bd" style:font-weight-asian="normal" style:font-weight-complex="normal"/>
    </style:style>
    <style:style style:name="P275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276" style:family="paragraph" style:parent-style-name="Standard">
      <style:paragraph-properties fo:line-height="100%"/>
      <style:text-properties fo:font-weight="normal" officeooo:rsid="03778af6" officeooo:paragraph-rsid="03778af6" style:font-weight-asian="normal" style:font-weight-complex="normal"/>
    </style:style>
    <style:style style:name="P277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278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279" style:family="paragraph" style:parent-style-name="Standard">
      <style:paragraph-properties fo:line-height="100%"/>
      <style:text-properties fo:font-weight="normal" officeooo:rsid="038bbdf6" officeooo:paragraph-rsid="039292f6" style:font-weight-asian="normal" style:font-weight-complex="normal"/>
    </style:style>
    <style:style style:name="P280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281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282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283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284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285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286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287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288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289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290" style:family="paragraph" style:parent-style-name="Standard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291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292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293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294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295" style:family="paragraph" style:parent-style-name="Standard">
      <style:paragraph-properties fo:line-height="150%"/>
      <style:text-properties fo:font-weight="normal" officeooo:rsid="03becfb9" officeooo:paragraph-rsid="03becfb9" style:font-weight-asian="normal" style:font-weight-complex="normal"/>
    </style:style>
    <style:style style:name="P296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297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298" style:family="paragraph" style:parent-style-name="Standard">
      <style:paragraph-properties fo:line-height="100%"/>
      <style:text-properties fo:font-weight="normal" officeooo:rsid="03bf92cd" officeooo:paragraph-rsid="03c13113" style:font-weight-asian="normal" style:font-weight-complex="normal"/>
    </style:style>
    <style:style style:name="P299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300" style:family="paragraph" style:parent-style-name="Standard">
      <style:paragraph-properties fo:line-height="100%"/>
      <style:text-properties fo:font-weight="normal" officeooo:rsid="03c13113" officeooo:paragraph-rsid="03c13113" style:font-weight-asian="normal" style:font-weight-complex="normal"/>
    </style:style>
    <style:style style:name="P301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302" style:family="paragraph" style:parent-style-name="Standard">
      <style:paragraph-properties fo:line-height="100%"/>
      <style:text-properties fo:font-weight="normal" officeooo:rsid="03c34d65" officeooo:paragraph-rsid="03c51260" style:font-weight-asian="normal" style:font-weight-complex="normal"/>
    </style:style>
    <style:style style:name="P303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304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305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306" style:family="paragraph" style:parent-style-name="Standard">
      <style:paragraph-properties fo:line-height="100%"/>
      <style:text-properties fo:font-weight="normal" officeooo:rsid="03d5f962" officeooo:paragraph-rsid="03d5f962" style:font-weight-asian="normal" style:font-weight-complex="normal"/>
    </style:style>
    <style:style style:name="P307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308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309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310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311" style:family="paragraph" style:parent-style-name="Standard">
      <style:text-properties officeooo:rsid="0012a0dc" officeooo:paragraph-rsid="0012a0dc"/>
    </style:style>
    <style:style style:name="P312" style:family="paragraph" style:parent-style-name="Standard">
      <style:text-properties officeooo:paragraph-rsid="003eeb50"/>
    </style:style>
    <style:style style:name="P313" style:family="paragraph" style:parent-style-name="Standard">
      <style:text-properties officeooo:rsid="00205d85" officeooo:paragraph-rsid="005f7223"/>
    </style:style>
    <style:style style:name="P314" style:family="paragraph" style:parent-style-name="Standard">
      <style:text-properties officeooo:rsid="002436f5" officeooo:paragraph-rsid="00ed9297"/>
    </style:style>
    <style:style style:name="P315" style:family="paragraph" style:parent-style-name="Standard">
      <style:text-properties officeooo:rsid="0056d959" officeooo:paragraph-rsid="0056d959"/>
    </style:style>
    <style:style style:name="P316" style:family="paragraph" style:parent-style-name="Standard">
      <style:paragraph-properties fo:line-height="150%"/>
      <style:text-properties officeooo:paragraph-rsid="0013268f"/>
    </style:style>
    <style:style style:name="P317" style:family="paragraph" style:parent-style-name="Standard">
      <style:paragraph-properties fo:line-height="150%"/>
      <style:text-properties officeooo:paragraph-rsid="0040eb9d"/>
    </style:style>
    <style:style style:name="P318" style:family="paragraph" style:parent-style-name="Standard">
      <style:paragraph-properties fo:line-height="150%"/>
      <style:text-properties officeooo:paragraph-rsid="00c6421c"/>
    </style:style>
    <style:style style:name="P319" style:family="paragraph" style:parent-style-name="Standard">
      <style:paragraph-properties fo:line-height="150%"/>
      <style:text-properties officeooo:paragraph-rsid="0106c767"/>
    </style:style>
    <style:style style:name="P320" style:family="paragraph" style:parent-style-name="Standard">
      <style:paragraph-properties fo:line-height="150%"/>
      <style:text-properties officeooo:paragraph-rsid="01d80854"/>
    </style:style>
    <style:style style:name="P321" style:family="paragraph" style:parent-style-name="Standard">
      <style:paragraph-properties fo:line-height="150%"/>
      <style:text-properties officeooo:paragraph-rsid="020068b3"/>
    </style:style>
    <style:style style:name="P322" style:family="paragraph" style:parent-style-name="Standard">
      <style:paragraph-properties fo:line-height="150%"/>
      <style:text-properties officeooo:paragraph-rsid="0265f14b"/>
    </style:style>
    <style:style style:name="P323" style:family="paragraph" style:parent-style-name="Standard">
      <style:paragraph-properties fo:line-height="150%"/>
      <style:text-properties officeooo:paragraph-rsid="00cab904"/>
    </style:style>
    <style:style style:name="P324" style:family="paragraph" style:parent-style-name="Standard">
      <style:paragraph-properties fo:line-height="150%"/>
      <style:text-properties officeooo:paragraph-rsid="0339abb7"/>
    </style:style>
    <style:style style:name="P325" style:family="paragraph" style:parent-style-name="Standard">
      <style:paragraph-properties fo:line-height="150%"/>
      <style:text-properties officeooo:paragraph-rsid="031857c7"/>
    </style:style>
    <style:style style:name="P326" style:family="paragraph" style:parent-style-name="Standard">
      <style:paragraph-properties fo:line-height="150%"/>
      <style:text-properties officeooo:paragraph-rsid="0347bb43"/>
    </style:style>
    <style:style style:name="P327" style:family="paragraph" style:parent-style-name="Standard">
      <style:paragraph-properties fo:line-height="150%"/>
      <style:text-properties officeooo:paragraph-rsid="03af7bf7"/>
    </style:style>
    <style:style style:name="P328" style:family="paragraph" style:parent-style-name="Standard">
      <style:paragraph-properties fo:line-height="150%"/>
      <style:text-properties officeooo:paragraph-rsid="03becfb9"/>
    </style:style>
    <style:style style:name="P329" style:family="paragraph" style:parent-style-name="Standard">
      <style:text-properties officeooo:paragraph-rsid="00883289"/>
    </style:style>
    <style:style style:name="P330" style:family="paragraph" style:parent-style-name="Standard">
      <style:text-properties officeooo:rsid="008872eb" officeooo:paragraph-rsid="008872eb"/>
    </style:style>
    <style:style style:name="P331" style:family="paragraph" style:parent-style-name="Standard">
      <style:text-properties officeooo:paragraph-rsid="00a75993"/>
    </style:style>
    <style:style style:name="P332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333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334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335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3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3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33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3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3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3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3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34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3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df911" style:font-style-asian="normal" style:font-weight-asian="normal" style:font-style-complex="normal" style:font-weight-complex="normal"/>
    </style:style>
    <style:style style:name="P3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3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34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3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3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3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351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3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3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3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35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3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3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3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3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3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36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36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3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36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3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366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36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36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36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370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3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37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3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3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3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38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38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38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38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38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39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39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39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39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39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39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39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39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304fd19" style:font-style-asian="normal" style:font-weight-asian="normal" style:font-style-complex="normal" style:font-weight-complex="normal"/>
    </style:style>
    <style:style style:name="P3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3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400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4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4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403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404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4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4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4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4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4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4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4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412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4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4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4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4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4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4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4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42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acce82" officeooo:paragraph-rsid="02acce82" style:font-style-asian="normal" style:font-weight-asian="bold" style:font-style-complex="normal" style:font-weight-complex="bold"/>
    </style:style>
    <style:style style:name="P42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2698b" officeooo:paragraph-rsid="02bd01a2" style:font-style-asian="normal" style:font-weight-asian="bold" style:font-style-complex="normal" style:font-weight-complex="bold"/>
    </style:style>
    <style:style style:name="P42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42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42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c4cc6" officeooo:paragraph-rsid="02ec4cc6" style:font-style-asian="normal" style:font-weight-asian="bold" style:font-style-complex="normal" style:font-weight-complex="bold"/>
    </style:style>
    <style:style style:name="P42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42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42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42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42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430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431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432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433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434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435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436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437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438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439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440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441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442" style:family="paragraph" style:parent-style-name="Standard">
      <style:paragraph-properties fo:line-height="100%"/>
      <style:text-properties style:use-window-font-color="true" fo:font-style="normal" fo:font-weight="bold" officeooo:rsid="0237405f" officeooo:paragraph-rsid="0237405f" style:font-style-asian="normal" style:font-weight-asian="bold" style:font-style-complex="normal" style:font-weight-complex="bold"/>
    </style:style>
    <style:style style:name="P443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444" style:family="paragraph" style:parent-style-name="Standard">
      <style:paragraph-properties fo:line-height="100%"/>
      <style:text-properties style:use-window-font-color="true" fo:font-style="normal" fo:font-weight="bold" officeooo:rsid="019c9e7c" officeooo:paragraph-rsid="019c9e7c" style:font-style-asian="normal" style:font-weight-asian="bold" style:font-style-complex="normal" style:font-weight-complex="bold"/>
    </style:style>
    <style:style style:name="P445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446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447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448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449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450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451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452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453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454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455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456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457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458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459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460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461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462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463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464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466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467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522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523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524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525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526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527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528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529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530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531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532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533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534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535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536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537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538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539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540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541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542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543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544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545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546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547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548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549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550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551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552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553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554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555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556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557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558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559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560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561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562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563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564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565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566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567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568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569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570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571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572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573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574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575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576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577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578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579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580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581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582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583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584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585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586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58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58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589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59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59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59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59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59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59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59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59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72698b" officeooo:paragraph-rsid="02bd01a2" style:font-style-asian="italic" style:font-weight-asian="normal" style:font-style-complex="italic" style:font-weight-complex="normal"/>
    </style:style>
    <style:style style:name="P598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599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600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601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60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60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60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60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60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60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60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60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61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61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61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61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61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61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61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61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61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61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62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62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62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623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624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625" style:family="paragraph" style:parent-style-name="Standard">
      <style:text-properties style:use-window-font-color="true" officeooo:paragraph-rsid="02be3c45"/>
    </style:style>
    <style:style style:name="P626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627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628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629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63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63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e8a1b" officeooo:paragraph-rsid="02f2e947" style:font-style-asian="normal" style:font-weight-asian="normal" style:font-style-complex="normal" style:font-weight-complex="normal"/>
    </style:style>
    <style:style style:name="P63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633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63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635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636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637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638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639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640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641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642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643" style:family="paragraph" style:parent-style-name="Standard">
      <style:text-properties style:use-window-font-color="true" officeooo:paragraph-rsid="02ecf51e"/>
    </style:style>
    <style:style style:name="P644" style:family="paragraph" style:parent-style-name="Standard">
      <style:paragraph-properties fo:line-height="150%"/>
      <style:text-properties style:use-window-font-color="true" officeooo:paragraph-rsid="02edc963"/>
    </style:style>
    <style:style style:name="P645" style:family="paragraph" style:parent-style-name="Standard">
      <style:text-properties officeooo:paragraph-rsid="00ba4170"/>
    </style:style>
    <style:style style:name="P646" style:family="paragraph" style:parent-style-name="Standard">
      <style:text-properties officeooo:paragraph-rsid="00bbbf73"/>
    </style:style>
    <style:style style:name="P647" style:family="paragraph" style:parent-style-name="Standard">
      <style:text-properties officeooo:rsid="00beb82f" officeooo:paragraph-rsid="00beb82f"/>
    </style:style>
    <style:style style:name="P648" style:family="paragraph" style:parent-style-name="Standard">
      <style:text-properties officeooo:paragraph-rsid="00beb82f"/>
    </style:style>
    <style:style style:name="P649" style:family="paragraph" style:parent-style-name="Standard">
      <style:text-properties officeooo:rsid="00c0d7c6" officeooo:paragraph-rsid="00c0d7c6"/>
    </style:style>
    <style:style style:name="P650" style:family="paragraph" style:parent-style-name="Standard">
      <style:text-properties officeooo:rsid="005521a3" officeooo:paragraph-rsid="005521a3"/>
    </style:style>
    <style:style style:name="P651" style:family="paragraph" style:parent-style-name="Standard">
      <style:text-properties officeooo:paragraph-rsid="00d2fc06"/>
    </style:style>
    <style:style style:name="P652" style:family="paragraph" style:parent-style-name="Standard">
      <style:paragraph-properties fo:line-height="150%"/>
      <style:text-properties officeooo:rsid="00d5826a" officeooo:paragraph-rsid="00d5826a"/>
    </style:style>
    <style:style style:name="P653" style:family="paragraph" style:parent-style-name="Standard">
      <style:text-properties officeooo:paragraph-rsid="00d77d7d"/>
    </style:style>
    <style:style style:name="P654" style:family="paragraph" style:parent-style-name="Standard">
      <style:text-properties officeooo:rsid="00d9c9e4" officeooo:paragraph-rsid="00d9c9e4"/>
    </style:style>
    <style:style style:name="P655" style:family="paragraph" style:parent-style-name="Standard">
      <style:text-properties officeooo:paragraph-rsid="00e5f586"/>
    </style:style>
    <style:style style:name="P656" style:family="paragraph" style:parent-style-name="Standard">
      <style:text-properties officeooo:paragraph-rsid="00eb50e0"/>
    </style:style>
    <style:style style:name="P657" style:family="paragraph" style:parent-style-name="Standard">
      <style:paragraph-properties fo:line-height="150%"/>
      <style:text-properties officeooo:rsid="00f2503e" officeooo:paragraph-rsid="00f2503e"/>
    </style:style>
    <style:style style:name="P658" style:family="paragraph" style:parent-style-name="Standard">
      <style:text-properties officeooo:rsid="00f2503e" officeooo:paragraph-rsid="01222be5"/>
    </style:style>
    <style:style style:name="P659" style:family="paragraph" style:parent-style-name="Standard">
      <style:text-properties officeooo:rsid="00d1487d" officeooo:paragraph-rsid="00d2fc06"/>
    </style:style>
    <style:style style:name="P660" style:family="paragraph" style:parent-style-name="Standard">
      <style:text-properties officeooo:paragraph-rsid="00f5260b"/>
    </style:style>
    <style:style style:name="P661" style:family="paragraph" style:parent-style-name="Standard">
      <style:text-properties officeooo:paragraph-rsid="010c486e"/>
    </style:style>
    <style:style style:name="P662" style:family="paragraph" style:parent-style-name="Standard">
      <style:text-properties officeooo:paragraph-rsid="00367935"/>
    </style:style>
    <style:style style:name="P663" style:family="paragraph" style:parent-style-name="Standard">
      <style:text-properties officeooo:paragraph-rsid="011fc384"/>
    </style:style>
    <style:style style:name="P664" style:family="paragraph" style:parent-style-name="Standard">
      <style:text-properties officeooo:paragraph-rsid="0122678f"/>
    </style:style>
    <style:style style:name="P665" style:family="paragraph" style:parent-style-name="Standard">
      <style:text-properties officeooo:paragraph-rsid="012dfde8"/>
    </style:style>
    <style:style style:name="P666" style:family="paragraph" style:parent-style-name="Standard">
      <style:text-properties officeooo:paragraph-rsid="0130fd48"/>
    </style:style>
    <style:style style:name="P667" style:family="paragraph" style:parent-style-name="Standard">
      <style:text-properties officeooo:paragraph-rsid="013282b3"/>
    </style:style>
    <style:style style:name="P668" style:family="paragraph" style:parent-style-name="Standard">
      <style:text-properties officeooo:paragraph-rsid="013f3c54"/>
    </style:style>
    <style:style style:name="P669" style:family="paragraph" style:parent-style-name="Standard">
      <style:text-properties officeooo:paragraph-rsid="0152f194"/>
    </style:style>
    <style:style style:name="P670" style:family="paragraph" style:parent-style-name="Standard">
      <style:text-properties officeooo:paragraph-rsid="0150aafa"/>
    </style:style>
    <style:style style:name="P671" style:family="paragraph" style:parent-style-name="Standard">
      <style:paragraph-properties fo:line-height="100%"/>
      <style:text-properties officeooo:paragraph-rsid="016aa5ac"/>
    </style:style>
    <style:style style:name="P672" style:family="paragraph" style:parent-style-name="Standard">
      <style:paragraph-properties fo:line-height="100%"/>
      <style:text-properties officeooo:paragraph-rsid="016d2800"/>
    </style:style>
    <style:style style:name="P673" style:family="paragraph" style:parent-style-name="Standard">
      <style:paragraph-properties fo:line-height="100%"/>
      <style:text-properties officeooo:paragraph-rsid="0171553b"/>
    </style:style>
    <style:style style:name="P674" style:family="paragraph" style:parent-style-name="Standard">
      <style:paragraph-properties fo:line-height="100%"/>
      <style:text-properties officeooo:paragraph-rsid="0176ee1b"/>
    </style:style>
    <style:style style:name="P675" style:family="paragraph" style:parent-style-name="Standard">
      <style:paragraph-properties fo:line-height="100%"/>
      <style:text-properties officeooo:paragraph-rsid="017941db"/>
    </style:style>
    <style:style style:name="P676" style:family="paragraph" style:parent-style-name="Standard">
      <style:paragraph-properties fo:line-height="100%"/>
      <style:text-properties officeooo:paragraph-rsid="017a7161"/>
    </style:style>
    <style:style style:name="P677" style:family="paragraph" style:parent-style-name="Standard">
      <style:paragraph-properties fo:line-height="100%"/>
      <style:text-properties officeooo:paragraph-rsid="018105ab"/>
    </style:style>
    <style:style style:name="P678" style:family="paragraph" style:parent-style-name="Standard">
      <style:paragraph-properties fo:line-height="100%"/>
      <style:text-properties officeooo:paragraph-rsid="01aaba73"/>
    </style:style>
    <style:style style:name="P679" style:family="paragraph" style:parent-style-name="Standard">
      <style:paragraph-properties fo:line-height="100%"/>
      <style:text-properties officeooo:paragraph-rsid="01abda5f"/>
    </style:style>
    <style:style style:name="P680" style:family="paragraph" style:parent-style-name="Standard">
      <style:paragraph-properties fo:line-height="100%"/>
      <style:text-properties officeooo:paragraph-rsid="01d3aa7e"/>
    </style:style>
    <style:style style:name="P681" style:family="paragraph" style:parent-style-name="Standard">
      <style:paragraph-properties fo:line-height="100%"/>
      <style:text-properties officeooo:paragraph-rsid="01e2b86d"/>
    </style:style>
    <style:style style:name="P682" style:family="paragraph" style:parent-style-name="Standard">
      <style:paragraph-properties fo:line-height="100%"/>
      <style:text-properties officeooo:paragraph-rsid="01e7ea9a"/>
    </style:style>
    <style:style style:name="P683" style:family="paragraph" style:parent-style-name="Standard">
      <style:paragraph-properties fo:line-height="100%"/>
      <style:text-properties officeooo:paragraph-rsid="01f79ca2"/>
    </style:style>
    <style:style style:name="P684" style:family="paragraph" style:parent-style-name="Standard">
      <style:paragraph-properties fo:line-height="100%"/>
      <style:text-properties officeooo:paragraph-rsid="020068b3"/>
    </style:style>
    <style:style style:name="P685" style:family="paragraph" style:parent-style-name="Standard">
      <style:paragraph-properties fo:line-height="100%"/>
      <style:text-properties officeooo:paragraph-rsid="0200b58e"/>
    </style:style>
    <style:style style:name="P686" style:family="paragraph" style:parent-style-name="Standard">
      <style:paragraph-properties fo:line-height="100%"/>
      <style:text-properties officeooo:paragraph-rsid="020131ae"/>
    </style:style>
    <style:style style:name="P687" style:family="paragraph" style:parent-style-name="Standard">
      <style:paragraph-properties fo:line-height="100%"/>
      <style:text-properties officeooo:paragraph-rsid="0212a48a"/>
    </style:style>
    <style:style style:name="P688" style:family="paragraph" style:parent-style-name="Standard">
      <style:paragraph-properties fo:line-height="100%"/>
      <style:text-properties officeooo:paragraph-rsid="01d522fe"/>
    </style:style>
    <style:style style:name="P689" style:family="paragraph" style:parent-style-name="Standard">
      <style:paragraph-properties fo:line-height="100%"/>
      <style:text-properties officeooo:paragraph-rsid="021920c6"/>
    </style:style>
    <style:style style:name="P690" style:family="paragraph" style:parent-style-name="Standard">
      <style:paragraph-properties fo:line-height="100%"/>
      <style:text-properties officeooo:paragraph-rsid="021bfb0f"/>
    </style:style>
    <style:style style:name="P691" style:family="paragraph" style:parent-style-name="Standard">
      <style:paragraph-properties fo:line-height="100%"/>
      <style:text-properties officeooo:paragraph-rsid="021d76dd"/>
    </style:style>
    <style:style style:name="P692" style:family="paragraph" style:parent-style-name="Standard">
      <style:paragraph-properties fo:line-height="100%"/>
      <style:text-properties officeooo:paragraph-rsid="01ec8e18"/>
    </style:style>
    <style:style style:name="P693" style:family="paragraph" style:parent-style-name="Standard">
      <style:paragraph-properties fo:line-height="100%"/>
      <style:text-properties officeooo:paragraph-rsid="0228bd00"/>
    </style:style>
    <style:style style:name="P694" style:family="paragraph" style:parent-style-name="Standard">
      <style:paragraph-properties fo:line-height="100%"/>
      <style:text-properties officeooo:paragraph-rsid="0239e044"/>
    </style:style>
    <style:style style:name="P695" style:family="paragraph" style:parent-style-name="Standard">
      <style:paragraph-properties fo:line-height="100%"/>
      <style:text-properties officeooo:paragraph-rsid="023e217a"/>
    </style:style>
    <style:style style:name="P696" style:family="paragraph" style:parent-style-name="Standard">
      <style:paragraph-properties fo:line-height="100%"/>
      <style:text-properties officeooo:paragraph-rsid="0245c9e7"/>
    </style:style>
    <style:style style:name="P697" style:family="paragraph" style:parent-style-name="Standard">
      <style:paragraph-properties fo:line-height="100%"/>
      <style:text-properties officeooo:paragraph-rsid="0248e2f5"/>
    </style:style>
    <style:style style:name="P698" style:family="paragraph" style:parent-style-name="Standard">
      <style:paragraph-properties fo:line-height="100%"/>
      <style:text-properties officeooo:paragraph-rsid="024d9b01"/>
    </style:style>
    <style:style style:name="P699" style:family="paragraph" style:parent-style-name="Standard">
      <style:paragraph-properties fo:line-height="100%"/>
      <style:text-properties officeooo:paragraph-rsid="02540cb9"/>
    </style:style>
    <style:style style:name="P700" style:family="paragraph" style:parent-style-name="Standard">
      <style:paragraph-properties fo:line-height="100%"/>
      <style:text-properties officeooo:paragraph-rsid="02656310"/>
    </style:style>
    <style:style style:name="P701" style:family="paragraph" style:parent-style-name="Standard">
      <style:paragraph-properties fo:line-height="100%"/>
      <style:text-properties officeooo:paragraph-rsid="0265f14b"/>
    </style:style>
    <style:style style:name="P702" style:family="paragraph" style:parent-style-name="Standard">
      <style:paragraph-properties fo:line-height="100%"/>
      <style:text-properties officeooo:paragraph-rsid="02778926"/>
    </style:style>
    <style:style style:name="P703" style:family="paragraph" style:parent-style-name="Standard">
      <style:paragraph-properties fo:line-height="100%"/>
      <style:text-properties officeooo:paragraph-rsid="0279658f"/>
    </style:style>
    <style:style style:name="P704" style:family="paragraph" style:parent-style-name="Standard">
      <style:paragraph-properties fo:line-height="100%"/>
      <style:text-properties officeooo:paragraph-rsid="027b57d1"/>
    </style:style>
    <style:style style:name="P705" style:family="paragraph" style:parent-style-name="Standard">
      <style:paragraph-properties fo:line-height="100%"/>
      <style:text-properties officeooo:paragraph-rsid="02819040"/>
    </style:style>
    <style:style style:name="P706" style:family="paragraph" style:parent-style-name="Standard">
      <style:paragraph-properties fo:line-height="100%"/>
      <style:text-properties officeooo:paragraph-rsid="028add40"/>
    </style:style>
    <style:style style:name="P707" style:family="paragraph" style:parent-style-name="Standard">
      <style:paragraph-properties fo:line-height="100%"/>
      <style:text-properties officeooo:paragraph-rsid="02939b7b"/>
    </style:style>
    <style:style style:name="P708" style:family="paragraph" style:parent-style-name="Standard">
      <style:paragraph-properties fo:line-height="100%"/>
      <style:text-properties officeooo:paragraph-rsid="0293a523"/>
    </style:style>
    <style:style style:name="P709" style:family="paragraph" style:parent-style-name="Standard">
      <style:paragraph-properties fo:line-height="100%"/>
      <style:text-properties officeooo:paragraph-rsid="0297c923"/>
    </style:style>
    <style:style style:name="P710" style:family="paragraph" style:parent-style-name="Standard">
      <style:paragraph-properties fo:line-height="100%"/>
      <style:text-properties officeooo:paragraph-rsid="029bb505"/>
    </style:style>
    <style:style style:name="P711" style:family="paragraph" style:parent-style-name="Standard">
      <style:paragraph-properties fo:line-height="100%"/>
      <style:text-properties officeooo:paragraph-rsid="02a71f0b"/>
    </style:style>
    <style:style style:name="P712" style:family="paragraph" style:parent-style-name="Standard">
      <style:paragraph-properties fo:line-height="100%"/>
      <style:text-properties officeooo:paragraph-rsid="027c1b85"/>
    </style:style>
    <style:style style:name="P713" style:family="paragraph" style:parent-style-name="Standard">
      <style:paragraph-properties fo:line-height="100%"/>
      <style:text-properties officeooo:paragraph-rsid="0045286d"/>
    </style:style>
    <style:style style:name="P714" style:family="paragraph" style:parent-style-name="Standard">
      <style:paragraph-properties fo:line-height="100%"/>
      <style:text-properties officeooo:paragraph-rsid="02bd01a2"/>
    </style:style>
    <style:style style:name="P715" style:family="paragraph" style:parent-style-name="Standard">
      <style:paragraph-properties fo:line-height="100%"/>
      <style:text-properties officeooo:paragraph-rsid="02be3c45"/>
    </style:style>
    <style:style style:name="P716" style:family="paragraph" style:parent-style-name="Standard">
      <style:paragraph-properties fo:line-height="100%"/>
      <style:text-properties officeooo:paragraph-rsid="02d5eaee"/>
    </style:style>
    <style:style style:name="P717" style:family="paragraph" style:parent-style-name="Standard">
      <style:paragraph-properties fo:line-height="100%"/>
      <style:text-properties officeooo:paragraph-rsid="02e4f960"/>
    </style:style>
    <style:style style:name="P718" style:family="paragraph" style:parent-style-name="Standard">
      <style:paragraph-properties fo:line-height="100%"/>
      <style:text-properties officeooo:paragraph-rsid="02eac01d"/>
    </style:style>
    <style:style style:name="P719" style:family="paragraph" style:parent-style-name="Standard">
      <style:paragraph-properties fo:line-height="100%"/>
      <style:text-properties officeooo:paragraph-rsid="02f17ec6"/>
    </style:style>
    <style:style style:name="P720" style:family="paragraph" style:parent-style-name="Standard">
      <style:paragraph-properties fo:line-height="100%"/>
      <style:text-properties officeooo:paragraph-rsid="02da5175"/>
    </style:style>
    <style:style style:name="P721" style:family="paragraph" style:parent-style-name="Standard">
      <style:paragraph-properties fo:line-height="100%"/>
      <style:text-properties officeooo:paragraph-rsid="02fda6ef"/>
    </style:style>
    <style:style style:name="P722" style:family="paragraph" style:parent-style-name="Standard">
      <style:paragraph-properties fo:line-height="100%"/>
      <style:text-properties officeooo:paragraph-rsid="03040c1c"/>
    </style:style>
    <style:style style:name="P723" style:family="paragraph" style:parent-style-name="Standard">
      <style:paragraph-properties fo:line-height="100%"/>
      <style:text-properties officeooo:paragraph-rsid="03049b98"/>
    </style:style>
    <style:style style:name="P724" style:family="paragraph" style:parent-style-name="Standard">
      <style:paragraph-properties fo:line-height="100%"/>
      <style:text-properties officeooo:paragraph-rsid="0305aebe"/>
    </style:style>
    <style:style style:name="P725" style:family="paragraph" style:parent-style-name="Standard">
      <style:paragraph-properties fo:line-height="100%"/>
      <style:text-properties officeooo:paragraph-rsid="03061f93"/>
    </style:style>
    <style:style style:name="P726" style:family="paragraph" style:parent-style-name="Standard">
      <style:paragraph-properties fo:line-height="100%"/>
      <style:text-properties officeooo:paragraph-rsid="03153caa"/>
    </style:style>
    <style:style style:name="P727" style:family="paragraph" style:parent-style-name="Standard">
      <style:paragraph-properties fo:line-height="100%"/>
      <style:text-properties officeooo:paragraph-rsid="03343ce6"/>
    </style:style>
    <style:style style:name="P728" style:family="paragraph" style:parent-style-name="Standard">
      <style:paragraph-properties fo:line-height="100%"/>
      <style:text-properties officeooo:paragraph-rsid="03349842"/>
    </style:style>
    <style:style style:name="P729" style:family="paragraph" style:parent-style-name="Standard">
      <style:paragraph-properties fo:line-height="100%"/>
      <style:text-properties officeooo:paragraph-rsid="033f17a3"/>
    </style:style>
    <style:style style:name="P730" style:family="paragraph" style:parent-style-name="Standard">
      <style:paragraph-properties fo:line-height="100%"/>
      <style:text-properties officeooo:paragraph-rsid="034172a0"/>
    </style:style>
    <style:style style:name="P731" style:family="paragraph" style:parent-style-name="Standard">
      <style:paragraph-properties fo:line-height="100%"/>
      <style:text-properties officeooo:paragraph-rsid="034adc9b"/>
    </style:style>
    <style:style style:name="P732" style:family="paragraph" style:parent-style-name="Standard">
      <style:paragraph-properties fo:line-height="100%"/>
      <style:text-properties officeooo:paragraph-rsid="034f33b6"/>
    </style:style>
    <style:style style:name="P733" style:family="paragraph" style:parent-style-name="Standard">
      <style:paragraph-properties fo:line-height="100%"/>
      <style:text-properties officeooo:paragraph-rsid="034f680a"/>
    </style:style>
    <style:style style:name="P734" style:family="paragraph" style:parent-style-name="Standard">
      <style:paragraph-properties fo:line-height="100%"/>
      <style:text-properties officeooo:paragraph-rsid="035051aa"/>
    </style:style>
    <style:style style:name="P735" style:family="paragraph" style:parent-style-name="Standard">
      <style:paragraph-properties fo:line-height="100%"/>
      <style:text-properties officeooo:paragraph-rsid="0369854f"/>
    </style:style>
    <style:style style:name="P736" style:family="paragraph" style:parent-style-name="Standard">
      <style:paragraph-properties fo:line-height="100%"/>
      <style:text-properties officeooo:paragraph-rsid="03963307"/>
    </style:style>
    <style:style style:name="P737" style:family="paragraph" style:parent-style-name="Standard">
      <style:paragraph-properties fo:line-height="100%"/>
      <style:text-properties officeooo:paragraph-rsid="039c640b"/>
    </style:style>
    <style:style style:name="P738" style:family="paragraph" style:parent-style-name="Standard">
      <style:paragraph-properties fo:line-height="100%"/>
      <style:text-properties officeooo:paragraph-rsid="039e9821"/>
    </style:style>
    <style:style style:name="P739" style:family="paragraph" style:parent-style-name="Standard">
      <style:paragraph-properties fo:line-height="100%"/>
      <style:text-properties officeooo:paragraph-rsid="03a073aa"/>
    </style:style>
    <style:style style:name="P740" style:family="paragraph" style:parent-style-name="Standard">
      <style:paragraph-properties fo:line-height="100%"/>
      <style:text-properties officeooo:paragraph-rsid="03b1fbc9"/>
    </style:style>
    <style:style style:name="P741" style:family="paragraph" style:parent-style-name="Standard">
      <style:paragraph-properties fo:line-height="100%"/>
      <style:text-properties officeooo:paragraph-rsid="03c44ca6"/>
    </style:style>
    <style:style style:name="P742" style:family="paragraph" style:parent-style-name="Standard">
      <style:paragraph-properties fo:line-height="100%"/>
      <style:text-properties officeooo:paragraph-rsid="03c51260"/>
    </style:style>
    <style:style style:name="P743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744" style:family="paragraph" style:parent-style-name="Standard">
      <style:text-properties fo:color="#c9211e"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745" style:family="paragraph" style:parent-style-name="Standard">
      <style:text-properties fo:color="#c9211e"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746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747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748" style:family="paragraph" style:parent-style-name="Standard">
      <style:text-properties fo:color="#c9211e"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749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750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751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752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753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754" style:family="paragraph" style:parent-style-name="Standard">
      <style:text-properties fo:color="#c9211e" officeooo:rsid="003eeb50" officeooo:paragraph-rsid="00ac1d69"/>
    </style:style>
    <style:style style:name="P755" style:family="paragraph" style:parent-style-name="Standard">
      <style:text-properties fo:color="#c9211e" fo:font-weight="normal" officeooo:rsid="003cb407" officeooo:paragraph-rsid="003cb407" style:font-weight-asian="normal" style:font-weight-complex="normal"/>
    </style:style>
    <style:style style:name="P756" style:family="paragraph" style:parent-style-name="Standard">
      <style:text-properties fo:color="#c9211e" style:text-line-through-style="solid" style:text-line-through-type="single" fo:font-style="normal" style:text-underline-style="none" fo:font-weight="bold" officeooo:rsid="0081154c" officeooo:paragraph-rsid="00f8c8b1" style:font-style-asian="normal" style:font-weight-asian="bold" style:font-style-complex="normal" style:font-weight-complex="bold"/>
    </style:style>
    <style:style style:name="P757" style:family="paragraph" style:parent-style-name="Standard">
      <style:paragraph-properties fo:line-height="100%"/>
      <style:text-properties officeooo:rsid="016b9044" officeooo:paragraph-rsid="016b9044"/>
    </style:style>
    <style:style style:name="P758" style:family="paragraph" style:parent-style-name="Standard">
      <style:paragraph-properties fo:line-height="100%"/>
      <style:text-properties officeooo:rsid="01a2dcc2" officeooo:paragraph-rsid="01a2dcc2"/>
    </style:style>
    <style:style style:name="P759" style:family="paragraph" style:parent-style-name="Standard">
      <style:paragraph-properties fo:line-height="100%"/>
      <style:text-properties officeooo:rsid="01a92b83" officeooo:paragraph-rsid="01abda5f"/>
    </style:style>
    <style:style style:name="P760" style:family="paragraph" style:parent-style-name="Standard">
      <style:paragraph-properties fo:line-height="100%"/>
      <style:text-properties officeooo:rsid="01b78805" officeooo:paragraph-rsid="01b9977e"/>
    </style:style>
    <style:style style:name="P761" style:family="paragraph" style:parent-style-name="Standard">
      <style:paragraph-properties fo:line-height="100%"/>
      <style:text-properties officeooo:rsid="01b78805" officeooo:paragraph-rsid="020d39a8"/>
    </style:style>
    <style:style style:name="P762" style:family="paragraph" style:parent-style-name="Standard">
      <style:paragraph-properties fo:line-height="100%"/>
      <style:text-properties officeooo:rsid="01bcc73c" officeooo:paragraph-rsid="01bcc73c"/>
    </style:style>
    <style:style style:name="P763" style:family="paragraph" style:parent-style-name="Standard">
      <style:paragraph-properties fo:line-height="100%"/>
      <style:text-properties officeooo:rsid="01cb0c6f" officeooo:paragraph-rsid="01cb0c6f"/>
    </style:style>
    <style:style style:name="P764" style:family="paragraph" style:parent-style-name="Standard">
      <style:paragraph-properties fo:line-height="100%"/>
      <style:text-properties officeooo:rsid="01cd0839" officeooo:paragraph-rsid="01cd0839"/>
    </style:style>
    <style:style style:name="P765" style:family="paragraph" style:parent-style-name="Standard">
      <style:paragraph-properties fo:line-height="100%"/>
      <style:text-properties officeooo:rsid="01e4a612" officeooo:paragraph-rsid="01e4a612"/>
    </style:style>
    <style:style style:name="P766" style:family="paragraph" style:parent-style-name="Standard">
      <style:paragraph-properties fo:line-height="100%"/>
      <style:text-properties officeooo:rsid="022b7ea9" officeooo:paragraph-rsid="022b7ea9"/>
    </style:style>
    <style:style style:name="P767" style:family="paragraph" style:parent-style-name="Standard">
      <style:paragraph-properties fo:line-height="100%"/>
      <style:text-properties officeooo:rsid="022dff2a" officeooo:paragraph-rsid="022dff2a"/>
    </style:style>
    <style:style style:name="P768" style:family="paragraph" style:parent-style-name="Standard">
      <style:text-properties officeooo:paragraph-rsid="0275c15d"/>
    </style:style>
    <style:style style:name="P769" style:family="paragraph" style:parent-style-name="Standard">
      <style:paragraph-properties fo:line-height="100%"/>
      <style:text-properties officeooo:rsid="02819040" officeooo:paragraph-rsid="028fc45c"/>
    </style:style>
    <style:style style:name="P770" style:family="paragraph" style:parent-style-name="Standard">
      <style:paragraph-properties fo:line-height="100%"/>
      <style:text-properties officeooo:rsid="0285839b" officeooo:paragraph-rsid="0288fb00"/>
    </style:style>
    <style:style style:name="P771" style:family="paragraph" style:parent-style-name="Standard">
      <style:paragraph-properties fo:line-height="100%"/>
      <style:text-properties officeooo:rsid="0297c923" officeooo:paragraph-rsid="0297c923"/>
    </style:style>
    <style:style style:name="P772" style:family="paragraph" style:parent-style-name="Standard">
      <style:paragraph-properties fo:line-height="100%"/>
      <style:text-properties officeooo:rsid="029ac75f" officeooo:paragraph-rsid="029ac75f"/>
    </style:style>
    <style:style style:name="P773" style:family="paragraph" style:parent-style-name="Standard">
      <style:text-properties officeooo:paragraph-rsid="00bfa17d"/>
    </style:style>
    <style:style style:name="P774" style:family="paragraph" style:parent-style-name="Standard">
      <style:text-properties officeooo:paragraph-rsid="00bd11a0"/>
    </style:style>
    <style:style style:name="P775" style:family="paragraph" style:parent-style-name="Standard">
      <style:paragraph-properties fo:line-height="100%"/>
      <style:text-properties officeooo:rsid="02540cb9" officeooo:paragraph-rsid="02bd01a2"/>
    </style:style>
    <style:style style:name="P776" style:family="paragraph" style:parent-style-name="Standard">
      <style:paragraph-properties fo:line-height="100%"/>
      <style:text-properties officeooo:rsid="027df911" officeooo:paragraph-rsid="027df911"/>
    </style:style>
    <style:style style:name="P777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778" style:family="paragraph" style:parent-style-name="Standard">
      <style:paragraph-properties fo:line-height="100%"/>
      <style:text-properties style:text-line-through-style="none" style:text-line-through-type="none" fo:font-weight="bold" officeooo:rsid="03a9944d" officeooo:paragraph-rsid="03a9944d" style:font-weight-asian="bold" style:font-weight-complex="bold"/>
    </style:style>
    <style:style style:name="P779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780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781" style:family="paragraph" style:parent-style-name="Standard">
      <style:paragraph-properties fo:line-height="100%"/>
      <style:text-properties officeooo:rsid="02da5175" officeooo:paragraph-rsid="02da5175"/>
    </style:style>
    <style:style style:name="P782" style:family="paragraph" style:parent-style-name="Standard">
      <style:paragraph-properties fo:line-height="100%"/>
      <style:text-properties officeooo:rsid="02e4f960" officeooo:paragraph-rsid="02e4f960"/>
    </style:style>
    <style:style style:name="P783" style:family="paragraph" style:parent-style-name="Standard">
      <style:paragraph-properties fo:line-height="100%"/>
      <style:text-properties officeooo:rsid="02eabaea" officeooo:paragraph-rsid="02eabaea"/>
    </style:style>
    <style:style style:name="P784" style:family="paragraph" style:parent-style-name="Standard">
      <style:paragraph-properties fo:line-height="100%"/>
      <style:text-properties officeooo:rsid="02eac01d" officeooo:paragraph-rsid="02eac01d"/>
    </style:style>
    <style:style style:name="P785" style:family="paragraph" style:parent-style-name="Standard">
      <style:paragraph-properties fo:line-height="100%"/>
      <style:text-properties officeooo:rsid="02eb27fd" officeooo:paragraph-rsid="02ec089f"/>
    </style:style>
    <style:style style:name="P786" style:family="paragraph" style:parent-style-name="Standard">
      <style:text-properties officeooo:paragraph-rsid="02ecf51e"/>
    </style:style>
    <style:style style:name="P787" style:family="paragraph" style:parent-style-name="Standard">
      <style:text-properties officeooo:paragraph-rsid="02f17ec6"/>
    </style:style>
    <style:style style:name="P788" style:family="paragraph" style:parent-style-name="Standard">
      <style:paragraph-properties fo:line-height="100%"/>
      <style:text-properties officeooo:rsid="02e59398" officeooo:paragraph-rsid="03049b98"/>
    </style:style>
    <style:style style:name="P789" style:family="paragraph" style:parent-style-name="Standard">
      <style:paragraph-properties fo:line-height="150%"/>
      <style:text-properties officeooo:rsid="02e59398" officeooo:paragraph-rsid="03049b98"/>
    </style:style>
    <style:style style:name="P790" style:family="paragraph" style:parent-style-name="Standard">
      <style:paragraph-properties fo:line-height="100%"/>
      <style:text-properties officeooo:rsid="022ee1ec" officeooo:paragraph-rsid="022ee1ec"/>
    </style:style>
    <style:style style:name="P791" style:family="paragraph" style:parent-style-name="Standard">
      <style:text-properties officeooo:paragraph-rsid="03061f93"/>
    </style:style>
    <style:style style:name="P792" style:family="paragraph" style:parent-style-name="Standard">
      <style:paragraph-properties fo:line-height="100%"/>
      <style:text-properties officeooo:rsid="0346a444" officeooo:paragraph-rsid="0346a444"/>
    </style:style>
    <style:style style:name="P793" style:family="paragraph" style:parent-style-name="Standard">
      <style:text-properties officeooo:paragraph-rsid="03733aab"/>
    </style:style>
    <style:style style:name="P794" style:family="paragraph" style:parent-style-name="Standard">
      <style:paragraph-properties fo:line-height="100%"/>
      <style:text-properties officeooo:rsid="038a2c81" officeooo:paragraph-rsid="039e9821"/>
    </style:style>
    <style:style style:name="P795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796" style:family="paragraph" style:parent-style-name="Standard">
      <style:paragraph-properties fo:line-height="100%"/>
      <style:text-properties fo:color="#ff0000" officeooo:rsid="03a31e81" officeooo:paragraph-rsid="03a31e81"/>
    </style:style>
    <style:style style:name="P797" style:family="paragraph" style:parent-style-name="Standard">
      <style:paragraph-properties fo:line-height="100%"/>
      <style:text-properties fo:color="#ff0000" officeooo:rsid="03de8421" officeooo:paragraph-rsid="03de8421"/>
    </style:style>
    <style:style style:name="P798" style:family="paragraph" style:parent-style-name="Standard">
      <style:paragraph-properties fo:line-height="100%"/>
      <style:text-properties officeooo:rsid="03a4e520" officeooo:paragraph-rsid="03a4e520"/>
    </style:style>
    <style:style style:name="P799" style:family="paragraph" style:parent-style-name="Standard">
      <style:paragraph-properties fo:line-height="100%"/>
      <style:text-properties officeooo:rsid="03a073aa" officeooo:paragraph-rsid="03a073aa"/>
    </style:style>
    <style:style style:name="P800" style:family="paragraph" style:parent-style-name="Standard">
      <style:paragraph-properties fo:line-height="100%"/>
      <style:text-properties officeooo:rsid="03c39617" officeooo:paragraph-rsid="03c7f184"/>
    </style:style>
    <style:style style:name="P801" style:family="paragraph" style:parent-style-name="Standard">
      <style:paragraph-properties fo:line-height="100%"/>
      <style:text-properties officeooo:rsid="03d52c7f" officeooo:paragraph-rsid="03d52c7f"/>
    </style:style>
    <style:style style:name="P802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803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804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805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806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807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808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809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810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811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812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813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814" style:family="paragraph" style:parent-style-name="Table_20_Contents">
      <style:paragraph-properties fo:text-align="center" style:justify-single-word="false"/>
      <style:text-properties fo:font-weight="bold" officeooo:rsid="03becfb9" officeooo:paragraph-rsid="03becfb9" style:font-weight-asian="bold" style:font-weight-complex="bold"/>
    </style:style>
    <style:style style:name="P815" style:family="paragraph" style:parent-style-name="Table_20_Contents">
      <style:paragraph-properties fo:text-align="center" style:justify-single-word="false"/>
    </style:style>
    <style:style style:name="P816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817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818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819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820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821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822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823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824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825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826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827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828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829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830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831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832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833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834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835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836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837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838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839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840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841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842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843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844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845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846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847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848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849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850" style:family="paragraph" style:parent-style-name="Table_20_Contents">
      <style:paragraph-properties fo:text-align="center" style:justify-single-word="false"/>
      <style:text-properties officeooo:rsid="03becfb9" officeooo:paragraph-rsid="03becfb9"/>
    </style:style>
    <style:style style:name="P851" style:family="paragraph" style:parent-style-name="Table_20_Contents">
      <style:paragraph-properties fo:text-align="center" style:justify-single-word="false"/>
      <style:text-properties officeooo:rsid="03bf675e" officeooo:paragraph-rsid="03bf675e"/>
    </style:style>
    <style:style style:name="P852" style:family="paragraph" style:parent-style-name="Standard">
      <style:paragraph-properties fo:break-before="page"/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853" style:family="paragraph" style:parent-style-name="Standard">
      <style:paragraph-properties fo:line-height="100%" fo:break-before="page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854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855" style:family="paragraph" style:parent-style-name="Standard">
      <style:paragraph-properties fo:line-height="150%" fo:break-before="page"/>
      <style:text-properties officeooo:paragraph-rsid="02d98b08"/>
    </style:style>
    <style:style style:name="P856" style:family="paragraph" style:parent-style-name="Standard">
      <style:paragraph-properties fo:line-height="100%" fo:break-before="page"/>
      <style:text-properties officeooo:paragraph-rsid="024c0a42"/>
    </style:style>
    <style:style style:name="P857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858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859" style:family="paragraph" style:parent-style-name="Standard">
      <style:paragraph-properties fo:line-height="100%" fo:break-before="page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860" style:family="paragraph" style:parent-style-name="Standard">
      <style:paragraph-properties fo:break-before="page"/>
      <style:text-properties officeooo:paragraph-rsid="009622c6"/>
    </style:style>
    <style:style style:name="P861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862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863" style:family="paragraph" style:parent-style-name="Standard" style:list-style-name="L1">
      <style:text-properties officeooo:paragraph-rsid="0013268f"/>
    </style:style>
    <style:style style:name="P864" style:family="paragraph" style:parent-style-name="Standard" style:list-style-name="L1">
      <style:text-properties officeooo:rsid="0013268f" officeooo:paragraph-rsid="0013268f"/>
    </style:style>
    <style:style style:name="P865" style:family="paragraph" style:parent-style-name="Standard" style:list-style-name="L2">
      <style:text-properties style:use-window-font-color="true" officeooo:paragraph-rsid="00118c4a"/>
    </style:style>
    <style:style style:name="P866" style:family="paragraph" style:parent-style-name="Standard" style:list-style-name="L2">
      <style:text-properties style:use-window-font-color="true" officeooo:rsid="0011b025" officeooo:paragraph-rsid="0011b025"/>
    </style:style>
    <style:style style:name="P867" style:family="paragraph" style:parent-style-name="Standard" style:list-style-name="L4">
      <style:text-properties style:use-window-font-color="true" officeooo:rsid="00a8a4b1" officeooo:paragraph-rsid="02be3c45"/>
    </style:style>
    <style:style style:name="P868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869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870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871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872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873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874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875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876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877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878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879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880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881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882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83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84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85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86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87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88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89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90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891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892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93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94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895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896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97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898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8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9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901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902" style:family="paragraph" style:parent-style-name="Standard">
      <style:paragraph-properties fo:line-height="100%"/>
      <style:text-properties style:use-window-font-color="true" fo:font-style="normal" style:text-underline-style="none" officeooo:rsid="03ffa765" officeooo:paragraph-rsid="03ffa765" style:font-style-asian="normal" style:font-style-complex="normal"/>
    </style:style>
    <style:style style:name="P903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904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905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906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907" style:family="paragraph" style:parent-style-name="Standard" style:list-style-name="L43">
      <style:text-properties style:use-window-font-color="true" officeooo:paragraph-rsid="02edc963"/>
    </style:style>
    <style:style style:name="P908" style:family="paragraph" style:parent-style-name="Standard">
      <style:paragraph-properties fo:line-height="100%"/>
      <style:text-properties style:use-window-font-color="true" style:text-line-through-style="solid" style:text-line-through-type="single" fo:font-style="italic" style:text-underline-style="none" fo:font-weight="normal" officeooo:rsid="007a3a38" officeooo:paragraph-rsid="02f2e947" style:font-style-asian="italic" style:font-weight-asian="normal" style:font-style-complex="italic" style:font-weight-complex="normal"/>
    </style:style>
    <style:style style:name="P909" style:family="paragraph" style:parent-style-name="Standard" style:list-style-name="L3">
      <style:text-properties officeooo:rsid="0012a0dc" officeooo:paragraph-rsid="0012a0dc"/>
    </style:style>
    <style:style style:name="P910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911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912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913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914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915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916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917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918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919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920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921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922" style:family="paragraph" style:parent-style-name="Standard">
      <style:paragraph-properties fo:line-height="10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923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924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925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926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927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928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929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930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931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932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933" style:family="paragraph" style:parent-style-name="Standard" style:list-style-name="L7">
      <style:text-properties officeooo:rsid="0033fbdf" officeooo:paragraph-rsid="0033fbdf"/>
    </style:style>
    <style:style style:name="P934" style:family="paragraph" style:parent-style-name="Standard" style:list-style-name="L11">
      <style:text-properties officeooo:rsid="0033fbdf" officeooo:paragraph-rsid="0106c767"/>
    </style:style>
    <style:style style:name="P935" style:family="paragraph" style:parent-style-name="Standard" style:list-style-name="L8">
      <style:text-properties officeooo:paragraph-rsid="005b5cd3"/>
    </style:style>
    <style:style style:name="P936" style:family="paragraph" style:parent-style-name="Standard" style:list-style-name="L9">
      <style:text-properties officeooo:paragraph-rsid="00367935"/>
    </style:style>
    <style:style style:name="P937" style:family="paragraph" style:parent-style-name="Standard" style:list-style-name="L9">
      <style:text-properties officeooo:rsid="00367935" officeooo:paragraph-rsid="00367935"/>
    </style:style>
    <style:style style:name="P938" style:family="paragraph" style:parent-style-name="Standard" style:list-style-name="L10">
      <style:text-properties officeooo:rsid="00386ddb" officeooo:paragraph-rsid="00386ddb"/>
    </style:style>
    <style:style style:name="P939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940" style:family="paragraph" style:parent-style-name="Standard" style:list-style-name="L20">
      <style:text-properties officeooo:paragraph-rsid="00a4ce44"/>
    </style:style>
    <style:style style:name="P941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942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943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944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945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946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947" style:family="paragraph" style:parent-style-name="Standard" style:list-style-name="L62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948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949" style:family="paragraph" style:parent-style-name="Standard">
      <style:paragraph-properties fo:line-height="100%"/>
      <style:text-properties fo:font-weight="normal" officeooo:rsid="03d9bd6c" officeooo:paragraph-rsid="03de8421" style:font-weight-asian="normal" style:font-weight-complex="normal"/>
    </style:style>
    <style:style style:name="P950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951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952" style:family="paragraph" style:parent-style-name="Standard" style:list-style-name="L64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953" style:family="paragraph" style:parent-style-name="Standard" style:list-style-name="L64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954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955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956" style:family="paragraph" style:parent-style-name="Standard">
      <style:paragraph-properties fo:line-height="100%"/>
      <style:text-properties fo:font-weight="normal" officeooo:rsid="03e718ea" officeooo:paragraph-rsid="03f4b1ba" style:font-weight-asian="normal" style:font-weight-complex="normal"/>
    </style:style>
    <style:style style:name="P957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958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959" style:family="paragraph" style:parent-style-name="Standard" style:list-style-name="L66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960" style:family="paragraph" style:parent-style-name="Standard" style:list-style-name="L66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961" style:family="paragraph" style:parent-style-name="Standard">
      <style:paragraph-properties fo:line-height="100%"/>
      <style:text-properties fo:font-weight="normal" officeooo:rsid="03bf92cd" officeooo:paragraph-rsid="03f0c84b" style:font-weight-asian="normal" style:font-weight-complex="normal"/>
    </style:style>
    <style:style style:name="P962" style:family="paragraph" style:parent-style-name="Standard">
      <style:paragraph-properties fo:line-height="100%"/>
      <style:text-properties fo:font-weight="normal" officeooo:rsid="03de8421" officeooo:paragraph-rsid="03f8c064" style:font-weight-asian="normal" style:font-weight-complex="normal"/>
    </style:style>
    <style:style style:name="P963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964" style:family="paragraph" style:parent-style-name="Standard" style:list-style-name="L25">
      <style:text-properties officeooo:paragraph-rsid="00beb82f"/>
    </style:style>
    <style:style style:name="P965" style:family="paragraph" style:parent-style-name="Standard" style:list-style-name="L26">
      <style:text-properties officeooo:paragraph-rsid="00d139a0"/>
    </style:style>
    <style:style style:name="P966" style:family="paragraph" style:parent-style-name="Standard" style:list-style-name="L29">
      <style:text-properties officeooo:paragraph-rsid="00f2503e"/>
    </style:style>
    <style:style style:name="P967" style:family="paragraph" style:parent-style-name="Standard" style:list-style-name="L30">
      <style:text-properties officeooo:rsid="00f3f4f5" officeooo:paragraph-rsid="00f5260b"/>
    </style:style>
    <style:style style:name="P968" style:family="paragraph" style:parent-style-name="Standard" style:list-style-name="L30">
      <style:text-properties officeooo:rsid="00f3f4f5" officeooo:paragraph-rsid="00f3f4f5"/>
    </style:style>
    <style:style style:name="P969" style:family="paragraph" style:parent-style-name="Standard" style:list-style-name="L33">
      <style:paragraph-properties fo:line-height="100%"/>
      <style:text-properties officeooo:paragraph-rsid="01b5c969"/>
    </style:style>
    <style:style style:name="P970" style:family="paragraph" style:parent-style-name="Standard" style:list-style-name="L58">
      <style:paragraph-properties fo:line-height="100%"/>
      <style:text-properties officeooo:paragraph-rsid="0346a444"/>
    </style:style>
    <style:style style:name="P971" style:family="paragraph" style:parent-style-name="Standard">
      <style:paragraph-properties fo:line-height="100%"/>
      <style:text-properties officeooo:paragraph-rsid="03e6bad7"/>
    </style:style>
    <style:style style:name="P972" style:family="paragraph" style:parent-style-name="Standard">
      <style:paragraph-properties fo:line-height="100%"/>
      <style:text-properties officeooo:paragraph-rsid="03ea64bf"/>
    </style:style>
    <style:style style:name="P973" style:family="paragraph" style:parent-style-name="Standard">
      <style:paragraph-properties fo:line-height="100%"/>
      <style:text-properties officeooo:paragraph-rsid="03eb005c"/>
    </style:style>
    <style:style style:name="P974" style:family="paragraph" style:parent-style-name="Standard">
      <style:paragraph-properties fo:line-height="100%"/>
      <style:text-properties officeooo:paragraph-rsid="03ede337"/>
    </style:style>
    <style:style style:name="P975" style:family="paragraph" style:parent-style-name="Standard">
      <style:paragraph-properties fo:line-height="100%"/>
      <style:text-properties officeooo:paragraph-rsid="03f0c84b"/>
    </style:style>
    <style:style style:name="P976" style:family="paragraph" style:parent-style-name="Standard">
      <style:paragraph-properties fo:line-height="100%"/>
      <style:text-properties officeooo:paragraph-rsid="03e90de3"/>
    </style:style>
    <style:style style:name="P977" style:family="paragraph" style:parent-style-name="Standard">
      <style:paragraph-properties fo:line-height="100%"/>
      <style:text-properties officeooo:paragraph-rsid="03f27278"/>
    </style:style>
    <style:style style:name="P978" style:family="paragraph" style:parent-style-name="Standard" style:list-style-name="L62">
      <style:paragraph-properties fo:line-height="100%"/>
      <style:text-properties officeooo:paragraph-rsid="03becfb9"/>
    </style:style>
    <style:style style:name="P979" style:family="paragraph" style:parent-style-name="Standard" style:list-style-name="L64">
      <style:paragraph-properties fo:line-height="100%"/>
      <style:text-properties officeooo:paragraph-rsid="03ec3a95"/>
    </style:style>
    <style:style style:name="P980" style:family="paragraph" style:parent-style-name="Standard" style:list-style-name="L66">
      <style:paragraph-properties fo:line-height="100%"/>
      <style:text-properties officeooo:paragraph-rsid="03ed0846"/>
    </style:style>
    <style:style style:name="P981" style:family="paragraph" style:parent-style-name="Standard">
      <style:paragraph-properties fo:line-height="100%"/>
      <style:text-properties officeooo:paragraph-rsid="03f501e7"/>
    </style:style>
    <style:style style:name="P982" style:family="paragraph" style:parent-style-name="Standard">
      <style:paragraph-properties fo:line-height="100%"/>
      <style:text-properties officeooo:paragraph-rsid="03fc65b4"/>
    </style:style>
    <style:style style:name="P983" style:family="paragraph" style:parent-style-name="Standard">
      <style:paragraph-properties fo:line-height="100%"/>
      <style:text-properties officeooo:paragraph-rsid="03fd5e01"/>
    </style:style>
    <style:style style:name="P984" style:family="paragraph" style:parent-style-name="Standard">
      <style:paragraph-properties fo:line-height="100%"/>
      <style:text-properties officeooo:paragraph-rsid="0400a6e4"/>
    </style:style>
    <style:style style:name="P985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986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987" style:family="paragraph" style:parent-style-name="Standard" style:list-style-name="L44">
      <style:paragraph-properties fo:line-height="150%"/>
      <style:text-properties officeooo:paragraph-rsid="02df5c92"/>
    </style:style>
    <style:style style:name="P988" style:family="paragraph" style:parent-style-name="Standard" style:list-style-name="L44">
      <style:paragraph-properties fo:line-height="150%"/>
      <style:text-properties officeooo:paragraph-rsid="02e142ec"/>
    </style:style>
    <style:style style:name="P989" style:family="paragraph" style:parent-style-name="Standard">
      <style:paragraph-properties fo:line-height="150%"/>
      <style:text-properties officeooo:paragraph-rsid="03e90de3"/>
    </style:style>
    <style:style style:name="P990" style:family="paragraph" style:parent-style-name="Standard">
      <style:paragraph-properties fo:line-height="150%"/>
      <style:text-properties officeooo:paragraph-rsid="03eb005c"/>
    </style:style>
    <style:style style:name="P991" style:family="paragraph" style:parent-style-name="Standard">
      <style:paragraph-properties fo:line-height="150%"/>
      <style:text-properties officeooo:paragraph-rsid="03f27278"/>
    </style:style>
    <style:style style:name="P992" style:family="paragraph" style:parent-style-name="Standard">
      <style:paragraph-properties fo:line-height="150%"/>
      <style:text-properties officeooo:paragraph-rsid="03ffa765"/>
    </style:style>
    <style:style style:name="P993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994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995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996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997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998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999" style:family="paragraph" style:parent-style-name="Standard">
      <style:text-properties officeooo:paragraph-rsid="00c0d7c6"/>
    </style:style>
    <style:style style:name="P1000" style:family="paragraph" style:parent-style-name="Standard">
      <style:text-properties officeooo:paragraph-rsid="03e93625"/>
    </style:style>
    <style:style style:name="P1001" style:family="paragraph" style:parent-style-name="Standard">
      <style:paragraph-properties fo:line-height="100%"/>
      <style:text-properties style:text-line-through-style="solid" style:text-line-through-type="single" officeooo:paragraph-rsid="032c4fdc"/>
    </style:style>
    <style:style style:name="P1002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1003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1004" style:family="paragraph" style:parent-style-name="Standard">
      <style:paragraph-properties fo:line-height="100%"/>
      <style:text-properties officeooo:rsid="03f56006" officeooo:paragraph-rsid="03f56006"/>
    </style:style>
    <style:style style:name="P1005" style:family="paragraph" style:parent-style-name="Standard">
      <style:paragraph-properties fo:line-height="100%"/>
      <style:text-properties officeooo:rsid="03f56006" officeooo:paragraph-rsid="03fc17c3"/>
    </style:style>
    <style:style style:name="P1006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1007" style:family="paragraph" style:parent-style-name="Standard">
      <style:paragraph-properties fo:line-height="150%"/>
      <style:text-properties officeooo:rsid="00c6421c" officeooo:paragraph-rsid="00c6421c"/>
    </style:style>
    <style:style style:name="P1008" style:family="paragraph" style:parent-style-name="Standard">
      <style:paragraph-properties fo:line-height="150%" fo:break-before="page"/>
      <style:text-properties fo:font-weight="normal" officeooo:rsid="03ee7eb1" officeooo:paragraph-rsid="03fd5e01" style:font-weight-asian="normal" style:font-weight-complex="normal"/>
    </style:style>
    <style:style style:name="P1009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010" style:family="paragraph" style:parent-style-name="Table_20_Contents" style:list-style-name="L65">
      <style:paragraph-properties fo:line-height="100%" fo:text-align="start" style:justify-single-word="false"/>
      <style:text-properties style:text-line-through-style="none" style:text-line-through-type="none" officeooo:paragraph-rsid="03ec3a95"/>
    </style:style>
    <style:style style:name="P1011" style:family="paragraph" style:parent-style-name="Table_20_Contents" style:list-style-name="L65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012" style:family="paragraph" style:parent-style-name="Table_20_Contents" style:list-style-name="L65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013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014" style:family="paragraph" style:parent-style-name="Table_20_Contents" style:list-style-name="L65">
      <style:paragraph-properties fo:line-height="100%" fo:text-align="start" style:justify-single-word="false"/>
      <style:text-properties officeooo:paragraph-rsid="03ec3a95"/>
    </style:style>
    <style:style style:name="P1015" style:family="paragraph" style:parent-style-name="Table_20_Contents" style:list-style-name="L65">
      <style:paragraph-properties fo:line-height="100%" fo:text-align="start" style:justify-single-word="false"/>
      <style:text-properties fo:font-weight="normal" officeooo:rsid="03cb2c07" officeooo:paragraph-rsid="03ec3a95" style:font-weight-asian="normal" style:font-weight-complex="normal"/>
    </style:style>
    <style:style style:name="P1016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017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018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019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020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021" style:family="paragraph" style:parent-style-name="Table_20_Contents">
      <style:paragraph-properties fo:text-align="center" style:justify-single-word="false"/>
      <style:text-properties fo:font-style="normal" officeooo:paragraph-rsid="03fd5e01" style:font-style-asian="normal" style:font-style-complex="normal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ff0000" fo:font-weight="normal" style:font-weight-asian="normal" style:font-weight-complex="normal"/>
    </style:style>
    <style:style style:name="T18" style:family="text">
      <style:text-properties fo:color="#ff0000" officeooo:rsid="03886cfc"/>
    </style:style>
    <style:style style:name="T19" style:family="text">
      <style:text-properties officeooo:rsid="0012a0dc"/>
    </style:style>
    <style:style style:name="T20" style:family="text">
      <style:text-properties fo:color="#0000ff"/>
    </style:style>
    <style:style style:name="T21" style:family="text">
      <style:text-properties fo:color="#0000ff" officeooo:rsid="0011b025"/>
    </style:style>
    <style:style style:name="T22" style:family="text">
      <style:text-properties fo:color="#0000ff" officeooo:rsid="0012a0dc"/>
    </style:style>
    <style:style style:name="T23" style:family="text">
      <style:text-properties fo:color="#0000ff" fo:font-style="italic" style:font-style-asian="italic" style:font-style-complex="italic"/>
    </style:style>
    <style:style style:name="T24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27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28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29" style:family="text">
      <style:text-properties fo:color="#0000ff" style:text-underline-style="none" fo:font-weight="normal" style:font-weight-asian="normal" style:font-weight-complex="normal"/>
    </style:style>
    <style:style style:name="T30" style:family="text">
      <style:text-properties fo:color="#0000ff" style:text-underline-style="none" fo:font-weight="normal" officeooo:rsid="03182d82" style:font-weight-asian="normal" style:font-weight-complex="normal"/>
    </style:style>
    <style:style style:name="T31" style:family="text">
      <style:text-properties fo:color="#0000ff" officeooo:rsid="03153caa"/>
    </style:style>
    <style:style style:name="T32" style:family="text">
      <style:text-properties fo:color="#0000ff" officeooo:rsid="03429aa5"/>
    </style:style>
    <style:style style:name="T33" style:family="text">
      <style:text-properties fo:color="#0000ff" fo:font-weight="normal" style:font-weight-asian="normal" style:font-weight-complex="normal"/>
    </style:style>
    <style:style style:name="T34" style:family="text">
      <style:text-properties fo:color="#0000ff" officeooo:rsid="03886cfc"/>
    </style:style>
    <style:style style:name="T35" style:family="text">
      <style:text-properties fo:color="#8b4513"/>
    </style:style>
    <style:style style:name="T36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37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38" style:family="text">
      <style:text-properties style:use-window-font-color="true"/>
    </style:style>
    <style:style style:name="T39" style:family="text">
      <style:text-properties style:use-window-font-color="true" officeooo:rsid="0013268f"/>
    </style:style>
    <style:style style:name="T40" style:family="text">
      <style:text-properties style:use-window-font-color="true" officeooo:rsid="0044d7a4"/>
    </style:style>
    <style:style style:name="T41" style:family="text">
      <style:text-properties style:use-window-font-color="true" style:text-underline-style="none" fo:font-weight="normal" style:font-weight-asian="normal" style:font-weight-complex="normal"/>
    </style:style>
    <style:style style:name="T42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43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44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45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46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47" style:family="text">
      <style:text-properties style:use-window-font-color="true" style:text-underline-style="none" fo:font-weight="normal" officeooo:rsid="0288fb00" style:font-weight-asian="normal" style:font-weight-complex="normal"/>
    </style:style>
    <style:style style:name="T48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49" style:family="text">
      <style:text-properties style:use-window-font-color="true" style:text-underline-style="none" fo:font-weight="normal" officeooo:rsid="0297c923" style:font-weight-asian="normal" style:font-weight-complex="normal"/>
    </style:style>
    <style:style style:name="T50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0" style:family="text">
      <style:text-properties style:use-window-font-color="true" style:text-underline-style="none" fo:font-weight="bold" style:font-weight-asian="bold" style:font-weight-complex="bold"/>
    </style:style>
    <style:style style:name="T61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2" style:family="text">
      <style:text-properties style:use-window-font-color="true" style:text-underline-style="none" officeooo:rsid="031fc4b1"/>
    </style:style>
    <style:style style:name="T63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64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65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66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67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68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style:font-style-asian="italic" style:font-style-complex="italic"/>
    </style:style>
    <style:style style:name="T94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95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96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97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98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99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00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01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02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07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style:font-style-asian="italic" style:font-style-complex="italic"/>
    </style:style>
    <style:style style:name="T137" style:family="text">
      <style:text-properties style:use-window-font-color="true" fo:font-style="italic" officeooo:rsid="016778b3" style:font-style-asian="italic" style:font-style-complex="italic"/>
    </style:style>
    <style:style style:name="T138" style:family="text">
      <style:text-properties style:use-window-font-color="true" fo:font-style="italic" officeooo:rsid="01e504ba" style:font-style-asian="italic" style:font-style-complex="italic"/>
    </style:style>
    <style:style style:name="T139" style:family="text">
      <style:text-properties style:use-window-font-color="true" fo:font-style="italic" officeooo:rsid="02ce8a1b" style:font-style-asian="italic" style:font-style-complex="italic"/>
    </style:style>
    <style:style style:name="T140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41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42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43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44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45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46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47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48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49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50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51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52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53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54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style:font-style-asian="normal" style:font-style-complex="normal"/>
    </style:style>
    <style:style style:name="T218" style:family="text">
      <style:text-properties style:use-window-font-color="true" fo:font-style="normal" officeooo:rsid="016860b9" style:font-style-asian="normal" style:font-style-complex="normal"/>
    </style:style>
    <style:style style:name="T219" style:family="text">
      <style:text-properties style:use-window-font-color="true" fo:font-style="normal" officeooo:rsid="0171553b" style:font-style-asian="normal" style:font-style-complex="normal"/>
    </style:style>
    <style:style style:name="T220" style:family="text">
      <style:text-properties style:use-window-font-color="true" fo:font-style="normal" officeooo:rsid="016c9d08" style:font-style-asian="normal" style:font-style-complex="normal"/>
    </style:style>
    <style:style style:name="T221" style:family="text">
      <style:text-properties style:use-window-font-color="true" fo:font-style="normal" officeooo:rsid="016778b3" style:font-style-asian="normal" style:font-style-complex="normal"/>
    </style:style>
    <style:style style:name="T222" style:family="text">
      <style:text-properties style:use-window-font-color="true" fo:font-style="normal" officeooo:rsid="01e2b86d" style:font-style-asian="normal" style:font-style-complex="normal"/>
    </style:style>
    <style:style style:name="T223" style:family="text">
      <style:text-properties style:use-window-font-color="true" fo:font-style="normal" officeooo:rsid="01e504ba" style:font-style-asian="normal" style:font-style-complex="normal"/>
    </style:style>
    <style:style style:name="T22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25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26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27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28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29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30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31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32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33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34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35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36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37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38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39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f9b2aa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318ec45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32c4fdc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2f51e47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3febd54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style:font-style-asian="normal" style:font-style-complex="normal"/>
    </style:style>
    <style:style style:name="T303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04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05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06" style:family="text">
      <style:text-properties style:use-window-font-color="true" fo:font-weight="normal" style:font-weight-asian="normal" style:font-weight-complex="normal"/>
    </style:style>
    <style:style style:name="T307" style:family="text">
      <style:text-properties style:use-window-font-color="true" fo:font-weight="normal" officeooo:rsid="016aa5ac" style:font-weight-asian="normal" style:font-weight-complex="normal"/>
    </style:style>
    <style:style style:name="T308" style:family="text">
      <style:text-properties style:use-window-font-color="true" fo:font-weight="normal" officeooo:rsid="016a5b23" style:font-weight-asian="normal" style:font-weight-complex="normal"/>
    </style:style>
    <style:style style:name="T309" style:family="text">
      <style:text-properties style:use-window-font-color="true" fo:font-weight="normal" officeooo:rsid="0171553b" style:font-weight-asian="normal" style:font-weight-complex="normal"/>
    </style:style>
    <style:style style:name="T310" style:family="text">
      <style:text-properties style:use-window-font-color="true" fo:font-weight="normal" officeooo:rsid="01aaba73" style:font-weight-asian="normal" style:font-weight-complex="normal"/>
    </style:style>
    <style:style style:name="T311" style:family="text">
      <style:text-properties style:use-window-font-color="true" fo:font-weight="normal" officeooo:rsid="01b08253" style:font-weight-asian="normal" style:font-weight-complex="normal"/>
    </style:style>
    <style:style style:name="T312" style:family="text">
      <style:text-properties style:use-window-font-color="true" fo:font-weight="normal" officeooo:rsid="0226d9d6" style:font-weight-asian="normal" style:font-weight-complex="normal"/>
    </style:style>
    <style:style style:name="T313" style:family="text">
      <style:text-properties style:use-window-font-color="true" fo:font-weight="normal" officeooo:rsid="022c7d02" style:font-weight-asian="normal" style:font-weight-complex="normal"/>
    </style:style>
    <style:style style:name="T314" style:family="text">
      <style:text-properties style:use-window-font-color="true" fo:font-weight="normal" officeooo:rsid="023b3a5d" style:font-weight-asian="normal" style:font-weight-complex="normal"/>
    </style:style>
    <style:style style:name="T315" style:family="text">
      <style:text-properties style:use-window-font-color="true" fo:font-weight="normal" officeooo:rsid="023ce39d" style:font-weight-asian="normal" style:font-weight-complex="normal"/>
    </style:style>
    <style:style style:name="T316" style:family="text">
      <style:text-properties style:use-window-font-color="true" officeooo:rsid="016f0506"/>
    </style:style>
    <style:style style:name="T317" style:family="text">
      <style:text-properties style:use-window-font-color="true" fo:font-weight="bold" style:font-weight-asian="bold" style:font-weight-complex="bold"/>
    </style:style>
    <style:style style:name="T318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19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20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21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22" style:family="text">
      <style:text-properties style:use-window-font-color="true" style:text-line-through-style="none" style:text-line-through-type="none" fo:font-style="normal" style:text-underline-style="none" fo:font-weight="normal" officeooo:rsid="01830802" style:font-style-asian="normal" style:font-weight-asian="normal" style:font-style-complex="normal" style:font-weight-complex="normal"/>
    </style:style>
    <style:style style:name="T323" style:family="text">
      <style:text-properties style:use-window-font-color="true" style:text-line-through-style="none" style:text-line-through-type="none" fo:font-style="normal" style:text-underline-style="none" fo:font-weight="normal" officeooo:rsid="01851c1f" style:font-style-asian="normal" style:font-weight-asian="normal" style:font-style-complex="normal" style:font-weight-complex="normal"/>
    </style:style>
    <style:style style:name="T324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25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26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27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28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29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30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31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32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33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34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35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36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37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38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39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40" style:family="text">
      <style:text-properties style:use-window-font-color="true" officeooo:rsid="02efc49c"/>
    </style:style>
    <style:style style:name="T341" style:family="text">
      <style:text-properties style:use-window-font-color="true" officeooo:rsid="02ce8a1b"/>
    </style:style>
    <style:style style:name="T342" style:family="text">
      <style:text-properties style:use-window-font-color="true" officeooo:rsid="02d1510f"/>
    </style:style>
    <style:style style:name="T343" style:family="text">
      <style:text-properties style:use-window-font-color="true" officeooo:rsid="02f51e47"/>
    </style:style>
    <style:style style:name="T344" style:family="text">
      <style:text-properties style:use-window-font-color="true" officeooo:rsid="0069ae25"/>
    </style:style>
    <style:style style:name="T345" style:family="text">
      <style:text-properties style:use-window-font-color="true" officeooo:rsid="02f8c777"/>
    </style:style>
    <style:style style:name="T346" style:family="tex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T347" style:family="text">
      <style:text-properties style:use-window-font-color="true" fo:background-color="transparent" loext:char-shading-value="0"/>
    </style:style>
    <style:style style:name="T348" style:family="text">
      <style:text-properties fo:font-weight="normal" style:font-weight-asian="normal" style:font-weight-complex="normal"/>
    </style:style>
    <style:style style:name="T349" style:family="text">
      <style:text-properties fo:font-weight="normal" officeooo:rsid="003c27f0" style:font-weight-asian="normal" style:font-weight-complex="normal"/>
    </style:style>
    <style:style style:name="T350" style:family="text">
      <style:text-properties fo:font-weight="normal" officeooo:rsid="003cb407" style:font-weight-asian="normal" style:font-weight-complex="normal"/>
    </style:style>
    <style:style style:name="T351" style:family="text">
      <style:text-properties fo:font-weight="normal" officeooo:rsid="00205d85" style:font-weight-asian="normal" style:font-weight-complex="normal"/>
    </style:style>
    <style:style style:name="T352" style:family="text">
      <style:text-properties fo:font-weight="normal" officeooo:rsid="00beb82f" style:font-weight-asian="normal" style:font-weight-complex="normal"/>
    </style:style>
    <style:style style:name="T353" style:family="text">
      <style:text-properties fo:font-weight="normal" officeooo:rsid="016860b9" style:font-weight-asian="normal" style:font-weight-complex="normal"/>
    </style:style>
    <style:style style:name="T354" style:family="text">
      <style:text-properties fo:font-weight="normal" officeooo:rsid="0377ec6e" style:font-weight-asian="normal" style:font-weight-complex="normal"/>
    </style:style>
    <style:style style:name="T355" style:family="text">
      <style:text-properties fo:font-weight="normal" officeooo:rsid="03778af6" style:font-weight-asian="normal" style:font-weight-complex="normal"/>
    </style:style>
    <style:style style:name="T356" style:family="text">
      <style:text-properties fo:font-weight="normal" officeooo:rsid="03886cfc" style:font-weight-asian="normal" style:font-weight-complex="normal"/>
    </style:style>
    <style:style style:name="T357" style:family="text">
      <style:text-properties fo:font-weight="normal" officeooo:rsid="038a2c81" style:font-weight-asian="normal" style:font-weight-complex="normal"/>
    </style:style>
    <style:style style:name="T358" style:family="text">
      <style:text-properties fo:font-weight="normal" officeooo:rsid="038bbdf6" style:font-weight-asian="normal" style:font-weight-complex="normal"/>
    </style:style>
    <style:style style:name="T359" style:family="text">
      <style:text-properties fo:font-weight="normal" officeooo:rsid="038d7d5e" style:font-weight-asian="normal" style:font-weight-complex="normal"/>
    </style:style>
    <style:style style:name="T360" style:family="text">
      <style:text-properties fo:font-weight="normal" officeooo:rsid="038e531a" style:font-weight-asian="normal" style:font-weight-complex="normal"/>
    </style:style>
    <style:style style:name="T361" style:family="text">
      <style:text-properties fo:font-weight="normal" officeooo:rsid="03963307" style:font-weight-asian="normal" style:font-weight-complex="normal"/>
    </style:style>
    <style:style style:name="T362" style:family="text">
      <style:text-properties fo:font-weight="normal" officeooo:rsid="039c640b" style:font-weight-asian="normal" style:font-weight-complex="normal"/>
    </style:style>
    <style:style style:name="T363" style:family="text">
      <style:text-properties fo:font-weight="normal" officeooo:rsid="039e438c" style:font-weight-asian="normal" style:font-weight-complex="normal"/>
    </style:style>
    <style:style style:name="T364" style:family="text">
      <style:text-properties fo:font-weight="normal" officeooo:rsid="03a073aa" style:font-weight-asian="normal" style:font-weight-complex="normal"/>
    </style:style>
    <style:style style:name="T365" style:family="text">
      <style:text-properties fo:font-weight="normal" officeooo:rsid="03a15cc8" style:font-weight-asian="normal" style:font-weight-complex="normal"/>
    </style:style>
    <style:style style:name="T366" style:family="text">
      <style:text-properties fo:font-weight="normal" officeooo:rsid="03a31e81" style:font-weight-asian="normal" style:font-weight-complex="normal"/>
    </style:style>
    <style:style style:name="T367" style:family="text">
      <style:text-properties fo:font-weight="normal" officeooo:rsid="03ac69a7" style:font-weight-asian="normal" style:font-weight-complex="normal"/>
    </style:style>
    <style:style style:name="T368" style:family="text">
      <style:text-properties fo:font-weight="normal" officeooo:rsid="03af7bf7" style:font-weight-asian="normal" style:font-weight-complex="normal"/>
    </style:style>
    <style:style style:name="T369" style:family="text">
      <style:text-properties fo:font-weight="normal" officeooo:rsid="03b1fbc9" style:font-weight-asian="normal" style:font-weight-complex="normal"/>
    </style:style>
    <style:style style:name="T370" style:family="text">
      <style:text-properties fo:font-weight="normal" officeooo:rsid="03becfb9" style:font-weight-asian="normal" style:font-weight-complex="normal"/>
    </style:style>
    <style:style style:name="T371" style:family="text">
      <style:text-properties fo:font-weight="normal" officeooo:rsid="03bf675e" style:font-weight-asian="normal" style:font-weight-complex="normal"/>
    </style:style>
    <style:style style:name="T372" style:family="text">
      <style:text-properties fo:font-weight="normal" officeooo:rsid="03bf92cd" style:font-weight-asian="normal" style:font-weight-complex="normal"/>
    </style:style>
    <style:style style:name="T373" style:family="text">
      <style:text-properties fo:font-weight="normal" officeooo:rsid="03c2a4d1" style:font-weight-asian="normal" style:font-weight-complex="normal"/>
    </style:style>
    <style:style style:name="T374" style:family="text">
      <style:text-properties fo:font-weight="normal" officeooo:rsid="03c34d65" style:font-weight-asian="normal" style:font-weight-complex="normal"/>
    </style:style>
    <style:style style:name="T375" style:family="text">
      <style:text-properties fo:font-weight="normal" officeooo:rsid="03c39617" style:font-weight-asian="normal" style:font-weight-complex="normal"/>
    </style:style>
    <style:style style:name="T376" style:family="text">
      <style:text-properties fo:font-weight="normal" officeooo:rsid="03c44ca6" style:font-weight-asian="normal" style:font-weight-complex="normal"/>
    </style:style>
    <style:style style:name="T377" style:family="text">
      <style:text-properties fo:font-weight="normal" officeooo:rsid="03c51260" style:font-weight-asian="normal" style:font-weight-complex="normal"/>
    </style:style>
    <style:style style:name="T378" style:family="text">
      <style:text-properties fo:font-weight="normal" officeooo:rsid="03c51463" style:font-weight-asian="normal" style:font-weight-complex="normal"/>
    </style:style>
    <style:style style:name="T379" style:family="text">
      <style:text-properties fo:font-weight="normal" officeooo:rsid="03c51c71" style:font-weight-asian="normal" style:font-weight-complex="normal"/>
    </style:style>
    <style:style style:name="T380" style:family="text">
      <style:text-properties fo:font-weight="normal" officeooo:rsid="03c6f534" style:font-weight-asian="normal" style:font-weight-complex="normal"/>
    </style:style>
    <style:style style:name="T381" style:family="text">
      <style:text-properties fo:font-weight="normal" officeooo:rsid="03cb2c07" style:font-weight-asian="normal" style:font-weight-complex="normal"/>
    </style:style>
    <style:style style:name="T382" style:family="text">
      <style:text-properties fo:font-weight="normal" officeooo:rsid="03d088e0" style:font-weight-asian="normal" style:font-weight-complex="normal"/>
    </style:style>
    <style:style style:name="T383" style:family="text">
      <style:text-properties fo:font-weight="normal" officeooo:rsid="03d7a2a4" style:font-weight-asian="normal" style:font-weight-complex="normal"/>
    </style:style>
    <style:style style:name="T384" style:family="text">
      <style:text-properties fo:font-weight="normal" officeooo:rsid="03d9bd6c" style:font-weight-asian="normal" style:font-weight-complex="normal"/>
    </style:style>
    <style:style style:name="T385" style:family="text">
      <style:text-properties fo:font-weight="normal" officeooo:rsid="03db91db" style:font-weight-asian="normal" style:font-weight-complex="normal"/>
    </style:style>
    <style:style style:name="T386" style:family="text">
      <style:text-properties fo:font-weight="normal" officeooo:rsid="03e4514e" style:font-weight-asian="normal" style:font-weight-complex="normal"/>
    </style:style>
    <style:style style:name="T387" style:family="text">
      <style:text-properties fo:font-weight="normal" officeooo:rsid="03e90de3" style:font-weight-asian="normal" style:font-weight-complex="normal"/>
    </style:style>
    <style:style style:name="T388" style:family="text">
      <style:text-properties fo:font-weight="normal" officeooo:rsid="03e93625" style:font-weight-asian="normal" style:font-weight-complex="normal"/>
    </style:style>
    <style:style style:name="T389" style:family="text">
      <style:text-properties fo:font-weight="normal" officeooo:rsid="03ea64bf" style:font-weight-asian="normal" style:font-weight-complex="normal"/>
    </style:style>
    <style:style style:name="T390" style:family="text">
      <style:text-properties fo:font-weight="normal" officeooo:rsid="03eb005c" style:font-weight-asian="normal" style:font-weight-complex="normal"/>
    </style:style>
    <style:style style:name="T391" style:family="text">
      <style:text-properties fo:font-weight="normal" officeooo:rsid="03ec3a95" style:font-weight-asian="normal" style:font-weight-complex="normal"/>
    </style:style>
    <style:style style:name="T392" style:family="text">
      <style:text-properties fo:font-weight="normal" officeooo:rsid="03ed0846" style:font-weight-asian="normal" style:font-weight-complex="normal"/>
    </style:style>
    <style:style style:name="T393" style:family="text">
      <style:text-properties fo:font-weight="normal" officeooo:rsid="03ede337" style:font-weight-asian="normal" style:font-weight-complex="normal"/>
    </style:style>
    <style:style style:name="T394" style:family="text">
      <style:text-properties fo:font-weight="normal" officeooo:rsid="03ee7eb1" style:font-weight-asian="normal" style:font-weight-complex="normal"/>
    </style:style>
    <style:style style:name="T395" style:family="text">
      <style:text-properties fo:font-weight="normal" officeooo:rsid="03de8421" style:font-weight-asian="normal" style:font-weight-complex="normal"/>
    </style:style>
    <style:style style:name="T396" style:family="text">
      <style:text-properties fo:font-weight="normal" officeooo:rsid="03f27278" style:font-weight-asian="normal" style:font-weight-complex="normal"/>
    </style:style>
    <style:style style:name="T397" style:family="text">
      <style:text-properties fo:font-weight="normal" officeooo:rsid="03f4b1ba" style:font-weight-asian="normal" style:font-weight-complex="normal"/>
    </style:style>
    <style:style style:name="T398" style:family="text">
      <style:text-properties fo:font-weight="normal" officeooo:rsid="03f501e7" style:font-weight-asian="normal" style:font-weight-complex="normal"/>
    </style:style>
    <style:style style:name="T399" style:family="text">
      <style:text-properties fo:font-weight="normal" officeooo:rsid="03f56006" style:font-weight-asian="normal" style:font-weight-complex="normal"/>
    </style:style>
    <style:style style:name="T400" style:family="text">
      <style:text-properties fo:font-weight="normal" officeooo:rsid="03f8c064" style:font-weight-asian="normal" style:font-weight-complex="normal"/>
    </style:style>
    <style:style style:name="T401" style:family="text">
      <style:text-properties fo:font-weight="normal" officeooo:rsid="03fc17c3" style:font-weight-asian="normal" style:font-weight-complex="normal"/>
    </style:style>
    <style:style style:name="T402" style:family="text">
      <style:text-properties fo:font-weight="normal" officeooo:rsid="03fc65b4" style:font-weight-asian="normal" style:font-weight-complex="normal"/>
    </style:style>
    <style:style style:name="T403" style:family="text">
      <style:text-properties fo:font-weight="normal" officeooo:rsid="03fd5e01" style:font-weight-asian="normal" style:font-weight-complex="normal"/>
    </style:style>
    <style:style style:name="T404" style:family="text">
      <style:text-properties fo:font-style="italic" style:font-style-asian="italic" style:font-style-complex="italic"/>
    </style:style>
    <style:style style:name="T405" style:family="text">
      <style:text-properties fo:font-style="italic" officeooo:rsid="00256ecc" style:font-style-asian="italic" style:font-style-complex="italic"/>
    </style:style>
    <style:style style:name="T406" style:family="text">
      <style:text-properties fo:font-style="italic" officeooo:rsid="006c1d47" style:font-style-asian="italic" style:font-style-complex="italic"/>
    </style:style>
    <style:style style:name="T407" style:family="text">
      <style:text-properties fo:font-style="italic" officeooo:rsid="00e09913" style:font-style-asian="italic" style:font-style-complex="italic"/>
    </style:style>
    <style:style style:name="T408" style:family="text">
      <style:text-properties fo:font-style="italic" officeooo:rsid="005b5cd3" style:font-style-asian="italic" style:font-style-complex="italic"/>
    </style:style>
    <style:style style:name="T409" style:family="text">
      <style:text-properties fo:font-style="italic" officeooo:rsid="0034ed8b" style:font-style-asian="italic" style:font-style-complex="italic"/>
    </style:style>
    <style:style style:name="T410" style:family="text">
      <style:text-properties fo:font-style="italic" officeooo:rsid="00367935" style:font-style-asian="italic" style:font-style-complex="italic"/>
    </style:style>
    <style:style style:name="T411" style:family="text">
      <style:text-properties fo:font-style="italic" officeooo:rsid="003b4e50" style:font-style-asian="italic" style:font-style-complex="italic"/>
    </style:style>
    <style:style style:name="T412" style:family="text">
      <style:text-properties fo:font-style="italic" officeooo:rsid="01758a0f" style:font-style-asian="italic" style:font-style-complex="italic"/>
    </style:style>
    <style:style style:name="T413" style:family="text">
      <style:text-properties fo:font-style="italic" officeooo:rsid="0080477a" style:font-style-asian="italic" style:font-style-complex="italic"/>
    </style:style>
    <style:style style:name="T414" style:family="text">
      <style:text-properties fo:font-style="italic" officeooo:rsid="01113d34" style:font-style-asian="italic" style:font-style-complex="italic"/>
    </style:style>
    <style:style style:name="T415" style:family="text">
      <style:text-properties fo:font-style="italic" officeooo:rsid="018c0d5b" style:font-style-asian="italic" style:font-style-complex="italic"/>
    </style:style>
    <style:style style:name="T416" style:family="text">
      <style:text-properties fo:font-style="italic" officeooo:rsid="01c64853" style:font-style-asian="italic" style:font-style-complex="italic"/>
    </style:style>
    <style:style style:name="T417" style:family="text">
      <style:text-properties fo:font-style="italic" officeooo:rsid="01d9cd4e" style:font-style-asian="italic" style:font-style-complex="italic"/>
    </style:style>
    <style:style style:name="T418" style:family="text">
      <style:text-properties fo:font-style="italic" officeooo:rsid="01dc67de" style:font-style-asian="italic" style:font-style-complex="italic"/>
    </style:style>
    <style:style style:name="T419" style:family="text">
      <style:text-properties fo:font-style="italic" officeooo:rsid="01ec8e18" style:font-style-asian="italic" style:font-style-complex="italic"/>
    </style:style>
    <style:style style:name="T420" style:family="text">
      <style:text-properties fo:font-style="italic" officeooo:rsid="019e70b3" style:font-style-asian="italic" style:font-style-complex="italic"/>
    </style:style>
    <style:style style:name="T421" style:family="text">
      <style:text-properties fo:font-style="italic" officeooo:rsid="02685e01" style:font-style-asian="italic" style:font-style-complex="italic"/>
    </style:style>
    <style:style style:name="T422" style:family="text">
      <style:text-properties fo:font-style="italic" officeooo:rsid="026b5506" style:font-style-asian="italic" style:font-style-complex="italic"/>
    </style:style>
    <style:style style:name="T423" style:family="text">
      <style:text-properties fo:font-style="italic" officeooo:rsid="0288fb00" style:font-style-asian="italic" style:font-style-complex="italic"/>
    </style:style>
    <style:style style:name="T424" style:family="text">
      <style:text-properties fo:font-style="italic" officeooo:rsid="02ccc8f6" style:font-style-asian="italic" style:font-style-complex="italic"/>
    </style:style>
    <style:style style:name="T425" style:family="text">
      <style:text-properties fo:font-style="italic" officeooo:rsid="0069ae25" style:font-style-asian="italic" style:font-style-complex="italic"/>
    </style:style>
    <style:style style:name="T426" style:family="text">
      <style:text-properties fo:font-style="italic" officeooo:rsid="0022c018" style:font-style-asian="italic" style:font-style-complex="italic"/>
    </style:style>
    <style:style style:name="T427" style:family="text">
      <style:text-properties fo:font-style="italic" officeooo:rsid="02efc49c" style:font-style-asian="italic" style:font-style-complex="italic"/>
    </style:style>
    <style:style style:name="T428" style:family="text">
      <style:text-properties fo:font-style="italic" officeooo:rsid="02ec089f" style:font-style-asian="italic" style:font-style-complex="italic"/>
    </style:style>
    <style:style style:name="T429" style:family="text">
      <style:text-properties fo:font-style="italic" officeooo:rsid="032c4fdc" style:font-style-asian="italic" style:font-style-complex="italic"/>
    </style:style>
    <style:style style:name="T430" style:family="text">
      <style:text-properties fo:font-style="italic" officeooo:rsid="0335ea2c" style:font-style-asian="italic" style:font-style-complex="italic"/>
    </style:style>
    <style:style style:name="T431" style:family="text">
      <style:text-properties fo:font-style="italic" officeooo:rsid="0346a444" style:font-style-asian="italic" style:font-style-complex="italic"/>
    </style:style>
    <style:style style:name="T432" style:family="text">
      <style:text-properties fo:font-style="italic" officeooo:rsid="03a24854" style:font-style-asian="italic" style:font-style-complex="italic"/>
    </style:style>
    <style:style style:name="T433" style:family="text">
      <style:text-properties fo:font-style="italic" officeooo:rsid="03804bbd" style:font-style-asian="italic" style:font-style-complex="italic"/>
    </style:style>
    <style:style style:name="T434" style:family="text">
      <style:text-properties fo:font-style="italic" officeooo:rsid="03aaef44" style:font-style-asian="italic" style:font-style-complex="italic"/>
    </style:style>
    <style:style style:name="T43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36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37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438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439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440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441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442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443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444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445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446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447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448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449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450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451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452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453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454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455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456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457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458" style:family="text">
      <style:text-properties fo:font-style="italic" style:text-underline-style="none" style:font-style-asian="italic" style:font-style-complex="italic"/>
    </style:style>
    <style:style style:name="T459" style:family="text">
      <style:text-properties fo:font-style="italic" style:text-underline-style="none" officeooo:rsid="00baae4f" style:font-style-asian="italic" style:font-style-complex="italic"/>
    </style:style>
    <style:style style:name="T460" style:family="text">
      <style:text-properties fo:font-style="italic" style:text-underline-style="none" officeooo:rsid="00d708a6" style:font-style-asian="italic" style:font-style-complex="italic"/>
    </style:style>
    <style:style style:name="T461" style:family="text">
      <style:text-properties fo:font-style="italic" style:text-underline-style="none" officeooo:rsid="00beb82f" style:font-style-asian="italic" style:font-style-complex="italic"/>
    </style:style>
    <style:style style:name="T462" style:family="text">
      <style:text-properties fo:font-style="italic" style:text-underline-style="none" officeooo:rsid="00d9c9e4" style:font-style-asian="italic" style:font-style-complex="italic"/>
    </style:style>
    <style:style style:name="T463" style:family="text">
      <style:text-properties fo:font-style="italic" style:text-underline-style="none" officeooo:rsid="00f55bb2" style:font-style-asian="italic" style:font-style-complex="italic"/>
    </style:style>
    <style:style style:name="T464" style:family="text">
      <style:text-properties fo:font-style="italic" style:text-underline-style="none" officeooo:rsid="00f74e17" style:font-style-asian="italic" style:font-style-complex="italic"/>
    </style:style>
    <style:style style:name="T465" style:family="text">
      <style:text-properties fo:font-style="italic" style:text-underline-style="none" officeooo:rsid="00fde6f2" style:font-style-asian="italic" style:font-style-complex="italic"/>
    </style:style>
    <style:style style:name="T466" style:family="text">
      <style:text-properties fo:font-style="italic" style:text-underline-style="none" officeooo:rsid="0130fd48" style:font-style-asian="italic" style:font-style-complex="italic"/>
    </style:style>
    <style:style style:name="T467" style:family="text">
      <style:text-properties fo:font-style="italic" style:text-underline-style="none" officeooo:rsid="013401b3" style:font-style-asian="italic" style:font-style-complex="italic"/>
    </style:style>
    <style:style style:name="T468" style:family="text">
      <style:text-properties fo:font-style="italic" style:text-underline-style="none" officeooo:rsid="013f3c54" style:font-style-asian="italic" style:font-style-complex="italic"/>
    </style:style>
    <style:style style:name="T469" style:family="text">
      <style:text-properties fo:font-style="italic" style:text-underline-style="none" officeooo:rsid="00bfa17d" style:font-style-asian="italic" style:font-style-complex="italic"/>
    </style:style>
    <style:style style:name="T470" style:family="text">
      <style:text-properties fo:font-style="italic" style:text-underline-style="none" officeooo:rsid="02a94de9" style:font-style-asian="italic" style:font-style-complex="italic"/>
    </style:style>
    <style:style style:name="T471" style:family="text">
      <style:text-properties fo:font-style="italic" style:text-underline-style="none" officeooo:rsid="00bbbf73" style:font-style-asian="italic" style:font-style-complex="italic"/>
    </style:style>
    <style:style style:name="T472" style:family="text">
      <style:text-properties fo:font-style="italic" style:text-underline-style="none" officeooo:rsid="00a639f7" style:font-style-asian="italic" style:font-style-complex="italic"/>
    </style:style>
    <style:style style:name="T473" style:family="text">
      <style:text-properties fo:font-style="italic" style:text-underline-style="none" officeooo:rsid="00bd11a0" style:font-style-asian="italic" style:font-style-complex="italic"/>
    </style:style>
    <style:style style:name="T47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75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476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477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478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479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480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481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482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483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48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85" style:family="text">
      <style:text-properties officeooo:rsid="00205d85"/>
    </style:style>
    <style:style style:name="T486" style:family="text">
      <style:text-properties officeooo:rsid="0027fcfd"/>
    </style:style>
    <style:style style:name="T487" style:family="text">
      <style:text-properties officeooo:rsid="0029525d"/>
    </style:style>
    <style:style style:name="T488" style:family="text">
      <style:text-properties officeooo:rsid="0034ed8b"/>
    </style:style>
    <style:style style:name="T489" style:family="text">
      <style:text-properties officeooo:rsid="00367935"/>
    </style:style>
    <style:style style:name="T490" style:family="text">
      <style:text-properties officeooo:rsid="00398ddf"/>
    </style:style>
    <style:style style:name="T491" style:family="text">
      <style:text-properties officeooo:rsid="003b4e50"/>
    </style:style>
    <style:style style:name="T49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93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494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495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496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497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498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499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500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501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502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503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504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505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506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507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508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509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510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511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512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513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514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515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516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517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518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519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520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521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522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523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524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525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526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527" style:family="text">
      <style:text-properties fo:font-style="normal" style:text-underline-style="none" style:font-style-asian="normal" style:font-style-complex="normal"/>
    </style:style>
    <style:style style:name="T528" style:family="text">
      <style:text-properties fo:font-style="normal" style:text-underline-style="none" officeooo:rsid="00a8a4b1" style:font-style-asian="normal" style:font-style-complex="normal"/>
    </style:style>
    <style:style style:name="T529" style:family="text">
      <style:text-properties fo:font-style="normal" style:text-underline-style="none" officeooo:rsid="00ba4170" style:font-style-asian="normal" style:font-style-complex="normal"/>
    </style:style>
    <style:style style:name="T530" style:family="text">
      <style:text-properties fo:font-style="normal" style:text-underline-style="none" officeooo:rsid="00b1e303" style:font-style-asian="normal" style:font-style-complex="normal"/>
    </style:style>
    <style:style style:name="T531" style:family="text">
      <style:text-properties fo:font-style="normal" style:text-underline-style="none" officeooo:rsid="00baae4f" style:font-style-asian="normal" style:font-style-complex="normal"/>
    </style:style>
    <style:style style:name="T532" style:family="text">
      <style:text-properties fo:font-style="normal" style:text-underline-style="none" officeooo:rsid="00bbbf73" style:font-style-asian="normal" style:font-style-complex="normal"/>
    </style:style>
    <style:style style:name="T533" style:family="text">
      <style:text-properties fo:font-style="normal" style:text-underline-style="none" officeooo:rsid="00be4749" style:font-style-asian="normal" style:font-style-complex="normal"/>
    </style:style>
    <style:style style:name="T534" style:family="text">
      <style:text-properties fo:font-style="normal" style:text-underline-style="none" officeooo:rsid="00d139a0" style:font-style-asian="normal" style:font-style-complex="normal"/>
    </style:style>
    <style:style style:name="T535" style:family="text">
      <style:text-properties fo:font-style="normal" style:text-underline-style="none" officeooo:rsid="00d1487d" style:font-style-asian="normal" style:font-style-complex="normal"/>
    </style:style>
    <style:style style:name="T536" style:family="text">
      <style:text-properties fo:font-style="normal" style:text-underline-style="none" officeooo:rsid="00d2fc06" style:font-style-asian="normal" style:font-style-complex="normal"/>
    </style:style>
    <style:style style:name="T537" style:family="text">
      <style:text-properties fo:font-style="normal" style:text-underline-style="none" officeooo:rsid="00d40111" style:font-style-asian="normal" style:font-style-complex="normal"/>
    </style:style>
    <style:style style:name="T538" style:family="text">
      <style:text-properties fo:font-style="normal" style:text-underline-style="none" officeooo:rsid="00d4c5ce" style:font-style-asian="normal" style:font-style-complex="normal"/>
    </style:style>
    <style:style style:name="T539" style:family="text">
      <style:text-properties fo:font-style="normal" style:text-underline-style="none" officeooo:rsid="00d708a6" style:font-style-asian="normal" style:font-style-complex="normal"/>
    </style:style>
    <style:style style:name="T540" style:family="text">
      <style:text-properties fo:font-style="normal" style:text-underline-style="none" officeooo:rsid="00d77d7d" style:font-style-asian="normal" style:font-style-complex="normal"/>
    </style:style>
    <style:style style:name="T541" style:family="text">
      <style:text-properties fo:font-style="normal" style:text-underline-style="none" officeooo:rsid="00d83381" style:font-style-asian="normal" style:font-style-complex="normal"/>
    </style:style>
    <style:style style:name="T542" style:family="text">
      <style:text-properties fo:font-style="normal" style:text-underline-style="none" officeooo:rsid="00d75809" style:font-style-asian="normal" style:font-style-complex="normal"/>
    </style:style>
    <style:style style:name="T543" style:family="text">
      <style:text-properties fo:font-style="normal" style:text-underline-style="none" officeooo:rsid="00dd6c8d" style:font-style-asian="normal" style:font-style-complex="normal"/>
    </style:style>
    <style:style style:name="T544" style:family="text">
      <style:text-properties fo:font-style="normal" style:text-underline-style="none" officeooo:rsid="00dedcd7" style:font-style-asian="normal" style:font-style-complex="normal"/>
    </style:style>
    <style:style style:name="T545" style:family="text">
      <style:text-properties fo:font-style="normal" style:text-underline-style="none" officeooo:rsid="00beb82f" style:font-style-asian="normal" style:font-style-complex="normal"/>
    </style:style>
    <style:style style:name="T546" style:family="text">
      <style:text-properties fo:font-style="normal" style:text-underline-style="none" officeooo:rsid="00e4290b" style:font-style-asian="normal" style:font-style-complex="normal"/>
    </style:style>
    <style:style style:name="T547" style:family="text">
      <style:text-properties fo:font-style="normal" style:text-underline-style="none" officeooo:rsid="00eb50e0" style:font-style-asian="normal" style:font-style-complex="normal"/>
    </style:style>
    <style:style style:name="T548" style:family="text">
      <style:text-properties fo:font-style="normal" style:text-underline-style="none" officeooo:rsid="00d9c9e4" style:font-style-asian="normal" style:font-style-complex="normal"/>
    </style:style>
    <style:style style:name="T549" style:family="text">
      <style:text-properties fo:font-style="normal" style:text-underline-style="none" officeooo:rsid="00ec1e8c" style:font-style-asian="normal" style:font-style-complex="normal"/>
    </style:style>
    <style:style style:name="T550" style:family="text">
      <style:text-properties fo:font-style="normal" style:text-underline-style="none" officeooo:rsid="00f0f7f8" style:font-style-asian="normal" style:font-style-complex="normal"/>
    </style:style>
    <style:style style:name="T551" style:family="text">
      <style:text-properties fo:font-style="normal" style:text-underline-style="none" officeooo:rsid="00f2503e" style:font-style-asian="normal" style:font-style-complex="normal"/>
    </style:style>
    <style:style style:name="T552" style:family="text">
      <style:text-properties fo:font-style="normal" style:text-underline-style="none" officeooo:rsid="00f5260b" style:font-style-asian="normal" style:font-style-complex="normal"/>
    </style:style>
    <style:style style:name="T553" style:family="text">
      <style:text-properties fo:font-style="normal" style:text-underline-style="none" officeooo:rsid="00f55bb2" style:font-style-asian="normal" style:font-style-complex="normal"/>
    </style:style>
    <style:style style:name="T554" style:family="text">
      <style:text-properties fo:font-style="normal" style:text-underline-style="none" officeooo:rsid="00f74e17" style:font-style-asian="normal" style:font-style-complex="normal"/>
    </style:style>
    <style:style style:name="T555" style:family="text">
      <style:text-properties fo:font-style="normal" style:text-underline-style="none" officeooo:rsid="00fbef0d" style:font-style-asian="normal" style:font-style-complex="normal"/>
    </style:style>
    <style:style style:name="T556" style:family="text">
      <style:text-properties fo:font-style="normal" style:text-underline-style="none" officeooo:rsid="00fde6f2" style:font-style-asian="normal" style:font-style-complex="normal"/>
    </style:style>
    <style:style style:name="T557" style:family="text">
      <style:text-properties fo:font-style="normal" style:text-underline-style="none" officeooo:rsid="010185dc" style:font-style-asian="normal" style:font-style-complex="normal"/>
    </style:style>
    <style:style style:name="T558" style:family="text">
      <style:text-properties fo:font-style="normal" style:text-underline-style="none" officeooo:rsid="0103be48" style:font-style-asian="normal" style:font-style-complex="normal"/>
    </style:style>
    <style:style style:name="T559" style:family="text">
      <style:text-properties fo:font-style="normal" style:text-underline-style="none" officeooo:rsid="010c486e" style:font-style-asian="normal" style:font-style-complex="normal"/>
    </style:style>
    <style:style style:name="T560" style:family="text">
      <style:text-properties fo:font-style="normal" style:text-underline-style="none" officeooo:rsid="010db770" style:font-style-asian="normal" style:font-style-complex="normal"/>
    </style:style>
    <style:style style:name="T561" style:family="text">
      <style:text-properties fo:font-style="normal" style:text-underline-style="none" officeooo:rsid="011cabfd" style:font-style-asian="normal" style:font-style-complex="normal"/>
    </style:style>
    <style:style style:name="T562" style:family="text">
      <style:text-properties fo:font-style="normal" style:text-underline-style="none" officeooo:rsid="011d9595" style:font-style-asian="normal" style:font-style-complex="normal"/>
    </style:style>
    <style:style style:name="T563" style:family="text">
      <style:text-properties fo:font-style="normal" style:text-underline-style="none" officeooo:rsid="011fc384" style:font-style-asian="normal" style:font-style-complex="normal"/>
    </style:style>
    <style:style style:name="T564" style:family="text">
      <style:text-properties fo:font-style="normal" style:text-underline-style="none" officeooo:rsid="012dfde8" style:font-style-asian="normal" style:font-style-complex="normal"/>
    </style:style>
    <style:style style:name="T565" style:family="text">
      <style:text-properties fo:font-style="normal" style:text-underline-style="none" officeooo:rsid="0130fd48" style:font-style-asian="normal" style:font-style-complex="normal"/>
    </style:style>
    <style:style style:name="T566" style:family="text">
      <style:text-properties fo:font-style="normal" style:text-underline-style="none" officeooo:rsid="013282b3" style:font-style-asian="normal" style:font-style-complex="normal"/>
    </style:style>
    <style:style style:name="T567" style:family="text">
      <style:text-properties fo:font-style="normal" style:text-underline-style="none" officeooo:rsid="013401b3" style:font-style-asian="normal" style:font-style-complex="normal"/>
    </style:style>
    <style:style style:name="T568" style:family="text">
      <style:text-properties fo:font-style="normal" style:text-underline-style="none" officeooo:rsid="013a8584" style:font-style-asian="normal" style:font-style-complex="normal"/>
    </style:style>
    <style:style style:name="T569" style:family="text">
      <style:text-properties fo:font-style="normal" style:text-underline-style="none" officeooo:rsid="013f3c54" style:font-style-asian="normal" style:font-style-complex="normal"/>
    </style:style>
    <style:style style:name="T570" style:family="text">
      <style:text-properties fo:font-style="normal" style:text-underline-style="none" officeooo:rsid="013e347a" style:font-style-asian="normal" style:font-style-complex="normal"/>
    </style:style>
    <style:style style:name="T571" style:family="text">
      <style:text-properties fo:font-style="normal" style:text-underline-style="none" officeooo:rsid="01408f03" style:font-style-asian="normal" style:font-style-complex="normal"/>
    </style:style>
    <style:style style:name="T572" style:family="text">
      <style:text-properties fo:font-style="normal" style:text-underline-style="none" officeooo:rsid="013cc971" style:font-style-asian="normal" style:font-style-complex="normal"/>
    </style:style>
    <style:style style:name="T573" style:family="text">
      <style:text-properties fo:font-style="normal" style:text-underline-style="none" officeooo:rsid="0150aafa" style:font-style-asian="normal" style:font-style-complex="normal"/>
    </style:style>
    <style:style style:name="T574" style:family="text">
      <style:text-properties fo:font-style="normal" style:text-underline-style="none" officeooo:rsid="0152f194" style:font-style-asian="normal" style:font-style-complex="normal"/>
    </style:style>
    <style:style style:name="T575" style:family="text">
      <style:text-properties fo:font-style="normal" style:text-underline-style="none" officeooo:rsid="0157e2d4" style:font-style-asian="normal" style:font-style-complex="normal"/>
    </style:style>
    <style:style style:name="T576" style:family="text">
      <style:text-properties fo:font-style="normal" style:text-underline-style="none" officeooo:rsid="015c452a" style:font-style-asian="normal" style:font-style-complex="normal"/>
    </style:style>
    <style:style style:name="T577" style:family="text">
      <style:text-properties fo:font-style="normal" style:text-underline-style="none" officeooo:rsid="0176ee1b" style:font-style-asian="normal" style:font-style-complex="normal"/>
    </style:style>
    <style:style style:name="T578" style:family="text">
      <style:text-properties fo:font-style="normal" style:text-underline-style="none" officeooo:rsid="02b807dc" style:font-style-asian="normal" style:font-style-complex="normal"/>
    </style:style>
    <style:style style:name="T579" style:family="text">
      <style:text-properties fo:font-style="normal" style:text-underline-style="none" officeooo:rsid="00bd11a0" style:font-style-asian="normal" style:font-style-complex="normal"/>
    </style:style>
    <style:style style:name="T580" style:family="text">
      <style:text-properties fo:font-style="normal" style:text-underline-style="none" officeooo:rsid="02edc963" style:font-style-asian="normal" style:font-style-complex="normal"/>
    </style:style>
    <style:style style:name="T581" style:family="text">
      <style:text-properties fo:font-style="normal" style:font-style-asian="normal" style:font-style-complex="normal"/>
    </style:style>
    <style:style style:name="T582" style:family="text">
      <style:text-properties fo:font-style="normal" officeooo:rsid="00524926" style:font-style-asian="normal" style:font-style-complex="normal"/>
    </style:style>
    <style:style style:name="T583" style:family="text">
      <style:text-properties fo:font-style="normal" officeooo:rsid="0033fbdf" style:font-style-asian="normal" style:font-style-complex="normal"/>
    </style:style>
    <style:style style:name="T584" style:family="text">
      <style:text-properties fo:font-style="normal" officeooo:rsid="0034ed8b" style:font-style-asian="normal" style:font-style-complex="normal"/>
    </style:style>
    <style:style style:name="T585" style:family="text">
      <style:text-properties fo:font-style="normal" officeooo:rsid="0052a33a" style:font-style-asian="normal" style:font-style-complex="normal"/>
    </style:style>
    <style:style style:name="T586" style:family="text">
      <style:text-properties fo:font-style="normal" officeooo:rsid="0092f82d" style:font-style-asian="normal" style:font-style-complex="normal"/>
    </style:style>
    <style:style style:name="T587" style:family="text">
      <style:text-properties fo:font-style="normal" officeooo:rsid="00c6421c" style:font-style-asian="normal" style:font-style-complex="normal"/>
    </style:style>
    <style:style style:name="T588" style:family="text">
      <style:text-properties fo:font-style="normal" officeooo:rsid="00cc5bce" style:font-style-asian="normal" style:font-style-complex="normal"/>
    </style:style>
    <style:style style:name="T589" style:family="text">
      <style:text-properties fo:font-style="normal" officeooo:rsid="0106c767" style:font-style-asian="normal" style:font-style-complex="normal"/>
    </style:style>
    <style:style style:name="T590" style:family="text">
      <style:text-properties fo:font-style="normal" officeooo:rsid="0164a6ee" style:font-style-asian="normal" style:font-style-complex="normal"/>
    </style:style>
    <style:style style:name="T591" style:family="text">
      <style:text-properties fo:font-style="normal" officeooo:rsid="0168d8d5" style:font-style-asian="normal" style:font-style-complex="normal"/>
    </style:style>
    <style:style style:name="T592" style:family="text">
      <style:text-properties fo:font-style="normal" officeooo:rsid="0179221f" style:font-style-asian="normal" style:font-style-complex="normal"/>
    </style:style>
    <style:style style:name="T593" style:family="text">
      <style:text-properties fo:font-style="normal" officeooo:rsid="017941db" style:font-style-asian="normal" style:font-style-complex="normal"/>
    </style:style>
    <style:style style:name="T594" style:family="text">
      <style:text-properties fo:font-style="normal" officeooo:rsid="017a7161" style:font-style-asian="normal" style:font-style-complex="normal"/>
    </style:style>
    <style:style style:name="T595" style:family="text">
      <style:text-properties fo:font-style="normal" officeooo:rsid="0288fb00" style:font-style-asian="normal" style:font-style-complex="normal"/>
    </style:style>
    <style:style style:name="T596" style:family="text">
      <style:text-properties fo:font-style="normal" officeooo:rsid="02f2e947" style:font-style-asian="normal" style:font-style-complex="normal"/>
    </style:style>
    <style:style style:name="T597" style:family="text">
      <style:text-properties fo:font-style="normal" officeooo:rsid="02edc963" style:font-style-asian="normal" style:font-style-complex="normal"/>
    </style:style>
    <style:style style:name="T598" style:family="text">
      <style:text-properties fo:font-style="normal" officeooo:rsid="03355d74" style:font-style-asian="normal" style:font-style-complex="normal"/>
    </style:style>
    <style:style style:name="T599" style:family="text">
      <style:text-properties fo:font-style="normal" officeooo:rsid="0335ea2c" style:font-style-asian="normal" style:font-style-complex="normal"/>
    </style:style>
    <style:style style:name="T600" style:family="text">
      <style:text-properties fo:font-style="normal" officeooo:rsid="0346a444" style:font-style-asian="normal" style:font-style-complex="normal"/>
    </style:style>
    <style:style style:name="T601" style:family="text">
      <style:text-properties fo:font-style="normal" officeooo:rsid="0347bb43" style:font-style-asian="normal" style:font-style-complex="normal"/>
    </style:style>
    <style:style style:name="T602" style:family="text">
      <style:text-properties fo:font-style="normal" officeooo:rsid="03343ce6" style:font-style-asian="normal" style:font-style-complex="normal"/>
    </style:style>
    <style:style style:name="T603" style:family="text">
      <style:text-properties fo:font-style="normal" officeooo:rsid="034dbe4d" style:font-style-asian="normal" style:font-style-complex="normal"/>
    </style:style>
    <style:style style:name="T604" style:family="text">
      <style:text-properties fo:font-style="normal" officeooo:rsid="034f33b6" style:font-style-asian="normal" style:font-style-complex="normal"/>
    </style:style>
    <style:style style:name="T605" style:family="text">
      <style:text-properties fo:font-style="normal" officeooo:rsid="035051aa" style:font-style-asian="normal" style:font-style-complex="normal"/>
    </style:style>
    <style:style style:name="T606" style:family="text">
      <style:text-properties fo:font-style="normal" officeooo:rsid="035de550" style:font-style-asian="normal" style:font-style-complex="normal"/>
    </style:style>
    <style:style style:name="T607" style:family="text">
      <style:text-properties fo:font-style="normal" officeooo:rsid="0364e15d" style:font-style-asian="normal" style:font-style-complex="normal"/>
    </style:style>
    <style:style style:name="T608" style:family="text">
      <style:text-properties fo:font-style="normal" officeooo:rsid="033e56cf" style:font-style-asian="normal" style:font-style-complex="normal"/>
    </style:style>
    <style:style style:name="T609" style:family="text">
      <style:text-properties fo:font-style="normal" officeooo:rsid="0367f8e1" style:font-style-asian="normal" style:font-style-complex="normal"/>
    </style:style>
    <style:style style:name="T610" style:family="text">
      <style:text-properties fo:font-style="normal" officeooo:rsid="0369854f" style:font-style-asian="normal" style:font-style-complex="normal"/>
    </style:style>
    <style:style style:name="T611" style:family="text">
      <style:text-properties fo:font-style="normal" officeooo:rsid="03febd54" style:font-style-asian="normal" style:font-style-complex="normal"/>
    </style:style>
    <style:style style:name="T612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613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614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615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616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617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618" style:family="text">
      <style:text-properties officeooo:rsid="004d4d0b"/>
    </style:style>
    <style:style style:name="T619" style:family="text">
      <style:text-properties officeooo:rsid="0013268f"/>
    </style:style>
    <style:style style:name="T620" style:family="text">
      <style:text-properties officeooo:rsid="004f4350"/>
    </style:style>
    <style:style style:name="T621" style:family="text">
      <style:text-properties officeooo:rsid="00501b3c"/>
    </style:style>
    <style:style style:name="T622" style:family="text">
      <style:text-properties officeooo:rsid="00147dd9"/>
    </style:style>
    <style:style style:name="T623" style:family="text">
      <style:text-properties officeooo:rsid="005521a3"/>
    </style:style>
    <style:style style:name="T624" style:family="text">
      <style:text-properties fo:font-weight="bold" style:font-weight-asian="bold" style:font-weight-complex="bold"/>
    </style:style>
    <style:style style:name="T625" style:family="text">
      <style:text-properties fo:font-weight="bold" officeooo:rsid="005f7223" style:font-weight-asian="bold" style:font-weight-complex="bold"/>
    </style:style>
    <style:style style:name="T626" style:family="text">
      <style:text-properties fo:font-weight="bold" officeooo:rsid="01871851" style:font-weight-asian="bold" style:font-weight-complex="bold"/>
    </style:style>
    <style:style style:name="T627" style:family="text">
      <style:text-properties fo:font-weight="bold" officeooo:rsid="02070606" style:font-weight-asian="bold" style:font-weight-complex="bold"/>
    </style:style>
    <style:style style:name="T628" style:family="text">
      <style:text-properties fo:font-weight="bold" officeooo:rsid="0206e857" style:font-weight-asian="bold" style:font-weight-complex="bold"/>
    </style:style>
    <style:style style:name="T629" style:family="text">
      <style:text-properties fo:font-weight="bold" officeooo:rsid="03153caa" style:font-weight-asian="bold" style:font-weight-complex="bold"/>
    </style:style>
    <style:style style:name="T630" style:family="text">
      <style:text-properties fo:font-weight="bold" officeooo:rsid="03429aa5" style:font-weight-asian="bold" style:font-weight-complex="bold"/>
    </style:style>
    <style:style style:name="T631" style:family="text">
      <style:text-properties fo:font-weight="bold" officeooo:rsid="0356cf1b" style:font-weight-asian="bold" style:font-weight-complex="bold"/>
    </style:style>
    <style:style style:name="T632" style:family="text">
      <style:text-properties fo:font-weight="bold" officeooo:rsid="03c34d65" style:font-weight-asian="bold" style:font-weight-complex="bold"/>
    </style:style>
    <style:style style:name="T633" style:family="text">
      <style:text-properties fo:font-weight="bold" officeooo:rsid="03c39617" style:font-weight-asian="bold" style:font-weight-complex="bold"/>
    </style:style>
    <style:style style:name="T634" style:family="text">
      <style:text-properties fo:font-weight="bold" officeooo:rsid="03c44ca6" style:font-weight-asian="bold" style:font-weight-complex="bold"/>
    </style:style>
    <style:style style:name="T635" style:family="text">
      <style:text-properties fo:font-weight="bold" officeooo:rsid="03ea64bf" style:font-weight-asian="bold" style:font-weight-complex="bold"/>
    </style:style>
    <style:style style:name="T636" style:family="text">
      <style:text-properties fo:font-weight="bold" officeooo:rsid="03f501e7" style:font-weight-asian="bold" style:font-weight-complex="bold"/>
    </style:style>
    <style:style style:name="T637" style:family="text">
      <style:text-properties fo:font-weight="bold" officeooo:rsid="03f8c064" style:font-weight-asian="bold" style:font-weight-complex="bold"/>
    </style:style>
    <style:style style:name="T638" style:family="text">
      <style:text-properties officeooo:rsid="005b5f51"/>
    </style:style>
    <style:style style:name="T639" style:family="text">
      <style:text-properties officeooo:rsid="005d12fa"/>
    </style:style>
    <style:style style:name="T640" style:family="text">
      <style:text-properties officeooo:rsid="005f7223"/>
    </style:style>
    <style:style style:name="T641" style:family="text">
      <style:text-properties style:text-underline-style="none"/>
    </style:style>
    <style:style style:name="T642" style:family="text">
      <style:text-properties style:text-underline-style="none" fo:font-weight="normal" style:font-weight-asian="normal" style:font-weight-complex="normal"/>
    </style:style>
    <style:style style:name="T643" style:family="text">
      <style:text-properties style:text-underline-style="none" fo:font-weight="normal" officeooo:rsid="00721e09" style:font-weight-asian="normal" style:font-weight-complex="normal"/>
    </style:style>
    <style:style style:name="T644" style:family="text">
      <style:text-properties style:text-underline-style="none" fo:font-weight="normal" officeooo:rsid="00722a19" style:font-weight-asian="normal" style:font-weight-complex="normal"/>
    </style:style>
    <style:style style:name="T645" style:family="text">
      <style:text-properties style:text-underline-style="none" fo:font-weight="normal" officeooo:rsid="006a9ead" style:font-weight-asian="normal" style:font-weight-complex="normal"/>
    </style:style>
    <style:style style:name="T646" style:family="text">
      <style:text-properties style:text-underline-style="none" fo:font-weight="normal" officeooo:rsid="00a639f7" style:font-weight-asian="normal" style:font-weight-complex="normal"/>
    </style:style>
    <style:style style:name="T647" style:family="text">
      <style:text-properties style:text-underline-style="none" fo:font-weight="normal" officeooo:rsid="00a69bec" style:font-weight-asian="normal" style:font-weight-complex="normal"/>
    </style:style>
    <style:style style:name="T648" style:family="text">
      <style:text-properties style:text-underline-style="none" fo:font-weight="normal" officeooo:rsid="009e29ef" style:font-weight-asian="normal" style:font-weight-complex="normal"/>
    </style:style>
    <style:style style:name="T649" style:family="text">
      <style:text-properties style:text-underline-style="none" fo:font-weight="normal" officeooo:rsid="00a75993" style:font-weight-asian="normal" style:font-weight-complex="normal"/>
    </style:style>
    <style:style style:name="T650" style:family="text">
      <style:text-properties style:text-underline-style="none" fo:font-weight="normal" officeooo:rsid="00e7b674" style:font-weight-asian="normal" style:font-weight-complex="normal"/>
    </style:style>
    <style:style style:name="T651" style:family="text">
      <style:text-properties style:text-underline-style="none" fo:font-weight="normal" officeooo:rsid="0123bb39" style:font-weight-asian="normal" style:font-weight-complex="normal"/>
    </style:style>
    <style:style style:name="T652" style:family="text">
      <style:text-properties style:text-underline-style="none" fo:font-weight="normal" officeooo:rsid="02e59398" style:font-weight-asian="normal" style:font-weight-complex="normal"/>
    </style:style>
    <style:style style:name="T653" style:family="text">
      <style:text-properties style:text-underline-style="none" fo:font-weight="normal" officeooo:rsid="0043121f" style:font-weight-asian="normal" style:font-weight-complex="normal"/>
    </style:style>
    <style:style style:name="T654" style:family="text">
      <style:text-properties style:text-underline-style="none" fo:font-weight="bold" style:font-weight-asian="bold" style:font-weight-complex="bold"/>
    </style:style>
    <style:style style:name="T655" style:family="text">
      <style:text-properties style:text-underline-style="none" fo:font-weight="bold" officeooo:rsid="00a75993" style:font-weight-asian="bold" style:font-weight-complex="bold"/>
    </style:style>
    <style:style style:name="T656" style:family="text">
      <style:text-properties style:text-underline-style="none" fo:font-weight="bold" officeooo:rsid="013013d9" style:font-weight-asian="bold" style:font-weight-complex="bold"/>
    </style:style>
    <style:style style:name="T657" style:family="text">
      <style:text-properties style:text-underline-style="none" fo:font-weight="bold" officeooo:rsid="01408f03" style:font-weight-asian="bold" style:font-weight-complex="bold"/>
    </style:style>
    <style:style style:name="T658" style:family="text">
      <style:text-properties style:text-underline-style="none" officeooo:rsid="00bbbf73"/>
    </style:style>
    <style:style style:name="T659" style:family="text">
      <style:text-properties style:text-underline-style="none" officeooo:rsid="00d40111"/>
    </style:style>
    <style:style style:name="T660" style:family="text">
      <style:text-properties style:text-underline-style="none" officeooo:rsid="00d708a6"/>
    </style:style>
    <style:style style:name="T661" style:family="text">
      <style:text-properties style:text-underline-style="none" officeooo:rsid="00d5826a"/>
    </style:style>
    <style:style style:name="T662" style:family="text">
      <style:text-properties style:text-underline-style="none" officeooo:rsid="00d9c9e4"/>
    </style:style>
    <style:style style:name="T663" style:family="text">
      <style:text-properties style:text-underline-style="none" officeooo:rsid="00ec1e8c"/>
    </style:style>
    <style:style style:name="T664" style:family="text">
      <style:text-properties style:text-underline-style="none" officeooo:rsid="00fde6f2"/>
    </style:style>
    <style:style style:name="T665" style:family="text">
      <style:text-properties style:text-underline-style="none" officeooo:rsid="013013d9"/>
    </style:style>
    <style:style style:name="T666" style:family="text">
      <style:text-properties style:text-underline-style="none" officeooo:rsid="0137af9f"/>
    </style:style>
    <style:style style:name="T667" style:family="text">
      <style:text-properties style:text-underline-style="none" officeooo:rsid="013282b3"/>
    </style:style>
    <style:style style:name="T668" style:family="text">
      <style:text-properties style:text-underline-style="none" officeooo:rsid="01408f03"/>
    </style:style>
    <style:style style:name="T669" style:family="text">
      <style:text-properties style:text-underline-style="none" officeooo:rsid="01416cb6"/>
    </style:style>
    <style:style style:name="T670" style:family="text">
      <style:text-properties style:text-underline-style="none" officeooo:rsid="01435f2a"/>
    </style:style>
    <style:style style:name="T671" style:family="text">
      <style:text-properties style:text-underline-style="none" officeooo:rsid="015f15fe"/>
    </style:style>
    <style:style style:name="T672" style:family="text">
      <style:text-properties officeooo:rsid="00722a19"/>
    </style:style>
    <style:style style:name="T673" style:family="text">
      <style:text-properties officeooo:rsid="0082538a"/>
    </style:style>
    <style:style style:name="T674" style:family="text">
      <style:text-properties officeooo:rsid="008a06de"/>
    </style:style>
    <style:style style:name="T675" style:family="text">
      <style:text-properties officeooo:rsid="00937b11"/>
    </style:style>
    <style:style style:name="T676" style:family="text">
      <style:text-properties officeooo:rsid="0093b191"/>
    </style:style>
    <style:style style:name="T677" style:family="text">
      <style:text-properties officeooo:rsid="00b502cc"/>
    </style:style>
    <style:style style:name="T678" style:family="text">
      <style:text-properties officeooo:rsid="00ba4170"/>
    </style:style>
    <style:style style:name="T679" style:family="text">
      <style:text-properties officeooo:rsid="00bbbf73"/>
    </style:style>
    <style:style style:name="T680" style:family="text">
      <style:text-properties officeooo:rsid="00bd3f9d"/>
    </style:style>
    <style:style style:name="T681" style:family="text">
      <style:text-properties officeooo:rsid="00beb82f"/>
    </style:style>
    <style:style style:name="T682" style:family="text">
      <style:text-properties officeooo:rsid="00c2a166"/>
    </style:style>
    <style:style style:name="T683" style:family="text">
      <style:text-properties officeooo:rsid="00c7406f"/>
    </style:style>
    <style:style style:name="T684" style:family="text">
      <style:text-properties officeooo:rsid="00c93592"/>
    </style:style>
    <style:style style:name="T685" style:family="text">
      <style:text-properties officeooo:rsid="00d83381"/>
    </style:style>
    <style:style style:name="T686" style:family="text">
      <style:text-properties officeooo:rsid="00e09913"/>
    </style:style>
    <style:style style:name="T687" style:family="text">
      <style:text-properties officeooo:rsid="00ed9297"/>
    </style:style>
    <style:style style:name="T688" style:family="text">
      <style:text-properties officeooo:rsid="00ef4875"/>
    </style:style>
    <style:style style:name="T689" style:family="text">
      <style:text-properties officeooo:rsid="00f0f7f8"/>
    </style:style>
    <style:style style:name="T690" style:family="text">
      <style:text-properties officeooo:rsid="00f5260b"/>
    </style:style>
    <style:style style:name="T691" style:family="text">
      <style:text-properties officeooo:rsid="010185dc"/>
    </style:style>
    <style:style style:name="T692" style:family="text">
      <style:text-properties officeooo:rsid="01095847"/>
    </style:style>
    <style:style style:name="T693" style:family="text">
      <style:text-properties officeooo:rsid="010f422a"/>
    </style:style>
    <style:style style:name="T694" style:family="text">
      <style:text-properties officeooo:rsid="01113d34"/>
    </style:style>
    <style:style style:name="T695" style:family="text">
      <style:text-properties officeooo:rsid="011bd541"/>
    </style:style>
    <style:style style:name="T696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697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698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699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700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701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702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703" style:family="text">
      <style:text-properties style:text-line-through-style="none" style:text-line-through-type="none" officeooo:rsid="03d52c7f"/>
    </style:style>
    <style:style style:name="T704" style:family="text">
      <style:text-properties style:text-line-through-style="none" style:text-line-through-type="none" officeooo:rsid="03ef2dc7"/>
    </style:style>
    <style:style style:name="T705" style:family="text">
      <style:text-properties style:text-line-through-style="none" style:text-line-through-type="none" officeooo:rsid="03ec3a95"/>
    </style:style>
    <style:style style:name="T706" style:family="text">
      <style:text-properties style:text-line-through-style="none" style:text-line-through-type="none" officeooo:rsid="03f0c84b"/>
    </style:style>
    <style:style style:name="T707" style:family="text">
      <style:text-properties style:text-line-through-style="none" style:text-line-through-type="none" fo:font-style="normal" officeooo:rsid="03febd54" style:font-style-asian="normal" style:font-style-complex="normal"/>
    </style:style>
    <style:style style:name="T708" style:family="text">
      <style:text-properties officeooo:rsid="0152f194"/>
    </style:style>
    <style:style style:name="T709" style:family="text">
      <style:text-properties officeooo:rsid="016860b9"/>
    </style:style>
    <style:style style:name="T710" style:family="text">
      <style:text-properties officeooo:rsid="01758a0f"/>
    </style:style>
    <style:style style:name="T711" style:family="text">
      <style:text-properties officeooo:rsid="01871851"/>
    </style:style>
    <style:style style:name="T712" style:family="text">
      <style:text-properties officeooo:rsid="0188ed42"/>
    </style:style>
    <style:style style:name="T713" style:family="text">
      <style:text-properties officeooo:rsid="018c0d5b"/>
    </style:style>
    <style:style style:name="T714" style:family="text">
      <style:text-properties officeooo:rsid="019479eb"/>
    </style:style>
    <style:style style:name="T715" style:family="text">
      <style:text-properties officeooo:rsid="0198a2ea"/>
    </style:style>
    <style:style style:name="T716" style:family="text">
      <style:text-properties officeooo:rsid="01c64853"/>
    </style:style>
    <style:style style:name="T717" style:family="text">
      <style:text-properties officeooo:rsid="01d80854"/>
    </style:style>
    <style:style style:name="T718" style:family="text">
      <style:text-properties officeooo:rsid="01d90cf6"/>
    </style:style>
    <style:style style:name="T719" style:family="text">
      <style:text-properties officeooo:rsid="01d9cd4e"/>
    </style:style>
    <style:style style:name="T720" style:family="text">
      <style:text-properties officeooo:rsid="01dc67de"/>
    </style:style>
    <style:style style:name="T721" style:family="text">
      <style:text-properties officeooo:rsid="01df8731"/>
    </style:style>
    <style:style style:name="T722" style:family="text">
      <style:text-properties officeooo:rsid="01e917c9"/>
    </style:style>
    <style:style style:name="T723" style:family="text">
      <style:text-properties officeooo:rsid="01e5182b"/>
    </style:style>
    <style:style style:name="T724" style:family="text">
      <style:text-properties officeooo:rsid="01e966ec"/>
    </style:style>
    <style:style style:name="T725" style:family="text">
      <style:text-properties officeooo:rsid="01eb88a9"/>
    </style:style>
    <style:style style:name="T726" style:family="text">
      <style:text-properties officeooo:rsid="01ec8e18"/>
    </style:style>
    <style:style style:name="T727" style:family="text">
      <style:text-properties officeooo:rsid="01f79ca2"/>
    </style:style>
    <style:style style:name="T728" style:family="text">
      <style:text-properties officeooo:rsid="01f9794d"/>
    </style:style>
    <style:style style:name="T729" style:family="text">
      <style:text-properties officeooo:rsid="01fb1d79"/>
    </style:style>
    <style:style style:name="T730" style:family="text">
      <style:text-properties officeooo:rsid="01fde08a"/>
    </style:style>
    <style:style style:name="T731" style:family="text">
      <style:text-properties officeooo:rsid="0200b58e"/>
    </style:style>
    <style:style style:name="T732" style:family="text">
      <style:text-properties officeooo:rsid="01c48a9e"/>
    </style:style>
    <style:style style:name="T733" style:family="text">
      <style:text-properties officeooo:rsid="020294d1"/>
    </style:style>
    <style:style style:name="T734" style:family="text">
      <style:text-properties officeooo:rsid="019e70b3"/>
    </style:style>
    <style:style style:name="T735" style:family="text">
      <style:text-properties officeooo:rsid="020131ae"/>
    </style:style>
    <style:style style:name="T736" style:family="text">
      <style:text-properties officeooo:rsid="01b08253"/>
    </style:style>
    <style:style style:name="T737" style:family="text">
      <style:text-properties officeooo:rsid="01ffec25"/>
    </style:style>
    <style:style style:name="T738" style:family="text">
      <style:text-properties officeooo:rsid="0212a48a"/>
    </style:style>
    <style:style style:name="T739" style:family="text">
      <style:text-properties officeooo:rsid="021d76dd"/>
    </style:style>
    <style:style style:name="T740" style:family="text">
      <style:text-properties officeooo:rsid="022053cd"/>
    </style:style>
    <style:style style:name="T741" style:family="text">
      <style:text-properties officeooo:rsid="01e2b86d"/>
    </style:style>
    <style:style style:name="T742" style:family="text">
      <style:text-properties officeooo:rsid="022dff2a"/>
    </style:style>
    <style:style style:name="T743" style:family="text">
      <style:text-properties officeooo:rsid="02540cb9"/>
    </style:style>
    <style:style style:name="T744" style:family="text">
      <style:text-properties officeooo:rsid="025798af"/>
    </style:style>
    <style:style style:name="T745" style:family="text">
      <style:text-properties officeooo:rsid="0259f4ad"/>
    </style:style>
    <style:style style:name="T746" style:family="text">
      <style:text-properties officeooo:rsid="025b11c7"/>
    </style:style>
    <style:style style:name="T747" style:family="text">
      <style:text-properties officeooo:rsid="02685e01"/>
    </style:style>
    <style:style style:name="T748" style:family="text">
      <style:text-properties officeooo:rsid="024d9b01"/>
    </style:style>
    <style:style style:name="T749" style:family="text">
      <style:text-properties officeooo:rsid="026b5506"/>
    </style:style>
    <style:style style:name="T750" style:family="text">
      <style:text-properties officeooo:rsid="02727518"/>
    </style:style>
    <style:style style:name="T751" style:family="text">
      <style:text-properties officeooo:rsid="02743cef"/>
    </style:style>
    <style:style style:name="T752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753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754" style:family="text">
      <style:text-properties officeooo:rsid="02abf8f2"/>
    </style:style>
    <style:style style:name="T755" style:family="text">
      <style:text-properties officeooo:rsid="02ac7db0"/>
    </style:style>
    <style:style style:name="T756" style:family="text">
      <style:text-properties officeooo:rsid="02b14a1d"/>
    </style:style>
    <style:style style:name="T757" style:family="text">
      <style:text-properties officeooo:rsid="02b245f2"/>
    </style:style>
    <style:style style:name="T758" style:family="text">
      <style:text-properties officeooo:rsid="004826c4"/>
    </style:style>
    <style:style style:name="T759" style:family="text">
      <style:text-properties officeooo:rsid="02b807dc"/>
    </style:style>
    <style:style style:name="T760" style:family="text">
      <style:text-properties officeooo:rsid="0063f3c5"/>
    </style:style>
    <style:style style:name="T761" style:family="text">
      <style:text-properties officeooo:rsid="00c0d7c6"/>
    </style:style>
    <style:style style:name="T762" style:family="text">
      <style:text-properties officeooo:rsid="02bfe198"/>
    </style:style>
    <style:style style:name="T763" style:family="text">
      <style:text-properties officeooo:rsid="02ccc8f6"/>
    </style:style>
    <style:style style:name="T764" style:family="text">
      <style:text-properties officeooo:rsid="02e142ec"/>
    </style:style>
    <style:style style:name="T765" style:family="text">
      <style:text-properties officeooo:rsid="02ec089f"/>
    </style:style>
    <style:style style:name="T766" style:family="text">
      <style:text-properties officeooo:rsid="008d7148"/>
    </style:style>
    <style:style style:name="T767" style:family="text">
      <style:text-properties officeooo:rsid="0069ae25"/>
    </style:style>
    <style:style style:name="T768" style:family="text">
      <style:text-properties officeooo:rsid="02edc963"/>
    </style:style>
    <style:style style:name="T769" style:family="text">
      <style:text-properties officeooo:rsid="03049b98"/>
    </style:style>
    <style:style style:name="T770" style:family="text">
      <style:text-properties officeooo:rsid="0304fd19"/>
    </style:style>
    <style:style style:name="T771" style:family="text">
      <style:text-properties officeooo:rsid="030f0c9b"/>
    </style:style>
    <style:style style:name="T772" style:family="text">
      <style:text-properties style:text-underline-style="solid" style:text-underline-width="auto" style:text-underline-color="font-color"/>
    </style:style>
    <style:style style:name="T773" style:family="text">
      <style:text-properties style:text-underline-style="solid" style:text-underline-width="auto" style:text-underline-color="font-color" officeooo:rsid="030f0c9b"/>
    </style:style>
    <style:style style:name="T774" style:family="text">
      <style:text-properties officeooo:rsid="0329fac1"/>
    </style:style>
    <style:style style:name="T775" style:family="text">
      <style:text-properties officeooo:rsid="032c4fdc"/>
    </style:style>
    <style:style style:name="T776" style:family="text">
      <style:text-properties officeooo:rsid="032e6032"/>
    </style:style>
    <style:style style:name="T777" style:family="text">
      <style:text-properties officeooo:rsid="033f17a3"/>
    </style:style>
    <style:style style:name="T778" style:family="text">
      <style:text-properties officeooo:rsid="03182d82"/>
    </style:style>
    <style:style style:name="T779" style:family="text">
      <style:text-properties officeooo:rsid="03153caa"/>
    </style:style>
    <style:style style:name="T780" style:family="text">
      <style:text-properties officeooo:rsid="03429aa5"/>
    </style:style>
    <style:style style:name="T781" style:family="text">
      <style:text-properties officeooo:rsid="0346a444"/>
    </style:style>
    <style:style style:name="T782" style:family="text">
      <style:text-properties officeooo:rsid="034adc9b"/>
    </style:style>
    <style:style style:name="T783" style:family="text">
      <style:text-properties officeooo:rsid="034c7df6"/>
    </style:style>
    <style:style style:name="T784" style:family="text">
      <style:text-properties officeooo:rsid="034f33b6"/>
    </style:style>
    <style:style style:name="T785" style:family="text">
      <style:text-properties officeooo:rsid="034f5b13"/>
    </style:style>
    <style:style style:name="T786" style:family="text">
      <style:text-properties officeooo:rsid="034f680a"/>
    </style:style>
    <style:style style:name="T787" style:family="text">
      <style:text-properties officeooo:rsid="035051aa"/>
    </style:style>
    <style:style style:name="T788" style:family="text">
      <style:text-properties officeooo:rsid="031fc4b1"/>
    </style:style>
    <style:style style:name="T789" style:family="text">
      <style:text-properties officeooo:rsid="0354d22d"/>
    </style:style>
    <style:style style:name="T790" style:family="text">
      <style:text-properties officeooo:rsid="0356cf1b"/>
    </style:style>
    <style:style style:name="T791" style:family="text">
      <style:text-properties officeooo:rsid="035fe67f"/>
    </style:style>
    <style:style style:name="T792" style:family="text">
      <style:text-properties officeooo:rsid="035ffaa8"/>
    </style:style>
    <style:style style:name="T793" style:family="text">
      <style:text-properties officeooo:rsid="036197c0"/>
    </style:style>
    <style:style style:name="T794" style:family="text">
      <style:text-properties officeooo:rsid="037541ab"/>
    </style:style>
    <style:style style:name="T795" style:family="text">
      <style:text-properties officeooo:rsid="037607bd"/>
    </style:style>
    <style:style style:name="T796" style:family="text">
      <style:text-properties officeooo:rsid="03804bbd"/>
    </style:style>
    <style:style style:name="T797" style:family="text">
      <style:text-properties officeooo:rsid="03886cfc"/>
    </style:style>
    <style:style style:name="T798" style:family="text">
      <style:text-properties officeooo:rsid="038a2c81"/>
    </style:style>
    <style:style style:name="T799" style:family="text">
      <style:text-properties officeooo:rsid="03a24854"/>
    </style:style>
    <style:style style:name="T800" style:family="text">
      <style:text-properties officeooo:rsid="03a27e76"/>
    </style:style>
    <style:style style:name="T801" style:family="text">
      <style:text-properties officeooo:rsid="03a4e520"/>
    </style:style>
    <style:style style:name="T802" style:family="text">
      <style:text-properties officeooo:rsid="03778af6"/>
    </style:style>
    <style:style style:name="T803" style:family="text">
      <style:text-properties officeooo:rsid="03aaef44"/>
    </style:style>
    <style:style style:name="T804" style:family="text">
      <style:text-properties style:text-line-through-style="solid" style:text-line-through-type="single" fo:font-weight="normal" officeooo:rsid="038d7d5e" style:font-weight-asian="normal" style:font-weight-complex="normal"/>
    </style:style>
    <style:style style:name="T805" style:family="text">
      <style:text-properties officeooo:rsid="03bf675e"/>
    </style:style>
    <style:style style:name="T806" style:family="text">
      <style:text-properties fo:color="#c9211e" fo:font-weight="normal" style:font-weight-asian="normal" style:font-weight-complex="normal"/>
    </style:style>
    <style:style style:name="T807" style:family="text">
      <style:text-properties fo:color="#c9211e" fo:font-weight="normal" officeooo:rsid="03bf92cd" style:font-weight-asian="normal" style:font-weight-complex="normal"/>
    </style:style>
    <style:style style:name="T808" style:family="text">
      <style:text-properties fo:color="#c9211e" fo:font-weight="normal" officeooo:rsid="03c13113" style:font-weight-asian="normal" style:font-weight-complex="normal"/>
    </style:style>
    <style:style style:name="T809" style:family="text">
      <style:text-properties officeooo:rsid="03c34d65"/>
    </style:style>
    <style:style style:name="T810" style:family="text">
      <style:text-properties officeooo:rsid="03d26e6d"/>
    </style:style>
    <style:style style:name="T811" style:family="text">
      <style:text-properties officeooo:rsid="03d460fc"/>
    </style:style>
    <style:style style:name="T812" style:family="text">
      <style:text-properties fo:color="#008000"/>
    </style:style>
    <style:style style:name="T813" style:family="text">
      <style:text-properties fo:color="#008000" fo:font-style="italic" style:font-style-asian="italic" style:font-style-complex="italic"/>
    </style:style>
    <style:style style:name="T814" style:family="text">
      <style:text-properties fo:color="#008000" officeooo:rsid="03153caa" fo:background-color="transparent" loext:char-shading-value="0"/>
    </style:style>
    <style:style style:name="T815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816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817" style:family="text">
      <style:text-properties fo:color="#008000" officeooo:rsid="03429aa5"/>
    </style:style>
    <style:style style:name="T818" style:family="text">
      <style:text-properties fo:color="#008000" officeooo:rsid="03886cfc"/>
    </style:style>
    <style:style style:name="T819" style:family="text">
      <style:text-properties officeooo:rsid="03e2358d"/>
    </style:style>
    <style:style style:name="T820" style:family="text">
      <style:text-properties officeooo:rsid="03e6bad7"/>
    </style:style>
    <style:style style:name="T821" style:family="text">
      <style:text-properties officeooo:rsid="03e718ea"/>
    </style:style>
    <style:style style:name="T822" style:family="text">
      <style:text-properties officeooo:rsid="03e90de3"/>
    </style:style>
    <style:style style:name="T823" style:family="text">
      <style:text-properties officeooo:rsid="0015f1ff"/>
    </style:style>
    <style:style style:name="T824" style:family="text">
      <style:text-properties officeooo:rsid="03e93625"/>
    </style:style>
    <style:style style:name="T825" style:family="text">
      <style:text-properties officeooo:rsid="0019f535"/>
    </style:style>
    <style:style style:name="T826" style:family="text">
      <style:text-properties officeooo:rsid="03ec3a95"/>
    </style:style>
    <style:style style:name="T827" style:family="text">
      <style:text-properties officeooo:rsid="03ed0846"/>
    </style:style>
    <style:style style:name="T828" style:family="text">
      <style:text-properties officeooo:rsid="03ee7eb1"/>
    </style:style>
    <style:style style:name="T829" style:family="text">
      <style:text-properties officeooo:rsid="03ef2dc7"/>
    </style:style>
    <style:style style:name="T830" style:family="text">
      <style:text-properties officeooo:rsid="03f0c84b"/>
    </style:style>
    <style:style style:name="T831" style:family="text">
      <style:text-properties officeooo:rsid="03f27278"/>
    </style:style>
    <style:style style:name="T832" style:family="text">
      <style:text-properties officeooo:rsid="03f7049e"/>
    </style:style>
    <style:style style:name="T833" style:family="text">
      <style:text-properties officeooo:rsid="0400a6e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623">А</text:span>нглийско<text:span text:style-name="T623">е</text:span> предложени<text:span text:style-name="T623">е</text:span></text:p>
      <text:p text:style-name="P1"/>
      <text:p text:style-name="P316"><text:span text:style-name="T619">Слова </text:span><text:span text:style-name="T620">в предложении </text:span><text:span text:style-name="T619">делятся на </text:span><text:span text:style-name="T692">две</text:span><text:span text:style-name="T619"> смысловые группы:</text:span></text:p>
      <text:list xml:id="list3387669814" text:style-name="L1">
        <text:list-item>
          <text:p text:style-name="P863"><text:span text:style-name="T619">главные члены предложения — подлежащее и сказуемое </text:span><text:span text:style-name="T794">(</text:span><text:span text:style-name="T824">основа</text:span><text:span text:style-name="T794"> предложения)</text:span><text:span text:style-name="T619">;</text:span></text:p>
        </text:list-item>
        <text:list-item>
          <text:p text:style-name="P864">второстепенные члены предложения — определение, дополнение и обстоятельтсво.</text:p>
        </text:list-item>
      </text:list>
      <text:p text:style-name="P112"/>
      <text:p text:style-name="P999">Подлежащее — эт<text:span text:style-name="T710">о</text:span> автор действия (существительное).</text:p>
      <text:p text:style-name="P649">Сказуемое — это действие совершенное автором (глагол).</text:p>
      <text:p text:style-name="P111"/>
      <text:p text:style-name="P1000"><text:span text:style-name="T823">Дополнение — это то, на </text:span><text:span text:style-name="T822">кого </text:span><text:span text:style-name="T824">или на что</text:span><text:span text:style-name="T823"> направлено действие. </text:span><text:span text:style-name="T824">В</text:span><text:span text:style-name="T823">ыражено существительным, </text:span>перед которым может <text:span text:style-name="T824">быть</text:span> предлог или глаголом <text:span text:style-name="T824">с</text:span> частиц<text:span text:style-name="T824">ей</text:span> <text:span text:style-name="T404">to</text:span><text:span text:style-name="T498">. <text:s/></text:span>Обычно стоит <text:span text:style-name="T810">во второй половине предложения, после </text:span><text:span text:style-name="T824">сказуемого</text:span><text:span text:style-name="T810">.</text:span></text:p>
      <text:p text:style-name="P111"/>
      <text:p text:style-name="P1000"><text:span text:style-name="T825">Обстоятельство — это слово или группа слов, отвечающая на вопросы: как? когда? </text:span></text:p>
      <text:p text:style-name="P1000"><text:span text:style-name="T825">каким образом? </text:span><text:span text:style-name="T824">О</text:span><text:span text:style-name="T825">бозначает: время, место, способ или причину действия.</text:span></text:p>
      <text:p text:style-name="P111"/>
      <text:p text:style-name="P312"><text:span text:style-name="T622">В английском </text:span><text:span text:style-name="T623">языке</text:span><text:span text:style-name="T622"> не бывает предложений без подлежащего и сказуемого.</text:span></text:p>
      <text:p text:style-name="P650">Исключение составляют разговорные фразы: <text:span text:style-name="T404">nice to meet you</text:span><text:span text:style-name="T423">, come here, have fun </text:span><text:span text:style-name="T595">и пр</text:span><text:span text:style-name="T581">.</text:span></text:p>
      <text:p text:style-name="P2"/>
      <text:p text:style-name="P113"><text:span text:style-name="T682">Порядок слов в у</text:span>тведрдительны<text:span text:style-name="T682">х</text:span> и отрицательны<text:span text:style-name="T682">х</text:span> предложения<text:span text:style-name="T682">х</text:span>:</text:p>
      <text:list xml:id="list484944557" text:style-name="L2">
        <text:list-item>
          <text:p text:style-name="P865"><text:span text:style-name="T14">подлежащее</text:span><text:span text:style-name="T1">;</text:span></text:p>
        </text:list-item>
        <text:list-item>
          <text:p text:style-name="P865"><text:span text:style-name="T21">сказуемое</text:span><text:span text:style-name="T2">;</text:span></text:p>
        </text:list-item>
        <text:list-item>
          <text:p text:style-name="P866"><text:span text:style-name="T812">дополнение</text:span>;</text:p>
        </text:list-item>
        <text:list-item>
          <text:p text:style-name="P866"><text:span text:style-name="T10">обстоятельство</text:span>.</text:p>
        </text:list-item>
      </text:list>
      <text:p text:style-name="P14"/>
      <text:p text:style-name="P15"><text:span text:style-name="T13">We</text:span> <text:span text:style-name="T20">do</text:span> <text:span text:style-name="T812">our work</text:span> <text:span text:style-name="T10">with pleasure</text:span> — <text:span text:style-name="T19">М</text:span>ы делаем нашу работу с удовол<text:span text:style-name="T19">ь</text:span>ствием.</text:p>
      <text:p text:style-name="P15"><text:span text:style-name="T13">They</text:span> <text:span text:style-name="T3">have n</text:span><text:span text:style-name="T7">o</text:span><text:span text:style-name="T3">t</text:span><text:span text:style-name="T20"> finish</text:span><text:span text:style-name="T22">ed</text:span> <text:span text:style-name="T812">their work</text:span> <text:span text:style-name="T10">in time</text:span> — <text:span text:style-name="T19">Они не закончили работу вовремя.</text:span></text:p>
      <text:p text:style-name="P16"><text:span text:style-name="T13">I</text:span> <text:span text:style-name="T3">will</text:span><text:span text:style-name="T20"> give</text:span> <text:span text:style-name="T812">you money</text:span> — Я дам тебе деньги.</text:p>
      <text:p text:style-name="P14"/>
      <text:p text:style-name="P124"><text:span text:style-name="T682">Порядок слов в в</text:span>опросительны<text:span text:style-name="T682">х</text:span> предложения<text:span text:style-name="T682">х</text:span>:</text:p>
      <text:list xml:id="list1275418745" text:style-name="L3">
        <text:list-item>
          <text:p text:style-name="P909"><text:span text:style-name="T35">вопросительное слово</text:span>;</text:p>
        </text:list-item>
        <text:list-item>
          <text:p text:style-name="P909"><text:span text:style-name="T3">вспомогательный глагол</text:span><text:span text:style-name="T20"> </text:span><text:span text:style-name="T39">(часть сказуемого)</text:span><text:span text:style-name="T38">;</text:span></text:p>
        </text:list-item>
        <text:list-item>
          <text:p text:style-name="P909"><text:span text:style-name="T13">подлежащее</text:span>;</text:p>
        </text:list-item>
        <text:list-item>
          <text:p text:style-name="P909"><text:span text:style-name="T20">смысловой глагол</text:span><text:span text:style-name="T3"> </text:span><text:span text:style-name="T39">(часть сказуемого)</text:span><text:span text:style-name="T38">;</text:span></text:p>
        </text:list-item>
        <text:list-item>
          <text:p text:style-name="P909"><text:span text:style-name="T8">дополнение</text:span>;</text:p>
        </text:list-item>
        <text:list-item>
          <text:p text:style-name="P909"><text:span text:style-name="T10">обстоятельство</text:span>.</text:p>
        </text:list-item>
      </text:list>
      <text:p text:style-name="P311"/>
      <text:p text:style-name="P17"><text:span text:style-name="T35">What</text:span> <text:span text:style-name="T3">are</text:span> <text:span text:style-name="T13">you</text:span> <text:span text:style-name="T20">doing</text:span> <text:span text:style-name="T10">here</text:span>? <text:span text:style-name="T485">—</text:span> Что ты здесь делаешь?</text:p>
      <text:p text:style-name="P313"><text:span text:style-name="T4">Do</text:span><text:span text:style-name="T404"> </text:span><text:span text:style-name="T15">you</text:span><text:span text:style-name="T404"> </text:span><text:span text:style-name="T23">want</text:span><text:span text:style-name="T9"> </text:span><text:span text:style-name="T813">to live</text:span><text:span text:style-name="T9"> </text:span><text:span text:style-name="T11">in Spain</text:span><text:span text:style-name="T404">? — Ты хочешь жить в Испании?</text:span></text:p>
      <text:p text:style-name="P745"/>
      <text:p text:style-name="P745">Местоимение <text:span text:style-name="T404">I</text:span> всегда пишется с большой буквы.</text:p>
      <text:p text:style-name="P748">В английском языке всего 2 падежа: именительный и объектный. <text:s/></text:p>
      <text:p text:style-name="P748"/>
      <text:p text:style-name="P754"><text:span text:style-name="T350">В предложениях, которые используют глаголы: </text:span><text:span text:style-name="T475">like, have, enjoy, need</text:span><text:span text:style-name="T349">, </text:span><text:span text:style-name="T350">подлежащие </text:span></text:p>
      <text:p text:style-name="P754"><text:span text:style-name="T350">не переводятся на русский в именительном падеже</text:span><text:span text:style-name="T351">:</text:span></text:p>
      <text:p text:style-name="P755"/>
      <text:p text:style-name="P744">I like my job — Мне нравится моя работа (а не «Я нравится моя работа»).</text:p>
      <text:p text:style-name="P72"/>
      <text:p text:style-name="P263"/>
      <text:p text:style-name="P852">Глагол и все, что с ним связано</text:p>
      <text:p text:style-name="P263"/>
      <text:p text:style-name="P625"><text:span text:style-name="T760">С</text:span><text:span text:style-name="T486">казуемое </text:span><text:span text:style-name="T760">п</text:span><text:span text:style-name="T486">очти всегда делится на </text:span><text:span text:style-name="T692">две</text:span><text:span text:style-name="T486"> части: </text:span><text:span text:style-name="T673">на </text:span><text:span text:style-name="T486">вспомогательный </text:span><text:span text:style-name="T761">глагол </text:span><text:span text:style-name="T486">и смысловой.</text:span></text:p>
      <text:p text:style-name="P625"><text:span text:style-name="T486">Вспомогательный глагол не переводится. Он </text:span><text:span text:style-name="T487">сообщает</text:span><text:span text:style-name="T486"> о том, в каком времени нужно переводить смысловой. Смысловой глогол передает суть действия.</text:span></text:p>
      <text:p text:style-name="P625"/>
      <text:p text:style-name="P624">Смысловой глагол имеет несколько форм:</text:p>
      <text:list xml:id="list3450263263" text:style-name="L4">
        <text:list-item>
          <text:p text:style-name="P867">начальная форма (инфинитив) — форма глагола, как в словаре;</text:p>
        </text:list-item>
        <text:list-item>
          <text:p text:style-name="P867">с окончанием <text:span text:style-name="T404">-s (-es)</text:span> — в утверждениях <text:span text:style-name="T581">Present Simple</text:span> после <text:span text:style-name="T404">he/she/it</text:span>;</text:p>
        </text:list-item>
        <text:list-item>
          <text:p text:style-name="P867">с окончанием <text:span text:style-name="T404">-ing</text:span> (причастие) — в основном для образования <text:span text:style-name="T581">Present Continuous</text:span>;</text:p>
        </text:list-item>
        <text:list-item>
          <text:p text:style-name="P867">2я форма <text:span text:style-name="T686">(с окончанием </text:span><text:span text:style-name="T407">-ed</text:span><text:span text:style-name="T686">)</text:span> — для образования <text:span text:style-name="T581">Past Simple</text:span>;</text:p>
        </text:list-item>
        <text:list-item>
          <text:p text:style-name="P868">3я форма (прошедшее причастие) — для времен группы Perfect и пассивного залога.</text:p>
        </text:list-item>
      </text:list>
      <text:p text:style-name="P72"/>
      <text:p text:style-name="P259">Самыми распорстраненными являются 2 формы — инфинитив и глагол с окончанием -ing.</text:p>
      <text:p text:style-name="P259">Они входят в состав разных времен и используются в связке с модальными глаголами.</text:p>
      <text:p text:style-name="P261"/>
      <text:p text:style-name="P260">Инфинитив используется в след. ситуациях:</text:p>
      <text:list xml:id="list1881249640" text:style-name="L5">
        <text:list-item>
          <text:p text:style-name="P910">после модальных глаголов;</text:p>
        </text:list-item>
        <text:list-item>
          <text:p text:style-name="P910">после вспомогательных глаголов в Present <text:span text:style-name="T774">Simple и </text:span>Past Simple;</text:p>
        </text:list-item>
        <text:list-item>
          <text:p text:style-name="P910">в конструкциях going to, have to, used to, would like to.</text:p>
        </text:list-item>
      </text:list>
      <text:p text:style-name="P259"/>
      <text:p text:style-name="P260">Глагол с окончанием -ing используется:</text:p>
      <text:list xml:id="list2897439867" text:style-name="L6">
        <text:list-item>
          <text:p text:style-name="P911">во временах группы Continuous;</text:p>
        </text:list-item>
        <text:list-item>
          <text:p text:style-name="P912">в форме герундия.</text:p>
        </text:list-item>
      </text:list>
      <text:p text:style-name="P73"/>
      <text:p text:style-name="P262">Глагол с окончанием -ing грамматически является существительным.</text:p>
      <text:p text:style-name="P73"/>
      <text:p text:style-name="P7"><text:span text:style-name="T688">Настоящее.</text:span> Present</text:p>
      <text:p text:style-name="P256"/>
      <text:p text:style-name="P256">Present Simple (я делаю это сейчас):</text:p>
      <text:p text:style-name="P75">I live in Spain — Я живу в испании (факт).</text:p>
      <text:p text:style-name="P257"/>
      <text:p text:style-name="P256">Present Continuous (я делаю это прямо сейчас):</text:p>
      <text:p text:style-name="P29">I am reading a book — Я читаю книгу (именно сейчас).</text:p>
      <text:p text:style-name="P258"/>
      <text:p text:style-name="P256">Present Perfect (я сделал это ранее, но именно сейчас это важно):</text:p>
      <text:p text:style-name="P74">I have lost the keys — Я потерял ключи (результат).</text:p>
      <text:p text:style-name="P74"/>
      <text:p text:style-name="P256">Present Perfect <text:span text:style-name="T687">Continuous (я делаю это уже какое-то время):</text:span></text:p>
      <text:p text:style-name="P314"><text:span text:style-name="T405">I have been reading for 2 hours — </text:span><text:span text:style-name="T448">Я читаю уже 2 часа</text:span></text:p>
      <text:p text:style-name="P92"/>
      <text:p text:style-name="P177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197"/>
      <text:p text:style-name="P8">Present Simple</text:p>
      <text:p text:style-name="P265"/>
      <text:p text:style-name="P114">Используется чтобы:</text:p>
      <text:list xml:id="list272765942" text:style-name="L7">
        <text:list-item>
          <text:p text:style-name="P933">сообщить факты настоящего, описать текущую реальность;</text:p>
        </text:list-item>
        <text:list-item>
          <text:p text:style-name="P933">говорить о событиях, которые происходят с какой-то регулярностью.</text:p>
        </text:list-item>
      </text:list>
      <text:p text:style-name="P149"><text:soft-page-break/>В утверждениях глагол используется в 2х вариантах:</text:p>
      <text:list xml:id="list1853280958" text:style-name="L8">
        <text:list-item>
          <text:p text:style-name="P935">без изменений, если подлежащее в первом лице или множеств<text:span text:style-name="T673">ен.</text:span> числе <text:span text:style-name="T404">(</text:span><text:span text:style-name="T408">I</text:span><text:span text:style-name="T404">, </text:span><text:span text:style-name="T408">you</text:span><text:span text:style-name="T404">, </text:span><text:span text:style-name="T408">we,</text:span><text:span text:style-name="T404"> </text:span><text:span text:style-name="T408">they</text:span><text:span text:style-name="T404">)</text:span>;</text:p>
        </text:list-item>
        <text:list-item>
          <text:p text:style-name="P935"><text:span text:style-name="T488">с окончанием </text:span><text:span text:style-name="T409">-s </text:span><text:span text:style-name="T410">(-es)</text:span><text:span text:style-name="T488">, если подлежащ</text:span><text:span text:style-name="T638">ее</text:span><text:span text:style-name="T488"> в третьем лице, единств</text:span><text:span text:style-name="T639">ен</text:span><text:span text:style-name="T673">ном</text:span><text:span text:style-name="T488"> числе </text:span><text:span text:style-name="T409">(</text:span><text:span text:style-name="T408">he</text:span><text:span text:style-name="T409">, </text:span><text:span text:style-name="T408">she</text:span><text:span text:style-name="T409">, </text:span><text:span text:style-name="T408">it</text:span><text:span text:style-name="T409">)</text:span></text:p>
        </text:list-item>
      </text:list>
      <text:p text:style-name="P777"/>
      <text:p text:style-name="P662"><text:span text:style-name="T696">I </text:span><text:span text:style-name="T26">live</text:span><text:span text:style-name="T696"> in New York — Я живу в Нью Йорке.</text:span></text:p>
      <text:p text:style-name="P664"><text:span text:style-name="T696">Peter </text:span><text:span text:style-name="T26">work</text:span><text:span text:style-name="T27">s</text:span><text:span text:style-name="T696"> in New York — Питер работает в Нью Йорке;</text:span></text:p>
      <text:p text:style-name="P116"/>
      <text:p text:style-name="P115">Окончание <text:span text:style-name="T404">-es</text:span> ставится, если глагол заканчивается: на гласную букву, </text:p>
      <text:p text:style-name="P117">на шипящий звук <text:span text:style-name="T404">(sh, ch)</text:span> <text:span text:style-name="T621">или</text:span> на букву <text:span text:style-name="T404">s/x</text:span>:</text:p>
      <text:list xml:id="list340999236" text:style-name="L9">
        <text:list-item>
          <text:p text:style-name="P937"><text:span text:style-name="T490">go — </text:span>goes;</text:p>
        </text:list-item>
        <text:list-item>
          <text:p text:style-name="P937"><text:span text:style-name="T490">teach — </text:span>teaches;</text:p>
        </text:list-item>
        <text:list-item>
          <text:p text:style-name="P936"><text:span text:style-name="T490">mix — </text:span><text:span text:style-name="T489">mixes.</text:span></text:p>
        </text:list-item>
      </text:list>
      <text:p text:style-name="P265"/>
      <text:p text:style-name="P119">Если глагол заканчивается на букву y, перед которой согласная, то вместо y </text:p>
      <text:p text:style-name="P118">пишется <text:span text:style-name="T404">i</text:span> <text:span text:style-name="T491">(помимо добавления </text:span><text:span text:style-name="T411">-es</text:span><text:span text:style-name="T491">)</text:span>:</text:p>
      <text:list xml:id="list942855864" text:style-name="L10">
        <text:list-item>
          <text:p text:style-name="P938">fly — flies; </text:p>
        </text:list-item>
        <text:list-item>
          <text:p text:style-name="P938">cry — cries.</text:p>
        </text:list-item>
      </text:list>
      <text:p text:style-name="P265"/>
      <text:p text:style-name="P319"><text:span text:style-name="T582">П</text:span><text:span text:style-name="T583">еред сказуемым часто </text:span><text:span text:style-name="T585">стоят</text:span><text:span text:style-name="T583"> маячки времени </text:span><text:span text:style-name="T589">(</text:span><text:span text:style-name="T583">наречия частности</text:span><text:span text:style-name="T589">)</text:span><text:span text:style-name="T584">:</text:span></text:p>
      <text:list xml:id="list3427368450" text:style-name="L11">
        <text:list-item>
          <text:p text:style-name="P934">always - <text:span text:style-name="T488">всегда</text:span>;</text:p>
        </text:list-item>
        <text:list-item>
          <text:p text:style-name="P934">usually - <text:span text:style-name="T488">обычно</text:span>;</text:p>
        </text:list-item>
        <text:list-item>
          <text:p text:style-name="P934">often - <text:span text:style-name="T488">часто</text:span>;</text:p>
        </text:list-item>
        <text:list-item>
          <text:p text:style-name="P934">sometimes - <text:span text:style-name="T488">иногда</text:span>;</text:p>
        </text:list-item>
        <text:list-item>
          <text:p text:style-name="P934">never — <text:span text:style-name="T488">никогда</text:span>.</text:p>
        </text:list-item>
      </text:list>
      <text:p text:style-name="P18"/>
      <text:p text:style-name="P266"><text:span text:style-name="T404">I </text:span><text:span text:style-name="T474">always</text:span><text:span text:style-name="T404"> wash my hands before eating — Я всегда мою руки перед едой.</text:span></text:p>
      <text:p text:style-name="P265"/>
      <text:p text:style-name="P3">Отрицания в Present Simple</text:p>
      <text:p text:style-name="P3"/>
      <text:p text:style-name="P317"><text:span text:style-name="T495">Использу</text:span><text:span text:style-name="T496">ю</text:span><text:span text:style-name="T495">тся чтобы сказать о том, что что-либо:</text:span></text:p>
      <text:list xml:id="list558797220" text:style-name="L12">
        <text:list-item>
          <text:p text:style-name="P939">не является фактом настоящего <text:span text:style-name="T639">или истиной</text:span>;</text:p>
        </text:list-item>
        <text:list-item>
          <text:p text:style-name="P939">не происходит с какой-то регулярностью.</text:p>
        </text:list-item>
      </text:list>
      <text:p text:style-name="P310"/>
      <text:p text:style-name="P309">За отрицание отвечает частица <text:span text:style-name="T404">not</text:span>, которая идет в паре со вспомогательным глаголом <text:span text:style-name="T404">do</text:span>.</text:p>
      <text:p text:style-name="P309">Если подлежащее <text:span text:style-name="T404">he/she/it</text:span>, то испольузется <text:span text:style-name="T404">does</text:span>. <text:span text:style-name="T618">Смысловой глагол без изменений.</text:span></text:p>
      <text:p text:style-name="P308"/>
      <text:p text:style-name="P82">People <text:span text:style-name="T3">do </text:span><text:span text:style-name="T40">not</text:span> <text:span text:style-name="T20">live</text:span> in space — Люди не живут в космосе.</text:p>
      <text:p text:style-name="P82">Water <text:span text:style-name="T3">does </text:span><text:span text:style-name="T40">not</text:span> <text:span text:style-name="T20">boil</text:span> at 50 degrees Celsius — Вода не кипит при 50 грудусах.</text:p>
      <text:p text:style-name="P82"/>
      <text:p text:style-name="P713"><text:span text:style-name="T493">Практически всегда </text:span><text:span text:style-name="T450">do/</text:span><text:span text:style-name="T451">does</text:span><text:span text:style-name="T450"> not</text:span><text:span text:style-name="T493"> использу</text:span><text:span text:style-name="T494">е</text:span><text:span text:style-name="T493">тся в сокращении: </text:span></text:p>
      <text:p text:style-name="P83">We don`t drink whisky — Мы не пьем виски. <text:span text:style-name="T758">He doesn`t drink tea — Он не пьет чай.</text:span></text:p>
      <text:p text:style-name="P194"/>
      <text:p text:style-name="P194">Вопросы в Present Simple</text:p>
      <text:p text:style-name="P83"/>
      <text:p text:style-name="P157">Используюся чтобы:</text:p>
      <text:list xml:id="list3983177077" text:style-name="L13">
        <text:list-item>
          <text:p text:style-name="P913">узнать о фактах настоящего;</text:p>
        </text:list-item>
        <text:list-item>
          <text:p text:style-name="P913">о событиях, которые происходят с какой-то регулярностью.</text:p>
        </text:list-item>
      </text:list>
      <text:p text:style-name="P156"/>
      <text:p text:style-name="P156"><text:soft-page-break/>Вопрос задается с помощью вспомогательного глагола <text:span text:style-name="T404">do/</text:span><text:span text:style-name="T412">does</text:span>, который ставится перед подлежащим. Смысловой глагол без изменений (в начальной форме).</text:p>
      <text:p text:style-name="P780"/>
      <text:p text:style-name="P315"><text:span text:style-name="T5">Do</text:span><text:span text:style-name="T492"> you </text:span><text:span text:style-name="T25">like</text:span><text:span text:style-name="T492"> action movies? </text:span><text:span text:style-name="T436">— </text:span><text:span text:style-name="T492">Тебе нравятся экшен фильмы? </text:span></text:p>
      <text:p text:style-name="P57"><text:span text:style-name="T642">What books </text:span><text:span text:style-name="T6">do</text:span><text:span text:style-name="T642"> you </text:span><text:span text:style-name="T29">read</text:span><text:span text:style-name="T642">? </text:span><text:span text:style-name="T653">—</text:span><text:span text:style-name="T642"> Какие книги тебе нравятся?</text:span></text:p>
      <text:p text:style-name="P90"/>
      <text:p text:style-name="P188">Present Continuous</text:p>
      <text:p text:style-name="P158"/>
      <text:p text:style-name="P158">Указывает на событие, происходящее именно сейчас и которое еще не закончилось.</text:p>
      <text:p text:style-name="P162">Состоит из связки вспомогательного глагола <text:span text:style-name="T404">be</text:span> и смыслового с окончанием <text:span text:style-name="T404">-ing</text:span>:</text:p>
      <text:p text:style-name="P159"/>
      <text:p text:style-name="P84">She <text:span text:style-name="T624">is</text:span> driv<text:span text:style-name="T624">ing</text:span> to work. <text:span text:style-name="T672">—</text:span> Она (сейчас) едет на работу.</text:p>
      <text:p text:style-name="P86">You <text:span text:style-name="T624">are</text:span> do<text:span text:style-name="T624">ing</text:span> great! <text:span text:style-name="T672">—</text:span> У тебя отлично получается!</text:p>
      <text:p text:style-name="P158"/>
      <text:p text:style-name="P329"><text:span text:style-name="T499">Если глагол заканчивается на </text:span><text:span text:style-name="T442">-e</text:span><text:span text:style-name="T499">, то при добавлении </text:span><text:span text:style-name="T442">-ing</text:span><text:span text:style-name="T499"> она выпадает: </text:span><text:span text:style-name="T442">make → making.</text:span></text:p>
      <text:p text:style-name="P161">Если глагол заканчивается на <text:span text:style-name="T404">-ie</text:span>, то при добавлении <text:span text:style-name="T404">-ing</text:span> оно меняется на <text:span text:style-name="T404">-y</text:span>: <text:span text:style-name="T404">lie → lying. </text:span></text:p>
      <text:p text:style-name="P85"/>
      <text:p text:style-name="P161">Если глагол из 1 слога, с одной гласной буквой, после которой солгасная, то при </text:p>
      <text:p text:style-name="P329"><text:span text:style-name="T499">добавлении </text:span><text:span text:style-name="T442">-ing</text:span><text:span text:style-name="T499"> согласная удваивается: </text:span><text:span text:style-name="T442">hit → hitting, sit → sitting.</text:span></text:p>
      <text:p text:style-name="P160"/>
      <text:p text:style-name="P330"><text:span text:style-name="T499">В </text:span><text:span text:style-name="T492">окончании </text:span><text:span text:style-name="T435">-ing</text:span><text:span text:style-name="T492"> буква </text:span><text:span text:style-name="T435">g</text:span><text:span text:style-name="T492"> не произносится. Сочетание </text:span><text:span text:style-name="T435">ng</text:span><text:span text:style-name="T492"> образет необычный звук, которого нет в русском языке — носовой </text:span><text:span text:style-name="T435">n</text:span><text:span text:style-name="T492"> (при произнесении пускается воздух через нос).</text:span></text:p>
      <text:p text:style-name="P162"/>
      <text:p text:style-name="P163"><text:span text:style-name="T677">Слова-м</text:span>аячки Present Continuous:</text:p>
      <text:list xml:id="list1800735259" text:style-name="L14">
        <text:list-item>
          <text:p text:style-name="P914">look — смотри;</text:p>
        </text:list-item>
        <text:list-item>
          <text:p text:style-name="P914">now — сейчас (обычно стоит в конце);</text:p>
        </text:list-item>
        <text:list-item>
          <text:p text:style-name="P914">at the moment — в этот момент (обычно в конце).</text:p>
        </text:list-item>
      </text:list>
      <text:p text:style-name="P160"/>
      <text:p text:style-name="P86">I am working right <text:span text:style-name="T624">now</text:span>. — Прямо сейчас я работаю.</text:p>
      <text:p text:style-name="P86"><text:span text:style-name="T624">Look</text:span> out of the window! It`s raining. — Посмотри в окно. Идет дождь.</text:p>
      <text:p text:style-name="P164"/>
      <text:p text:style-name="P187">Отрицания в Present Continuous</text:p>
      <text:p text:style-name="P187"/>
      <text:p text:style-name="P165">Используется чтобы сказать, что что-то не происходит именно сейчас.</text:p>
      <text:p text:style-name="P165">Для этого к глаголу <text:span text:style-name="T404">be</text:span> добавляется частица <text:span text:style-name="T404">not</text:span>.</text:p>
      <text:p text:style-name="P165"/>
      <text:p text:style-name="P87">I`m not listening to you. <text:span text:style-name="T674">—</text:span> Я не слушаю тебя.</text:p>
      <text:p text:style-name="P87">He isn`t cleaning the carpet. <text:span text:style-name="T674">—</text:span> Он не чистит ковер.</text:p>
      <text:p text:style-name="P87"/>
      <text:p text:style-name="P191">Вопросы в Present Continuous</text:p>
      <text:p text:style-name="P88"/>
      <text:p text:style-name="P861">Здесь использ<text:span text:style-name="T676">уются</text:span> теже правила, что при составлении вопросов в </text:p>
      <text:p text:style-name="P862">Present Simple с глаголом <text:span text:style-name="T404">be</text:span>:</text:p>
      <text:p text:style-name="P88">Am I listening? <text:span text:style-name="T674">—</text:span> Я слушаю?</text:p>
      <text:p text:style-name="P88">Are you playing? Yes, I am. <text:span text:style-name="T674">—</text:span> Ты играешь? Да.</text:p>
      <text:p text:style-name="P88">Where is he going? <text:span text:style-name="T674">—</text:span> Куда он идет?</text:p>
      <text:p text:style-name="P89">What book is she reading? <text:span text:style-name="T674">— </text:span>Какую книгу она читает? <text:span text:style-name="T675">(сейчас)</text:span></text:p>
      <text:p text:style-name="P89"/>
      <text:p text:style-name="P202"/>
      <text:p text:style-name="P860"><text:span text:style-name="T523">Глаголы, которые не использ</text:span><text:span text:style-name="T526">уются</text:span><text:span text:style-name="T523"> в </text:span><text:span text:style-name="T524">Continuous</text:span></text:p>
      <text:p text:style-name="P189"/>
      <text:p text:style-name="P166">Это глаголы, обозначающие состояние, которое не меняется под дейсвтием момента.</text:p>
      <text:p text:style-name="P791"><text:span text:style-name="T504">Как правило это </text:span><text:span text:style-name="T505">описание</text:span><text:span text:style-name="T504"> чувств или мыслей. </text:span></text:p>
      <text:p text:style-name="P167"/>
      <text:p text:style-name="P793"><text:span text:style-name="T505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521">(могут </text:span><text:span text:style-name="T522">встречаться </text:span><text:span text:style-name="T521">с </text:span><text:span text:style-name="T455">-ing </text:span><text:span text:style-name="T521">в форме герундия)</text:span><text:span text:style-name="T505">:</text:span></text:p>
      <text:p text:style-name="P168"/>
      <text:p text:style-name="P169">Глаголы восприятия:</text:p>
      <text:list xml:id="list2853527729" text:style-name="L15">
        <text:list-item>
          <text:p text:style-name="P915">see — видеть;</text:p>
        </text:list-item>
        <text:list-item>
          <text:p text:style-name="P915">hear — слышать;</text:p>
        </text:list-item>
        <text:list-item>
          <text:p text:style-name="P915">feel — чувствовать;</text:p>
        </text:list-item>
        <text:list-item>
          <text:p text:style-name="P915">taste — чувствовать вкус (пробовать);</text:p>
        </text:list-item>
        <text:list-item>
          <text:p text:style-name="P915">smell — чувствовать запах (нюхать).</text:p>
        </text:list-item>
      </text:list>
      <text:p text:style-name="P168"/>
      <text:p text:style-name="P169">Глаголы для выражения мнения:</text:p>
      <text:list xml:id="list2920106967" text:style-name="L16">
        <text:list-item>
          <text:p text:style-name="P916">belive — верить;</text:p>
        </text:list-item>
        <text:list-item>
          <text:p text:style-name="P916">doubt — сомневаться;</text:p>
        </text:list-item>
        <text:list-item>
          <text:p text:style-name="P916">think — думать.</text:p>
        </text:list-item>
      </text:list>
      <text:p text:style-name="P170"/>
      <text:p text:style-name="P169">Глаголы, показывающие состояние мыслей:</text:p>
      <text:list xml:id="list2181937865" text:style-name="L17">
        <text:list-item>
          <text:p text:style-name="P917">forget — забывать;</text:p>
        </text:list-item>
        <text:list-item>
          <text:p text:style-name="P917">imagine — представлять;</text:p>
        </text:list-item>
        <text:list-item>
          <text:p text:style-name="P917">know — знать;</text:p>
        </text:list-item>
        <text:list-item>
          <text:p text:style-name="P917">understand — понимать.</text:p>
        </text:list-item>
      </text:list>
      <text:p text:style-name="P168"/>
      <text:p text:style-name="P171">Глаголы, указывающие на эмоции и желания:</text:p>
      <text:list xml:id="list3906558877" text:style-name="L18">
        <text:list-item>
          <text:p text:style-name="P918">love — любить;</text:p>
        </text:list-item>
        <text:list-item>
          <text:p text:style-name="P918">like — нравиться;</text:p>
        </text:list-item>
        <text:list-item>
          <text:p text:style-name="P918">hate — ненавидеть;</text:p>
        </text:list-item>
        <text:list-item>
          <text:p text:style-name="P918">hope — надеяться;</text:p>
        </text:list-item>
        <text:list-item>
          <text:p text:style-name="P918">want — хотеть;</text:p>
        </text:list-item>
        <text:list-item>
          <text:p text:style-name="P918">wish — желать.</text:p>
        </text:list-item>
      </text:list>
      <text:p text:style-name="P172"/>
      <text:p text:style-name="P171">Другие глаголы:</text:p>
      <text:list xml:id="list3483411416" text:style-name="L19">
        <text:list-item>
          <text:p text:style-name="P919">look — выглядеть;</text:p>
        </text:list-item>
        <text:list-item>
          <text:p text:style-name="P919">have — иметь.</text:p>
        </text:list-item>
      </text:list>
      <text:p text:style-name="P172"/>
      <text:p text:style-name="P93">I think Amy is a strange girl. - Я думаю, Эмми странная девушка.</text:p>
      <text:p text:style-name="P93">Do you know this man? - Вы знаете этого мужчину?</text:p>
      <text:p text:style-name="P93">You look great! - Ты выглядишь отлично!</text:p>
      <text:p text:style-name="P192"/>
      <text:p text:style-name="P192">Present Perfect</text:p>
      <text:p text:style-name="P173"/>
      <text:p text:style-name="P331"><text:span text:style-name="T512">У</text:span><text:span text:style-name="T508">казывает на дейсвтие совершенное когда-то в прошлом, но подчеркивает, что результат важен сейчас </text:span><text:span text:style-name="T509">(т. е. к какому результату в итоге это привело)</text:span><text:span text:style-name="T508">.</text:span></text:p>
      <text:p text:style-name="P174"/>
      <text:p text:style-name="P786"><text:span text:style-name="T508">С</text:span><text:span text:style-name="T511">остоит и</text:span><text:span text:style-name="T513">з </text:span><text:span text:style-name="T514">2х частей:</text:span><text:span text:style-name="T511"> вспомогат</text:span><text:span text:style-name="T514">ельного</text:span><text:span text:style-name="T511"> глагола </text:span><text:span text:style-name="T452">have</text:span><text:span text:style-name="T511"> и смыслового глагола </text:span></text:p>
      <text:p text:style-name="P786"><text:span text:style-name="T511">в 3й форме (</text:span><text:span text:style-name="T520">передает значение</text:span><text:span text:style-name="T515"> «сделанный»</text:span><text:span text:style-name="T511">).</text:span></text:p>
      <text:p text:style-name="P331"><text:soft-page-break/><text:span text:style-name="T508">На русский язык Present Perfect переводится в прошлом </text:span><text:span text:style-name="T510">(иногда настоящ</text:span><text:span text:style-name="T512">и</text:span><text:span text:style-name="T510">м, </text:span><text:span text:style-name="T512">для удобства</text:span><text:span text:style-name="T510">)</text:span><text:span text:style-name="T508">, </text:span></text:p>
      <text:p text:style-name="P175">а в английском принадлежит к катергории настоящих времен.</text:p>
      <text:p text:style-name="P175"/>
      <text:p text:style-name="P19"><text:span text:style-name="T647">I </text:span><text:span text:style-name="T654">have</text:span><text:span text:style-name="T642"> already </text:span><text:span text:style-name="T654">seen</text:span><text:span text:style-name="T642"> this movie. </text:span><text:span text:style-name="T648">—</text:span><text:span text:style-name="T642"> Я уже видел этот фильм (просмотрел, т. е. опыт).</text:span></text:p>
      <text:p text:style-name="P19"><text:span text:style-name="T642">You </text:span><text:span text:style-name="T654">have</text:span><text:span text:style-name="T642"> </text:span><text:span text:style-name="T654">broken</text:span><text:span text:style-name="T642"> the vase. </text:span><text:span text:style-name="T648">— </text:span><text:span text:style-name="T642">Ты разбил вазу. (есть очевидный результат, кот. случился ранее) </text:span></text:p>
      <text:p text:style-name="P20"><text:span text:style-name="T649">It`s the fitst time I </text:span><text:span text:style-name="T655">have</text:span><text:span text:style-name="T649"> </text:span><text:span text:style-name="T655">driven</text:span><text:span text:style-name="T649"> a car — Это впервые, когда я веду машину. (в настоящем)</text:span></text:p>
      <text:p text:style-name="P182"/>
      <text:p text:style-name="P183">Как проявляется результат:</text:p>
      <text:list xml:id="list2353709407" text:style-name="L20">
        <text:list-item>
          <text:p text:style-name="P941"><text:span text:style-name="T528">это </text:span><text:span text:style-name="T527">очевидные изменения;</text:span></text:p>
        </text:list-item>
        <text:list-item>
          <text:p text:style-name="P940"><text:span text:style-name="T509">полученный </text:span><text:span text:style-name="T513">ранее</text:span><text:span text:style-name="T509"> опыт или впечатления;</text:span></text:p>
        </text:list-item>
        <text:list-item>
          <text:p text:style-name="P920">недавно произошедшие события или новая информация.</text:p>
        </text:list-item>
      </text:list>
      <text:p text:style-name="P176"/>
      <text:p text:style-name="P176">Также Present Perfect используют, если что-то произошло впервые:</text:p>
      <text:p text:style-name="P91">It`s the first time something has happend. - Этой первый раз, когда что-то произошло.</text:p>
      <text:p text:style-name="P91">(вместо first можно указать любое порядковое число: second, third)</text:p>
      <text:p text:style-name="P176">Present Perferct — яркий пример того, что нельзя переводить английские </text:p>
      <text:p text:style-name="P136"><text:span text:style-name="T646">предложения слово в слово: </text:span><text:span text:style-name="T458">I have done. </text:span><text:span text:style-name="T453">—</text:span><text:span text:style-name="T458"> Я сделал (</text:span><text:span text:style-name="T472">досл. </text:span><text:span text:style-name="T458">Я имею сделанным).</text:span></text:p>
      <text:p text:style-name="P253"/>
      <text:p text:style-name="P254">Есть 2 варианта образования 3й формы глагола:</text:p>
      <text:list xml:id="list1182026155" text:style-name="L21">
        <text:list-item>
          <text:p text:style-name="P923">если глагол правильный, то добавляем к его начальной форме окончание <text:span text:style-name="T404">-ed</text:span>;</text:p>
        </text:list-item>
        <text:list-item>
          <text:p text:style-name="P923">если неправильный, то находим в таблице неправильных глаголов.</text:p>
        </text:list-item>
      </text:list>
      <text:p text:style-name="P203"/>
      <text:p text:style-name="P645"><text:span text:style-name="T529">Н</text:span><text:span text:style-name="T530">еправильны</text:span><text:span text:style-name="T529">й</text:span><text:span text:style-name="T530"> глагол </text:span><text:span text:style-name="T529">это </text:span><text:span text:style-name="T530">тот, который во 2й или 3й форме </text:span><text:span text:style-name="T544">записывается</text:span><text:span text:style-name="T530"> </text:span><text:span text:style-name="T544">по особенному</text:span><text:span text:style-name="T530">. </text:span></text:p>
      <text:p text:style-name="P204">Самые популярные неправильные глаголы нужно заучить (см. таблицу ниже).</text:p>
      <text:p text:style-name="P203"/>
      <text:p text:style-name="P206">Слова-маячки Present Perfect:</text:p>
      <text:list xml:id="list3666052782" text:style-name="L22">
        <text:list-item>
          <text:p text:style-name="P924">just — только что;</text:p>
        </text:list-item>
        <text:list-item>
          <text:p text:style-name="P924">already — уже;</text:p>
        </text:list-item>
        <text:list-item>
          <text:p text:style-name="P924">yet — еще не;</text:p>
        </text:list-item>
      </text:list>
      <text:p text:style-name="P208"/>
      <text:p text:style-name="P646"><text:span text:style-name="T459">Just</text:span><text:span text:style-name="T531"> и </text:span><text:span text:style-name="T459">already</text:span><text:span text:style-name="T531"> используются в утверждениях. </text:span><text:span text:style-name="T459">Yet</text:span><text:span text:style-name="T531"> — в вопросах и отрицаниях</text:span><text:span text:style-name="T532">. </text:span></text:p>
      <text:p text:style-name="P774"><text:span text:style-name="T532">(</text:span><text:span text:style-name="T473">already</text:span><text:span text:style-name="T579"> также </text:span><text:span text:style-name="T578">иногда можно встретить</text:span><text:span text:style-name="T579"> в вопросах).</text:span></text:p>
      <text:p text:style-name="P210"/>
      <text:p text:style-name="P209">Место <text:span text:style-name="T404">just</text:span>, <text:span text:style-name="T404">already</text:span> в предложении — между <text:span text:style-name="T404">have</text:span> и 3й формой глагола. </text:p>
      <text:p text:style-name="P209">Слово <text:span text:style-name="T404">yet</text:span> стоит <text:span text:style-name="T759">всегда </text:span>в конце предложения.</text:p>
      <text:p text:style-name="P207"/>
      <text:p text:style-name="P94">I have <text:span text:style-name="T624">just</text:span> eaten a sandwich. <text:span text:style-name="T678">—</text:span> Я только что съел бутерброд.</text:p>
      <text:p text:style-name="P94">We have n<text:span text:style-name="T681">o</text:span>t finished <text:span text:style-name="T624">yet</text:span>. <text:span text:style-name="T678">—</text:span> Мы еще не закончили.</text:p>
      <text:p text:style-name="P205"/>
      <text:p text:style-name="P211">Другие указатели времени:</text:p>
      <text:list xml:id="list85708399" text:style-name="L23">
        <text:list-item>
          <text:p text:style-name="P925">ever — когда либо;</text:p>
        </text:list-item>
        <text:list-item>
          <text:p text:style-name="P925">never — никогда;</text:p>
        </text:list-item>
        <text:list-item>
          <text:p text:style-name="P925">recently — в последнее время;</text:p>
        </text:list-item>
        <text:list-item>
          <text:p text:style-name="P925">these days — в последние дни;</text:p>
        </text:list-item>
        <text:list-item>
          <text:p text:style-name="P925">словосочетание с this (this mornig, this week).</text:p>
        </text:list-item>
      </text:list>
      <text:p text:style-name="P210"/>
      <text:p text:style-name="P210">Место <text:span text:style-name="T404">ever</text:span>, <text:span text:style-name="T404">never</text:span> — перед 3й формой глагола, <text:span text:style-name="T680">а</text:span> <text:span text:style-name="T404">recently</text:span>, <text:span text:style-name="T404">these days</text:span> и </text:p>
      <text:p text:style-name="P210">словосочетания с <text:span text:style-name="T404">this</text:span> — в конце предложения.</text:p>
      <text:p text:style-name="P210"/>
      <text:p text:style-name="P95">I <text:span text:style-name="T681">ha</text:span>ve <text:span text:style-name="T624">never</text:span> been to New York. <text:span text:style-name="T679">— </text:span>Я никогда не был в Нью Йорке.</text:p>
      <text:p text:style-name="P95"><text:soft-page-break/>I <text:span text:style-name="T681">ha</text:span>ve worked a lot <text:span text:style-name="T624">these days</text:span>. <text:span text:style-name="T679">—</text:span> Я много работал в эти дни.</text:p>
      <text:p text:style-name="P212"/>
      <text:p text:style-name="P200">Отрицания в Present Perfect</text:p>
      <text:p text:style-name="P213"/>
      <text:p text:style-name="P214">Используются, когда хотят сказать:</text:p>
      <text:list xml:id="list3564492941" text:style-name="L24">
        <text:list-item>
          <text:p text:style-name="P926">об отсутствии ожидаемого результата;</text:p>
        </text:list-item>
        <text:list-item>
          <text:p text:style-name="P926">о том, чего автор никогда не делал или не испытывал.</text:p>
        </text:list-item>
      </text:list>
      <text:p text:style-name="P213"/>
      <text:p text:style-name="P213">Для этого ставится частица <text:span text:style-name="T404">not</text:span> после вспомогательного глагола <text:span text:style-name="T404">have</text:span>.</text:p>
      <text:p text:style-name="P213"/>
      <text:p text:style-name="P213">Также отрицательным считается предложение со словом <text:span text:style-name="T404">never</text:span>, которое передает отрицательный контекст.</text:p>
      <text:p text:style-name="P213"/>
      <text:p text:style-name="P647"><text:span text:style-name="T533">В </text:span><text:span text:style-name="T527">отрицаниях почти всегда используется сокращенная форма глагола — </text:span><text:span text:style-name="T458">haven`t</text:span><text:span text:style-name="T527">.</text:span></text:p>
      <text:p text:style-name="P648"><text:span text:style-name="T545">Сокращени</text:span><text:span text:style-name="T577">е</text:span><text:span text:style-name="T545"> </text:span><text:span text:style-name="T461">`ve not</text:span><text:span text:style-name="T545"> не используется.</text:span></text:p>
      <text:p text:style-name="P96">I have<text:span text:style-name="T348">n</text:span><text:span text:style-name="T352">`</text:span><text:span text:style-name="T348">t</text:span> expected that. <text:span text:style-name="T679">—</text:span> Я этого не ожидал.</text:p>
      <text:p text:style-name="P96">I<text:span text:style-name="T681">`</text:span>ve <text:span text:style-name="T348">never</text:span> seen this movie before. <text:span text:style-name="T679">— </text:span>Я до этого не видел этот фильм. </text:p>
      <text:p text:style-name="P199"/>
      <text:p text:style-name="P199">Вопросы в Present Perfect</text:p>
      <text:p text:style-name="P97"/>
      <text:p text:style-name="P216">Используются, если хоят узнать:</text:p>
      <text:list xml:id="list2011987731" text:style-name="L25">
        <text:list-item>
          <text:p text:style-name="P927">сделано ли дело к этом моменту, каким образом оно сделано;</text:p>
        </text:list-item>
        <text:list-item>
          <text:p text:style-name="P964"><text:span text:style-name="T545">имеет ли человек определенный опыт </text:span><text:span text:style-name="T543">или совершил ли он </text:span><text:span text:style-name="T546">нужное</text:span><text:span text:style-name="T543"> действие</text:span><text:span text:style-name="T545">;</text:span></text:p>
        </text:list-item>
      </text:list>
      <text:p text:style-name="P215"/>
      <text:p text:style-name="P648">Для этого используется уже знакомая схема. Глагол <text:span text:style-name="T404">have</text:span> ставится перед по<text:span text:style-name="T685">д</text:span>л<text:span text:style-name="T685">е</text:span>ж<text:span text:style-name="T685">а</text:span>щим.</text:p>
      <text:p text:style-name="P648"/>
      <text:p text:style-name="P98">Why have you done it? <text:span text:style-name="T679">—</text:span> Зачем ты это сделал?</text:p>
      <text:p text:style-name="P773"><text:span text:style-name="T469">Ha</text:span><text:span text:style-name="T470">s</text:span><text:span text:style-name="T469"> </text:span><text:span text:style-name="T470">he</text:span><text:span text:style-name="T469"> ever been to Rome? </text:span><text:span text:style-name="T471">—</text:span><text:span text:style-name="T469"> </text:span><text:span text:style-name="T470">Он</text:span><text:span text:style-name="T469"> бывал в Риме?</text:span></text:p>
      <text:p text:style-name="P98"/>
      <text:p text:style-name="P190">Present Perfect Continuous</text:p>
      <text:p text:style-name="P217"/>
      <text:p text:style-name="P219">Для того, чтобы использовать, нужно чтобы совпало сразу несколько условий:</text:p>
      <text:list xml:id="list3675677975" text:style-name="L26">
        <text:list-item>
          <text:p text:style-name="P965"><text:span text:style-name="T534">действие не закончено либо закончено не</text:span><text:span text:style-name="T538">давно</text:span><text:span text:style-name="T534">;</text:span></text:p>
        </text:list-item>
        <text:list-item>
          <text:p text:style-name="P965"><text:span text:style-name="T534">известн</text:span><text:span text:style-name="T538">а его продолжительность </text:span><text:span text:style-name="T552">(обычно из контекста предложения)</text:span><text:span text:style-name="T538">.</text:span></text:p>
        </text:list-item>
      </text:list>
      <text:p text:style-name="P218"/>
      <text:p text:style-name="P223">Схема состоит из 3х частей: вспомогательного глагола <text:span text:style-name="T404">have</text:span>, слова <text:span text:style-name="T404">been</text:span> <text:span text:style-name="T763">(особая форма </text:span></text:p>
      <text:p text:style-name="P223"><text:span text:style-name="T763">глагола </text:span><text:span text:style-name="T424">be</text:span><text:span text:style-name="T763">) </text:span>и смыслового глагола с окончанием <text:span text:style-name="T404">-ing</text:span>. </text:p>
      <text:p text:style-name="P221"/>
      <text:p text:style-name="P659"><text:span text:style-name="T527">На русский </text:span><text:span text:style-name="T536">язык </text:span><text:span text:style-name="T517">Present Perfect Continuous</text:span><text:span text:style-name="T525"> </text:span><text:span text:style-name="T527">переводится настоящим временем</text:span></text:p>
      <text:p text:style-name="P651"><text:span text:style-name="T535">(редко в прошлом). </text:span><text:span text:style-name="T536">При этом все 3 части </text:span><text:span text:style-name="T537">переводятся</text:span><text:span text:style-name="T536"> одним словом.</text:span></text:p>
      <text:p text:style-name="P220"/>
      <text:p text:style-name="P21"><text:span text:style-name="T641">I </text:span><text:span text:style-name="T654">have been learning</text:span><text:span text:style-name="T641"> English for 2 years. </text:span><text:span text:style-name="T658">—</text:span><text:span text:style-name="T641"> Я </text:span><text:span text:style-name="T654">учу</text:span><text:span text:style-name="T641"> английский уже 2 года (и еще не закончил).</text:span></text:p>
      <text:p text:style-name="P21"><text:span text:style-name="T641">We </text:span><text:span text:style-name="T654">have been cleaning</text:span><text:span text:style-name="T641"> the flat the whole morning. </text:span><text:span text:style-name="T658">— </text:span><text:span text:style-name="T641">Мы </text:span><text:span text:style-name="T654">убирали</text:span><text:span text:style-name="T641"> </text:span><text:span text:style-name="T659">квартиру все утро.</text:span></text:p>
      <text:p text:style-name="P222"/>
      <text:p text:style-name="P224">Формы глагола <text:span text:style-name="T404">have</text:span> <text:span text:style-name="T404">verb-ing</text:span> (подобно <text:span text:style-name="T404">am/is/are verb-ing</text:span>, как в Continuous) не существует.</text:p>
      <text:p text:style-name="P224">Если у смыслового глагола окончание<text:span text:style-name="T404"> -ing</text:span>, то <text:span text:style-name="T404">have</text:span> применяется только с <text:span text:style-name="T404">been</text:span>.</text:p>
      <text:p text:style-name="P224"/>
      <text:p text:style-name="P652"><text:span text:style-name="T538">С</text:span><text:span text:style-name="T527">лова-маячки Present Perfect Continuous:</text:span></text:p>
      <text:list xml:id="list4138976792" text:style-name="L27">
        <text:list-item>
          <text:p text:style-name="P928">for — в течении;</text:p>
        </text:list-item>
        <text:list-item>
          <text:p text:style-name="P928">since — с какого-то времени;</text:p>
        </text:list-item>
        <text:list-item>
          <text:p text:style-name="P928"><text:soft-page-break/>how long — как долго.</text:p>
        </text:list-item>
      </text:list>
      <text:p text:style-name="P226"/>
      <text:p text:style-name="P225">Дополнительно могут использоваться указатели периода:</text:p>
      <text:list xml:id="list2092097573" text:style-name="L28">
        <text:list-item>
          <text:p text:style-name="P929">all — весь (день/год);</text:p>
        </text:list-item>
        <text:list-item>
          <text:p text:style-name="P929">the whole — целый (день/вечер); </text:p>
        </text:list-item>
      </text:list>
      <text:p text:style-name="P220"/>
      <text:p text:style-name="P22"><text:span text:style-name="T641">He</text:span><text:span text:style-name="T660">`</text:span><text:span text:style-name="T642">s been playing</text:span><text:span text:style-name="T641"> for an hour. — Он </text:span><text:span text:style-name="T642">играет</text:span><text:span text:style-name="T641"> уже час </text:span><text:span text:style-name="T660">(в течении часа).</text:span></text:p>
      <text:p text:style-name="P23"><text:span text:style-name="T660">W</text:span><text:span text:style-name="T641">e`</text:span><text:span text:style-name="T642">ve been staying</text:span><text:span text:style-name="T641"> in this hotel since Tuesday. </text:span><text:span text:style-name="T661">— </text:span><text:span text:style-name="T641">Мы </text:span><text:span text:style-name="T642">находимся</text:span><text:span text:style-name="T641"> в этом отеле со вторника.</text:span></text:p>
      <text:p text:style-name="P227"/>
      <text:p text:style-name="P655"><text:span text:style-name="T539">В утверждениях глагол </text:span><text:span text:style-name="T460">have</text:span><text:span text:style-name="T539"> </text:span><text:span text:style-name="T540">часто</text:span><text:span text:style-name="T539"> сокращают до </text:span><text:span text:style-name="T460">`ve</text:span><text:span text:style-name="T539">, а </text:span><text:span text:style-name="T460">has</text:span><text:span text:style-name="T539"> — до </text:span><text:span text:style-name="T460">`s</text:span><text:span text:style-name="T539"> (лего перепутать с </text:span><text:span text:style-name="T460">is</text:span><text:span text:style-name="T539">, посему здесь вспомогательный глагол можно понять только по контексту).</text:span></text:p>
      <text:p text:style-name="P228"/>
      <text:p text:style-name="P654"><text:span text:style-name="T539">Е</text:span><text:span text:style-name="T527">сли используется глагол </text:span><text:span text:style-name="T458">be</text:span><text:span text:style-name="T527"> или глаголы состояния, которые не стоят в Continuous</text:span><text:span text:style-name="T549">,</text:span><text:span text:style-name="T527"> </text:span></text:p>
      <text:p text:style-name="P229">то предложение будет в Present Perfect. </text:p>
      <text:p text:style-name="P229"/>
      <text:p text:style-name="P26"><text:span text:style-name="T642">I </text:span><text:span text:style-name="T654">have known </text:span><text:span text:style-name="T642">(</text:span><text:span text:style-name="T650">а </text:span><text:span text:style-name="T642">не have been knowing)</text:span><text:span text:style-name="T641"> Alice for 3 years. </text:span><text:span text:style-name="T539">—</text:span><text:span text:style-name="T641"> Я </text:span><text:span text:style-name="T654">знаю</text:span><text:span text:style-name="T641"> Алису уже 3 года </text:span></text:p>
      <text:p text:style-name="P27"><text:span text:style-name="T641">I </text:span><text:span text:style-name="T654">haven`t seen</text:span><text:span text:style-name="T641"> Mary for years. </text:span><text:span text:style-name="T660">— </text:span><text:span text:style-name="T641">Я н</text:span><text:span text:style-name="T654">е видел</text:span><text:span text:style-name="T641"> Мэри много лет. </text:span></text:p>
      <text:p text:style-name="P229"/>
      <text:p text:style-name="P656"><text:span text:style-name="T548">Present Perfect Continuous можно упрощать до Present Perfect с пом</text:span><text:span text:style-name="T547">.</text:span><text:span text:style-name="T548"> глаголов </text:span><text:span text:style-name="T462">live</text:span><text:span text:style-name="T548"> </text:span><text:span text:style-name="T547">и</text:span><text:span text:style-name="T548"> </text:span><text:span text:style-name="T462">work</text:span><text:span text:style-name="T548">:</text:span></text:p>
      <text:p text:style-name="P25"><text:span text:style-name="T662">I</text:span><text:span text:style-name="T641">`ve </text:span><text:span text:style-name="T654">been working</text:span><text:span text:style-name="T641"> here for 2 years → I`ve </text:span><text:span text:style-name="T654">worked</text:span><text:span text:style-name="T641"> here for 2 years. </text:span><text:span text:style-name="T663">(смысл одинаковый)</text:span></text:p>
      <text:p text:style-name="P228"/>
      <text:p text:style-name="P5"><text:span text:style-name="T539">О</text:span><text:span text:style-name="T527">трицания в Present Perfect Continuous</text:span></text:p>
      <text:p text:style-name="P230"/>
      <text:p text:style-name="P653"><text:span text:style-name="T540">Использу</text:span><text:span text:style-name="T541">ю</text:span><text:span text:style-name="T540">тся, чтобы сказать, что что-то не происходит в течении указанного времени.</text:span></text:p>
      <text:p text:style-name="P231">Для этого добавляется частица <text:span text:style-name="T404">not</text:span> после вспомогательного глагола <text:span text:style-name="T404">have</text:span>.</text:p>
      <text:p text:style-name="P231"/>
      <text:p text:style-name="P24"><text:span text:style-name="T641">I </text:span><text:span text:style-name="T642">have not been waiting</text:span><text:span text:style-name="T641"> long. </text:span><text:span text:style-name="T661">—</text:span><text:span text:style-name="T641"> Я </text:span><text:span text:style-name="T642">не жду</text:span><text:span text:style-name="T641"> долго.</text:span></text:p>
      <text:p text:style-name="P220"/>
      <text:p text:style-name="P6"><text:span text:style-name="T527">Вопросы </text:span><text:span text:style-name="T542">в Present Perfect Continuous</text:span><text:span text:style-name="T527"> </text:span></text:p>
      <text:p text:style-name="P220"/>
      <text:p text:style-name="P232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232"/>
      <text:p text:style-name="P71"><text:span text:style-name="T641">Have you been waiting long? </text:span><text:span text:style-name="T661">— </text:span><text:span text:style-name="T641">Вы давно ждете? </text:span></text:p>
      <text:p text:style-name="P71"><text:span text:style-name="T641">How long have you been waiting? </text:span><text:span text:style-name="T661">—</text:span><text:span text:style-name="T641"> Как долго вы ждете?</text:span></text:p>
      <text:p text:style-name="P195"/>
      <text:p text:style-name="P195"><text:span text:style-name="T688">Прошедшее. </text:span>Past</text:p>
      <text:p text:style-name="P233"/>
      <text:p text:style-name="P245">Past Perfect и Past Perfect Continuous относительно редки и <text:span text:style-name="T695">в</text:span> рамках начального курса </text:p>
      <text:p text:style-name="P245">не проходятся. <text:span text:style-name="T689">В художественной литературе почти всегда используется Past Simple.</text:span></text:p>
      <text:p text:style-name="P233"/>
      <text:p text:style-name="P193">Past Simple</text:p>
      <text:p text:style-name="P234"/>
      <text:p text:style-name="P236">Используется, чтобы:</text:p>
      <text:list xml:id="list3913788862" text:style-name="L29">
        <text:list-item>
          <text:p text:style-name="P966"><text:span text:style-name="T550">сообщить факты </text:span><text:span text:style-name="T551">прошлого,</text:span><text:span text:style-name="T550"> рассказать историю, </text:span><text:span text:style-name="T558">биографию</text:span><text:span text:style-name="T550">; </text:span></text:p>
        </text:list-item>
        <text:list-item>
          <text:p text:style-name="P930">описать действие из прошлого, результат которого не важен в настоящем.</text:p>
        </text:list-item>
      </text:list>
      <text:p text:style-name="P235"/>
      <text:p text:style-name="P660"><text:span text:style-name="T552">Для этого использются глаголы во 2й форме. </text:span><text:span text:style-name="T553">Вторая форма правильного глагола образуется добавлением окончания </text:span><text:span text:style-name="T463">-ed</text:span><text:span text:style-name="T553">. </text:span><text:span text:style-name="T561">Ф</text:span><text:span text:style-name="T553">орма </text:span><text:span text:style-name="T561">неправильного глагола </text:span><text:span text:style-name="T553">находится в таблице.</text:span></text:p>
      <text:p text:style-name="P235"/>
      <text:p text:style-name="P28"><text:span text:style-name="T641">Mozart </text:span><text:span text:style-name="T654">lived</text:span><text:span text:style-name="T641"> from 1756 to 1791 — Моцарт </text:span><text:span text:style-name="T654">жил</text:span><text:span text:style-name="T641"> с 1756 по 1791 год (факт прошлого). </text:span></text:p>
      <text:p text:style-name="P28"><text:soft-page-break/><text:span text:style-name="T641">I </text:span><text:span text:style-name="T654">visited</text:span><text:span text:style-name="T641"> my parents yesterday — Вчера я </text:span><text:span text:style-name="T654">навещал</text:span><text:span text:style-name="T641"> родителей (действие из прошлого).</text:span></text:p>
      <text:p text:style-name="P333"/>
      <text:p text:style-name="P334">Если глагол заканчивается на глухой звук, то <text:span text:style-name="T404">-ed</text:span> читается как <text:span text:style-name="T404">t</text:span>, а если на звконкий </text:p>
      <text:p text:style-name="P334">согласный или на гласный звук — то как <text:span text:style-name="T404">d</text:span>: <text:span text:style-name="T404">worked [воркт], played [плэйд]</text:span>.</text:p>
      <text:p text:style-name="P658"/>
      <text:p text:style-name="P332">Если глагол заканчивается на <text:span text:style-name="T404">d </text:span>или <text:span text:style-name="T404">t</text:span>, то <text:span text:style-name="T404">-ed</text:span> читается как <text:span text:style-name="T404">id</text:span>: <text:span text:style-name="T404">recorded [рикодид]</text:span>. </text:p>
      <text:p text:style-name="P335">Если глагол заканчивается на <text:span text:style-name="T404">-e</text:span>, то её не надо писать 2 раза: <text:span text:style-name="T404">chase</text:span> → <text:span text:style-name="T404">chased</text:span>.</text:p>
      <text:p text:style-name="P658"/>
      <text:p text:style-name="P657">Слова-маячки Past Simple:</text:p>
      <text:list xml:id="list3190011227" text:style-name="L30">
        <text:list-item>
          <text:p text:style-name="P967">ago — <text:span text:style-name="T690">тому назад</text:span>;</text:p>
        </text:list-item>
        <text:list-item>
          <text:p text:style-name="P968">last — <text:span text:style-name="T690">прошлый</text:span>;</text:p>
        </text:list-item>
        <text:list-item>
          <text:p text:style-name="P931">yesterday — вчера;</text:p>
        </text:list-item>
      </text:list>
      <text:p text:style-name="P255"/>
      <text:p text:style-name="P661"><text:span text:style-name="T559">Past Simple часто путают с Present Perfect, потому что на русский они переводятся </text:span><text:span text:style-name="T560">почти</text:span><text:span text:style-name="T559"> одинаково. Главное отличие в том, что Present Perfect всегда будет сообщать доп</text:span><text:span text:style-name="T560">олнительную</text:span><text:span text:style-name="T559"> информацию, указывающ</text:span><text:span text:style-name="T560">ую </text:span><text:span text:style-name="T559">на настоящее время </text:span><text:span text:style-name="T560">(</text:span><text:span text:style-name="T561">чтобы сообщить</text:span><text:span text:style-name="T560"> результат).</text:span></text:p>
      <text:p text:style-name="P242"/>
      <text:p text:style-name="P243">Past Simple используется когда известен момент в прошлом. Если мы знаешь, </text:p>
      <text:p text:style-name="P243">когда произошло событие, то Present Perfect использовать нельзя.</text:p>
      <text:p text:style-name="P243"/>
      <text:p text:style-name="P103">Tom has lost his key — Том потерал ключ (у него сейчас нет ключа, </text:p>
      <text:p text:style-name="P103">потому что он его потерян).</text:p>
      <text:p text:style-name="P103"/>
      <text:p text:style-name="P103">Tom lost his key last weak — Том потерял ключ на прошлой неделе </text:p>
      <text:p text:style-name="P103">(не важно, есть у него ключ или нет).</text:p>
      <text:p text:style-name="P239"/>
      <text:p text:style-name="P240">В английском, если вопрос задается в настоящем, то и ответ должен быть в настоящем. </text:p>
      <text:p text:style-name="P240">Если вопрос в прошлом, то ответ также должен быть в прошлом.</text:p>
      <text:p text:style-name="P240"/>
      <text:p text:style-name="P240">Но если вопрос был в Present Perfect, а в ответе дается информация, когда именно это случилось, тогда необходимо отвечать в Past Simple.</text:p>
      <text:p text:style-name="P240"/>
      <text:p text:style-name="P101">Have you already started to learn English? Yes, I started to learn it 3 month ago — </text:p>
      <text:p text:style-name="P101">Ты уже начал учить английский? Да, 3 месяца назад (информация о времени).</text:p>
      <text:p text:style-name="P100"/>
      <text:p text:style-name="P241">Если вопрос содержит слово <text:span text:style-name="T404">when</text:span>, то он автоматически привязывает нас к моменту </text:p>
      <text:p text:style-name="P241">в прошлом. <text:span text:style-name="T694">Поэтому Present Perfect в вопросах с </text:span><text:span text:style-name="T414">when</text:span><text:span text:style-name="T694"> не используется.</text:span></text:p>
      <text:p text:style-name="P241"/>
      <text:p text:style-name="P102">Have you met him before? <text:span text:style-name="T693">—</text:span> Вы раньше с ним встречались?</text:p>
      <text:p text:style-name="P102">When did you meet him? <text:span text:style-name="T693">—</text:span> Когда вы встречались с ним?</text:p>
      <text:p text:style-name="P239"/>
      <text:p text:style-name="P196">Отрицания и вопросы в Past Simple</text:p>
      <text:p text:style-name="P238"/>
      <text:p text:style-name="P663"><text:span text:style-name="T553">Отрицание представляет связку </text:span><text:span text:style-name="T463">did</text:span><text:span text:style-name="T553"> с частицей </text:span><text:span text:style-name="T463">not</text:span><text:span text:style-name="T553">, </text:span><text:span text:style-name="T563">которая ставится перед смысловым глаголом в начальной форме. </text:span><text:span text:style-name="T554">Обычно </text:span><text:span text:style-name="T563">эта связка</text:span><text:span text:style-name="T554"> сокращается до </text:span><text:span text:style-name="T464">didn`t</text:span><text:span text:style-name="T554">.</text:span></text:p>
      <text:p text:style-name="P248"/>
      <text:p text:style-name="P663"><text:span text:style-name="T562">В вопросах </text:span><text:span text:style-name="T553">вспомогательный глагол </text:span><text:span text:style-name="T463">did</text:span><text:span text:style-name="T553"> используется </text:span><text:span text:style-name="T563">по тем же грамматическим </text:span></text:p>
      <text:p text:style-name="P663"><text:span text:style-name="T563">правилам</text:span><text:span text:style-name="T553">, </text:span><text:span text:style-name="T554">как</text:span><text:span text:style-name="T553"> </text:span><text:span text:style-name="T463">do</text:span><text:span text:style-name="T553"> для Present Simple. </text:span></text:p>
      <text:p text:style-name="P237"/>
      <text:p text:style-name="P99"><text:span text:style-name="T624">Did</text:span> you <text:span text:style-name="T624">go</text:span> to Los Angeles last week? - Ты <text:span text:style-name="T624">ездил</text:span> в Лос Анжелес на прошлой неделе?</text:p>
      <text:p text:style-name="P99">I <text:span text:style-name="T624">didn`t go</text:span> to Los Angeles, I <text:span text:style-name="T624">went</text:span> to Bostom — Я <text:span text:style-name="T624">не ездил</text:span> в Лос Анжелес, я <text:span text:style-name="T624">ездил</text:span> в Бостон.</text:p>
      <text:p text:style-name="P756"/>
      <text:p text:style-name="P201"><text:soft-page-break/>Past Continuous</text:p>
      <text:p text:style-name="P244"/>
      <text:p text:style-name="P666"><text:span text:style-name="T565">О</text:span><text:span text:style-name="T564">значает процесс или незаконченное действие, которое привязано к точному моменту </text:span></text:p>
      <text:p text:style-name="P666"><text:span text:style-name="T564">в </text:span><text:span text:style-name="T612">прошлом</text:span><text:span text:style-name="T564"> (т. е. действие происходило и не было закончено).</text:span></text:p>
      <text:p text:style-name="P246"/>
      <text:p text:style-name="P665"><text:span text:style-name="T564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568">обсуждаемая ситуация</text:span><text:span text:style-name="T564">).</text:span></text:p>
      <text:p text:style-name="P246"/>
      <text:p text:style-name="P667"><text:span text:style-name="T565">Состоит из 2х частей: вспомогательного глагола </text:span><text:span text:style-name="T466">be</text:span><text:span text:style-name="T565"> (</text:span><text:span text:style-name="T566">формы как в Past Simple</text:span><text:span text:style-name="T565">) и смыслового глагола с окончанием </text:span><text:span text:style-name="T466">-ing</text:span><text:span text:style-name="T565">. </text:span><text:span text:style-name="T564">На русский переводится глаголом в прошедшем времени.</text:span></text:p>
      <text:p text:style-name="P247"/>
      <text:p text:style-name="P104">Last Sunday at 5 I <text:span text:style-name="T624">was having</text:span> dinner with my friends — В прошлое воскресенье в 5 </text:p>
      <text:p text:style-name="P104">я <text:span text:style-name="T624">ужинал</text:span> со своими друзьями (привязка к точному моменту в прошлом).</text:p>
      <text:p text:style-name="P30"><text:span text:style-name="T665">My parents </text:span><text:span text:style-name="T656">were watching</text:span><text:span text:style-name="T665"> TV when I came home yesterday — Мои родители </text:span><text:span text:style-name="T656">смотрели</text:span><text:span text:style-name="T665"> телевизор, когда я пришел вчера домой (незаконченное действие </text:span><text:span text:style-name="T666">в тот момент</text:span><text:span text:style-name="T665">).</text:span></text:p>
      <text:p text:style-name="P105"/>
      <text:p text:style-name="P667"><text:span text:style-name="T566">В отрицаниях и вопросах </text:span><text:span text:style-name="T567">глагол </text:span><text:span text:style-name="T467">be</text:span><text:span text:style-name="T566"> ведет себя точно так же, как и </text:span><text:span text:style-name="T567">для</text:span><text:span text:style-name="T566"> Past Simple:</text:span></text:p>
      <text:p text:style-name="P31"><text:span text:style-name="T667">W</text:span><text:span text:style-name="T641">e weren`t reading — Мы не читали (именно тогда). Was I running? — Я бежал?</text:span></text:p>
      <text:p text:style-name="P107"/>
      <text:p text:style-name="P251">В одном предложении часто используются Past Continuous и Past Simple одновременно.</text:p>
      <text:p text:style-name="P670"><text:span text:style-name="T569">Действие, длящееся какое-то время (</text:span><text:span text:style-name="T570">Past Continuous</text:span><text:span text:style-name="T569">) может прерываться более коротким действием (</text:span><text:span text:style-name="T570">Past Simple</text:span><text:span text:style-name="T575">)</text:span><text:span text:style-name="T569"> </text:span><text:span text:style-name="T573">либо другим Past Continuous </text:span><text:span text:style-name="T576">(смотреть по контексту)</text:span><text:span text:style-name="T573">.</text:span></text:p>
      <text:p text:style-name="P249"/>
      <text:p text:style-name="P668"><text:span text:style-name="T569">В этом случае предложение может содержать слово </text:span><text:span text:style-name="T468">while</text:span><text:span text:style-name="T569"> </text:span><text:span text:style-name="T571">(в то время, как)</text:span><text:span text:style-name="T569"> в той части, которая относится к <text:s/></text:span><text:span text:style-name="T570">Past Continuous, </text:span><text:span text:style-name="T569">либо </text:span><text:span text:style-name="T468">when</text:span><text:span text:style-name="T569">, там, где используется Past Simple.</text:span></text:p>
      <text:p text:style-name="P249"/>
      <text:p text:style-name="P32"><text:span text:style-name="T657">While</text:span><text:span text:style-name="T668"> I was working in the garden, I </text:span><text:span text:style-name="T669">kicked</text:span><text:span text:style-name="T668"> my leg — Пока я работал в саду, я </text:span><text:span text:style-name="T670">пнул</text:span><text:span text:style-name="T668"> ногу.</text:span></text:p>
      <text:p text:style-name="P33"><text:span text:style-name="T641">I was working in the garden </text:span><text:span text:style-name="T654">when</text:span><text:span text:style-name="T641"> I kicked my leg — </text:span><text:span text:style-name="T669">Я работал в саду, когда </text:span><text:span text:style-name="T670">пнул</text:span><text:span text:style-name="T669"> ногу</text:span><text:span text:style-name="T641">.</text:span></text:p>
      <text:p text:style-name="P108"/>
      <text:p text:style-name="P34"><text:span text:style-name="T654">While</text:span><text:span text:style-name="T641"> Tom was reading, Amely was watching a documentary on TV — Пока </text:span><text:span text:style-name="T671">Т</text:span><text:span text:style-name="T641">ом читал, </text:span></text:p>
      <text:p text:style-name="P109">Эмили смотрела документальный фильм по телевизору.</text:p>
      <text:p text:style-name="P252"/>
      <text:p text:style-name="P669"><text:span text:style-name="T574">Если действия происходят не одновременно, а следуют одно за другим</text:span><text:span text:style-name="T572">, то в этом </text:span></text:p>
      <text:p text:style-name="P250">случае нужно использовать <text:span text:style-name="T708">только</text:span> Past Simple.</text:p>
      <text:p text:style-name="P250"/>
      <text:p text:style-name="P106">I saw Jane in the street yesterday. I stopped and said hello — Я увидел Джейн вчера на улице. </text:p>
      <text:p text:style-name="P106">Я остановился и поздоровался (сказал «привет»).</text:p>
      <text:p text:style-name="P198"/>
      <text:p text:style-name="P198">Будущие. Future</text:p>
      <text:p text:style-name="P121"/>
      <text:p text:style-name="P126">В английском языке о будущем можно говорить не только с помощью формы Future, но и </text:p>
      <text:p text:style-name="P676"><text:span text:style-name="T590">с помощью </text:span><text:span text:style-name="T594">формы</text:span><text:span text:style-name="T590"> </text:span><text:span text:style-name="T592">Present</text:span><text:span text:style-name="T590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125"/>
      <text:p text:style-name="P675"><text:span text:style-name="T591">Другие варианты Future (кроме </text:span><text:span text:style-name="T593">Future </text:span><text:span text:style-name="T591">Simple) используются редко, </text:span><text:span text:style-name="T593">т. к.</text:span><text:span text:style-name="T591"> они громоздкие и довольно неудобные. В современном английском можно обойтись без них.</text:span></text:p>
      <text:p text:style-name="P125"/>
      <text:p text:style-name="P673"><text:span text:style-name="T218">На будущ</text:span><text:span text:style-name="T219">и</text:span><text:span text:style-name="T218">е могут также указы</text:span><text:span text:style-name="T219">вать</text:span><text:span text:style-name="T218"> модальные глаголы </text:span><text:span text:style-name="T220">и оборот </text:span><text:span text:style-name="T137">be going to</text:span><text:span text:style-name="T221">, </text:span><text:span text:style-name="T220">который </text:span></text:p>
      <text:p text:style-name="P673"><text:span text:style-name="T220">в основном</text:span><text:span text:style-name="T221"> встречается </text:span><text:span text:style-name="T220">в разговорной речи и нередко используется вместо Future Simple.</text:span></text:p>
      <text:p text:style-name="P125"/>
      <text:p text:style-name="P264"/>
      <text:p text:style-name="P853">Present Continuous в значении будущего</text:p>
      <text:p text:style-name="P127"/>
      <text:p text:style-name="P127">Используется, чтобы сказать о личных планах. В предложении обычно указывается дата </text:p>
      <text:p text:style-name="P127">или время, связанные с будущим. Переводить можно как будущим так и настоящим.</text:p>
      <text:p text:style-name="P127"/>
      <text:p text:style-name="P529">What are you doing on Satureday? <text:span text:style-name="T353">—</text:span> Что ты делаешь в субботу? (какие у тебя планы?)</text:p>
      <text:p text:style-name="P537">I am flying to London tomorrow — <text:span text:style-name="T709">Завтра я лечу в Лондон (личный план)</text:span></text:p>
      <text:p text:style-name="P537"/>
      <text:p text:style-name="P432">Present Simple в значении будущего</text:p>
      <text:p text:style-name="P538"/>
      <text:p text:style-name="P128"><text:span text:style-name="T307">Используется, чтобы сказать о том, что </text:span><text:span text:style-name="T309">что-то </text:span><text:span text:style-name="T307">должно произойти по рассписанию, либо </text:span></text:p>
      <text:p text:style-name="P128"><text:span text:style-name="T307">о собственном графике. </text:span><text:span text:style-name="T308">Переводить можно как будущим так и настоящим.</text:span></text:p>
      <text:p text:style-name="P445"/>
      <text:p text:style-name="P445">Ключевое отличие от Present Continuous в том, что расписание не зависит от говорящего, </text:p>
      <text:p text:style-name="P671"><text:span text:style-name="T145">т. е. речь может идти </text:span><text:span text:style-name="T146">о </text:span><text:span text:style-name="T145">рассписании транспорта, сеансов в кино и т. </text:span><text:span text:style-name="T146">п</text:span><text:span text:style-name="T145">.</text:span></text:p>
      <text:p text:style-name="P539">My airplane flies at 6 o`clock tomorrow — Мой самолет летит завтра в 6 (рассписание)</text:p>
      <text:p text:style-name="P757"><text:span text:style-name="T98">What time do you finish work tommorow? </text:span><text:span text:style-name="T99">— </text:span><text:span text:style-name="T98">В какое время ты заканчиваешь работу завтра?</text:span></text:p>
      <text:p text:style-name="P541"/>
      <text:p text:style-name="P433">Оборот <text:span text:style-name="T404">be going to</text:span></text:p>
      <text:p text:style-name="P446"/>
      <text:p text:style-name="P672"><text:span text:style-name="T147">Подразумевает, что человек говорит не о спонтанном решении что-либо сделать, </text:span><text:span text:style-name="T150">а о заранее </text:span><text:span text:style-name="T151">продуманных</text:span><text:span text:style-name="T150"> действиях. </text:span><text:span text:style-name="T147">На русский переводится как «собираюсь сделать».</text:span></text:p>
      <text:p text:style-name="P446"/>
      <text:p text:style-name="P130"><text:span text:style-name="T306">Чтобы использовать, нужно поставить глагол </text:span><text:span text:style-name="T98">be</text:span><text:span text:style-name="T306"> в форму </text:span><text:span text:style-name="T98">am/is/are</text:span><text:span text:style-name="T306">, а смысловой глагол оставить в начальной форме, после </text:span><text:span text:style-name="T98">going to</text:span><text:span text:style-name="T306">.</text:span></text:p>
      <text:p text:style-name="P446"/>
      <text:p text:style-name="P540">I`m going to meet my friends tomorrow — Я собираюсь встретиться с друзьями завтра.</text:p>
      <text:p text:style-name="P743"><text:span text:style-name="T38">I`m going to go</text:span><text:span text:style-name="T316"> out after I finish my work — Я собираюсь погулять после, как закончу работу.</text:span></text:p>
      <text:p text:style-name="P446"/>
      <text:p text:style-name="P674"><text:span text:style-name="T147">В разговорной </text:span><text:span text:style-name="T151">стиле</text:span><text:span text:style-name="T148"> </text:span><text:span text:style-name="T149">этот </text:span><text:span text:style-name="T148">оборот </text:span><text:span text:style-name="T147">очень часто </text:span><text:span text:style-name="T151">записывается</text:span><text:span text:style-name="T147"> как </text:span><text:span text:style-name="T100">gonna</text:span><text:span text:style-name="T147"> </text:span><text:span text:style-name="T100">[гона].</text:span></text:p>
      <text:p text:style-name="P542"/>
      <text:p text:style-name="P131"><text:span text:style-name="T306">Также его используют, когда очевидно, что вот-вот случится какое-то действие. В этом случае </text:span><text:span text:style-name="T98">be goin to </text:span><text:span text:style-name="T306">передает оттенок неизбежности происходящего и применяется по отношению </text:span></text:p>
      <text:p text:style-name="P447">к постороннему человеку или объетку.</text:p>
      <text:p text:style-name="P447"/>
      <text:p text:style-name="P543">Look! He`s going to fall — Смотри! Он сейчас упадет.</text:p>
      <text:p text:style-name="P543">The sky is dark. It`s going to rain — Небо темное. Сейчас пойдет дождь.</text:p>
      <text:p text:style-name="P435"/>
      <text:p text:style-name="P434">Future Simple</text:p>
      <text:p text:style-name="P448"/>
      <text:p text:style-name="P677"><text:span text:style-name="T152">Сообщает о будущих, еще не случившихся событиях. </text:span><text:span text:style-name="T153">Эта форма говорит о том, что человек сделает что-то в будущем, но решение он принял в момент речи, </text:span><text:span text:style-name="T154">т. е. описывает не спланированные, а спонтанные дейсвтия. </text:span></text:p>
      <text:p text:style-name="P451"/>
      <text:p text:style-name="P677"><text:span text:style-name="T155">В</text:span><text:span text:style-name="T154"> предложени</text:span><text:span text:style-name="T155">ях</text:span><text:span text:style-name="T154"> </text:span><text:span text:style-name="T155">будут </text:span><text:span text:style-name="T154">часто </text:span><text:span text:style-name="T155">попадаться слова</text:span><text:span text:style-name="T154">, </text:span><text:span text:style-name="T155">выражающие</text:span><text:span text:style-name="T154"> мнение: <text:s/></text:span><text:span text:style-name="T101">I think </text:span><text:span text:style-name="T102">(я думаю)</text:span><text:span text:style-name="T101">, </text:span></text:p>
      <text:p text:style-name="P677"><text:span text:style-name="T101">I`m sure </text:span><text:span text:style-name="T102">(я уверен), I hope (я надеюсь), </text:span><text:span text:style-name="T101">probably (возможно).</text:span><text:span text:style-name="T102"> </text:span></text:p>
      <text:p text:style-name="P455"/>
      <text:p text:style-name="P450">Схема состоит из 2х частей: вспомогательного глагола <text:span text:style-name="T404">will </text:span><text:span text:style-name="T713">(заменяет </text:span><text:span text:style-name="T415">do/did</text:span><text:span text:style-name="T713">)</text:span> </text:p>
      <text:p text:style-name="P450">и смыслового глагола в начальной форме. </text:p>
      <text:p text:style-name="P545"/>
      <text:p text:style-name="P450"><text:span text:style-name="T404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404">not</text:span>.</text:p>
      <text:p text:style-name="P449"><text:soft-page-break/>В речи и на письме <text:span text:style-name="T404">will</text:span> обычно сокращается до <text:span text:style-name="T404">`ll</text:span>, а отрицание <text:span text:style-name="T404">will</text:span> <text:span text:style-name="T404">not</text:span> д<text:span text:style-name="T712">о</text:span> <text:span text:style-name="T404">won`t</text:span>.</text:p>
      <text:p text:style-name="P449"/>
      <text:p text:style-name="P544">We <text:span text:style-name="T624">will</text:span> proobably <text:span text:style-name="T624">meet</text:span> soon — Мы, возможно, скоро <text:span text:style-name="T624">встретимся</text:span>.</text:p>
      <text:p text:style-name="P544">I hope everything <text:span text:style-name="T624">will be</text:span> fine — Надеюсь, все <text:span text:style-name="T624">будет </text:span>хорошо.</text:p>
      <text:p text:style-name="P544"><text:span text:style-name="T624">Will</text:span> you <text:span text:style-name="T624">be</text:span> at home toworrow? No, I won`t — <text:span text:style-name="T711">Ты </text:span><text:span text:style-name="T626">будешь</text:span><text:span text:style-name="T711"> завтра дома? Нет</text:span>.</text:p>
      <text:p text:style-name="P449"/>
      <text:p text:style-name="P454">Чтобы правильно подобрать нужную форму, нужно отталкиваться от контекста:</text:p>
      <text:list xml:id="list4155941322" text:style-name="L31">
        <text:list-item>
          <text:p text:style-name="P869">I will do — я сделаю (считаю/верю, что сделаю это);</text:p>
        </text:list-item>
        <text:list-item>
          <text:p text:style-name="P870">I am doing — я сделаю (потому что уже спланировал это);</text:p>
        </text:list-item>
        <text:list-item>
          <text:p text:style-name="P870">I am going to do — я собираюсь сделать (ключевое слово «собираюсь»).</text:p>
        </text:list-item>
      </text:list>
      <text:p text:style-name="P452"/>
      <text:p text:style-name="P453">Нередко, вместо will используется модальный глагол might:</text:p>
      <text:p text:style-name="P547">I might do it — Наверное, я сделаю это.</text:p>
      <text:p text:style-name="P546"/>
      <text:p text:style-name="P444">Модальные глаголы</text:p>
      <text:p text:style-name="P548"/>
      <text:p text:style-name="P458">Это особенные глаголы, которые одновременно:</text:p>
      <text:list xml:id="list4231918679" text:style-name="L32">
        <text:list-item>
          <text:p text:style-name="P871">передают смысл (используются как смысловые глаголы);</text:p>
        </text:list-item>
        <text:list-item>
          <text:p text:style-name="P871">передают время (привязывают дейсвтие к какому-то времени);</text:p>
        </text:list-item>
        <text:list-item>
          <text:p text:style-name="P871">используются по тем же правилами, что и вспомогательные глаголы.</text:p>
        </text:list-item>
      </text:list>
      <text:p text:style-name="P456"/>
      <text:p text:style-name="P456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456">а в отрицаниях используются вместе с частицей <text:span text:style-name="T404">not</text:span>.</text:p>
      <text:p text:style-name="P456"/>
      <text:p text:style-name="P686"><text:span text:style-name="T158">Модальные глаголы не имеют окончаний и дополнительных форм. </text:span><text:span text:style-name="T180">Т. е. </text:span><text:span text:style-name="T158">не меняются в зависимости от подлежащего </text:span><text:span text:style-name="T180">(нет окончания -s, если подлежащее he/she/it и </text:span><text:span text:style-name="T181">пр</text:span><text:span text:style-name="T180">)</text:span><text:span text:style-name="T158">. </text:span></text:p>
      <text:p text:style-name="P457"/>
      <text:p text:style-name="P464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464"/>
      <text:p text:style-name="P465"><text:span text:style-name="T734">После модального глагола почти всегда </text:span><text:span text:style-name="T736">идет</text:span><text:span text:style-name="T734"> смысловой глагол в начальной форме, </text:span><text:span text:style-name="T737">но </text:span><text:span text:style-name="T734">без частицы </text:span><text:span text:style-name="T420">to. </text:span><text:span text:style-name="T735">Также смысловой глагол в начальной форме идет после модальных кострукций.</text:span></text:p>
      <text:p text:style-name="P464"/>
      <text:p text:style-name="P758"><text:span text:style-name="T180">М</text:span><text:span text:style-name="T144">одальные глаголы: </text:span><text:span text:style-name="T98">can, could, must, might, may, should, would, will, shall</text:span><text:span text:style-name="T144">.</text:span></text:p>
      <text:p text:style-name="P714"><text:span text:style-name="T170">М</text:span><text:span text:style-name="T216">одальные конструкции: </text:span><text:span text:style-name="T132">be able to, have to, used to</text:span><text:span text:style-name="T216">.</text:span></text:p>
      <text:p text:style-name="P466"/>
      <text:p text:style-name="P714"><text:span text:style-name="T304">Глаголы </text:span><text:span text:style-name="T140">w</text:span><text:span text:style-name="T141">ill</text:span><text:span text:style-name="T305"> и </text:span><text:span text:style-name="T140">s</text:span><text:span text:style-name="T141">hall</text:span></text:p>
      <text:p text:style-name="P467"/>
      <text:p text:style-name="P759"><text:span text:style-name="T144">В Future Simple </text:span><text:span text:style-name="T98">will</text:span><text:span text:style-name="T144"> используется как вспомогательный глагол. Но иногда он также</text:span></text:p>
      <text:p text:style-name="P759"><text:span text:style-name="T144">используется как модальный глагол. Это касается ситуац</text:span><text:span text:style-name="T156">и</text:span><text:span text:style-name="T144">й, когда нужно предложить свою помощь либо обратиться за помощью самому.</text:span></text:p>
      <text:p text:style-name="P468"/>
      <text:p text:style-name="P549">You luggage is heavy. I`ll help you — У вас тяжелый багаж. Я помогу вам.</text:p>
      <text:p text:style-name="P549">Will you help me? — Ты мне поможешь?</text:p>
      <text:p text:style-name="P468"/>
      <text:p text:style-name="P679"><text:span text:style-name="T156">Ситуации с </text:span><text:span text:style-name="T103">will</text:span><text:span text:style-name="T156"> переводятся будущим, а с </text:span><text:span text:style-name="T103">won`t </text:span><text:span text:style-name="T156">— настоящим. </text:span><text:span text:style-name="T103">Won`t</text:span><text:span text:style-name="T156"> означает </text:span></text:p>
      <text:p text:style-name="P460">«отказывается» (не смотря на мои ожидание, действие не происходит).</text:p>
      <text:p text:style-name="P459"/>
      <text:p text:style-name="P550"/>
      <text:p text:style-name="P859">What`s wrong? My Car won`t start — Что случилось? Моя машина не заводится. </text:p>
      <text:p text:style-name="P550">(отказывается заводиться)</text:p>
      <text:p text:style-name="P459"/>
      <text:p text:style-name="P678"><text:span text:style-name="T157">Модальный глагол </text:span><text:span text:style-name="T104">shall</text:span><text:span text:style-name="T157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04">will</text:span><text:span text:style-name="T157">.</text:span></text:p>
      <text:p text:style-name="P461"/>
      <text:p text:style-name="P678"><text:span text:style-name="T157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04">I</text:span><text:span text:style-name="T157"> или </text:span><text:span text:style-name="T104">we</text:span><text:span text:style-name="T157">.</text:span></text:p>
      <text:p text:style-name="P461"/>
      <text:p text:style-name="P551">Shall I close the door? - Я закрою дверь? (вы не против, если я закрою дверь?)</text:p>
      <text:p text:style-name="P35"><text:span text:style-name="T310">S</text:span><text:span text:style-name="T306">hall we dance? - Потанцуем? (вы не против потанцевать?)</text:span></text:p>
      <text:p text:style-name="P459"/>
      <text:p text:style-name="P436"><text:span text:style-name="T719">Глаголы </text:span><text:span text:style-name="T417">c</text:span><text:span text:style-name="T404">an</text:span> и <text:span text:style-name="T417">c</text:span><text:span text:style-name="T404">ould</text:span></text:p>
      <text:p text:style-name="P461"/>
      <text:p text:style-name="P684"><text:span text:style-name="T116">Can</text:span><text:span text:style-name="T159"> переводится как «умею», «могу», «смогу». </text:span><text:span text:style-name="T178">С</text:span><text:span text:style-name="T159"> частицей </text:span><text:span text:style-name="T116">not</text:span><text:span text:style-name="T159"> в пишется либо </text:span></text:p>
      <text:p text:style-name="P321"><text:span text:style-name="T159">слитно — </text:span><text:span text:style-name="T116">cannot</text:span><text:span text:style-name="T159">, либо сокращенно — </text:span><text:span text:style-name="T116">can`t</text:span><text:span text:style-name="T159">. </text:span><text:span text:style-name="T178">М</text:span><text:span text:style-name="T160">ожет передавать следующие значения:</text:span></text:p>
      <text:list xml:id="list586022518" text:style-name="L33">
        <text:list-item>
          <text:p text:style-name="P969"><text:span text:style-name="T159">у</text:span><text:span text:style-name="T160">мственные или физические возможности, умение что-то сделать;</text:span></text:p>
        </text:list-item>
        <text:list-item>
          <text:p text:style-name="P872">разрешение или запрет что-то cделать;</text:p>
        </text:list-item>
        <text:list-item>
          <text:p text:style-name="P872">просьба или предложение о помощи;</text:p>
        </text:list-item>
        <text:list-item>
          <text:p text:style-name="P872">неуверенность в совершении действия (в вопросах).</text:p>
        </text:list-item>
      </text:list>
      <text:p text:style-name="P463"/>
      <text:p text:style-name="P36"><text:span text:style-name="T311">H</text:span><text:span text:style-name="T306">e can understand my English — Он может понимать мой английский.</text:span></text:p>
      <text:p text:style-name="P552">You can`t smoke here — Ты не можешь сдесь курить.</text:p>
      <text:p text:style-name="P552">Can I help you? - Я могу вам помочь?</text:p>
      <text:p text:style-name="P469"/>
      <text:p text:style-name="P760"><text:span text:style-name="T159">В </text:span><text:span text:style-name="T144">разговорной речи </text:span><text:span text:style-name="T98">can</text:span><text:span text:style-name="T144"> широко используется именно, когда нужно спросить разрешение </text:span></text:p>
      <text:p text:style-name="P761"><text:span text:style-name="T144">что-то сделать. </text:span><text:span text:style-name="T184">Е</text:span><text:span text:style-name="T182">сли нужно спросить разрешение вежливо, то используется may.</text:span></text:p>
      <text:p text:style-name="P505"/>
      <text:p text:style-name="P687"><text:span text:style-name="T118">Can</text:span><text:span text:style-name="T119"> I use your phone? / May I use your phone? - Я мог</text:span><text:span text:style-name="T118">у</text:span><text:span text:style-name="T119"> воспольз</text:span><text:span text:style-name="T118">оваться</text:span><text:span text:style-name="T119"> </text:span></text:p>
      <text:p text:style-name="P687"><text:span text:style-name="T118">твоим/</text:span><text:span text:style-name="T119">вашим телефоном?</text:span></text:p>
      <text:p text:style-name="P462"/>
      <text:p text:style-name="P762"><text:span text:style-name="T98">Could [куд] </text:span><text:span text:style-name="T144">переводится как «мог», «мог бы» и является прошедшей формой от </text:span><text:span text:style-name="T98">can</text:span><text:span text:style-name="T144">. </text:span></text:p>
      <text:p text:style-name="P470">Его следует использовать, когда мы говорим о том, что что-то умели или могли в прошлом.</text:p>
      <text:p text:style-name="P504">Также <text:span text:style-name="T404">could</text:span> <text:span text:style-name="T738">применяется</text:span> в качестве официальной формы обращения.</text:p>
      <text:p text:style-name="P470"/>
      <text:p text:style-name="P553">I could read at the age of 4 — Я мог читать в 4 года.</text:p>
      <text:p text:style-name="P553">This story could be true — Эта история могла бы быть правдой.</text:p>
      <text:p text:style-name="P441"/>
      <text:p text:style-name="P441"><text:span text:style-name="T717">К</text:span>онструкция <text:span text:style-name="T404">be able to</text:span></text:p>
      <text:p text:style-name="P471"/>
      <text:p text:style-name="P472">Дублирует по значению модальные глаголы <text:span text:style-name="T404">can/could</text:span>. Говорит о возможности </text:p>
      <text:p text:style-name="P472">соверишить действие. <text:span text:style-name="T732">В настоящем времени </text:span><text:span text:style-name="T716">заменяется модальным глаголом </text:span><text:span text:style-name="T416">can</text:span><text:span text:style-name="T732">.</text:span></text:p>
      <text:p text:style-name="P472"/>
      <text:p text:style-name="P473">В этой конструкции глагол <text:span text:style-name="T404">be</text:span> передает время:</text:p>
      <text:list xml:id="list2757629117" text:style-name="L34">
        <text:list-item>
          <text:p text:style-name="P873">am/is/are able to — могу/может/могут (есть возможность);</text:p>
        </text:list-item>
        <text:list-item>
          <text:p text:style-name="P873">was/were able to — смог/смогли;</text:p>
        </text:list-item>
        <text:list-item>
          <text:p text:style-name="P873">will be able to — смогу/сможет/смогут.</text:p>
        </text:list-item>
      </text:list>
      <text:p text:style-name="P474"/>
      <text:p text:style-name="P680"><text:span text:style-name="T105">B</text:span><text:span text:style-name="T106">e able to</text:span><text:span text:style-name="T161"> передает оттенок </text:span><text:span text:style-name="T162">того, что </text:span><text:span text:style-name="T165">человек</text:span><text:span text:style-name="T162"> обычно не может сделать, но именно тогда </text:span></text:p>
      <text:p text:style-name="P680"><text:span text:style-name="T162">смог (в прошедшем) или сможет (в будущем).</text:span><text:span text:style-name="T161"> </text:span><text:span text:style-name="T162">Т</text:span><text:span text:style-name="T161">. е. не «мог</text:span><text:span text:style-name="T162">у</text:span><text:span text:style-name="T161">», а «</text:span><text:span text:style-name="T162">смогу</text:span><text:span text:style-name="T161">».</text:span></text:p>
      <text:p text:style-name="P475"/>
      <text:p text:style-name="P554"><text:soft-page-break/>Stacey talked rather quickly, but I was able to understand her — Стэйси говорила довольно быстро, но я смог понять её.</text:p>
      <text:p text:style-name="P554"/>
      <text:p text:style-name="P554">If I learn French, I will be able to understand it — Если я буду учить французский, </text:p>
      <text:p text:style-name="P554">я смогу понимать его.</text:p>
      <text:p text:style-name="P554"/>
      <text:p text:style-name="P437"><text:span text:style-name="T719">Глаголы </text:span><text:span text:style-name="T417">m</text:span><text:span text:style-name="T404">ight</text:span> и <text:span text:style-name="T417">m</text:span><text:span text:style-name="T404">ay</text:span></text:p>
      <text:p text:style-name="P554"/>
      <text:p text:style-name="P685"><text:span text:style-name="T179">M</text:span><text:span text:style-name="T109">ight [майт]</text:span><text:span text:style-name="T163"> переводится как «может» или «мог бы», </text:span><text:span text:style-name="T170">а</text:span><text:span text:style-name="T721"> т</text:span>акже <text:span text:style-name="T163">наречием </text:span><text:span text:style-name="T168">«возможно», «вероятно», </text:span><text:span text:style-name="T169">«должно быть», </text:span><text:span text:style-name="T168">«наверное»</text:span><text:span text:style-name="T163">. </text:span></text:p>
      <text:p text:style-name="P501"/>
      <text:p text:style-name="P476">Он указывает на вероятность того, что ситуация может происходить сейчас или произойти </text:p>
      <text:p text:style-name="P476">в ближайшем будущем. Является синонимом фразе <text:span text:style-name="T404">it is possible that</text:span> (возможно, что).</text:p>
      <text:p text:style-name="P572"/>
      <text:p text:style-name="P763"><text:span text:style-name="T98">Look at the sky. It might rain — Посмотри на небо. Возможно </text:span><text:span text:style-name="T108">пойдет дождь.</text:span></text:p>
      <text:p text:style-name="P764"><text:span text:style-name="T108">M</text:span><text:span text:style-name="T98">ight Tom call in the evening? - Том может позвонить вечером? (может</text:span><text:span text:style-name="T110"> ли он позвонить</text:span><text:span text:style-name="T98">?)</text:span></text:p>
      <text:p text:style-name="P554"/>
      <text:p text:style-name="P724"><text:span text:style-name="T179">Отрицание</text:span><text:span text:style-name="T164"> </text:span><text:span text:style-name="T107">might</text:span><text:span text:style-name="T164"> </text:span><text:span text:style-name="T107">not</text:span><text:span text:style-name="T164"> </text:span><text:span text:style-name="T179">сокращается до</text:span><text:span text:style-name="T164"> </text:span><text:span text:style-name="T107">mightn`t [майтэнт]</text:span><text:span text:style-name="T164">.</text:span></text:p>
      <text:p text:style-name="P502"/>
      <text:p text:style-name="P724"><text:span text:style-name="T163">Модальный глагол </text:span><text:span text:style-name="T109">may</text:span><text:span text:style-name="T163"> в современном английском используется </text:span><text:span text:style-name="T164">редко</text:span><text:span text:style-name="T163">. Но его часто применяют, когда нужно предложить помощь незнакомому человеку. </text:span><text:span text:style-name="T183">Он п</text:span><text:span text:style-name="T163">ереводится как «иметь возможность» и по сути </text:span><text:span text:style-name="T164">взаимозаменяем с</text:span><text:span text:style-name="T163"> </text:span><text:span text:style-name="T109">might</text:span><text:span text:style-name="T163">.</text:span></text:p>
      <text:p text:style-name="P555"/>
      <text:p text:style-name="P555">May I help you, sir? Я могу вам помочь, сэр? (имею ли я возможность вам помочь?)</text:p>
      <text:p text:style-name="P503"/>
      <text:p text:style-name="P438"><text:span text:style-name="T720">Глагол </text:span><text:span text:style-name="T418">m</text:span><text:span text:style-name="T404">ust</text:span></text:p>
      <text:p text:style-name="P477"/>
      <text:p text:style-name="P688"><text:span text:style-name="T185">О</text:span><text:span text:style-name="T169">дин из самых распространенных в речи модальных глаголов. </text:span><text:span text:style-name="T186">И</text:span><text:span text:style-name="T169">спользуется в настоящем времени. Переводится как «должен», «обязан» или «должно быть», «</text:span><text:span text:style-name="T166">наверное»</text:span><text:span text:style-name="T169">.</text:span></text:p>
      <text:p text:style-name="P478"/>
      <text:p text:style-name="P320"><text:span text:style-name="T166">П</text:span><text:span text:style-name="T160">ереда</text:span><text:span text:style-name="T166">ет</text:span><text:span text:style-name="T160"> следующие значения</text:span><text:span text:style-name="T167">:</text:span></text:p>
      <text:list xml:id="list791586797" text:style-name="L35">
        <text:list-item>
          <text:p text:style-name="P874">необходимость, обязанность, долг;</text:p>
        </text:list-item>
        <text:list-item>
          <text:p text:style-name="P875">настойчивый совет, приказ, запрет (в отрицаниях);</text:p>
        </text:list-item>
      </text:list>
      <text:p text:style-name="P573"/>
      <text:p text:style-name="P573">I must go — Я должен идти. </text:p>
      <text:p text:style-name="P558">He must not be at home now — <text:s/><text:span text:style-name="T731">О</text:span>н не должен сейчас быть дома.</text:p>
      <text:p text:style-name="P714"><text:span text:style-name="T133">Must we hurry? — Нам нужно торопиться? </text:span><text:span text:style-name="T134">(должны ли мы торопиться?)</text:span></text:p>
      <text:p text:style-name="P558"/>
      <text:p text:style-name="P714"><text:span text:style-name="T167">Отрицание </text:span><text:span text:style-name="T117">must not</text:span><text:span text:style-name="T167"> </text:span><text:span text:style-name="T179">означает</text:span><text:span text:style-name="T167"> «нельзя», «запрещено». Сокращается до </text:span><text:span text:style-name="T117">musn`t [мазнт]</text:span><text:span text:style-name="T167">.</text:span></text:p>
      <text:p text:style-name="P556">You musn`t park here — Здесь нельзя парковаться.</text:p>
      <text:p text:style-name="P478"/>
      <text:p text:style-name="P479">Когда <text:span text:style-name="T404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479"/>
      <text:p text:style-name="P557">She has worked so hard these days. She must<text:span text:style-name="T624"> </text:span>be very tired — </text:p>
      <text:p text:style-name="P557">Она так много работала в эти дни. Она, наверное, очень <text:span text:style-name="T718">уставшая.</text:span></text:p>
      <text:p text:style-name="P559"/>
      <text:p text:style-name="P439">Конструкция <text:span text:style-name="T404">have to</text:span></text:p>
      <text:p text:style-name="P480"/>
      <text:p text:style-name="P482">Дублирует по значению модальный глагол <text:span text:style-name="T404">must</text:span>. Говорит об обязанностях, </text:p>
      <text:p text:style-name="P482">которые человек вынежден выполнять <text:span text:style-name="T733">не по свое воле</text:span>. </text:p>
      <text:p text:style-name="P481"/>
      <text:p text:style-name="P481"><text:soft-page-break/>В настоящем времени <text:span text:style-name="T404">have to</text:span> и <text:span text:style-name="T404">must</text:span> взаимозаменяемы и часто разницы между ними нет.</text:p>
      <text:p text:style-name="P481">Однако <text:span text:style-name="T404">must</text:span> означает необходимость, которая исходит от самого человека, </text:p>
      <text:p text:style-name="P481">а <text:span text:style-name="T404">have to</text:span> говорит о необходимости, исходящей извне.</text:p>
      <text:p text:style-name="P481"/>
      <text:p text:style-name="P560">I must do it — Я должен это сделать (это мой долг).</text:p>
      <text:p text:style-name="P560">I have to do it — Я должен это сделать (того требуют обстоятельства).</text:p>
      <text:p text:style-name="P481"/>
      <text:p text:style-name="P681"><text:span text:style-name="T111">Have to</text:span><text:span text:style-name="T171">, в отличие от </text:span><text:span text:style-name="T111">must</text:span><text:span text:style-name="T171">, может употребляться во всех временах. Форма в будущем </text:span></text:p>
      <text:p text:style-name="P483">времени используется редко и ее предпочитают заменять на форму настоящего.</text:p>
      <text:p text:style-name="P483"/>
      <text:p text:style-name="P483">Отрицательная и вопросительная форма образуется с помощью вспомогательных </text:p>
      <text:p text:style-name="P681"><text:span text:style-name="T171">глаголов </text:span><text:span text:style-name="T111">do/did/will</text:span><text:span text:style-name="T171">. (</text:span><text:span text:style-name="T187">здесь </text:span><text:span text:style-name="T111">have</text:span><text:span text:style-name="T171"> ведет себя как смысловой глагол).</text:span></text:p>
      <text:p text:style-name="P562"/>
      <text:p text:style-name="P561"><text:span text:style-name="T741">I </text:span><text:span text:style-name="T306">had to go — Я должен был идти.</text:span></text:p>
      <text:p text:style-name="P560">He doesn`t have to go — Он не должен идти.</text:p>
      <text:p text:style-name="P574">Will they have to go? — Они должны будут идти?</text:p>
      <text:p text:style-name="P484"/>
      <text:p text:style-name="P765"><text:span text:style-name="T171">В </text:span><text:span text:style-name="T144">отрицательных предложениях </text:span><text:span text:style-name="T98">have to</text:span><text:span text:style-name="T144"> и </text:span><text:span text:style-name="T98">must</text:span><text:span text:style-name="T144"> передают разный смысл. </text:span></text:p>
      <text:p text:style-name="P765"><text:span text:style-name="T98">Must not</text:span><text:span text:style-name="T144"> выражает запрет, а </text:span><text:span text:style-name="T98">heve to</text:span><text:span text:style-name="T144"> — отсутсвие обязанности.</text:span></text:p>
      <text:p text:style-name="P527"/>
      <text:p text:style-name="P560">You mustn`t tell anyone — Ты не должен рассказывать никому.</text:p>
      <text:p text:style-name="P560">You don`t have to tell me everything — Можешь не рассказывать мне всего.</text:p>
      <text:p text:style-name="P483"/>
      <text:p text:style-name="P689"><text:span text:style-name="T112">Have</text:span><text:span text:style-name="T172"> в значении «должен» всегда используется с частицей </text:span><text:span text:style-name="T112">to</text:span><text:span text:style-name="T172">. Если не поставить </text:span><text:span text:style-name="T112">to</text:span><text:span text:style-name="T172"> </text:span></text:p>
      <text:p text:style-name="P689"><text:span text:style-name="T172">после </text:span><text:span text:style-name="T112">have</text:span><text:span text:style-name="T172">, то этот глагол будет ознать «иметь». </text:span></text:p>
      <text:p text:style-name="P483"/>
      <text:p text:style-name="P9"><text:span text:style-name="T222">Г</text:span><text:span text:style-name="T223">лагол </text:span><text:span text:style-name="T138">should</text:span></text:p>
      <text:p text:style-name="P485"/>
      <text:p text:style-name="P690"><text:span text:style-name="T120">Should [шуд] </text:span><text:span text:style-name="T188">подходит</text:span><text:span text:style-name="T172">, чтобы дать</text:span><text:span text:style-name="T188"> вежливый</text:span><text:span text:style-name="T172"> совет. Переводится как «</text:span><text:span text:style-name="T189">следует сделать</text:span><text:span text:style-name="T172">» </text:span></text:p>
      <text:p text:style-name="P690"><text:span text:style-name="T189">или «нужно (так поступить)». </text:span><text:span text:style-name="T191">С</text:span><text:span text:style-name="T189">вязан с на</text:span><text:span text:style-name="T191">с</text:span><text:span text:style-name="T189">тоящим и будущим временем. Грамматически использ</text:span><text:span text:style-name="T188">уется</text:span><text:span text:style-name="T189"> по тем же правилами, что и другие модальные глаголы.</text:span></text:p>
      <text:p text:style-name="P488"/>
      <text:p text:style-name="P44">You should be more attentive — Вам следует быть более внимательным.</text:p>
      <text:p text:style-name="P486"/>
      <text:p text:style-name="P691"><text:span text:style-name="T190">Для</text:span><text:span text:style-name="T189"> совет</text:span><text:span text:style-name="T190">а</text:span><text:span text:style-name="T189">, помимо </text:span><text:span text:style-name="T120">should,</text:span><text:span text:style-name="T189"> можно также использовать обороты, помогающие </text:span></text:p>
      <text:p text:style-name="P691"><text:span text:style-name="T189">выразить мненеие, например </text:span><text:span text:style-name="T120">I think, I don`t think</text:span><text:span text:style-name="T189">.</text:span></text:p>
      <text:p text:style-name="P487"/>
      <text:p text:style-name="P563">I think you should leave — Думаю, вам пора уйти.</text:p>
      <text:p text:style-name="P564"/>
      <text:p text:style-name="P682"><text:span text:style-name="T113">Should</text:span><text:span text:style-name="T173"> также выражает: недоумение, удивление, возмущение. В этом случае </text:span><text:span text:style-name="T190">он</text:span><text:span text:style-name="T173"> передает эмоциональную окраску высказыванию. Отрицательная форма говорит о плохой зате</text:span><text:span text:style-name="T174">е</text:span><text:span text:style-name="T173">.</text:span></text:p>
      <text:p text:style-name="P486"/>
      <text:p text:style-name="P563">Why should I go there? - Скакой стати мне туда идти?</text:p>
      <text:p text:style-name="P563">You shouldn`t go there — Не нужно туда идти <text:span text:style-name="T739">(это плохая идея)</text:span>.</text:p>
      <text:p text:style-name="P486"/>
      <text:p text:style-name="P10"><text:span text:style-name="T217">Глагол </text:span><text:span text:style-name="T136">would</text:span></text:p>
      <text:p text:style-name="P489"/>
      <text:p text:style-name="P491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723">Грамматически использ</text:span><text:span text:style-name="T724">уется</text:span><text:span text:style-name="T723"> по тем же правилами, что и другие модальные глаголы.</text:span></text:p>
      <text:p text:style-name="P490"/>
      <text:p text:style-name="P494"><text:soft-page-break/>При переводе <text:span text:style-name="T404">would</text:span>, <text:span text:style-name="T724">по сути, </text:span>выпадает, а идущий после него смысловой глагол, используется с частицей<text:span text:style-name="T419"> </text:span><text:span text:style-name="T404">to</text:span>. <text:span text:style-name="T419">Would</text:span><text:span text:style-name="T726"> часто сокращается до </text:span><text:span text:style-name="T419">`d</text:span><text:span text:style-name="T726"> и произносится как одна буква (поэтому поначалу расслышать </text:span><text:span text:style-name="T419">would</text:span><text:span text:style-name="T726"> в предложении довольно сложно).</text:span></text:p>
      <text:p text:style-name="P490"/>
      <text:p text:style-name="P492"><text:span text:style-name="T722">В</text:span>стречается в вариантах, <text:span text:style-name="T740">когда</text:span>:</text:p>
      <text:list xml:id="list4017817539" text:style-name="L36">
        <text:list-item>
          <text:p text:style-name="P876">соответствует русской частице «бы» (когда представляют ситуацию);</text:p>
        </text:list-item>
        <text:list-item>
          <text:p text:style-name="P876">сообщает о привычках прошлого (в этом случае может заменяться на <text:span text:style-name="T404">used to</text:span>).</text:p>
        </text:list-item>
      </text:list>
      <text:p text:style-name="P493"/>
      <text:p text:style-name="P565">I would like to live in New Your — Я бы хотел жить в Нью Йорке <text:span text:style-name="T722">(представил)</text:span>.</text:p>
      <text:p text:style-name="P566">I wouldn`t watch this film with my child — Я бы не смотрела этот фильм с моим ребенком.</text:p>
      <text:p text:style-name="P567">Would you like to go <text:span text:style-name="T725">to the party with us? </text:span>—<text:span text:style-name="T725"> Ты бы хотел пойти с нами на вечеринку?</text:span></text:p>
      <text:p text:style-name="P495"/>
      <text:p text:style-name="P725"><text:span text:style-name="T175">Фраза </text:span><text:span text:style-name="T114">would you like</text:span><text:span text:style-name="T175"> часто используется, когда хотят предложить человеку услугу</text:span><text:span text:style-name="T193">, </text:span><text:span text:style-name="T175">предмет </text:span></text:p>
      <text:p text:style-name="P725"><text:span text:style-name="T175">и т. п. Если человек согласен, то он отвечает </text:span><text:span text:style-name="T114">I`d like to</text:span><text:span text:style-name="T175"> (</text:span><text:span text:style-name="T192">я бы хотел</text:span><text:span text:style-name="T175">) </text:span><text:span text:style-name="T192">или </text:span><text:span text:style-name="T122">I`d love to</text:span></text:p>
      <text:p text:style-name="P725"><text:span text:style-name="T175">(с удовольствием). <text:s/></text:span><text:span text:style-name="T114">I`d like to </text:span><text:span text:style-name="T215">можно использовать вместо</text:span><text:span text:style-name="T131"> I want </text:span><text:span text:style-name="T135">(уточнить)</text:span><text:span text:style-name="T131">.</text:span></text:p>
      <text:p text:style-name="P496"/>
      <text:p text:style-name="P692"><text:span text:style-name="T114">Would you like a cup of </text:span><text:span text:style-name="T121">tea</text:span><text:span text:style-name="T114">? Yes, I would — Вы бы хотили чашечку </text:span><text:span text:style-name="T121">чая</text:span><text:span text:style-name="T114">? Да, хотел бы.</text:span></text:p>
      <text:p text:style-name="P496"/>
      <text:p text:style-name="P568">What would you like, coffee or tea? I`d like some cofee — Чтобы вы хотели, </text:p>
      <text:p text:style-name="P568">кофе или чай? Я бы хотел кофе.</text:p>
      <text:p text:style-name="P496"/>
      <text:p text:style-name="P440">Конструкция <text:span text:style-name="T404">used to</text:span></text:p>
      <text:p text:style-name="P496"/>
      <text:p text:style-name="P497">Используется, когда говорят о регулярных вещах, происходящих в прошлом. </text:p>
      <text:p text:style-name="P683"><text:span text:style-name="T176">Британцы </text:span><text:span text:style-name="T177">предпочитают</text:span><text:span text:style-name="T176"> </text:span><text:span text:style-name="T115">used to</text:span><text:span text:style-name="T176">, американцы чаще использую </text:span><text:span text:style-name="T115">would</text:span><text:span text:style-name="T176">.</text:span></text:p>
      <text:p text:style-name="P497"/>
      <text:p text:style-name="P497">На русский <text:span text:style-name="T404">would/used to</text:span> можно перевести как «имел привычку делать» <text:span text:style-name="T728">или</text:span> «раньше».</text:p>
      <text:p text:style-name="P498"><text:span text:style-name="T728">Также </text:span><text:span text:style-name="T404">would/used to</text:span> <text:span text:style-name="T728">подразумевает, что сейчас человек уже не делает того, что делал раньше.</text:span></text:p>
      <text:p text:style-name="P498"/>
      <text:p text:style-name="P499">Как правило <text:span text:style-name="T404">would</text:span> используется в ситуациях, когда указан период во время которого </text:p>
      <text:p text:style-name="P499">человек так не поступал. </text:p>
      <text:p text:style-name="P499"/>
      <text:p text:style-name="P500">После <text:span text:style-name="T404">used to</text:span> стоит глагол в начальной форме. В настоящем времени эта констуркция </text:p>
      <text:p text:style-name="P500">не используется <text:span text:style-name="T729">(для этого есть Present Simple) </text:span>и<text:span text:style-name="T727"> </text:span>часто <text:span text:style-name="T727">выпадает при переводе.</text:span></text:p>
      <text:p text:style-name="P500"/>
      <text:p text:style-name="P569">I used to live in Bristol — Раньше я жил <text:span text:style-name="T730">в Бристоле (а сейчас нет).</text:span></text:p>
      <text:p text:style-name="P570">I didn`t use to drink tea — Раньше я не пил чай (а теперь пью).</text:p>
      <text:p text:style-name="P571">Did you use to play tennis? — Ты раньше играл в теннис?</text:p>
      <text:p text:style-name="P443"/>
      <text:p text:style-name="P443">Повелительно наклонение. Imperative</text:p>
      <text:p text:style-name="P506"/>
      <text:p text:style-name="P507">Это способ озвучить распоряжение, приказ, <text:span text:style-name="T742">просьбу</text:span> или призыв к действию.</text:p>
      <text:p text:style-name="P507">В речи очень часто используются предложения в форме повелительного наклонения.</text:p>
      <text:p text:style-name="P507"/>
      <text:p text:style-name="P693"><text:span text:style-name="T194">Чтобы выразить приказ или просьбу (</text:span><text:span text:style-name="T195">настойчиво</text:span><text:span text:style-name="T194">), нужно начать предложение с глагола </text:span></text:p>
      <text:p text:style-name="P508">в начальной форме (форма повелительного наклонения только одна).</text:p>
      <text:p text:style-name="P507"/>
      <text:p text:style-name="P45"><text:span text:style-name="T312">C</text:span><text:span text:style-name="T306">ome here — Подойдите сюда ( призыв к действию).</text:span></text:p>
      <text:p text:style-name="P575">Put your gun down! — Опусти оружие! (приказ).</text:p>
      <text:p text:style-name="P575">Help! — Помогите! (настойчивая просьба).</text:p>
      <text:p text:style-name="P509"/>
      <text:p text:style-name="P766"><text:span text:style-name="T144">Чтобы просьба звучала вежливее, </text:span><text:span text:style-name="T196">используют слово please: </text:span><text:span text:style-name="T123">Come here, please</text:span><text:span text:style-name="T196">.</text:span></text:p>
      <text:p text:style-name="P767"><text:soft-page-break/><text:span text:style-name="T196">Е</text:span><text:span text:style-name="T144">сли </text:span><text:span text:style-name="T197">человеку предлагают угоститься едой, то часто начинают предложение с </text:span><text:span text:style-name="T124">have</text:span><text:span text:style-name="T197">.</text:span></text:p>
      <text:p text:style-name="P576">Have a cake, please — Угощайтесь тортом, пожалуйста.</text:p>
      <text:p text:style-name="P510"/>
      <text:p text:style-name="P790"><text:span text:style-name="T144">Глагол </text:span><text:span text:style-name="T98">have</text:span><text:span text:style-name="T144"> может входить в устойчивые обороты, связанные с пожеланием. </text:span></text:p>
      <text:p text:style-name="P510">В этом случае он обычно выпадает при переводе.</text:p>
      <text:p text:style-name="P511"/>
      <text:p text:style-name="P46"><text:span text:style-name="T313">H</text:span><text:span text:style-name="T306">ave a nice time — Приятно провести время.</text:span></text:p>
      <text:p text:style-name="P577">Have fun — Повеселитесь.</text:p>
      <text:p text:style-name="P577"/>
      <text:p text:style-name="P132"><text:span text:style-name="T306">Если нужно призвать человека или группу людей совершить что-то вместе, то нужно использовать </text:span><text:span text:style-name="T98">let`s (let us)</text:span><text:span text:style-name="T306"> перед глаголом. Это еще один способ говорить вежливее </text:span></text:p>
      <text:p text:style-name="P512">в повелительном наклонении.</text:p>
      <text:p text:style-name="P512"/>
      <text:p text:style-name="P577">Let`s do it — Давай сделаем это (досл. Позволь нам сделать это).</text:p>
      <text:p text:style-name="P577">Let`s not watch this movie — Давай не будем смотреть этот фильм.</text:p>
      <text:p text:style-name="P512"/>
      <text:p text:style-name="P132"><text:span text:style-name="T306">Если нужно попросить человека не делать что-либо, то нужно начать с </text:span><text:span text:style-name="T98">don`t</text:span><text:span text:style-name="T306">.</text:span></text:p>
      <text:p text:style-name="P577"/>
      <text:p text:style-name="P578">Don`t come here — Не подходи сюда. </text:p>
      <text:p text:style-name="P578">Don`t do it — Не делай этого.</text:p>
      <text:p text:style-name="P578"/>
      <text:p text:style-name="P442">Пассивный<text:span text:style-name="T750"> </text:span>залог. <text:span text:style-name="T751">Passive Voice</text:span></text:p>
      <text:p text:style-name="P513"/>
      <text:p text:style-name="P133"><text:span text:style-name="T306">В английском языке, как и в русском, </text:span><text:span text:style-name="T314">есть 2</text:span><text:span text:style-name="T306"> вида залога: активный и пассивный.</text:span></text:p>
      <text:p text:style-name="P694"><text:span text:style-name="T198">Активный залог </text:span><text:span text:style-name="T199">по другому</text:span><text:span text:style-name="T198"> называется действительным (я сам совершаю действие), </text:span></text:p>
      <text:p text:style-name="P514">а пассивный — страдательным (надо мной совершают действие.)</text:p>
      <text:p text:style-name="P515"/>
      <text:p text:style-name="P516">Порядок слов у предложения в пассивном залоге: </text:p>
      <text:list xml:id="list4279031799" text:style-name="L37">
        <text:list-item>
          <text:p text:style-name="P877">подлежащее;</text:p>
        </text:list-item>
        <text:list-item>
          <text:p text:style-name="P877">сказуемое в пассивном залоге (что сделано?);</text:p>
        </text:list-item>
        <text:list-item>
          <text:p text:style-name="P877">дополнение;</text:p>
        </text:list-item>
        <text:list-item>
          <text:p text:style-name="P877">обстоятельство.</text:p>
        </text:list-item>
      </text:list>
      <text:p text:style-name="P517"/>
      <text:p text:style-name="P695"><text:span text:style-name="T200">Сказуемое в пассивном залоге состоит из 2х частей: вспомогательного глагола </text:span><text:span text:style-name="T128">be</text:span><text:span text:style-name="T200"> </text:span></text:p>
      <text:p text:style-name="P695"><text:span text:style-name="T200">и смыслового глагола в 3й форме </text:span><text:span text:style-name="T213">(для </text:span><text:span text:style-name="T214">группы </text:span><text:span text:style-name="T213">Simple)</text:span><text:span text:style-name="T200">.</text:span></text:p>
      <text:p text:style-name="P518"/>
      <text:p text:style-name="P47"><text:span text:style-name="T317">I finished my work</text:span><text:span text:style-name="T306"> yesterday — </text:span><text:span text:style-name="T317">Я закончил работу</text:span><text:span text:style-name="T306"> вчера (активный залог).</text:span></text:p>
      <text:p text:style-name="P47"><text:span text:style-name="T317">The work was finished</text:span><text:span text:style-name="T306"> yesterday — </text:span><text:span text:style-name="T317">Работа была закончена</text:span><text:span text:style-name="T306"> вчера (пассивный залог).</text:span></text:p>
      <text:p text:style-name="P528"/>
      <text:p text:style-name="P700"><text:span text:style-name="T211">П</text:span><text:span text:style-name="T210">ассивный залог </text:span><text:span text:style-name="T211">обычно </text:span><text:span text:style-name="T210">используется, когда автор действия неизвестен, не важен </text:span></text:p>
      <text:p text:style-name="P134"><text:span text:style-name="T306">или намеренно скрыт. </text:span><text:span text:style-name="T315">Пассивный залог часто применяется в деловой речи.</text:span></text:p>
      <text:p text:style-name="P579"/>
      <text:p text:style-name="P580">This house is quite old. It was buil in 1990 — Дом старый. Он был простроен в 1990 году.</text:p>
      <text:p text:style-name="P580">(кто построил дом — неизвестно; известен только дом, и что с ним сделали — построили).</text:p>
      <text:p text:style-name="P581"/>
      <text:p text:style-name="P696"><text:span text:style-name="T201">Если нужно указать </text:span><text:span text:style-name="T202">автора</text:span><text:span text:style-name="T201"> действи</text:span><text:span text:style-name="T202">я</text:span><text:span text:style-name="T201">, то это можно сделать в дополнении </text:span></text:p>
      <text:p text:style-name="P696"><text:span text:style-name="T201">с использованием предлога </text:span><text:span text:style-name="T129">by</text:span><text:span text:style-name="T201"> (кем).</text:span></text:p>
      <text:p text:style-name="P519"/>
      <text:p text:style-name="P580">Ann Karenina was written by Leo Tolstoy — Анна Каренина была написана Львом Толстым.</text:p>
      <text:p text:style-name="P697"><text:span text:style-name="T125">(</text:span><text:span text:style-name="T126">над книгой совершили действие — ее написали</text:span><text:span text:style-name="T125">)</text:span></text:p>
      <text:p text:style-name="P582"/>
      <text:p text:style-name="P520"/>
      <text:p text:style-name="P856"><text:span text:style-name="T203">Подлежащие </text:span><text:span text:style-name="T127">I</text:span><text:span text:style-name="T203">, в предложении с пассивным залогом, часто переводится </text:span></text:p>
      <text:p text:style-name="P520">не как «я», а как «мне/мной/меня».</text:p>
      <text:p text:style-name="P521"/>
      <text:p text:style-name="P583">I am ignored all the time — Меня игнорируют все время.</text:p>
      <text:p text:style-name="P583">I was born in 1990 — Я родился в 1990 году (Меня родили в 1990 году).</text:p>
      <text:p text:style-name="P583"/>
      <text:p text:style-name="P701"><text:span text:style-name="T203">При переводе </text:span><text:span text:style-name="T127">I was born</text:span><text:span text:style-name="T203">, не совсем понятно, что это пассивный залог </text:span><text:span text:style-name="T209">(</text:span><text:span text:style-name="T130">I</text:span><text:span text:style-name="T209"> переводится как «я»)</text:span><text:span text:style-name="T203">.</text:span></text:p>
      <text:p text:style-name="P322"><text:span text:style-name="T203">В английском таких фраз мног. </text:span><text:span text:style-name="T212">Их</text:span><text:span text:style-name="T203"> нужно просто </text:span><text:span text:style-name="T212">запомнить</text:span><text:span text:style-name="T203">, </text:span><text:span text:style-name="T204">например:</text:span></text:p>
      <text:list xml:id="list3785720887" text:style-name="L38">
        <text:list-item>
          <text:p text:style-name="P878">be born — родился (в Past Simple);</text:p>
        </text:list-item>
        <text:list-item>
          <text:p text:style-name="P878">be gone — умер (в Present Simple).</text:p>
        </text:list-item>
      </text:list>
      <text:p text:style-name="P522"/>
      <text:p text:style-name="P523">Present Simple Passive:</text:p>
      <text:p text:style-name="P584">Children are taught at school — Детей учат в школе.</text:p>
      <text:p text:style-name="P523"/>
      <text:p text:style-name="P523">Past Simple Passive:</text:p>
      <text:p text:style-name="P584">I was taught to ride a bike by my dadschool — Меня научил ездить на велосипеде папа.</text:p>
      <text:p text:style-name="P523"/>
      <text:p text:style-name="P523">Future Simple Passive:</text:p>
      <text:p text:style-name="P584">I will be taught English at university — Меня будут учить английскому в универе.</text:p>
      <text:p text:style-name="P584"/>
      <text:p text:style-name="P524">Present Perfect Passive <text:span text:style-name="T747">требует дополнительно</text:span><text:span text:style-name="T749">го</text:span><text:span text:style-name="T747"> слов</text:span><text:span text:style-name="T749">а</text:span><text:span text:style-name="T747"> </text:span><text:span text:style-name="T421">been, </text:span><text:span text:style-name="T749">после</text:span><text:span text:style-name="T422"> have</text:span><text:span text:style-name="T747">. </text:span></text:p>
      <text:p text:style-name="P525"><text:span text:style-name="T789">Е</text:span>сли его не указать, то предложение будет в форме активного залога (Present Perfect).</text:p>
      <text:p text:style-name="P585"/>
      <text:p text:style-name="P585">I have been taught an important lesson — Мне преподали важный урок.</text:p>
      <text:p text:style-name="P586">I have <text:span text:style-name="T748">taught an important lesson — </text:span>Я преподал важный урок.</text:p>
      <text:p text:style-name="P526"/>
      <text:p text:style-name="P523">Предложение в Present Perfect Passive можно перепутать с Present Perfect Continuous.</text:p>
      <text:p text:style-name="P523">Здесь главное в том, что в Passive смысловой глагол стоит в 3й форме, </text:p>
      <text:p text:style-name="P135"><text:span text:style-name="T306">а в Continuous — с окончанием </text:span><text:span text:style-name="T98">ing</text:span><text:span text:style-name="T306">.</text:span></text:p>
      <text:p text:style-name="P523"/>
      <text:p text:style-name="P698"><text:span text:style-name="T64">I have been </text:span><text:span text:style-name="T66">speaking</text:span><text:span text:style-name="T64"> English for 2 years. </text:span><text:span text:style-name="T65">—</text:span><text:span text:style-name="T64"> Я </text:span><text:span text:style-name="T66">говорю по</text:span><text:span text:style-name="T64"> английски уже 2 года.</text:span></text:p>
      <text:p text:style-name="P698"><text:span text:style-name="T64">I </text:span><text:span text:style-name="T67">have been </text:span><text:span text:style-name="T66">spoken English — </text:span><text:span text:style-name="T68">Со мной</text:span><text:span text:style-name="T66"> говорили по английски.</text:span></text:p>
      <text:p text:style-name="P587"/>
      <text:p text:style-name="P699"><text:span text:style-name="T225">Т</text:span><text:span text:style-name="T226">акже можно легко перепутать ситуации, когда be используется с прилагательным </text:span><text:span text:style-name="T227">и</text:span><text:span text:style-name="T226"> когда </text:span></text:p>
      <text:p text:style-name="P699"><text:span text:style-name="T227">с</text:span><text:span text:style-name="T226"> пассивн</text:span><text:span text:style-name="T227">ым</text:span><text:span text:style-name="T226"> залог</text:span><text:span text:style-name="T227">ом</text:span><text:span text:style-name="T226">. Здесь важно отлич</text:span><text:span text:style-name="T227">а</text:span><text:span text:style-name="T226">ть прилагательное от глагола.</text:span></text:p>
      <text:p text:style-name="P588"/>
      <text:p text:style-name="P267"><text:span text:style-name="T94">I am interested in art — Я</text:span><text:span text:style-name="T95"> интересуюсь</text:span><text:span text:style-name="T96"> </text:span><text:span text:style-name="T95">искусством </text:span><text:span text:style-name="T93">(interested — прилагательное)</text:span><text:span text:style-name="T95">.</text:span></text:p>
      <text:p text:style-name="P775"><text:span text:style-name="T66">I </text:span><text:span text:style-name="T63">am ignored all the time — Меня игнорируют все время (ignored — глагол в 3й форме).</text:span></text:p>
      <text:p text:style-name="P597"/>
      <text:p text:style-name="P421">Вопросительные предложения</text:p>
      <text:p text:style-name="P336"/>
      <text:p text:style-name="P338">Чтобы задать вопрос, нужно придерживаться обратного порядка слов, когда </text:p>
      <text:p text:style-name="P338">вспомогательный глагол стоит перед подлежащим (см. выше).</text:p>
      <text:p text:style-name="P338"/>
      <text:p text:style-name="P338">В вопросе может не быть вопросительного слова, смыслового глагола, дополнения, </text:p>
      <text:p text:style-name="P338">но в нем всегда есть вспомогательный глагол и подлежащее.</text:p>
      <text:p text:style-name="P338"/>
      <text:p text:style-name="P715">В английском есть 5 типов вопросов:</text:p>
      <text:p text:style-name="P340"/>
      <text:p text:style-name="P339"/>
      <text:p text:style-name="P857">1. Общий вопрос.</text:p>
      <text:p text:style-name="P339"/>
      <text:p text:style-name="P339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339"/>
      <text:p text:style-name="P768"><text:span text:style-name="T228">Чтобы коротко ответить на </text:span><text:span text:style-name="T229">такой </text:span><text:span text:style-name="T228">вопрос, недостаточно просто написать </text:span><text:span text:style-name="T69">yes/no</text:span><text:span text:style-name="T228">. Нужно также добавить корешок — местоимение со вспомогательным глаголом. </text:span><text:span text:style-name="T230">Корешок</text:span><text:span text:style-name="T228"> будет указыват</text:span><text:span text:style-name="T230">ь</text:span><text:span text:style-name="T228"> на мысль, которая была сказана в предыдушем предложении:</text:span></text:p>
      <text:p text:style-name="P623"/>
      <text:p text:style-name="P589"><text:span text:style-name="T624">Do you play</text:span> the piano? <text:span text:style-name="T485">—</text:span> Yes, <text:span text:style-name="T625">I do</text:span><text:span text:style-name="T640">.</text:span></text:p>
      <text:p text:style-name="P590"><text:span text:style-name="T625">Does Rita play</text:span><text:span text:style-name="T640"> football? </text:span><text:span text:style-name="T485">— </text:span><text:span text:style-name="T640">No, </text:span><text:span text:style-name="T625">she doesn`t</text:span><text:span text:style-name="T640">.</text:span> </text:p>
      <text:p text:style-name="P337"/>
      <text:p text:style-name="P339">2. Разделительный вопрос.</text:p>
      <text:p text:style-name="P339"/>
      <text:p text:style-name="P705"><text:span text:style-name="T231">Вопрос, который часто используется в разговорной речи, когда собеседник пытается </text:span><text:span text:style-name="T237">начать или поддержать беседу. Также с помощью таких вопросов можно </text:span><text:span text:style-name="T231">выяснить какую-то информацию на основе имеющихся фактов.</text:span></text:p>
      <text:p text:style-name="P341"/>
      <text:p text:style-name="P702"><text:span text:style-name="T231">С</text:span><text:span text:style-name="T232">остоит из 2х частей, разделенных запятой: утверждения и противоположного корешка. </text:span></text:p>
      <text:p text:style-name="P342">Корешок можно переводить словами: «правда?» «да?», «не так ли?», «верно?»</text:p>
      <text:p text:style-name="P48"><text:span text:style-name="T42">Y</text:span><text:span text:style-name="T41">ou play tennis every day, don`t you? </text:span><text:span text:style-name="T43">—</text:span><text:span text:style-name="T41"> Ты играешь в теннис, да?</text:span></text:p>
      <text:p text:style-name="P342"/>
      <text:p text:style-name="P702"><text:span text:style-name="T232">В </text:span><text:span text:style-name="T233">корешке </text:span><text:span text:style-name="T232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343"/>
      <text:p text:style-name="P345">Если в главной части отрицание, то в корешке должно быть утверждение (и наоборот). </text:p>
      <text:p text:style-name="P37"><text:span text:style-name="T44">You </text:span><text:span text:style-name="T45">don`t like tomato juice, do you? </text:span><text:span text:style-name="T43">—</text:span><text:span text:style-name="T45"> Ты не любишь томатный сок, да?</text:span></text:p>
      <text:p text:style-name="P345"/>
      <text:p text:style-name="P703"><text:span text:style-name="T234">Если в гланой части используется </text:span><text:span text:style-name="T70">I am</text:span><text:span text:style-name="T234">, то в корешке нужно говорить </text:span><text:span text:style-name="T70">aren`t I</text:span><text:span text:style-name="T234">, а не </text:span><text:span text:style-name="T70">amn`t I</text:span><text:span text:style-name="T234">.</text:span></text:p>
      <text:p text:style-name="P49"><text:span text:style-name="T44">I </text:span><text:span text:style-name="T41">am a famous artist, aren`t I? - Я знаменитая художница, да?</text:span></text:p>
      <text:p text:style-name="P345"/>
      <text:p text:style-name="P346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346"/>
      <text:p text:style-name="P704"><text:span text:style-name="T235">П</text:span><text:span text:style-name="T236">осему на такие вопросы лучше отвечать так, чтобы ответ отражал реальное </text:span></text:p>
      <text:p text:style-name="P347">положение дел, а не форму вопроса.</text:p>
      <text:p text:style-name="P347"/>
      <text:p text:style-name="P38"><text:span text:style-name="T46">T</text:span><text:span text:style-name="T41">hat isn`t your car, is it? Yes, it is — Это не твоя машина, да? Нет, моя</text:span></text:p>
      <text:p text:style-name="P712"><text:span text:style-name="T77">Можно</text:span><text:span text:style-name="T63"> ответить </text:span><text:span text:style-name="T77">и так</text:span><text:span text:style-name="T63">: Yes, it is my car — Да, это моя машина.</text:span></text:p>
      <text:p text:style-name="P344"/>
      <text:p text:style-name="P776"><text:span text:style-name="T232">3. </text:span><text:span text:style-name="T224">Специальный вопрос.</text:span></text:p>
      <text:p text:style-name="P348"/>
      <text:p text:style-name="P349">Самый популярный тип вопроса. Используется для получения доп. информации, </text:p>
      <text:p text:style-name="P769"><text:span text:style-name="T224">поэтому всегда начинается с вопросительного слова </text:span><text:span text:style-name="T239">или связки</text:span><text:span text:style-name="T224">.</text:span></text:p>
      <text:p text:style-name="P350"/>
      <text:p text:style-name="P351">Вопросительные слова:</text:p>
      <text:list xml:id="list428384315" text:style-name="L39">
        <text:list-item>
          <text:p text:style-name="P985"><text:span text:style-name="T224">who [ху] — </text:span><text:span text:style-name="T238">кто</text:span><text:span text:style-name="T224">;</text:span></text:p>
        </text:list-item>
        <text:list-item>
          <text:p text:style-name="P985"><text:span text:style-name="T224">whom [хум] — </text:span><text:span text:style-name="T238">кого</text:span><text:span text:style-name="T224">;</text:span></text:p>
        </text:list-item>
        <text:list-item>
          <text:p text:style-name="P985"><text:span text:style-name="T224">whose [хуз] — </text:span><text:span text:style-name="T238">чей</text:span><text:span text:style-name="T224">;</text:span></text:p>
        </text:list-item>
        <text:list-item>
          <text:p text:style-name="P985"><text:span text:style-name="T224">what — </text:span><text:span text:style-name="T238">что, какой</text:span><text:span text:style-name="T224">;</text:span></text:p>
        </text:list-item>
        <text:list-item>
          <text:p text:style-name="P985"><text:soft-page-break/><text:span text:style-name="T224">which — </text:span><text:span text:style-name="T238">который</text:span><text:span text:style-name="T224">;</text:span></text:p>
        </text:list-item>
        <text:list-item>
          <text:p text:style-name="P985"><text:span text:style-name="T224">where [</text:span><text:span text:style-name="T238">вэа</text:span><text:span text:style-name="T224">] — </text:span><text:span text:style-name="T238">где, куда</text:span><text:span text:style-name="T224">;</text:span></text:p>
        </text:list-item>
        <text:list-item>
          <text:p text:style-name="P985"><text:span text:style-name="T224">when — </text:span><text:span text:style-name="T238">когда</text:span><text:span text:style-name="T224">;</text:span></text:p>
        </text:list-item>
        <text:list-item>
          <text:p text:style-name="P985"><text:span text:style-name="T224">why [</text:span><text:span text:style-name="T238">вай</text:span><text:span text:style-name="T224">] — </text:span><text:span text:style-name="T238">зачем, почему</text:span><text:span text:style-name="T224">;</text:span></text:p>
        </text:list-item>
        <text:list-item>
          <text:p text:style-name="P879">how [хау] — как;</text:p>
        </text:list-item>
        <text:list-item>
          <text:p text:style-name="P985"><text:span text:style-name="T224">how often [хау офэн] — </text:span><text:span text:style-name="T238">как часто</text:span><text:span text:style-name="T224">;</text:span></text:p>
        </text:list-item>
        <text:list-item>
          <text:p text:style-name="P985"><text:span text:style-name="T224">how many — </text:span><text:span text:style-name="T238">сколько (исчисляемые существительные)</text:span><text:span text:style-name="T224">;</text:span></text:p>
        </text:list-item>
        <text:list-item>
          <text:p text:style-name="P985"><text:span text:style-name="T224">how much — </text:span><text:span text:style-name="T238">сколько (неисчесляемые существительные)</text:span><text:span text:style-name="T224">;</text:span></text:p>
        </text:list-item>
        <text:list-item>
          <text:p text:style-name="P985"><text:span text:style-name="T224">how long [хау лон] — </text:span><text:span text:style-name="T238">как долго</text:span><text:span text:style-name="T224">;</text:span></text:p>
        </text:list-item>
        <text:list-item>
          <text:p text:style-name="P985"><text:span text:style-name="T224">how long ago — </text:span><text:span text:style-name="T238">как давно</text:span><text:span text:style-name="T224">;</text:span></text:p>
        </text:list-item>
        <text:list-item>
          <text:p text:style-name="P985"><text:span text:style-name="T224">how old — </text:span><text:span text:style-name="T238">сколько лет</text:span><text:span text:style-name="T224">.</text:span></text:p>
        </text:list-item>
      </text:list>
      <text:p text:style-name="P343"/>
      <text:p text:style-name="P770"><text:span text:style-name="T71">W</text:span><text:span text:style-name="T63">hat</text:span><text:span text:style-name="T224"> и </text:span><text:span text:style-name="T63">which</text:span><text:span text:style-name="T224"> могут использоваться отдельно или с уточняющим словом, обычно, существительным, и тогда переводятся как «какой» и «какой из» </text:span><text:span text:style-name="T239">соотв</text:span><text:span text:style-name="T224">. </text:span></text:p>
      <text:p text:style-name="P352"/>
      <text:p text:style-name="P591">What do you like? — Что ты любишь?</text:p>
      <text:p text:style-name="P591">What car have you got? — Какая у тебя машина?</text:p>
      <text:p text:style-name="P591">Which car is yours? — Какая из машин твоя? </text:p>
      <text:p text:style-name="P591"/>
      <text:p text:style-name="P50"><text:span text:style-name="T47">Which</text:span><text:span text:style-name="T239"> подразумевает выбор из нескольких вариантов.</text:span></text:p>
      <text:p text:style-name="P706"><text:span text:style-name="T240">Слово </text:span><text:span text:style-name="T72">how</text:span><text:span text:style-name="T240"> чаще присутствует в </text:span><text:span text:style-name="T242">связке</text:span><text:span text:style-name="T240"> с прилагательным или наречием, но может употребляться и самостоятельно.</text:span></text:p>
      <text:p text:style-name="P353"/>
      <text:p text:style-name="P592">How old are you? — Сколько тебе лет?</text:p>
      <text:p text:style-name="P592">How are you? — Как ты?</text:p>
      <text:p text:style-name="P354"/>
      <text:p text:style-name="P51"><text:span text:style-name="T224">Вопрос с </text:span><text:span text:style-name="T41">how much</text:span><text:span text:style-name="T224"> задают, когда спрашивают о веществах, жидкостях или абстрактных понятиях </text:span><text:span text:style-name="T241">(что нельзя количественно посчитать)</text:span><text:span text:style-name="T224">. А с </text:span><text:span text:style-name="T41">how many</text:span><text:span text:style-name="T224">, когда спрашивают </text:span></text:p>
      <text:p text:style-name="P354">о нескольких предметах. </text:p>
      <text:p text:style-name="P353"/>
      <text:p text:style-name="P592">How much money have you got? — Сколько у тебя денег? (<text:span text:style-name="T754">много, </text:span>абстракция).</text:p>
      <text:p text:style-name="P592">How many friends have you got? — Сколько у тебя друзей? (<text:span text:style-name="T755">10, </text:span>количество).</text:p>
      <text:p text:style-name="P592"/>
      <text:p text:style-name="P355">4. Вопрос к подлежащему.</text:p>
      <text:p text:style-name="P355"/>
      <text:p text:style-name="P707"><text:span text:style-name="T243">Задается, когда хотят узнать кто или что совершает действие. Начинается со слова </text:span><text:span text:style-name="T73">who</text:span><text:span text:style-name="T243"> </text:span></text:p>
      <text:p text:style-name="P707"><text:span text:style-name="T243">или </text:span><text:span text:style-name="T73">what</text:span><text:span text:style-name="T243">, которое заменяют собой подлежащее. При этом порядок слов остается таким же, что и в утрверждении. В</text:span><text:span text:style-name="T244">спомогательный глагол часто отсутсвует в таком вопросе.</text:span></text:p>
      <text:p text:style-name="P356"/>
      <text:p text:style-name="P593">Who is in the Room? — Кто в комнате?</text:p>
      <text:p text:style-name="P594">What was that? — Что это было?</text:p>
      <text:p text:style-name="P594"/>
      <text:p text:style-name="P714"><text:span text:style-name="T74">W</text:span><text:span text:style-name="T63">ho/what</text:span><text:span text:style-name="T224"> </text:span><text:span text:style-name="T245">условно </text:span><text:span text:style-name="T224">являются 3м лицом единственного числа — т. е. </text:span><text:span text:style-name="T63">he/she/it</text:span><text:span text:style-name="T224">.</text:span></text:p>
      <text:p text:style-name="P357"/>
      <text:p text:style-name="P708"><text:span text:style-name="T224">Если подлежащее предполагается во множественном числе, то </text:span><text:span text:style-name="T244">в форму множественного числа нужно поставить глагол.</text:span></text:p>
      <text:p text:style-name="P357"/>
      <text:p text:style-name="P52"><text:span text:style-name="T41">Who </text:span><text:span text:style-name="T60">are</text:span><text:span text:style-name="T41"> my best friends? → </text:span><text:span text:style-name="T60">Mike and Paul</text:span><text:span text:style-name="T41"> are my best friends.</text:span></text:p>
      <text:p text:style-name="P357"/>
      <text:p text:style-name="P358"/>
      <text:p text:style-name="P858">5. Вопрос с альтернативой.</text:p>
      <text:p text:style-name="P358"/>
      <text:p text:style-name="P771"><text:span text:style-name="T224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63">or</text:span><text:span text:style-name="T224"> (в подлежащем, сказуемоем, дополнении или даже в слове </text:span><text:span text:style-name="T63">not</text:span><text:span text:style-name="T224">).</text:span></text:p>
      <text:p text:style-name="P626"/>
      <text:p text:style-name="P709"><text:span text:style-name="T41">Does </text:span><text:span text:style-name="T60">your mother or your father</text:span><text:span text:style-name="T41"> help you? (</text:span><text:span text:style-name="T48">п</text:span><text:span text:style-name="T41">одлежаще</text:span><text:span text:style-name="T48">е</text:span><text:span text:style-name="T41">)</text:span></text:p>
      <text:p text:style-name="P709"><text:span text:style-name="T75">Has he just </text:span><text:span text:style-name="T97">arrived or left</text:span><text:span text:style-name="T75">? (в смыслово</text:span><text:span text:style-name="T76">й</text:span><text:span text:style-name="T75"> глагол)</text:span></text:p>
      <text:p text:style-name="P709"><text:span text:style-name="T75">Will you go to Kiev </text:span><text:span text:style-name="T97">by train or by plane</text:span><text:span text:style-name="T75">? (дополнени</text:span><text:span text:style-name="T76">е</text:span><text:span text:style-name="T75">)</text:span></text:p>
      <text:p text:style-name="P709"><text:span text:style-name="T75">Do you like </text:span><text:span text:style-name="T97">sushi or not</text:span><text:span text:style-name="T75">? (слов</text:span><text:span text:style-name="T76">о</text:span><text:span text:style-name="T75"> not)</text:span></text:p>
      <text:p text:style-name="P361"/>
      <text:p text:style-name="P137"><text:span text:style-name="T49">В</text:span><text:span text:style-name="T41">опросы с предлогами.</text:span></text:p>
      <text:p text:style-name="P359"/>
      <text:p text:style-name="P362">По началу вызывают много трудностей, т. к. в русском языке предлог и вопросительное </text:p>
      <text:p text:style-name="P362">слово стоят рядом, а в английском они находятся в разных местах. </text:p>
      <text:p text:style-name="P363"/>
      <text:p text:style-name="P363">В английском вопросе предлог стоит в самом конце, но при переводе </text:p>
      <text:p text:style-name="P363">относится к началу предложения.</text:p>
      <text:p text:style-name="P363"/>
      <text:p text:style-name="P772"><text:span text:style-name="T37">W</text:span><text:span text:style-name="T36">ho</text:span><text:span text:style-name="T224"> do you meet </text:span><text:span text:style-name="T752">with</text:span><text:span text:style-name="T224">? — </text:span><text:span text:style-name="T752">С</text:span><text:span text:style-name="T224"> </text:span><text:span text:style-name="T36">кем</text:span><text:span text:style-name="T224"> ты встречаешься?</text:span></text:p>
      <text:p text:style-name="P772"><text:span text:style-name="T37">W</text:span><text:span text:style-name="T36">hat</text:span><text:span text:style-name="T224"> are you looking </text:span><text:span text:style-name="T752">at</text:span><text:span text:style-name="T224">? — </text:span><text:span text:style-name="T752">На</text:span><text:span text:style-name="T224"> </text:span><text:span text:style-name="T36">что</text:span><text:span text:style-name="T224"> ты смотришь?</text:span></text:p>
      <text:p text:style-name="P364"/>
      <text:p text:style-name="P710"><text:span text:style-name="T247">Ч</text:span><text:span text:style-name="T246">асто логика использования предлогов в русском и английском не совпадают. </text:span></text:p>
      <text:p text:style-name="P365">Поэтому лучше запомнить некоторые устойчивые сочетания предлогов с глаголами, </text:p>
      <text:p text:style-name="P366">которые встречаются достаточно часто:</text:p>
      <text:list xml:id="list2877188318" text:style-name="L40">
        <text:list-item>
          <text:p text:style-name="P986"><text:span text:style-name="T224">what … like — на что похож (здесь </text:span><text:span text:style-name="T63">like</text:span><text:span text:style-name="T224"> не глагол, а предлог);</text:span></text:p>
        </text:list-item>
        <text:list-item>
          <text:p text:style-name="P880">look at — стмотреть на;</text:p>
        </text:list-item>
        <text:list-item>
          <text:p text:style-name="P880">look for — искать;</text:p>
        </text:list-item>
        <text:list-item>
          <text:p text:style-name="P880">listen to — слушать;</text:p>
        </text:list-item>
        <text:list-item>
          <text:p text:style-name="P880">wait for — ждать;</text:p>
        </text:list-item>
        <text:list-item>
          <text:p text:style-name="P880">stay at — останавливаться (например, в отеле).</text:p>
        </text:list-item>
      </text:list>
      <text:p text:style-name="P772"/>
      <text:p text:style-name="P595">What does he look like? — Как он выглядит?</text:p>
      <text:p text:style-name="P595">What are you looking at? — На что ты смотришь?</text:p>
      <text:p text:style-name="P364"/>
      <text:p text:style-name="P711"><text:span text:style-name="T246">П</text:span><text:span text:style-name="T249">римеры </text:span><text:span text:style-name="T248">5</text:span><text:span text:style-name="T249"> типов вопросов во всех временах, а также с модальными глаголами </text:span></text:p>
      <text:p text:style-name="P368">можно найти на стр. 146.</text:p>
      <text:p text:style-name="P367"/>
      <text:p text:style-name="P420">Отрицательные предложения</text:p>
      <text:p text:style-name="P360"/>
      <text:p text:style-name="P370">Чтобы придать мысли отрицательное значение, используются 2 способа:</text:p>
      <text:list xml:id="list1181454664" text:style-name="L41">
        <text:list-item>
          <text:p text:style-name="P881">отрицательная частица <text:span text:style-name="T404">not</text:span>;</text:p>
        </text:list-item>
        <text:list-item>
          <text:p text:style-name="P881">слово <text:span text:style-name="T404">never</text:span> (и другие слова, придающие отрицательное значение).</text:p>
        </text:list-item>
      </text:list>
      <text:p text:style-name="P369"/>
      <text:p text:style-name="P371">Частица <text:span text:style-name="T404">not</text:span> стоит всегда в связке либо со вспомогательным глаголом, либо с модальным.</text:p>
      <text:p text:style-name="P371">Она является частью сказуемого. Переводится как «не».</text:p>
      <text:p text:style-name="P371"/>
      <text:p text:style-name="P596">I not like horror movies (неправильно, остуствует вспомогательный глагол)</text:p>
      <text:p text:style-name="P596">I do n<text:span text:style-name="T756">o</text:span>t like horror movies (правильно <text:span text:style-name="T757">для простых предложений</text:span>)</text:p>
      <text:p text:style-name="P371"/>
      <text:p text:style-name="P372"><text:soft-page-break/>В сложных предложениях, где несколько глаголов, используются другие правила.</text:p>
      <text:p text:style-name="P374"><text:span text:style-name="T762">C</text:span>казуемым обычно является самый первый глагол. Если отрицатульную мысль сообщить </text:p>
      <text:p text:style-name="P374">в дополнении, то not будет стоять самостоятельно.</text:p>
      <text:p text:style-name="P373"/>
      <text:p text:style-name="P375">It`s quite impolite not to call me back — Очень не вежливо не перезванивать мне.</text:p>
      <text:p text:style-name="P375">(здесь сказуемым является первый глагол — is)</text:p>
      <text:p text:style-name="P375"/>
      <text:p text:style-name="P11"><text:span text:style-name="T303">С</text:span><text:span text:style-name="T302">амые важные глаголы</text:span></text:p>
      <text:p text:style-name="P376"/>
      <text:p text:style-name="P377">Это <text:span text:style-name="T404">be</text:span>, <text:span text:style-name="T404">do</text:span>, <text:span text:style-name="T404">have</text:span> и <text:span text:style-name="T404">get</text:span>. Они могут быть как смысловыми, так и вспомогательными <text:span text:style-name="T765">(кроме </text:span><text:span text:style-name="T428">get</text:span><text:span text:style-name="T765">)</text:span>.</text:p>
      <text:p text:style-name="P377">Они могут входить в устойчивые сочетания, где меняют свое значение.</text:p>
      <text:p text:style-name="P377"/>
      <text:p text:style-name="P422">Глагол <text:span text:style-name="T404">be</text:span></text:p>
      <text:p text:style-name="P377"/>
      <text:p text:style-name="P992"><text:span text:style-name="T319">Э</text:span><text:span text:style-name="T320">то начальная форма глагола</text:span><text:span text:style-name="T321"> «быть». </text:span><text:span text:style-name="T328">В </text:span><text:span text:style-name="T319">Present Simple </text:span><text:span text:style-name="T335">be</text:span><text:span text:style-name="T319"> </text:span><text:span text:style-name="T318">изменяется</text:span><text:span text:style-name="T319"> на</text:span><text:span text:style-name="T321">: </text:span></text:p>
      <text:list xml:id="list4152677783" text:style-name="L42">
        <text:list-item>
          <text:p text:style-name="P903"><text:span text:style-name="T497">a</text:span><text:span text:style-name="T492">m — если подлежащее в первом лице (</text:span><text:span text:style-name="T435">I</text:span><text:span text:style-name="T492">);</text:span></text:p>
        </text:list-item>
        <text:list-item>
          <text:p text:style-name="P904">is — если подлежащее в третьем лице, единственном числе (<text:span text:style-name="T404">he/she/it</text:span>);</text:p>
        </text:list-item>
        <text:list-item>
          <text:p text:style-name="P904">are — если подлежащее во множественном числе (<text:span text:style-name="T404">you/we/they</text:span>).</text:p>
        </text:list-item>
      </text:list>
      <text:p text:style-name="P628"/>
      <text:p text:style-name="P749"><text:span text:style-name="T340">Г</text:span><text:span text:style-name="T341">лагол </text:span><text:span text:style-name="T139">be</text:span><text:span text:style-name="T341"> в форме </text:span><text:span text:style-name="T139">am/is/are</text:span><text:span text:style-name="T341"> является смысловым, но при переводе на русский выпадает. </text:span></text:p>
      <text:p text:style-name="P749"><text:span text:style-name="T341"/></text:p>
      <text:p text:style-name="P908"><text:span text:style-name="T596">Одновременно с этим формы </text:span><text:span text:style-name="T768">am/is/are</text:span><text:span text:style-name="T597"> </text:span><text:span text:style-name="T596">привязывают предложение к настоящему времени. </text:span><text:span text:style-name="T707">(привязывает ко времени во всех формах)</text:span></text:p>
      <text:p text:style-name="P908"><text:span text:style-name="T611"/></text:p>
      <text:p text:style-name="P631">После <text:span text:style-name="T404">be</text:span> обычно указывается характеристика (какой) или место (где).</text:p>
      <text:p text:style-name="P628"/>
      <text:p text:style-name="P627"><text:span text:style-name="T406">This dress is blue — </text:span><text:span text:style-name="T427">Это платье синие.</text:span></text:p>
      <text:p text:style-name="P719"><text:span text:style-name="T329">I</text:span><text:span text:style-name="T330"> </text:span><text:span text:style-name="T329">am</text:span><text:span text:style-name="T330"> in </text:span><text:span text:style-name="T329">my</text:span><text:span text:style-name="T330"> office now — </text:span><text:span text:style-name="T329">Я</text:span><text:span text:style-name="T331"> у себя в офисе сейчас.</text:span></text:p>
      <text:p text:style-name="P629"/>
      <text:p text:style-name="P787"><text:span text:style-name="T325">В русском языке предложение может </text:span><text:span text:style-name="T324">не иметь</text:span><text:span text:style-name="T325"> сказуемого. </text:span><text:span text:style-name="T324">Там где в русском сказуемое отсутсвует, в английском будет стоять глагол </text:span><text:span text:style-name="T329">be</text:span><text:span text:style-name="T324"> в форме </text:span><text:span text:style-name="T334">am/is/are</text:span><text:span text:style-name="T319"> </text:span><text:span text:style-name="T324">(т. к. для английского не характерно, когда в предложении нет сказуемого)</text:span><text:span text:style-name="T319">. </text:span></text:p>
      <text:p text:style-name="P628"/>
      <text:p text:style-name="P638"><text:span text:style-name="T454">I </text:span><text:span text:style-name="T437">am a doctor — Я (</text:span><text:span text:style-name="T438">есть</text:span><text:span text:style-name="T437">) доктор.</text:span></text:p>
      <text:p text:style-name="P639"><text:span text:style-name="T642">We are happy </text:span><text:span text:style-name="T645">— </text:span><text:span text:style-name="T642">Мы (есть) счастливы.</text:span></text:p>
      <text:p text:style-name="P633"/>
      <text:p text:style-name="P1001"><text:span text:style-name="T297">Глагол</text:span><text:span text:style-name="T298"> </text:span><text:span text:style-name="T90">be</text:span><text:span text:style-name="T298"> может использоваться в связке с прилагательным. </text:span><text:span text:style-name="T299">П</text:span><text:span text:style-name="T300">ри переводе такая связка </text:span></text:p>
      <text:p text:style-name="P1001"><text:span text:style-name="T300">может образовывать новый глагол, которого нет в </text:span><text:span text:style-name="T301">словаре</text:span><text:span text:style-name="T300">.</text:span></text:p>
      <text:p text:style-name="P634"/>
      <text:p text:style-name="P643"><text:span text:style-name="T439">I </text:span><text:span text:style-name="T456">am interested</text:span><text:span text:style-name="T439"> in art — Я</text:span><text:span text:style-name="T440"> </text:span><text:span text:style-name="T457">интересуюсь</text:span><text:span text:style-name="T449"> </text:span><text:span text:style-name="T440">искусством </text:span><text:span text:style-name="T449">(есть заинтересованный)</text:span><text:span text:style-name="T440">.</text:span></text:p>
      <text:p text:style-name="P643"><text:span text:style-name="T440">My hands </text:span><text:span text:style-name="T457">are cold</text:span><text:span text:style-name="T440"> — Мои руки</text:span><text:span text:style-name="T441"> </text:span><text:span text:style-name="T457">замерзли </text:span><text:span text:style-name="T449">(есть замерзшие)</text:span><text:span text:style-name="T441">.</text:span></text:p>
      <text:p text:style-name="P598"/>
      <text:p text:style-name="P403">В вопросительных предложениях глагол <text:span text:style-name="T404">be</text:span> меняется местами с подлежащим, </text:p>
      <text:p text:style-name="P403">а в отрицательных, используется с частицей <text:span text:style-name="T404">not</text:span>:</text:p>
      <text:p text:style-name="P403"/>
      <text:p text:style-name="P530"><text:span text:style-name="T643">I </text:span><text:span text:style-name="T642">am not a student — Я не студент.</text:span></text:p>
      <text:p text:style-name="P599">We are not English speakers — Они не англоговорящие люди.</text:p>
      <text:p text:style-name="P530"><text:span text:style-name="T643">I</text:span><text:span text:style-name="T642">s it dark? — Сейчас темно?</text:span></text:p>
      <text:p text:style-name="P599">Are they hungry? — Они голодны?</text:p>
      <text:p text:style-name="P599"/>
      <text:p text:style-name="P404">Если перед <text:span text:style-name="T413">am/is/are</text:span> нет вопросительного слова, то это общий вопрос. </text:p>
      <text:p text:style-name="P404">В корешке ответа вместо <text:span text:style-name="T404">do/does</text:span> используется <text:span text:style-name="T404">am/is/are</text:span>:</text:p>
      <text:p text:style-name="P404"><text:soft-page-break/></text:p>
      <text:p text:style-name="P531"><text:span text:style-name="T642">Am I in danger? Yes, you are. </text:span><text:span text:style-name="T644">—</text:span><text:span text:style-name="T642"> Я в опасности? Да.</text:span></text:p>
      <text:p text:style-name="P531"><text:span text:style-name="T642">Is John married? - No, he isn`t. </text:span><text:span text:style-name="T644">— </text:span><text:span text:style-name="T642">Джон женат? </text:span><text:span text:style-name="T644">— </text:span><text:span text:style-name="T642">Нет.</text:span></text:p>
      <text:p text:style-name="P600"><text:span text:style-name="T581">Специальный вопрос начинается с вопросительного слова </text:span><text:span text:style-name="T586">или связки</text:span><text:span text:style-name="T581">:</text:span> </text:p>
      <text:p text:style-name="P600">Where is Jill?<text:span text:style-name="T672"> </text:span>She is at school. <text:span text:style-name="T672">— </text:span>Где Джил? Она в школе.</text:p>
      <text:p text:style-name="P600"/>
      <text:p text:style-name="P643"><text:span text:style-name="T500">Очень часто </text:span><text:span text:style-name="T443">am/is/are</text:span><text:span text:style-name="T500"> сокращаются: </text:span><text:span text:style-name="T443">I am → I`m, he is → he`s, <text:s/></text:span></text:p>
      <text:p text:style-name="P643"><text:span text:style-name="T443">you are → you`re, John is → John`s, </text:span><text:span text:style-name="T445">t</text:span><text:span text:style-name="T443">hey are → </text:span><text:span text:style-name="T445">t</text:span><text:span text:style-name="T443">hey`re</text:span><text:span text:style-name="T444">. </text:span></text:p>
      <text:p text:style-name="P601"/>
      <text:p text:style-name="P643"><text:span text:style-name="T501">С</text:span><text:span text:style-name="T502">окращать можно как по </text:span><text:span text:style-name="T503">вспом.</text:span><text:span text:style-name="T502"> глаголу, так и по частице </text:span><text:span text:style-name="T446">not</text:span><text:span text:style-name="T502">: </text:span><text:span text:style-name="T446">he is not → he`s not</text:span><text:span text:style-name="T447"> или</text:span><text:span text:style-name="T446"> he isn`t.</text:span></text:p>
      <text:p text:style-name="P630"><text:span text:style-name="T766">П</text:span>ри этом <text:span text:style-name="T404">am</text:span> сокращается только по <text:span text:style-name="T404">am</text:span> → <text:span text:style-name="T404">I`m not (I amn`t не существует).</text:span></text:p>
      <text:p text:style-name="P901"/>
      <text:p text:style-name="P644"><text:span text:style-name="T555">Глагол be</text:span><text:span text:style-name="T557"> </text:span><text:span text:style-name="T555">в Past Simple имеет 2 формы: </text:span></text:p>
      <text:list xml:id="list2529650110" text:style-name="L43">
        <text:list-item>
          <text:p text:style-name="P907"><text:span text:style-name="T555">was — </text:span><text:span text:style-name="T556">если подлежащее в первом лице или множественном числе (</text:span><text:span text:style-name="T465">I, you, we, they</text:span><text:span text:style-name="T556">);</text:span></text:p>
        </text:list-item>
        <text:list-item>
          <text:p text:style-name="P907"><text:span text:style-name="T556">were <text:s/>— если подлежащее в третьем лице, единственно</text:span><text:span text:style-name="T580">го</text:span><text:span text:style-name="T556"> числ</text:span><text:span text:style-name="T580">а </text:span><text:span text:style-name="T556">(</text:span><text:span text:style-name="T465">he, she, it</text:span><text:span text:style-name="T556">).</text:span></text:p>
        </text:list-item>
      </text:list>
      <text:p text:style-name="P430"/>
      <text:p text:style-name="P532"><text:span text:style-name="T664">I </text:span><text:span text:style-name="T642">was</text:span><text:span text:style-name="T641"> satisfied with my work — Я </text:span><text:span text:style-name="T642">был</text:span><text:span text:style-name="T641"> доволен своей работой.</text:span></text:p>
      <text:p text:style-name="P532"><text:span text:style-name="T642">Was</text:span><text:span text:style-name="T641"> the weather good? No, it </text:span><text:span text:style-name="T642">wasn`t</text:span><text:span text:style-name="T641"> — </text:span><text:span text:style-name="T642">Погода была хорош</text:span><text:span text:style-name="T651">ая</text:span><text:span text:style-name="T642">? Нет.</text:span></text:p>
      <text:p text:style-name="P378"/>
      <text:p text:style-name="P900">В Future Simple принимает только одну форму — <text:span text:style-name="T404">will be</text:span> (буду).</text:p>
      <text:p text:style-name="P984"><text:span text:style-name="T91">I will be happy to eat — Я буду </text:span><text:span text:style-name="T92">рад </text:span><text:span text:style-name="T91">поесть.</text:span></text:p>
      <text:p text:style-name="P378"/>
      <text:p text:style-name="P425">Глагол <text:span text:style-name="T404">do</text:span></text:p>
      <text:p text:style-name="P379"/>
      <text:p text:style-name="P642"><text:span text:style-name="T614">Переводится как </text:span><text:span text:style-name="T613">«делать». В </text:span><text:span text:style-name="T615">одном предложении </text:span><text:span text:style-name="T613">может встречаться несколько раз, </text:span></text:p>
      <text:p text:style-name="P750"><text:span text:style-name="T344">в качестве вспомогательного </text:span><text:span text:style-name="T345">глагола </text:span><text:span text:style-name="T344">и смыслового.</text:span><text:span text:style-name="T767"> </text:span><text:span text:style-name="T342">Вспомогательным глаголом </text:span><text:span text:style-name="T343">он </text:span><text:span text:style-name="T342">может быть только в отрицаниях и вопросах, времен группы Simple.</text:span></text:p>
      <text:p text:style-name="P752"/>
      <text:p text:style-name="P632"><text:span text:style-name="T425">What do you do? </text:span><text:span text:style-name="T426">— </text:span><text:span text:style-name="T425">Что ты делаешь?</text:span></text:p>
      <text:p text:style-name="P751"><text:span text:style-name="T342">D</text:span><text:span text:style-name="T38">o you like pets? </text:span><text:span text:style-name="T342">—</text:span><text:span text:style-name="T38"> No, I don`t.</text:span></text:p>
      <text:p text:style-name="P753"/>
      <text:p text:style-name="P129"><text:span text:style-name="T336">В</text:span><text:span text:style-name="T337"> </text:span><text:span text:style-name="T338">прошедшем времени</text:span><text:span text:style-name="T339"> преорбазуется в </text:span><text:span text:style-name="T333">did</text:span><text:span text:style-name="T339"> — «</text:span><text:span text:style-name="T337">делал» (2я форма </text:span><text:span text:style-name="T332">do</text:span><text:span text:style-name="T337">)</text:span><text:span text:style-name="T339">.</text:span></text:p>
      <text:p text:style-name="P431">Если в предложении появляется <text:span text:style-name="T404">was/were</text:span>, <text:span text:style-name="T698">то </text:span><text:span text:style-name="T697">did</text:span><text:span text:style-name="T698"> уже не нужно использовать.</text:span></text:p>
      <text:p text:style-name="P427"/>
      <text:p text:style-name="P426">Глагол <text:span text:style-name="T404">have</text:span></text:p>
      <text:p text:style-name="P405"/>
      <text:p text:style-name="P721"><text:span text:style-name="T264">Переводится как «иметь». </text:span><text:span text:style-name="T266">Д</text:span><text:span text:style-name="T264">ля времен группы Perfect </text:span><text:span text:style-name="T266">выступает в роли вспомогательного глагола</text:span><text:span text:style-name="T264">. </text:span><text:span text:style-name="T250">Также </text:span><text:span text:style-name="T264">может быть</text:span><text:span text:style-name="T250"> частью устойчивых словосотечаний. В </text:span><text:span text:style-name="T268">прошедшем </text:span></text:p>
      <text:p text:style-name="P721"><text:span text:style-name="T268">времени</text:span><text:span text:style-name="T250"> преобразуется в </text:span><text:span text:style-name="T78">had</text:span><text:span text:style-name="T250"> </text:span><text:span text:style-name="T333">—</text:span><text:span text:style-name="T250"> «</text:span><text:span text:style-name="T268">имел</text:span><text:span text:style-name="T250">».</text:span></text:p>
      <text:p text:style-name="P407"/>
      <text:p text:style-name="P716"><text:span text:style-name="T250">В некоторых ситуациях его можно не переводить (когда он смысловой). </text:span><text:span text:style-name="T251">Но при этом в предложении он обязан быть. </text:span><text:span text:style-name="T264">Это </text:span><text:span text:style-name="T251">из-за особенностей английской грамматики, которая требует, обязательного наличия подлежащего и сказуемого.</text:span></text:p>
      <text:p text:style-name="P380"/>
      <text:p text:style-name="P602">I have a lot of friends — У меня (есть) много друзей.</text:p>
      <text:p text:style-name="P603">We heave a big house — У нас (есть) большой дом.</text:p>
      <text:p text:style-name="P406"/>
      <text:p text:style-name="P722"><text:span text:style-name="T269">Когда </text:span><text:span text:style-name="T81">have</text:span><text:span text:style-name="T269"> является смысловым глаголом, он </text:span><text:span text:style-name="T254">работает по тем же правилам что и </text:span><text:span text:style-name="T255">другие</text:span><text:span text:style-name="T254"> </text:span><text:span text:style-name="T269">смысловые </text:span><text:span text:style-name="T254">глаголы, т. е. требует вспомогательного </text:span><text:span text:style-name="T79">do</text:span><text:span text:style-name="T254"> для отрицаний и вопросов. </text:span></text:p>
      <text:p text:style-name="P722"><text:span text:style-name="T266">В утверждениях </text:span><text:span text:style-name="T81">have</text:span><text:span text:style-name="T269"> </text:span><text:span text:style-name="T266">не пишется с окончанием </text:span><text:span text:style-name="T80">-s</text:span><text:span text:style-name="T266">, а преобразуется в </text:span><text:span text:style-name="T80">has</text:span><text:span text:style-name="T266">.</text:span></text:p>
      <text:p text:style-name="P380"/>
      <text:p text:style-name="P39"><text:span text:style-name="T50">Mike has </text:span><text:span text:style-name="T51">many friends</text:span><text:span text:style-name="T50"> — У Майка много друзей.</text:span></text:p>
      <text:p text:style-name="P40"><text:soft-page-break/><text:span text:style-name="T50">He</text:span><text:span text:style-name="T51"> do</text:span><text:span text:style-name="T50">es</text:span><text:span text:style-name="T51">n`t have many friends </text:span><text:span text:style-name="T52">—</text:span><text:span text:style-name="T51"> У </text:span><text:span text:style-name="T50">него </text:span><text:span text:style-name="T51">не много друзей.</text:span></text:p>
      <text:p text:style-name="P53"><text:span text:style-name="T41">Do you have many friends? </text:span><text:span text:style-name="T52">—</text:span><text:span text:style-name="T41"> У тебя много друзей?</text:span></text:p>
      <text:p text:style-name="P612"/>
      <text:p text:style-name="P138"><text:span text:style-name="T41">Когда </text:span><text:span text:style-name="T63">have</text:span><text:span text:style-name="T41"> является вспомогательным глаголом, то для </text:span><text:span text:style-name="T63">he/she/it</text:span><text:span text:style-name="T41"> он всегда в форме </text:span><text:span text:style-name="T63">has</text:span><text:span text:style-name="T41">.</text:span></text:p>
      <text:p text:style-name="P54">He hasn`t lost his keys — Он не потерял свои ключи <text:span text:style-name="T769">(has в отрицании)</text:span>.</text:p>
      <text:p text:style-name="P613"/>
      <text:p text:style-name="P381">Have в значении «иметь» не употребляется во временах группы Continuous.</text:p>
      <text:p text:style-name="P381"/>
      <text:p text:style-name="P604">I am having many friends now → Неправильно</text:p>
      <text:p text:style-name="P604">I have many friends → Правильно</text:p>
      <text:p text:style-name="P380"/>
      <text:p text:style-name="P781"><text:span text:style-name="T224">В разговорной речи очесть часто используется оборот </text:span><text:span text:style-name="T63">have got</text:span><text:span text:style-name="T224">. </text:span><text:span text:style-name="T252">Он обозначает тоже самое, что и </text:span><text:span text:style-name="T82">have</text:span><text:span text:style-name="T252"> </text:span><text:span text:style-name="T224">(иметь/владеть)</text:span><text:span text:style-name="T252">, но используется только в настоящем времени.</text:span></text:p>
      <text:p text:style-name="P388"/>
      <text:p text:style-name="P781"><text:span text:style-name="T252">Г</text:span><text:span text:style-name="T224">рамматически, </text:span><text:span text:style-name="T63">have got</text:span><text:span text:style-name="T224"> — это Present Perfect, т. е. </text:span><text:span text:style-name="T63">have</text:span><text:span text:style-name="T224"> здесь вспомогательный глагол, </text:span></text:p>
      <text:p text:style-name="P720"><text:span text:style-name="T265">а основное значение «</text:span><text:span text:style-name="T267">иметь</text:span><text:span text:style-name="T265">» передает </text:span><text:span text:style-name="T83">got</text:span><text:span text:style-name="T265"> </text:span><text:span text:style-name="T253">(3я форма get)</text:span><text:span text:style-name="T265">. </text:span></text:p>
      <text:p text:style-name="P382"/>
      <text:p text:style-name="P605">Have you got a Mercedes? / Do you have a Mercedes? — У тебя есть мерседес?</text:p>
      <text:p text:style-name="P605">I haven`t got a Mercedes / I don`t have a Mercedes — У меня нет мерседеса.</text:p>
      <text:p text:style-name="P383"/>
      <text:p text:style-name="P723"><text:span text:style-name="T256">Глагол </text:span><text:span text:style-name="T84">have</text:span><text:span text:style-name="T257"> может входить в состав устойчивых выражений и словосочетаний. </text:span></text:p>
      <text:p text:style-name="P385">В этом случае он может переводится по другому. Также здесь отменяется правило, </text:p>
      <text:p text:style-name="P384">по которому <text:span text:style-name="T404">have</text:span> нельзя употребять в Continuous:</text:p>
      <text:p text:style-name="P384"/>
      <text:list xml:id="list2029789664" text:style-name="L44">
        <text:list-item>
          <text:p text:style-name="P882"><text:span text:style-name="T790">в</text:span>ыражения, связанные с приемом пищи:</text:p>
        </text:list-item>
      </text:list>
      <text:list xml:id="list3340886587" text:style-name="L45">
        <text:list-item>
          <text:list>
            <text:list-item>
              <text:p text:style-name="P883">have a coffee/tea/<text:span text:style-name="T764">drink</text:span> — пить кофе/чай/<text:span text:style-name="T764">напиток</text:span>;</text:p>
            </text:list-item>
            <text:list-item>
              <text:p text:style-name="P883">have a meal — принимать пищу;</text:p>
            </text:list-item>
            <text:list-item>
              <text:p text:style-name="P883">have a breakfast/luch/dinner — завтракать/обедать/ужинать.</text:p>
            </text:list-item>
          </text:list>
        </text:list-item>
      </text:list>
      <text:p text:style-name="P386"/>
      <text:list xml:id="list205322039182293" text:continue-list="list2029789664" text:style-name="L44">
        <text:list-item>
          <text:p text:style-name="P987"><text:span text:style-name="T294">в</text:span><text:span text:style-name="T257">ыражения, связанные с времяпровождением:</text:span></text:p>
        </text:list-item>
      </text:list>
      <text:list xml:id="list599691355" text:style-name="L46">
        <text:list-item>
          <text:list>
            <text:list-item>
              <text:p text:style-name="P884">have a date — ходить на свидание;</text:p>
            </text:list-item>
            <text:list-item>
              <text:p text:style-name="P884">have a good time — хорошо проводить время;</text:p>
            </text:list-item>
            <text:list-item>
              <text:p text:style-name="P884">have a meeting / an appointment — назначать встречу;</text:p>
            </text:list-item>
            <text:list-item>
              <text:p text:style-name="P884">have a nice day — удачного дня (пожелание);</text:p>
            </text:list-item>
            <text:list-item>
              <text:p text:style-name="P884">have fun — веселиться.</text:p>
            </text:list-item>
          </text:list>
        </text:list-item>
      </text:list>
      <text:p text:style-name="P384"/>
      <text:list xml:id="list205322309190074" text:continue-list="list205322039182293" text:style-name="L44">
        <text:list-item>
          <text:p text:style-name="P987"><text:span text:style-name="T294">в</text:span><text:span text:style-name="T257">ыражения, связанные </text:span><text:span text:style-name="T295">с внешностью:</text:span></text:p>
        </text:list-item>
      </text:list>
      <text:list xml:id="list4270878523" text:style-name="L47">
        <text:list-item>
          <text:list>
            <text:list-item>
              <text:p text:style-name="P885">have a bath/shower/shave — принимать ванну/душ, побриться;</text:p>
            </text:list-item>
            <text:list-item>
              <text:p text:style-name="P885">have a haircat — постричься.</text:p>
            </text:list-item>
          </text:list>
        </text:list-item>
      </text:list>
      <text:p text:style-name="P387"/>
      <text:list xml:id="list205321207814677" text:continue-list="list205322309190074" text:style-name="L44">
        <text:list-item>
          <text:p text:style-name="P988"><text:span text:style-name="T294">в</text:span><text:span text:style-name="T295">ыражения, связанные с общением:</text:span></text:p>
        </text:list-item>
      </text:list>
      <text:list xml:id="list1415459955" text:style-name="L48">
        <text:list-item>
          <text:list>
            <text:list-item>
              <text:p text:style-name="P886">have a guess — угадывать, догадываться;</text:p>
            </text:list-item>
            <text:list-item>
              <text:p text:style-name="P886">have a chat — болтать;</text:p>
            </text:list-item>
            <text:list-item>
              <text:p text:style-name="P886">have a talk/discussion — беседовать/обсуждать;</text:p>
            </text:list-item>
            <text:list-item>
              <text:p text:style-name="P886">have a call — позвонить.</text:p>
            </text:list-item>
          </text:list>
        </text:list-item>
      </text:list>
      <text:p text:style-name="P387"/>
      <text:list xml:id="list205322399116974" text:continue-list="list205321207814677" text:style-name="L44">
        <text:list-item>
          <text:p text:style-name="P988"><text:span text:style-name="T294">в</text:span><text:span text:style-name="T295">ыражения связанные со здоровьем:</text:span></text:p>
        </text:list-item>
      </text:list>
      <text:list xml:id="list4060868357" text:style-name="L49">
        <text:list-item>
          <text:list>
            <text:list-item>
              <text:p text:style-name="P887">have a baby — родить;</text:p>
            </text:list-item>
            <text:list-item>
              <text:p text:style-name="P887">have a cold — простудиться;</text:p>
            </text:list-item>
            <text:list-item>
              <text:p text:style-name="P887"><text:soft-page-break/>have a cough — кашлять;</text:p>
            </text:list-item>
            <text:list-item>
              <text:p text:style-name="P887">have a headache — болит голова.</text:p>
            </text:list-item>
          </text:list>
        </text:list-item>
      </text:list>
      <text:p text:style-name="P387"/>
      <text:list xml:id="list205322267616178" text:continue-list="list205322399116974" text:style-name="L44">
        <text:list-item>
          <text:p text:style-name="P988"><text:span text:style-name="T294">в</text:span><text:span text:style-name="T295">ыражения, связанные с отдыхом:</text:span></text:p>
          <text:list>
            <text:list-item>
              <text:p text:style-name="P888">have a day off — взять выходной;</text:p>
            </text:list-item>
            <text:list-item>
              <text:p text:style-name="P888">have a dream — видеть сон;</text:p>
            </text:list-item>
            <text:list-item>
              <text:p text:style-name="P888">have a nightmare — видеть кошмар;</text:p>
            </text:list-item>
            <text:list-item>
              <text:p text:style-name="P888">have a rest — отдыхать;</text:p>
            </text:list-item>
            <text:list-item>
              <text:p text:style-name="P888">have a sleep — спать.</text:p>
            </text:list-item>
          </text:list>
        </text:list-item>
      </text:list>
      <text:p text:style-name="P387"/>
      <text:list xml:id="list205321232641709" text:continue-numbering="true" text:style-name="L44">
        <text:list-item>
          <text:p text:style-name="P988"><text:span text:style-name="T294">в</text:span><text:span text:style-name="T295">ыражения, свяханые с физической активностью:</text:span></text:p>
        </text:list-item>
      </text:list>
      <text:list xml:id="list1706589911" text:style-name="L50">
        <text:list-item>
          <text:list>
            <text:list-item>
              <text:p text:style-name="P889">have a good journey — добраться без проблем (пожелание);</text:p>
            </text:list-item>
            <text:list-item>
              <text:p text:style-name="P889">have a good flight — хорошо долететь (пожелание);</text:p>
            </text:list-item>
            <text:list-item>
              <text:p text:style-name="P889">have a lift — подвести (на машине);</text:p>
            </text:list-item>
            <text:list-item>
              <text:p text:style-name="P890">have a ride — проехаться;</text:p>
            </text:list-item>
            <text:list-item>
              <text:p text:style-name="P890">have a walk — пройтись (прогуляться);</text:p>
            </text:list-item>
            <text:list-item>
              <text:p text:style-name="P890">have a swim — поплавать;</text:p>
            </text:list-item>
            <text:list-item>
              <text:p text:style-name="P890">have a hug — обняться;</text:p>
            </text:list-item>
            <text:list-item>
              <text:p text:style-name="P890">have a kiss — поцеловаться.</text:p>
            </text:list-item>
          </text:list>
        </text:list-item>
      </text:list>
      <text:p text:style-name="P387"/>
      <text:p text:style-name="P428">Глагол <text:span text:style-name="T404">get</text:span></text:p>
      <text:p text:style-name="P389"/>
      <text:p text:style-name="P717"><text:span text:style-name="T259">Один и самых запутанных глаголов, который может переводится по разному,</text:span><text:span text:style-name="T258"> в записимости </text:span></text:p>
      <text:p text:style-name="P390">от слов, идущих после него. Поэтому его нужно переводить в связке с соседними словами.</text:p>
      <text:p text:style-name="P391"/>
      <text:p text:style-name="P717"><text:span text:style-name="T259">Если после </text:span><text:span text:style-name="T85">get</text:span><text:span text:style-name="T259"> идет существительное, то он передает значение </text:span><text:span text:style-name="T258">«</text:span><text:span text:style-name="T259">получать, покупать</text:span><text:span text:style-name="T258">».</text:span></text:p>
      <text:p text:style-name="P390"/>
      <text:p text:style-name="P55"><text:span text:style-name="T53">I </text:span><text:span text:style-name="T41">got a new car — Я купил новую машину.</text:span></text:p>
      <text:p text:style-name="P606">I got an A today — Я получил пятерку сегодня. (A — <text:span text:style-name="T769">это </text:span>оценка)</text:p>
      <text:p text:style-name="P782"><text:span text:style-name="T258">Е</text:span><text:span text:style-name="T224">сли </text:span><text:span text:style-name="T63">get</text:span><text:span text:style-name="T224"> используется со средством передвижения, то он приобретает значение </text:span></text:p>
      <text:p text:style-name="P392">«сесть в транспорт». В этом случае он может использоваться с предлогом <text:span text:style-name="T404">on</text:span>.</text:p>
      <text:p text:style-name="P392"/>
      <text:p text:style-name="P606">I got on a bus at 5 o`clock — Я сел в автобус в 5 часов.</text:p>
      <text:p text:style-name="P606">I got a taxi — Я взял такси.</text:p>
      <text:p text:style-name="P390"/>
      <text:p text:style-name="P782"><text:span text:style-name="T258">Е</text:span><text:span text:style-name="T224">сли после get идет прилагательное, то это означает «прийти к этому состоянию», </text:span></text:p>
      <text:p text:style-name="P392">например: <text:span text:style-name="T404">get hungry (проголодаться), get better (стать лучше), get cold (замерзнуть)</text:span> и т. д.</text:p>
      <text:p text:style-name="P392"/>
      <text:p text:style-name="P606">He got dressed quickly and left — Он оделся быстро и ушел.</text:p>
      <text:p text:style-name="P392"/>
      <text:p text:style-name="P392">Если <text:span text:style-name="T404">get</text:span> используется с частицей <text:span text:style-name="T404">to</text:span>, то это означает «прибывать в такое-то место».</text:p>
      <text:p text:style-name="P392"/>
      <text:p text:style-name="P606">I got to work late — Я приехал на работу поздно.</text:p>
      <text:p text:style-name="P606">I got to the airport by train — Я приехал в аэропорт на поезде.</text:p>
      <text:p text:style-name="P390"/>
      <text:p text:style-name="P390">В пассивном залоге может заменять глагол <text:span text:style-name="T404">be</text:span>. </text:p>
      <text:p text:style-name="P390"/>
      <text:p text:style-name="P390">Если <text:span text:style-name="T404">be</text:span> означает «быть в состоянии / обладать качеством», то <text:span text:style-name="T404">get</text:span> означает </text:p>
      <text:p text:style-name="P391">«входить в состояние / приобретать качество».</text:p>
      <text:p text:style-name="P391"/>
      <text:p text:style-name="P391">В отличии от <text:span text:style-name="T404">be, do, have</text:span>, этот глагол не может быть вспомогательным.</text:p>
      <text:p text:style-name="P393"><text:soft-page-break/>Почти для любого предложения с <text:span text:style-name="T404">get</text:span> можно найти замену с другим глаголом.</text:p>
      <text:p text:style-name="P391"/>
      <text:p text:style-name="P788"><text:span text:style-name="T224">После </text:span><text:span text:style-name="T63">get</text:span><text:span text:style-name="T224"> могут стоять разные предлоги, в зависимости от которых он может сильно</text:span></text:p>
      <text:p text:style-name="P789"><text:span text:style-name="T224">меняться. Такие измененя не всегда поддаются логике</text:span><text:span text:style-name="T260">:</text:span></text:p>
      <text:list xml:id="list2338344492" text:style-name="L51">
        <text:list-item>
          <text:p text:style-name="P891">get along — ладить друг с другом;</text:p>
        </text:list-item>
        <text:list-item>
          <text:p text:style-name="P891">get away — убираться прочь (грубо);</text:p>
        </text:list-item>
        <text:list-item>
          <text:p text:style-name="P891">get back — вернуться;</text:p>
        </text:list-item>
        <text:list-item>
          <text:p text:style-name="P891">get in — попасть внутрь;</text:p>
        </text:list-item>
        <text:list-item>
          <text:p text:style-name="P891">get on — справиться с ситуацией.</text:p>
        </text:list-item>
      </text:list>
      <text:p text:style-name="P394"/>
      <text:p text:style-name="P533"><text:span text:style-name="T652">W</text:span><text:span text:style-name="T642">e get along well — Мы хорошо ладим.</text:span></text:p>
      <text:p text:style-name="P607">I`ll get away from work as soon as I can — Я свалю с этой работы, как только смогу.</text:p>
      <text:p text:style-name="P607">Get in the car quickly! — Быстро садись в машину!</text:p>
      <text:p text:style-name="P608">How are you getting on with your new job? — Как дела на новой работе?</text:p>
      <text:p text:style-name="P747"/>
      <text:p text:style-name="P747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746">Такие сочетания нельзя переводить по отдельности, а только в связке.</text:p>
      <text:p text:style-name="P391"/>
      <text:p text:style-name="P746">Один и тот же фразовый глагол может иметь несколько значений.</text:p>
      <text:p text:style-name="P391"/>
      <text:p text:style-name="P423">Глаголы, в которых все путаются</text:p>
      <text:p text:style-name="P395"/>
      <text:p text:style-name="P396"><text:span text:style-name="T484">Tell и say</text:span> можно перевести как «сказать». Только первый означатает «рассказать», </text:p>
      <text:p text:style-name="P396">а второй - «сказать/говорить». </text:p>
      <text:p text:style-name="P396"/>
      <text:p text:style-name="P396">После <text:span text:style-name="T404">tell</text:span> нужно обязательно указать, кому адресована фраза, либо что именно </text:p>
      <text:p text:style-name="P396">говорится. После <text:span text:style-name="T404">tell</text:span> не нужен предлог.</text:p>
      <text:p text:style-name="P396"/>
      <text:p text:style-name="P609">Tell me the truth — Скажи мне правду.</text:p>
      <text:p text:style-name="P609">Tell Michael that I will be late — Скажи Майклу, что я опоздаю.</text:p>
      <text:p text:style-name="P396"/>
      <text:p text:style-name="P396">После <text:span text:style-name="T404">say</text:span> можно ничего не указывать, либо указать того, кто сказал фразу.</text:p>
      <text:p text:style-name="P396">Если мы говорим, кому адресована фраза, то после <text:span text:style-name="T404">say</text:span> нужен предлог <text:span text:style-name="T404">to</text:span>.</text:p>
      <text:p text:style-name="P396"/>
      <text:p text:style-name="P609">«You deserve more than this», I said to myself — Ты заслуживаешь большего, я сказал себе.</text:p>
      <text:p text:style-name="P396"/>
      <text:p text:style-name="P783"><text:span text:style-name="T143">See, l</text:span><text:span text:style-name="T142">ook, watch</text:span><text:span text:style-name="T224"> передают значение «видеть», но с разными смысловыми оттенками.</text:span></text:p>
      <text:p text:style-name="P396"/>
      <text:p text:style-name="P397">Глагол <text:span text:style-name="T404">see</text:span> означает «видеть», как физическую возможность. Обычно <text:span text:style-name="T770">он </text:span>не употребляется </text:p>
      <text:p text:style-name="P397">во временах Continuous.</text:p>
      <text:p text:style-name="P396"/>
      <text:p text:style-name="P609">I see a bird in the tree — Я вижу птицу на дереве.</text:p>
      <text:p text:style-name="P396"/>
      <text:p text:style-name="P396"><text:span text:style-name="T404">Look</text:span> означает «смотреть на что-либо». Если мы хотим узнать на какой объет смотрим — используется предлог <text:span text:style-name="T404">at</text:span>. В отличии от <text:span text:style-name="T404">see</text:span>, можно использовать в Continuous.</text:p>
      <text:p text:style-name="P396"/>
      <text:p text:style-name="P609">Don`t worry, I`m not looking — Не волнуйся, я не смотрю.</text:p>
      <text:p text:style-name="P609">I`m looking at the dog — Я смотрю на собаку.</text:p>
      <text:p text:style-name="P396"/>
      <text:p text:style-name="P718"><text:span text:style-name="T63">Watch</text:span><text:span text:style-name="T224"> означает «</text:span><text:span text:style-name="T262">следить (взором)</text:span><text:span text:style-name="T224">» или «наблюдать» </text:span><text:span text:style-name="T261">за объектом</text:span><text:span text:style-name="T224">.</text:span></text:p>
      <text:p text:style-name="P398"/>
      <text:p text:style-name="P41"><text:soft-page-break/><text:span text:style-name="T54">Mothers always watch their children — М</text:span><text:span text:style-name="T55">а</text:span><text:span text:style-name="T54">мы всегда следят за своими детьми.</text:span></text:p>
      <text:p text:style-name="P56"><text:span text:style-name="T56">I </text:span><text:span text:style-name="T41">like watching birds — Мне нравится наблюдать за птицами.</text:span></text:p>
      <text:p text:style-name="P398"/>
      <text:p text:style-name="P718"><text:span text:style-name="T142">Hear, listen</text:span><text:span text:style-name="T224"> можно перевести как «слышать» и «слушать». Первый означает физическую возможность, а второй — осознанное действие.</text:span></text:p>
      <text:p text:style-name="P398"/>
      <text:p text:style-name="P610">Can you hear some noise? — Ты слышишь шум?</text:p>
      <text:p text:style-name="P610">I think I heard something — Кажется, я что-то слышал.</text:p>
      <text:p text:style-name="P398"/>
      <text:p text:style-name="P784"><text:span text:style-name="T262">Когда мы говорим о том, что именно слушаем, то</text:span><text:span text:style-name="T224"> </text:span><text:span text:style-name="T262">п</text:span><text:span text:style-name="T224">осле </text:span><text:span text:style-name="T63">listen</text:span><text:span text:style-name="T224"> </text:span><text:span text:style-name="T262">ставится предлог </text:span><text:span text:style-name="T86">to</text:span><text:span text:style-name="T262">.</text:span></text:p>
      <text:p text:style-name="P399">При переводе на русский предлог выпадает.</text:p>
      <text:p text:style-name="P399"/>
      <text:p text:style-name="P610">Listen to me, please — Пожалуйста, послушай меня.</text:p>
      <text:p text:style-name="P610">What music do you listen to? - Какую музыку ты слушает?</text:p>
      <text:p text:style-name="P399"/>
      <text:p text:style-name="P785"><text:span text:style-name="T142">Do, make</text:span><text:span text:style-name="T224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399"/>
      <text:p text:style-name="P400">Устойчивые выражения с do:</text:p>
      <text:list xml:id="list3892703139" text:style-name="L52">
        <text:list-item>
          <text:p text:style-name="P892">do an exam/test — сдавать экзамен/тест;</text:p>
        </text:list-item>
        <text:list-item>
          <text:p text:style-name="P892">do a course — пройти курс;</text:p>
        </text:list-item>
        <text:list-item>
          <text:p text:style-name="P892">do work/homework/housework — делать работу / домашнюю работу / работу по дому;</text:p>
        </text:list-item>
        <text:list-item>
          <text:p text:style-name="P892">do a favour — оказывать услугу;</text:p>
        </text:list-item>
        <text:list-item>
          <text:p text:style-name="P892">do business — заниматься бизнесом;</text:p>
        </text:list-item>
        <text:list-item>
          <text:p text:style-name="P892">do right/wrong — поступать правильно/неправильно;</text:p>
        </text:list-item>
        <text:list-item>
          <text:p text:style-name="P894">do the shopping — делать покупки;</text:p>
        </text:list-item>
        <text:list-item>
          <text:p text:style-name="P892">do the wassing up — мыть посуду;</text:p>
        </text:list-item>
      </text:list>
      <text:p text:style-name="P399"/>
      <text:p text:style-name="P400">Устойчивые выражения с make:</text:p>
      <text:list xml:id="list4275609528" text:style-name="L53">
        <text:list-item>
          <text:p text:style-name="P893">make a noise — шуметь;</text:p>
        </text:list-item>
        <text:list-item>
          <text:p text:style-name="P893">make a bed — застилать постель;</text:p>
        </text:list-item>
        <text:list-item>
          <text:p text:style-name="P893">make a cake/tea/dinner — приготовить торт/чай/ужин;</text:p>
        </text:list-item>
        <text:list-item>
          <text:p text:style-name="P993"><text:span text:style-name="T224">make a choice — сделать </text:span><text:span text:style-name="T263">выбор;</text:span></text:p>
        </text:list-item>
        <text:list-item>
          <text:p text:style-name="P895">make a scision — принять решение;</text:p>
        </text:list-item>
        <text:list-item>
          <text:p text:style-name="P895">make a promise — обещать, дать обещание;</text:p>
        </text:list-item>
        <text:list-item>
          <text:p text:style-name="P895">make a friends — подружиться.</text:p>
        </text:list-item>
      </text:list>
      <text:p text:style-name="P401"/>
      <text:p text:style-name="P611">Could you do me a favour — Не мог бы ты оказать мне услугу? </text:p>
      <text:p text:style-name="P611">I belive she`ll make the right choice — Я верю, что она сделает правильный выбор.</text:p>
      <text:p text:style-name="P401"/>
      <text:p text:style-name="P424"><text:span text:style-name="T787">Про и</text:span>нфинитив и герундий</text:p>
      <text:p text:style-name="P402"/>
      <text:p text:style-name="P409">Когда в английском предложении идет несколько глаголов <text:span text:style-name="T772">подря</text:span><text:span text:style-name="T773">д</text:span>, то первый является сказуемым<text:span text:style-name="T771">, а следующий, свободный от времени, стоит в форме инфинитива </text:span></text:p>
      <text:p text:style-name="P727"><text:span text:style-name="T284">или герундия </text:span><text:span text:style-name="T285">(</text:span><text:span text:style-name="T296">после сказуемоего</text:span><text:span text:style-name="T286"> </text:span><text:span text:style-name="T284">может быть несколько </text:span><text:span text:style-name="T296">глаголов</text:span><text:span text:style-name="T285">)</text:span><text:span text:style-name="T284">.</text:span></text:p>
      <text:p text:style-name="P408"/>
      <text:p text:style-name="P620">What do you want <text:span text:style-name="T624">to do</text:span>? — Что ты хочешь <text:span text:style-name="T624">делать</text:span>?</text:p>
      <text:p text:style-name="P620">I like <text:span text:style-name="T624">playing</text:span> cards — Я люблю <text:span text:style-name="T624">играть</text:span> в карты.</text:p>
      <text:p text:style-name="P621">Please don`t make me <text:span text:style-name="T624">worry</text:span> — Пожалуйста, не заставляй меня <text:span text:style-name="T624">волноваться</text:span>.</text:p>
      <text:p text:style-name="P622">I don`t mind <text:span text:style-name="T624">doing</text:span> it on my own — Я не против <text:span text:style-name="T624">сделать</text:span> это в одиночку.</text:p>
      <text:p text:style-name="P410"/>
      <text:p text:style-name="P728"><text:soft-page-break/><text:span text:style-name="T270">И</text:span><text:span text:style-name="T271">нфинитив и герундий дополняют по смыслу </text:span><text:span text:style-name="T287">сказуемое</text:span><text:span text:style-name="T271">. </text:span><text:span text:style-name="T272">Они являются взаимозаменяемы </text:span></text:p>
      <text:p text:style-name="P728"><text:span text:style-name="T280">и</text:span><text:span text:style-name="T272"> </text:span><text:span text:style-name="T280">в</text:span><text:span text:style-name="T272"> основном </text:span><text:span text:style-name="T280">и</text:span><text:span text:style-name="T272">спользуют</text:span><text:span text:style-name="T280">ся</text:span><text:span text:style-name="T272"> по наитию </text:span><text:span text:style-name="T287">либо</text:span><text:span text:style-name="T272"> в зависимости от диалекта.</text:span></text:p>
      <text:p text:style-name="P411"/>
      <text:p text:style-name="P412">На русский инфинитив и герундий переводятся несколькими способами:</text:p>
      <text:list xml:id="list1630998318" text:style-name="L54">
        <text:list-item>
          <text:p text:style-name="P896">начальной формой глагола (делать);</text:p>
        </text:list-item>
        <text:list-item>
          <text:p text:style-name="P896">причастием (делая);</text:p>
        </text:list-item>
        <text:list-item>
          <text:p text:style-name="P896">придаточным предложением (чтобы сделать).</text:p>
        </text:list-item>
      </text:list>
      <text:p text:style-name="P411"/>
      <text:p text:style-name="P429">Инфинитив </text:p>
      <text:p text:style-name="P418"/>
      <text:p text:style-name="P734"><text:span text:style-name="T293">Э</text:span><text:span text:style-name="T280">то глагол в начальной форме, </text:span><text:span text:style-name="T287">который </text:span><text:span text:style-name="T288">обычно </text:span><text:span text:style-name="T289">идет</text:span><text:span text:style-name="T287"> </text:span><text:span text:style-name="T280">с частицей </text:span><text:span text:style-name="T88">to</text:span><text:span text:style-name="T280">.</text:span></text:p>
      <text:p text:style-name="P615"><text:span text:style-name="T62">I don`t want </text:span><text:span text:style-name="T788">to interface</text:span><text:span text:style-name="T62"> — Я не хочу </text:span><text:span text:style-name="T788">вмешиваться</text:span><text:span text:style-name="T62">.</text:span></text:p>
      <text:p text:style-name="P419"/>
      <text:p text:style-name="P324"><text:span text:style-name="T280">Г</text:span><text:span text:style-name="T273">лаголы, после которых инфинитив всегда </text:span><text:span text:style-name="T281">с частицей </text:span><text:span text:style-name="T87">to</text:span><text:span text:style-name="T273">:</text:span></text:p>
      <text:list xml:id="list2179076521" text:style-name="L55">
        <text:list-item>
          <text:p text:style-name="P897">want — хотеть;</text:p>
        </text:list-item>
        <text:list-item>
          <text:p text:style-name="P897">need — нуждаться;</text:p>
        </text:list-item>
        <text:list-item>
          <text:p text:style-name="P897">plan — планировать;</text:p>
        </text:list-item>
        <text:list-item>
          <text:p text:style-name="P897">decide — принимать решение;</text:p>
        </text:list-item>
        <text:list-item>
          <text:p text:style-name="P897">offer — предлагать;</text:p>
        </text:list-item>
        <text:list-item>
          <text:p text:style-name="P897">hope — надеяться;</text:p>
        </text:list-item>
        <text:list-item>
          <text:p text:style-name="P897">promise — обещать;</text:p>
        </text:list-item>
        <text:list-item>
          <text:p text:style-name="P897">try — пытаться;</text:p>
        </text:list-item>
        <text:list-item>
          <text:p text:style-name="P897">forget — забывать;</text:p>
        </text:list-item>
        <text:list-item>
          <text:p text:style-name="P897">learn — изучать;</text:p>
        </text:list-item>
        <text:list-item>
          <text:p text:style-name="P897">would like — хотел бы.</text:p>
        </text:list-item>
      </text:list>
      <text:p text:style-name="P614"/>
      <text:p text:style-name="P614">We promise <text:span text:style-name="T624">to get</text:span> the money — Мы обещали <text:span text:style-name="T624">достать</text:span> денег.</text:p>
      <text:p text:style-name="P614">Don`t forget <text:span text:style-name="T624">to write</text:span> importang things — Не забывай <text:span text:style-name="T624">записывать</text:span> самое главное.</text:p>
      <text:p text:style-name="P413"/>
      <text:p text:style-name="P726"><text:span text:style-name="T274">Между смысловым глаголом и идущим за ним инфинитивом часто </text:span><text:span text:style-name="T291">стоит</text:span><text:span text:style-name="T274"> дополнение.</text:span></text:p>
      <text:p text:style-name="P325"><text:span text:style-name="T291">Обычно</text:span><text:span text:style-name="T292"> </text:span><text:span text:style-name="T278">дополнение указывает</text:span><text:span text:style-name="T279">ся</text:span><text:span text:style-name="T278"> после </text:span><text:span text:style-name="T291">следующих </text:span><text:span text:style-name="T278">глаголов:</text:span></text:p>
      <text:list xml:id="list2348474373" text:style-name="L56">
        <text:list-item>
          <text:p text:style-name="P898">ask — спрашивать;</text:p>
        </text:list-item>
        <text:list-item>
          <text:p text:style-name="P898">tell — говорить;</text:p>
        </text:list-item>
        <text:list-item>
          <text:p text:style-name="P898">advice — советовать;</text:p>
        </text:list-item>
        <text:list-item>
          <text:p text:style-name="P898">expect — ожидать;</text:p>
        </text:list-item>
        <text:list-item>
          <text:p text:style-name="P898">pesuade — убеждать;</text:p>
        </text:list-item>
        <text:list-item>
          <text:p text:style-name="P898">teach — обучать.</text:p>
        </text:list-item>
      </text:list>
      <text:p text:style-name="P416"/>
      <text:p text:style-name="P619"><text:span text:style-name="T778">I </text:span><text:span text:style-name="T31">asked</text:span><text:span text:style-name="T779"> </text:span><text:span text:style-name="T814">Mike</text:span><text:span text:style-name="T779"> </text:span><text:span text:style-name="T629">to come</text:span><text:span text:style-name="T779"> in — Я просила Майка войти.</text:span></text:p>
      <text:p text:style-name="P58"><text:span text:style-name="T29">Tell</text:span><text:span text:style-name="T41"> </text:span><text:span text:style-name="T815">them</text:span><text:span text:style-name="T41"> </text:span><text:span text:style-name="T60">to leave</text:span><text:span text:style-name="T41"> us alone — Попроси их оставить нас в покое.</text:span></text:p>
      <text:p text:style-name="P413"/>
      <text:p text:style-name="P729"><text:span text:style-name="T274">Если после смыслового глагола </text:span><text:span text:style-name="T290">указано</text:span><text:span text:style-name="T275"> </text:span><text:span text:style-name="T274">дополне</text:span><text:span text:style-name="T275">ние, </text:span><text:span text:style-name="T276">то такие предложения удобней переводить с использованием придаточного предложения.</text:span></text:p>
      <text:p text:style-name="P417"/>
      <text:p text:style-name="P62"><text:span text:style-name="T57">I </text:span><text:span text:style-name="T30">promise</text:span><text:span text:style-name="T57"> </text:span><text:span text:style-name="T816">you</text:span><text:span text:style-name="T57"> </text:span><text:span text:style-name="T61">to be</text:span><text:span text:style-name="T57"> there always — Я обещаю тебе, что буду рядом всегда.</text:span></text:p>
      <text:p text:style-name="P616"/>
      <text:p text:style-name="P62"><text:span text:style-name="T224">(</text:span><text:span text:style-name="T283">п</text:span><text:span text:style-name="T276">ридаточно</text:span><text:span text:style-name="T277">е</text:span><text:span text:style-name="T276"> предложения — </text:span><text:span text:style-name="T224">это синтаксическая часть сложноподчиненного предложения, содержащая подчинительный союз или союзное слово: </text:span><text:span text:style-name="T41">Петя убежал с урока, </text:span><text:span text:style-name="T346">чтобы не пропустить концерт</text:span><text:span text:style-name="T224">. </text:span><text:span text:style-name="Emphasis"><text:span text:style-name="T41">Изобразить чувство, </text:span></text:span><text:span text:style-name="Emphasis"><text:span text:style-name="T346">которое я испытывал</text:span></text:span><text:span text:style-name="Emphasis"><text:span text:style-name="T41">, очень трудно</text:span></text:span><text:span text:style-name="T224">)</text:span><text:span text:style-name="T276">.</text:span></text:p>
      <text:p text:style-name="P616"/>
      <text:p text:style-name="P729"><text:soft-page-break/><text:span text:style-name="T276">Т</text:span><text:span text:style-name="T282">акже придаточное предложение используется, когда вторая часть объясняет причину действия из главной части. </text:span><text:span text:style-name="T283">В этом случае инфинитив всегда используется с </text:span><text:span text:style-name="T89">to</text:span><text:span text:style-name="T283">.</text:span></text:p>
      <text:p text:style-name="P414"/>
      <text:p text:style-name="P63"><text:span text:style-name="T57">I </text:span><text:span text:style-name="T30">went out</text:span><text:span text:style-name="T61">,</text:span><text:span text:style-name="T57"> </text:span><text:span text:style-name="T61">to buy</text:span><text:span text:style-name="T57"> food — Я </text:span><text:span text:style-name="T30">вышел</text:span><text:span text:style-name="T57">,</text:span><text:span text:style-name="T59"> </text:span><text:span text:style-name="T61">чтобы</text:span><text:span text:style-name="T57"> </text:span><text:span text:style-name="T61">купить</text:span><text:span text:style-name="T57"> еды.</text:span></text:p>
      <text:p text:style-name="P64"><text:span text:style-name="T57">W</text:span><text:span text:style-name="T41">hy did I </text:span><text:span text:style-name="T29">come in</text:span><text:span text:style-name="T41">? </text:span><text:span text:style-name="T60">To drink</text:span><text:span text:style-name="T41"> cofee — Почему я </text:span><text:span text:style-name="T29">зашел</text:span><text:span text:style-name="T41">? </text:span><text:span text:style-name="T60">Чтобы выпить</text:span><text:span text:style-name="T41"> кофе.</text:span></text:p>
      <text:p text:style-name="P617"/>
      <text:p text:style-name="P147"><text:span text:style-name="T41">Не всегда причина указывается в виде глагола. Если в качестве причины указано существительное, то перед ним будет предлог </text:span><text:span text:style-name="T63">for</text:span><text:span text:style-name="T41"> </text:span><text:span text:style-name="T58">(за, для)</text:span><text:span text:style-name="T41">.</text:span></text:p>
      <text:p text:style-name="P415"/>
      <text:p text:style-name="P618">I <text:span text:style-name="T20">went out</text:span> <text:span text:style-name="T624">for food</text:span> — Я <text:span text:style-name="T20">вышел</text:span><text:span text:style-name="T777"> </text:span><text:span text:style-name="T624">за едой</text:span>.</text:p>
      <text:p text:style-name="P141"/>
      <text:p text:style-name="P141">Ес<text:span text:style-name="T777">ть</text:span> глаголы, после которых инфинитив используется без частицы <text:span text:style-name="T404">to</text:span> («голый» инфитив). Таких глаголов немного. Самыми распространенные: <text:span text:style-name="T404">let </text:span>(позволять) и <text:span text:style-name="T404">make</text:span>.</text:p>
      <text:p text:style-name="P139"/>
      <text:p text:style-name="P60"><text:span text:style-name="T20">Let</text:span> <text:span text:style-name="T812">Peter</text:span> <text:span text:style-name="T624">explain</text:span> himself — Позволь Питеру объясниться.</text:p>
      <text:p text:style-name="P61"><text:span text:style-name="T20">Let</text:span> <text:span text:style-name="T812">us</text:span> (let`s) <text:span text:style-name="T624">watch</text:span> this movie — Давай<text:span text:style-name="T774"> </text:span>посмотрим этот фильм.</text:p>
      <text:p text:style-name="P140"/>
      <text:p text:style-name="P142">Если после <text:span text:style-name="T404">make</text:span> стоит еще один глагол, то в этом случае <text:span text:style-name="T404">make</text:span> переводится не как «делать», </text:p>
      <text:p text:style-name="P142">а как «заставлять». После <text:span text:style-name="T404">make</text:span> нужно также указать дополнение.</text:p>
      <text:p text:style-name="P142"/>
      <text:p text:style-name="P110">I <text:span text:style-name="T3">can`t</text:span> <text:span text:style-name="T20">make</text:span> <text:span text:style-name="T812">John</text:span> <text:span text:style-name="T624">work</text:span> — Я не могу заставить Джона работать.</text:p>
      <text:p text:style-name="P143"/>
      <text:p text:style-name="P145"><text:span text:style-name="T775">Если инфинитив стоит после связки </text:span><text:span text:style-name="T432">it</text:span><text:span text:style-name="T799"> + </text:span><text:span text:style-name="T429">be </text:span><text:span text:style-name="T775">+ прилагательно</text:span><text:span text:style-name="T776">е</text:span><text:span text:style-name="T775">, то </text:span><text:span text:style-name="T799">он </text:span><text:span text:style-name="T775">используется </text:span></text:p>
      <text:p text:style-name="P145"><text:span text:style-name="T775">с частицей </text:span><text:span text:style-name="T429">to</text:span><text:span text:style-name="T775">. </text:span><text:span text:style-name="T799">Такая связка выражает отношение к делу.</text:span></text:p>
      <text:p text:style-name="P144"/>
      <text:p text:style-name="P59">It <text:span text:style-name="T347">is difficult</text:span> to understand him — Его<text:span text:style-name="T799"> </text:span>сложно понять.</text:p>
      <text:p text:style-name="P67">It was difficult to find a good job — Было трудно найти хорошую работу.</text:p>
      <text:p text:style-name="P43"><text:span text:style-name="T799">It is nice to live here — Здесь </text:span><text:span text:style-name="T800">приятно жить.</text:span></text:p>
      <text:p text:style-name="P144"/>
      <text:p text:style-name="P998">По правилам английского языка после <text:span text:style-name="T404">be</text:span> всегда используется прилалагательное, при этом на русский, <text:span text:style-name="T404">be</text:span> + прилагательное будет переводиться наречием (где, куда, зачем, как).</text:p>
      <text:p text:style-name="P146"/>
      <text:p text:style-name="P734"><text:span text:style-name="T616">Г</text:span><text:span text:style-name="T617">ерундий</text:span><text:span text:style-name="T602"> </text:span></text:p>
      <text:p text:style-name="P150"/>
      <text:p text:style-name="P734"><text:span text:style-name="T605">Э</text:span><text:span text:style-name="T598">то нечно среднее между глаголом и существительным, </text:span><text:span text:style-name="T603">потому что м</text:span><text:span text:style-name="T598">ожет переводит</text:span><text:span text:style-name="T603">ь</text:span><text:span text:style-name="T598">ся </text:span></text:p>
      <text:p text:style-name="P734"><text:span text:style-name="T603">и так и этак </text:span><text:span text:style-name="T606">(в зависимости от места)</text:span><text:span text:style-name="T598">.</text:span><text:span text:style-name="T604"> </text:span><text:span text:style-name="T599">Выглядит как глагол c окончанием </text:span><text:span text:style-name="T430">-ing</text:span><text:span text:style-name="T599">.</text:span></text:p>
      <text:p text:style-name="P153"/>
      <text:p text:style-name="P735"><text:span text:style-name="T607">Герундий используется после предлогов </text:span><text:span text:style-name="T610">и</text:span><text:span text:style-name="T607"> некоторых глаголов. </text:span><text:span text:style-name="T609">Т</text:span><text:span text:style-name="T610">акже</text:span><text:span text:style-name="T607"> е</text:span><text:span text:style-name="T608">сли после </text:span></text:p>
      <text:p text:style-name="P154">первого глагола идет предлог, то второй всегда пишется в форме герундия.</text:p>
      <text:p text:style-name="P155"/>
      <text:p text:style-name="P152">Если герундий стоит в конце предложения, то он переводится глаголом.</text:p>
      <text:p text:style-name="P635"/>
      <text:p text:style-name="P534"><text:span text:style-name="T700">I </text:span><text:span text:style-name="T28">ran</text:span><text:span text:style-name="T699"> for a long time </text:span><text:span text:style-name="T753">without</text:span><text:span text:style-name="T699"> </text:span><text:span text:style-name="T702">stopping</text:span><text:span text:style-name="T699"> — Я долго бежал, не останавливаясь.</text:span></text:p>
      <text:p text:style-name="P534"><text:span text:style-name="T700">D</text:span><text:span text:style-name="T699">on`t stop. </text:span><text:span text:style-name="T28">Keep</text:span><text:span text:style-name="T699"> </text:span><text:span text:style-name="T753">on</text:span><text:span text:style-name="T699"> </text:span><text:span text:style-name="T702">running</text:span><text:span text:style-name="T699">! </text:span><text:span text:style-name="T701">— </text:span><text:span text:style-name="T699">Не останавливайся. Продолжай бежать!</text:span></text:p>
      <text:p text:style-name="P535"><text:span text:style-name="T753">Before</text:span><text:span text:style-name="T699"> </text:span><text:span text:style-name="T702">going</text:span><text:span text:style-name="T699"> </text:span><text:span text:style-name="T702">out</text:span><text:span text:style-name="T699">, I phoned Jerry — Перед выходом я позвонил Джерри.</text:span></text:p>
      <text:p text:style-name="P635"/>
      <text:p text:style-name="P730"><text:span text:style-name="T326">Глаголы, после которых </text:span><text:span text:style-name="T327">принято использовать</text:span><text:span text:style-name="T326"> герундий:</text:span></text:p>
      <text:p text:style-name="P636"/>
      <text:list xml:id="list3374798230" text:style-name="L57">
        <text:list-item>
          <text:p text:style-name="P905">обозначающие начало, продолжительность или конец процесса:</text:p>
          <text:list>
            <text:list-item>
              <text:p text:style-name="P906">stop — прекращать;</text:p>
            </text:list-item>
            <text:list-item>
              <text:p text:style-name="P906">finish — заканчивать;</text:p>
            </text:list-item>
            <text:list-item>
              <text:p text:style-name="P906">give up — прекращать;</text:p>
            </text:list-item>
            <text:list-item>
              <text:p text:style-name="P906"><text:soft-page-break/>carry on / go on / keep on — продолжать;</text:p>
            </text:list-item>
          </text:list>
          <text:p text:style-name="P906"/>
        </text:list-item>
        <text:list-item>
          <text:p text:style-name="P905">обозначающие отношение к чему-то:</text:p>
          <text:list>
            <text:list-item>
              <text:p text:style-name="P906">dislike — нелюбить;</text:p>
            </text:list-item>
            <text:list-item>
              <text:p text:style-name="P906">enjoy — нравиться;</text:p>
            </text:list-item>
          </text:list>
        </text:list-item>
        <text:list-item>
          <text:p text:style-name="P905">глаголы чувственного восприятия:</text:p>
          <text:list>
            <text:list-item>
              <text:p text:style-name="P906">see — видеть;</text:p>
            </text:list-item>
            <text:list-item>
              <text:p text:style-name="P906">watch — смотреть;</text:p>
            </text:list-item>
            <text:list-item>
              <text:p text:style-name="P906">hear — слышать;</text:p>
            </text:list-item>
            <text:list-item>
              <text:p text:style-name="P906">listen to — слушать.</text:p>
            </text:list-item>
          </text:list>
        </text:list-item>
      </text:list>
      <text:p text:style-name="P637"/>
      <text:list xml:id="list205322012626212" text:continue-numbering="true" text:style-name="L57">
        <text:list-item>
          <text:p text:style-name="P905">другие глаголы и словосочетания:</text:p>
          <text:list>
            <text:list-item>
              <text:p text:style-name="P906">suggest — предлагать;</text:p>
            </text:list-item>
            <text:list-item>
              <text:p text:style-name="P906">mind — иметь ввиду, возражать;</text:p>
            </text:list-item>
            <text:list-item>
              <text:p text:style-name="P906">avoid — избегать;</text:p>
            </text:list-item>
            <text:list-item>
              <text:p text:style-name="P906">practice — практиковаться;</text:p>
            </text:list-item>
            <text:list-item>
              <text:p text:style-name="P906">can`t help — не мочь не делать;</text:p>
            </text:list-item>
            <text:list-item>
              <text:p text:style-name="P906">can`t stand — не выносить, ненавидеть;</text:p>
            </text:list-item>
            <text:list-item>
              <text:p text:style-name="P906">look forward to — ждать с нетерпением.</text:p>
            </text:list-item>
          </text:list>
        </text:list-item>
      </text:list>
      <text:p text:style-name="P636"/>
      <text:p text:style-name="P536">I enjoy <text:span text:style-name="T624">reading</text:span> very much — Я очень люблю читать.</text:p>
      <text:p text:style-name="P536">I can`t help <text:span text:style-name="T624">feeling</text:span> responsible — Я не могу не чувствовать ответственности.</text:p>
      <text:p text:style-name="P536">I look forward to <text:span text:style-name="T624">meeting</text:span> John — Я жд<text:span text:style-name="T791">у</text:span> с нетерпением встечи с Джоном.</text:p>
      <text:p text:style-name="P148"/>
      <text:p text:style-name="P148">Сочетание сказуемого и герундия можно расш<text:span text:style-name="T792">и</text:span>рить, добавив между ними дополнение.</text:p>
      <text:p text:style-name="P148"/>
      <text:p text:style-name="P42"><text:span text:style-name="T780">I </text:span><text:span text:style-name="T32">saw</text:span><text:span text:style-name="T780"> </text:span><text:span text:style-name="T817">John</text:span><text:span text:style-name="T780"> </text:span><text:span text:style-name="T630">working</text:span><text:span text:style-name="T780"> in the garden — Я видел, как Джон работает в саду.</text:span></text:p>
      <text:p text:style-name="P65">He <text:span text:style-name="T3">can`t</text:span> <text:span text:style-name="T20">stand</text:span> <text:span text:style-name="T812">his father</text:span> <text:span text:style-name="T624">drinking</text:span> — Он не может вынести того, что его отец пьет.</text:p>
      <text:p text:style-name="P139"/>
      <text:p text:style-name="P151">Когда нужно сказать про дейсвтие, которое регулярно совершается, то для этого используется</text:p>
      <text:p text:style-name="P326"><text:span text:style-name="T600">связка </text:span><text:span text:style-name="T431">go</text:span><text:span text:style-name="T600"> + герундий. Глагол </text:span><text:span text:style-name="T431">go</text:span><text:span text:style-name="T600"> в этом случае переводится как «занимаюсь этим делом»:</text:span></text:p>
      <text:list xml:id="list577869904" text:style-name="L58">
        <text:list-item>
          <text:p text:style-name="P970"><text:span text:style-name="T600">go swimming — занима</text:span><text:span text:style-name="T601">ться</text:span><text:span text:style-name="T600"> плаваньем;</text:span></text:p>
        </text:list-item>
        <text:list-item>
          <text:p text:style-name="P932">go running — бегать;</text:p>
        </text:list-item>
        <text:list-item>
          <text:p text:style-name="P932">go fishing — рыбачить;</text:p>
        </text:list-item>
        <text:list-item>
          <text:p text:style-name="P970">go skiing — кататься на лыжах;</text:p>
        </text:list-item>
        <text:list-item>
          <text:p text:style-name="P994">go shopping — ходить по магазинам.</text:p>
        </text:list-item>
      </text:list>
      <text:p text:style-name="P792"/>
      <text:p text:style-name="P731"><text:span text:style-name="T781">А связка </text:span><text:span text:style-name="T431">like</text:span><text:span text:style-name="T781"> + герундий означает «</text:span><text:span text:style-name="T782">люблю</text:span><text:span text:style-name="T781"> заниматься этим </text:span><text:span text:style-name="T782">делом</text:span><text:span text:style-name="T781">».</text:span></text:p>
      <text:p text:style-name="P792"/>
      <text:p text:style-name="P66">Would you like to <text:span text:style-name="T624">go skiing</text:span> this weekend? — Ты хочешь <text:span text:style-name="T624">покататься на лыжах</text:span> на выходных?</text:p>
      <text:p text:style-name="P66">I would rather <text:span text:style-name="T624">go shopp</text:span><text:span text:style-name="T631">i</text:span><text:span text:style-name="T624">ng</text:span> — Нет, я лучше <text:span text:style-name="T624">пойду по магазинам</text:span>.</text:p>
      <text:p text:style-name="P66">I <text:span text:style-name="T624">like shopping</text:span> with my girlfriends! — Я <text:span text:style-name="T624">люблю ходить по магазинам</text:span> с подру<text:span text:style-name="T793">ж</text:span>ками!</text:p>
      <text:p text:style-name="P792"/>
      <text:p text:style-name="P733"><text:span text:style-name="T784">Если герундий стоит в начале предложения, то он </text:span><text:span text:style-name="T786">переводится не как глагол, а</text:span><text:span text:style-name="T785"> как сущестительное </text:span><text:span text:style-name="T786">(т. е. в этом случае он является подлежащим)</text:span><text:span text:style-name="T784">.</text:span></text:p>
      <text:p text:style-name="P732"/>
      <text:p text:style-name="P76">Swimming is very good for your health — Плаванье хорошо для здоровья</text:p>
      <text:p text:style-name="P76"><text:span text:style-name="T783">L</text:span>earning English is not easy — Изучение английского — это нелегко.</text:p>
      <text:p text:style-name="P732"/>
      <text:p text:style-name="P268">Глаголы, после который можно использовать как инфинитив так и герундий:</text:p>
      <text:p text:style-name="P268"><text:soft-page-break/></text:p>
      <text:list xml:id="list1457871037" text:style-name="L59">
        <text:list-item>
          <text:p text:style-name="P942">обозначающие процесс:</text:p>
          <text:list>
            <text:list-item>
              <text:p text:style-name="P943">start, begin — начинать;</text:p>
            </text:list-item>
            <text:list-item>
              <text:p text:style-name="P943">continue — продолжать;</text:p>
            </text:list-item>
          </text:list>
        </text:list-item>
      </text:list>
      <text:p text:style-name="P268"/>
      <text:list xml:id="list205321291473212" text:continue-numbering="true" text:style-name="L59">
        <text:list-item>
          <text:p text:style-name="P942">обозначающие отношение к чему-то:</text:p>
          <text:list>
            <text:list-item>
              <text:p text:style-name="P944">love — любить;</text:p>
            </text:list-item>
            <text:list-item>
              <text:p text:style-name="P944">like — нравиться;</text:p>
            </text:list-item>
            <text:list-item>
              <text:p text:style-name="P944">hate — ненавидеть;</text:p>
            </text:list-item>
            <text:list-item>
              <text:p text:style-name="P944">prefer — предпочитать;</text:p>
            </text:list-item>
          </text:list>
        </text:list-item>
      </text:list>
      <text:p text:style-name="P269"/>
      <text:p text:style-name="P77">I started to leart English at school / I started learning English at school.</text:p>
      <text:p text:style-name="P77">I love to play the piano / I love playing the piano.</text:p>
      <text:p text:style-name="P270"/>
      <text:p text:style-name="P12">Формальное подлежащее. <text:span text:style-name="T795">Dummy subject</text:span></text:p>
      <text:p text:style-name="P271"/>
      <text:p text:style-name="P272">В английском предложении обязательно должно присутствовать подлежащее и сказуемое.</text:p>
      <text:p text:style-name="P273">Это его грамматическая основа. В русском предложении подлежащее может отсутствовать.</text:p>
      <text:p text:style-name="P272">Из-за этого могут возн<text:span text:style-name="T795">и</text:span>кать некоторые трудности при переводе.</text:p>
      <text:p text:style-name="P272"/>
      <text:p text:style-name="P275">Когда в русском предложении подлежащее отсутствует, в английском используется формальное подлежащее. Их всего 2: <text:span text:style-name="T404">there</text:span> и <text:span text:style-name="T404">it</text:span>, <text:span text:style-name="T796">но </text:span><text:span text:style-name="T801">еще </text:span><text:span text:style-name="T796">могут</text:span><text:span text:style-name="T801"> </text:span><text:span text:style-name="T796">встретиться: </text:span><text:span text:style-name="T433">t</text:span><text:span text:style-name="T404">hey</text:span>, <text:span text:style-name="T404">this</text:span>, <text:span text:style-name="T404">that</text:span>.</text:p>
      <text:p text:style-name="P279"><text:span text:style-name="T797">Т</text:span><text:span text:style-name="T798">акие предложения удобнее переводить с конца. </text:span></text:p>
      <text:p text:style-name="P277"/>
      <text:p text:style-name="P739"><text:span text:style-name="T364">П</text:span><text:span text:style-name="T362">одлежащее </text:span><text:span text:style-name="T476">there</text:span><text:span text:style-name="T362"> </text:span><text:span text:style-name="T364">всегда идет</text:span><text:span text:style-name="T362"> в связке с глаголом </text:span><text:span text:style-name="T476">be</text:span><text:span text:style-name="T362">. Оно необходимо, чтобы сказать </text:span></text:p>
      <text:p text:style-name="P739"><text:span text:style-name="T362">о местоположении существительного, которое идет после </text:span><text:span text:style-name="T476">be</text:span><text:span text:style-name="T362"> </text:span><text:span text:style-name="T364">(как указатель)</text:span><text:span text:style-name="T362">.</text:span></text:p>
      <text:p text:style-name="P281"/>
      <text:p text:style-name="P78"><text:span text:style-name="T18">There</text:span><text:span text:style-name="T797"> </text:span><text:span text:style-name="T34">is</text:span><text:span text:style-name="T797"> </text:span><text:span text:style-name="T818">a new restaurant</text:span><text:span text:style-name="T797"> </text:span><text:span text:style-name="T12">in King Street</text:span><text:span text:style-name="T797"> — На Кинг-стрит есть новый ресторан.</text:span></text:p>
      <text:p text:style-name="P79"><text:span text:style-name="T13">There</text:span> <text:span text:style-name="T20">was</text:span> <text:span text:style-name="T812">a fight</text:span> <text:span text:style-name="T10">in the street today</text:span> — На улице сегодня была драка.</text:p>
      <text:p text:style-name="P282"/>
      <text:p text:style-name="P737"><text:span text:style-name="T362">Иногда с помощью </text:span><text:span text:style-name="T476">there</text:span><text:span text:style-name="T362"> + </text:span><text:span text:style-name="T476">be</text:span><text:span text:style-name="T362"> говорят о существительном, которое не может совершать действий, но с которым связана дополнительная информация.</text:span></text:p>
      <text:p text:style-name="P282"/>
      <text:p text:style-name="P68"><text:span text:style-name="T356">T</text:span><text:span text:style-name="T362">here is something I want to tell you — Есть, кое-что, что я должен сказать тебе.</text:span></text:p>
      <text:p text:style-name="P283"/>
      <text:p text:style-name="P738"><text:span text:style-name="T357">Связка </text:span><text:span text:style-name="T477">there</text:span><text:span text:style-name="T357"> + </text:span><text:span text:style-name="T477">be</text:span><text:span text:style-name="T357"> переводится по глаголу </text:span><text:span text:style-name="T477">be</text:span><text:span text:style-name="T357">, либо полностью выпадает при переводе.</text:span></text:p>
      <text:p text:style-name="P794"><text:span text:style-name="T358">В Present Perfect, </text:span><text:span text:style-name="T478">be</text:span><text:span text:style-name="T358"> преобразуется в </text:span><text:span text:style-name="T478">have/has been</text:span><text:span text:style-name="T358">.</text:span></text:p>
      <text:p text:style-name="P283"/>
      <text:p text:style-name="P736"><text:span text:style-name="T358">В вопросах </text:span><text:span text:style-name="T478">be</text:span><text:span text:style-name="T358"> </text:span><text:span text:style-name="T359">ставится</text:span><text:span text:style-name="T358"> перед </text:span><text:span text:style-name="T478">there</text:span><text:span text:style-name="T358">. Вопрос не обязательно </text:span><text:span text:style-name="T363">должен быть </text:span><text:span text:style-name="T358">общи</text:span><text:span text:style-name="T363">м</text:span><text:span text:style-name="T358">. </text:span></text:p>
      <text:p text:style-name="P280">Он может начинаться и с вопросительного слова. </text:p>
      <text:p text:style-name="P285"/>
      <text:p text:style-name="P80">What is there in the box? — Что находится в коробке? (Что есть в коробке?)</text:p>
      <text:p text:style-name="P285"/>
      <text:p text:style-name="P736"><text:span text:style-name="T359">Отрицание образуется</text:span><text:span text:style-name="T358"> </text:span><text:span text:style-name="T359">с помощью частицы </text:span><text:span text:style-name="T479">not</text:span><text:span text:style-name="T359"> после </text:span><text:span text:style-name="T479">be</text:span><text:span text:style-name="T359">. Также </text:span><text:span text:style-name="T361">можно</text:span><text:span text:style-name="T359"> использовать отрицательное местоимение </text:span><text:span text:style-name="T479">no</text:span><text:span text:style-name="T359">, </text:span><text:span text:style-name="T804">которое стоит перед существительным, как отдельное слово</text:span><text:span text:style-name="T359">.</text:span></text:p>
      <text:p text:style-name="P285"/>
      <text:p text:style-name="P69"><text:span text:style-name="T348">There aren`t any challenges in his life / T</text:span><text:span text:style-name="T360">here are no challenges in his life</text:span><text:span text:style-name="T348"> — </text:span></text:p>
      <text:p text:style-name="P80">В его жизни нет испытаний.</text:p>
      <text:p text:style-name="P285"/>
      <text:p text:style-name="P739"><text:span text:style-name="T364">Подлежащее </text:span><text:span text:style-name="T480">it</text:span><text:span text:style-name="T364"> </text:span><text:span text:style-name="T373">обычно </text:span><text:span text:style-name="T364">используется, когда надо сообщить время или сказать о погоде.</text:span></text:p>
      <text:p text:style-name="P289"/>
      <text:p text:style-name="P740"><text:soft-page-break/><text:span text:style-name="T367">После </text:span><text:span text:style-name="T481">it</text:span><text:span text:style-name="T367"> может идти не только существительное </text:span><text:span text:style-name="T369">(в отличие от </text:span><text:span text:style-name="T483">there</text:span><text:span text:style-name="T369">)</text:span><text:span text:style-name="T367">, но </text:span><text:span text:style-name="T369">также </text:span><text:span text:style-name="T367">прилагательное </text:span><text:span text:style-name="T369">или глагол</text:span><text:span text:style-name="T367"> </text:span><text:span text:style-name="T369">(обычно идет прилагательное).</text:span></text:p>
      <text:p text:style-name="P81"/>
      <text:p text:style-name="P288"><text:span text:style-name="T434">It</text:span><text:span text:style-name="T803"> может идти в связке с любым глаголом, а не только с </text:span><text:span text:style-name="T434">be</text:span><text:span text:style-name="T803">.</text:span></text:p>
      <text:p text:style-name="P289"/>
      <text:p text:style-name="P799"><text:span text:style-name="T16">It</text:span><text:span text:style-name="T474"> </text:span><text:span text:style-name="T24">is</text:span><text:span text:style-name="T474"> 5 o`clock — Сейчас 5 часов.</text:span></text:p>
      <text:p text:style-name="P70"><text:span text:style-name="T17">It</text:span><text:span text:style-name="T348"> </text:span><text:span text:style-name="T33">is</text:span><text:span text:style-name="T348"> warm — Тепло.</text:span></text:p>
      <text:p text:style-name="P70"><text:span text:style-name="T17">It</text:span><text:span text:style-name="T348"> often </text:span><text:span text:style-name="T33">snows</text:span><text:span text:style-name="T348"> </text:span><text:span text:style-name="T365">in the winter — Зимой часто идет снег.</text:span></text:p>
      <text:p text:style-name="P290"/>
      <text:p text:style-name="P327"><text:span text:style-name="T365">Е</text:span><text:span text:style-name="T368">ще </text:span><text:span text:style-name="T482">it</text:span><text:span text:style-name="T368"> является подлежащим в таких конструкциях:</text:span></text:p>
      <text:list xml:id="list3968961098" text:style-name="L60">
        <text:list-item>
          <text:p text:style-name="P995"><text:span text:style-name="T474">It`s time</text:span><text:span text:style-name="T348"> — пора (после используется инфинитив для указания действия, </text:span></text:p>
          <text:p text:style-name="P945">которое пришло время сделать);</text:p>
        </text:list-item>
        <text:list-item>
          <text:p text:style-name="P996"><text:span text:style-name="T479">I</text:span><text:span text:style-name="T474">t</text:span><text:span text:style-name="T348"> + </text:span><text:span text:style-name="T474">be</text:span><text:span text:style-name="T348"> + прилагательное + инфинитив</text:span><text:span text:style-name="T366"> (отношение к делу);</text:span></text:p>
        </text:list-item>
        <text:list-item>
          <text:p text:style-name="P997"><text:span text:style-name="T366">в </text:span><text:span text:style-name="T348">пассивном залоге, в оборотах </text:span><text:span text:style-name="T474">it is known</text:span><text:span text:style-name="T348"> (известно) и </text:span><text:span text:style-name="T474">it is said</text:span><text:span text:style-name="T348"> (говорят).</text:span></text:p>
        </text:list-item>
      </text:list>
      <text:p text:style-name="P286"/>
      <text:p text:style-name="P796"><text:span text:style-name="T360">П</text:span><text:span text:style-name="T348">омимо того, что it — это формальное подлежащее, оно очень часто выступает местоимением, которое заменяет то, о чем говорилось ранее...</text:span></text:p>
      <text:p text:style-name="P286"/>
      <text:p text:style-name="P798"><text:span text:style-name="T360">Т</text:span><text:span text:style-name="T348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287"/>
      <text:p text:style-name="P640"><text:span text:style-name="T355">They say this film is interesting / </text:span><text:span text:style-name="T354">This film is said to be interesting</text:span><text:span text:style-name="T355"> — </text:span></text:p>
      <text:p text:style-name="P641">Говорят, этот фильминтересный.</text:p>
      <text:p text:style-name="P795"/>
      <text:p text:style-name="P778"><text:span text:style-name="T802">М</text:span>естоимение. Pronoun</text:p>
      <text:p text:style-name="P284"/>
      <text:p text:style-name="P779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291"/>
      <text:p text:style-name="P292">Все местоимения можно разбить на несколько группы:</text:p>
      <text:list xml:id="list4099913910" text:style-name="L61">
        <text:list-item>
          <text:p text:style-name="P946">личные местоимения (Personal Pronouns);</text:p>
        </text:list-item>
        <text:list-item>
          <text:p text:style-name="P946">притяжательные местоимения (Possessive Pronouns);</text:p>
        </text:list-item>
        <text:list-item>
          <text:p text:style-name="P946">возвратные местоимения (Reflexive Pronouns);</text:p>
        </text:list-item>
        <text:list-item>
          <text:p text:style-name="P946">указательные местоимения (Demonstrative Pronouns);</text:p>
        </text:list-item>
        <text:list-item>
          <text:p text:style-name="P946">местоимения some, any, no и их производные.</text:p>
        </text:list-item>
      </text:list>
      <text:p text:style-name="P278"/>
      <text:p text:style-name="P13">Личные местоимения</text:p>
      <text:p text:style-name="P293"/>
      <text:p text:style-name="P295">Имеют только 2 формы: </text:p>
      <text:list xml:id="list1861729144" text:style-name="L62">
        <text:list-item>
          <text:p text:style-name="P978">именительный падеж (употребляется в качестве подлежащего);</text:p>
        </text:list-item>
        <text:list-item>
          <text:p text:style-name="P947">объектные падеж (употребляется в качестве дополнения);</text:p>
        </text:list-item>
      </text:list>
      <text:p text:style-name="P294"/>
      <text:p text:style-name="P294">Объектный падеж соответсвует любому косвенному падежу русского языка.</text:p>
      <text:p text:style-name="P294">(косвенный падежы — это все падежы, кроме именительного)</text:p>
      <text:p text:style-name="P294"/>
      <text:p text:style-name="P328"><text:span text:style-name="T370">Личные местоимения в именительном падеже </text:span><text:span text:style-name="T383">заменяют</text:span><text:span text:style-name="T379"> подлежащее </text:span><text:span text:style-name="T387">(кто/</text:span><text:span text:style-name="T388">что</text:span><text:span text:style-name="T387">)</text:span><text:span text:style-name="T379">:</text:span></text:p>
      <table:table table:name="Table10" table:style-name="Table10">
        <table:table-column table:style-name="Table10.A" table:number-columns-repeated="3"/>
        <table:table-row table:style-name="TableLine94125580955840">
          <table:table-cell table:style-name="Table10.A1" office:value-type="string">
            <text:p text:style-name="P814">Лицо</text:p>
          </table:table-cell>
          <table:table-cell table:style-name="Table10.A1" office:value-type="string">
            <text:p text:style-name="P814">Единственное число</text:p>
          </table:table-cell>
          <table:table-cell table:style-name="Table10.C1" office:value-type="string">
            <text:p text:style-name="P814">Множественное число</text:p>
          </table:table-cell>
        </table:table-row>
        <table:table-row table:style-name="TableLine94125578399936">
          <table:table-cell table:style-name="Table10.A2" office:value-type="string">
            <text:p text:style-name="P850">1</text:p>
          </table:table-cell>
          <table:table-cell table:style-name="Table10.A2" office:value-type="string">
            <text:p text:style-name="P850">I</text:p>
          </table:table-cell>
          <table:table-cell table:style-name="Table10.C2" office:value-type="string">
            <text:p text:style-name="P851">we</text:p>
          </table:table-cell>
        </table:table-row>
        <text:soft-page-break/>
        <table:table-row table:style-name="TableLine94125578415136">
          <table:table-cell table:style-name="Table10.A2" office:value-type="string">
            <text:p text:style-name="P850">2</text:p>
          </table:table-cell>
          <table:table-cell table:style-name="Table10.A2" office:value-type="string">
            <text:p text:style-name="P850">you</text:p>
          </table:table-cell>
          <table:table-cell table:style-name="Table10.C2" office:value-type="string">
            <text:p text:style-name="P851">you</text:p>
          </table:table-cell>
        </table:table-row>
        <table:table-row table:style-name="TableLine94125578417056">
          <table:table-cell table:style-name="Table10.A2" office:value-type="string">
            <text:p text:style-name="P850">3</text:p>
          </table:table-cell>
          <table:table-cell table:style-name="Table10.A2" office:value-type="string">
            <text:p text:style-name="P850">he/she/<text:span text:style-name="T805">it</text:span></text:p>
          </table:table-cell>
          <table:table-cell table:style-name="Table10.C2" office:value-type="string">
            <text:p text:style-name="P851">they</text:p>
          </table:table-cell>
        </table:table-row>
      </table:table>
      <text:p text:style-name="P294"/>
      <text:p text:style-name="P955">Местоимения he <text:span text:style-name="T820">(он)</text:span> и she <text:span text:style-name="T820">(она)</text:span> заменяют <text:span text:style-name="T772">человека</text:span>.</text:p>
      <text:p text:style-name="P955">Они не могут заменить неодушевленный предмет или животное.</text:p>
      <text:p text:style-name="P296"/>
      <text:p text:style-name="P977">Местоимение you заменяет 2 лицо <text:span text:style-name="T831">(ты/</text:span>вы<text:span text:style-name="T831">)</text:span>. По умолчанию you означает «вы» <text:span text:style-name="T371">и лишь </text:span></text:p>
      <text:p text:style-name="P977"><text:span text:style-name="T371">по тону и </text:span><text:span text:style-name="T372">словам</text:span><text:span text:style-name="T371"> можно догадаться что вместо «вы», хотят сказать «ты».</text:span></text:p>
      <text:p text:style-name="P296"/>
      <text:p text:style-name="P296">Hey you, kid! Come to me — Эй ты, пацан, подойди сюда. (грубо)</text:p>
      <text:p text:style-name="P296">Would you like some tea? — Не хотите ли вы чаю? (вежливо)</text:p>
      <text:p text:style-name="P296"/>
      <text:p text:style-name="P299">Местоимение it <text:span text:style-name="T809">переводится как «он/она/оно».</text:span> <text:span text:style-name="T809">З</text:span>аменяет все неодушевленный </text:p>
      <text:p text:style-name="P961">предметы <text:span text:style-name="T830">(</text:span>независимо от их рода<text:span text:style-name="T830">)</text:span>, а также животных.</text:p>
      <text:p text:style-name="P297"/>
      <text:p text:style-name="P297">Where is the <text:span text:style-name="T624">book</text:span>? <text:span text:style-name="T624">It</text:span> is on the table — Где <text:span text:style-name="T624">книга</text:span>? <text:span text:style-name="T624">Она</text:span> на столе.</text:p>
      <text:p text:style-name="P297">My <text:span text:style-name="T624">cat</text:span> is funny. <text:span text:style-name="T624">It</text:span> plays all day long — Мой <text:span text:style-name="T624">кот</text:span> смешной. <text:span text:style-name="T624">Он</text:span> играет целый день.</text:p>
      <text:p text:style-name="P297"/>
      <text:p text:style-name="P299">Местоимение they переводится как «они». <text:span text:style-name="T809">Может заменять как людей,</text:span> </text:p>
      <text:p text:style-name="P299"><text:span text:style-name="T809">так и </text:span>неодушевленные предметы.</text:p>
      <text:p text:style-name="P298"/>
      <text:p text:style-name="P300">Where are the <text:span text:style-name="T624">keys</text:span>? <text:span text:style-name="T624">They</text:span> are on the table — Где <text:span text:style-name="T624">ключи</text:span>? <text:span text:style-name="T624">Они</text:span> на столе.</text:p>
      <text:p text:style-name="P299"/>
      <text:p text:style-name="P742"><text:span text:style-name="T374">Местоимение we переводится как «мы». </text:span><text:span text:style-name="T377">И they, и we</text:span><text:span text:style-name="T374"> </text:span><text:span text:style-name="T377">могут </text:span><text:span text:style-name="T374">заменять связки из </text:span></text:p>
      <text:p text:style-name="P302">нескольких слов, которые используются как одно подлежащее.</text:p>
      <text:p text:style-name="P303"/>
      <text:p text:style-name="P741"><text:span text:style-name="T632">S</text:span><text:span text:style-name="T633">ue and I</text:span><text:span text:style-name="T375"> are good friends — </text:span><text:span text:style-name="T634">Мы со Сью</text:span><text:span text:style-name="T376"> хорошие друзья </text:span><text:span text:style-name="T378">(</text:span><text:span text:style-name="T380">я</text:span><text:span text:style-name="T378"> </text:span><text:span text:style-name="T380">+</text:span><text:span text:style-name="T378"> Сью = we)</text:span><text:span text:style-name="T375">.</text:span></text:p>
      <text:p text:style-name="P302"><text:span text:style-name="T348">Where are </text:span><text:span text:style-name="T624">Tom and Jerry</text:span><text:span text:style-name="T348">? </text:span><text:span text:style-name="T624">They</text:span><text:span text:style-name="T348"> are in the garden — Где </text:span><text:span text:style-name="T624">Том и Джерри</text:span><text:span text:style-name="T348">? </text:span><text:span text:style-name="T624">Они</text:span><text:span text:style-name="T348"> в саду.</text:span></text:p>
      <text:p text:style-name="P304"/>
      <text:p text:style-name="P800"><text:span text:style-name="T807">It — это… I</text:span><text:span text:style-name="T808">t</text:span><text:span text:style-name="T807"> is in the garden — Это в саду.</text:span></text:p>
      <text:p text:style-name="P801"><text:span text:style-name="T807">T</text:span><text:span text:style-name="T806">his vs It</text:span></text:p>
      <text:p text:style-name="P304"/>
      <text:p text:style-name="P989"><text:span text:style-name="T381">Личные местоимения в объектном падеже </text:span><text:span text:style-name="T383">заменяют</text:span><text:span text:style-name="T381"> дополнени</text:span><text:span text:style-name="T382">е </text:span><text:span text:style-name="T387">(кого, кому, кем)</text:span><text:span text:style-name="T381">:</text:span></text:p>
      <text:list xml:id="list3188040370" text:style-name="L65">
        <text:list-item>
          <text:p text:style-name="P1010"><text:span text:style-name="T811">me — меня, мне, мной;</text:span></text:p>
        </text:list-item>
        <text:list-item>
          <text:p text:style-name="P1011">you — тебя, тебе, тобой, вас, вам, вами;</text:p>
        </text:list-item>
        <text:list-item>
          <text:p text:style-name="P1012">him — его, ему, <text:span text:style-name="T826">им;</text:span></text:p>
        </text:list-item>
        <text:list-item>
          <text:p text:style-name="P1012">her — ее, ей;</text:p>
        </text:list-item>
        <text:list-item>
          <text:p text:style-name="P1014"><text:span text:style-name="T703">it — </text:span><text:span text:style-name="T704">этого</text:span><text:span text:style-name="T703">, </text:span><text:span text:style-name="T704">этому, этим </text:span><text:span text:style-name="T706">(неодушевлен.)</text:span><text:span text:style-name="T705">;</text:span></text:p>
        </text:list-item>
        <text:list-item>
          <text:p text:style-name="P1012">us — нас, нам, нами;</text:p>
        </text:list-item>
        <text:list-item>
          <text:p text:style-name="P1012">them — их, им, ими.</text:p>
          <text:p text:style-name="P1015"/>
        </text:list-item>
      </text:list>
      <text:p text:style-name="P306"><text:span text:style-name="T13">I</text:span> <text:span text:style-name="T20">love</text:span> <text:span text:style-name="T812">Jave</text:span> — Я люблю Джейн</text:p>
      <text:p text:style-name="P306"><text:span text:style-name="T13">Jane</text:span> <text:span text:style-name="T20">loves</text:span> <text:span text:style-name="T812">me</text:span> — Джейн любит меня</text:p>
      <text:p text:style-name="P305"/>
      <text:p text:style-name="P1002">Притяжательные местоимения</text:p>
      <text:p text:style-name="P307"/>
      <text:p text:style-name="P975"><text:span text:style-name="T384">Овечают на вопрос «чей?». </text:span><text:span text:style-name="T385">И</text:span><text:span text:style-name="T395">х особенность </text:span><text:span text:style-name="T394">в</text:span><text:span text:style-name="T395"> то</text:span><text:span text:style-name="T394">м</text:span><text:span text:style-name="T395">, что они заменяют артикли.</text:span></text:p>
      <text:p text:style-name="P962">Her dress is blue → The dress is blue.</text:p>
      <text:p text:style-name="P948"/>
      <text:p text:style-name="P797"><text:soft-page-break/><text:span text:style-name="T384">А</text:span><text:span text:style-name="T348">ртикли и местоимения претендуют на одну и ту же позицию в предложении, т. к. передают, по сути, один вид информации — краткую характеристику предмета (уточнить речь идет именно о притяжательных местоимениях или вообще обо всех).</text:span></text:p>
      <text:p text:style-name="P949"/>
      <text:p text:style-name="P973"><text:span text:style-name="T390">П</text:span><text:span text:style-name="T386">ритяжательные местоимения первого типа — это местоимен</text:span><text:span text:style-name="T389">ия</text:span><text:span text:style-name="T386">, </text:span><text:span text:style-name="T389">которые </text:span><text:span text:style-name="T384">употребляются</text:span><text:span text:style-name="T389"> </text:span></text:p>
      <text:p text:style-name="P990"><text:span text:style-name="T390">в связке с существительным (существительное идет после, обязательно):</text:span></text:p>
      <text:list xml:id="list1713925335" text:style-name="L64">
        <text:list-item>
          <text:p text:style-name="P952">my — <text:span text:style-name="T821">мо</text:span><text:span text:style-name="T822">й</text:span>; </text:p>
        </text:list-item>
        <text:list-item>
          <text:p text:style-name="P952">your — <text:span text:style-name="T821">твой/ваш</text:span>; </text:p>
        </text:list-item>
        <text:list-item>
          <text:p text:style-name="P952">his — <text:span text:style-name="T822">его</text:span>;</text:p>
        </text:list-item>
        <text:list-item>
          <text:p text:style-name="P952">her — <text:span text:style-name="T822">ее</text:span>;</text:p>
        </text:list-item>
        <text:list-item>
          <text:p text:style-name="P979"><text:span text:style-name="T386">its — </text:span><text:span text:style-name="T399">этого</text:span><text:span text:style-name="T386">.</text:span></text:p>
        </text:list-item>
        <text:list-item>
          <text:p text:style-name="P953">our — <text:span text:style-name="T821">наш</text:span>; </text:p>
        </text:list-item>
        <text:list-item>
          <text:p text:style-name="P952">their — <text:span text:style-name="T822">их</text:span>; </text:p>
        </text:list-item>
      </text:list>
      <text:p text:style-name="P951"/>
      <text:p text:style-name="P972"><text:span text:style-name="T635">I</text:span><text:span text:style-name="T389"> like </text:span><text:span text:style-name="T635">my</text:span><text:span text:style-name="T389"> </text:span><text:span text:style-name="T402">work</text:span><text:span text:style-name="T389"> — Мне нравится моя </text:span><text:span text:style-name="T402">работа</text:span><text:span text:style-name="T389">.</text:span></text:p>
      <text:p text:style-name="P982"><text:span text:style-name="T635">He</text:span><text:span text:style-name="T389"> likes </text:span><text:span text:style-name="T635">his</text:span><text:span text:style-name="T389"> </text:span><text:span text:style-name="T402">work</text:span><text:span text:style-name="T389"> — Ему нравится его </text:span><text:span text:style-name="T402">работа</text:span><text:span text:style-name="T389">.</text:span></text:p>
      <text:p text:style-name="P981"><text:span text:style-name="T389"/></text:p>
      <text:p text:style-name="P983"><text:span text:style-name="T401">С</text:span><text:span text:style-name="T403">ледует обратить внимание, в каком контексте используется its.</text:span></text:p>
      <text:p text:style-name="P981"><text:span text:style-name="T398"/></text:p>
      <text:p text:style-name="P1004"><text:span text:style-name="T398">T</text:span><text:span text:style-name="T348">he </text:span><text:span text:style-name="T637">plant</text:span><text:span text:style-name="T400"> likes </text:span><text:span text:style-name="T637">its</text:span><text:span text:style-name="T400"> soil — Растению нравится его почва.</text:span></text:p>
      <text:p text:style-name="P1005"><text:span text:style-name="T348">The</text:span><text:span text:style-name="T624"> c</text:span><text:span text:style-name="T636">at</text:span><text:span text:style-name="T398"> likes </text:span><text:span text:style-name="T624">his</text:span><text:span text:style-name="T398"> food — Коту нратися его еда.</text:span></text:p>
      <text:p text:style-name="P950"/>
      <text:p text:style-name="P976"><text:span text:style-name="T387">Иногда </text:span><text:span text:style-name="T396">такие</text:span><text:span text:style-name="T389"> местоимения удобнее переводить словом «свой» </text:span><text:span text:style-name="T390">и его вариантами</text:span><text:span text:style-name="T389">.</text:span></text:p>
      <text:p text:style-name="P957"/>
      <text:p text:style-name="P954">I love <text:span text:style-name="T624">my</text:span> native town — Я люблю <text:span text:style-name="T624">свой</text:span> родной город.</text:p>
      <text:p text:style-name="P954">He loves <text:span text:style-name="T624">his</text:span> native town — Он любит <text:span text:style-name="T624">свой</text:span> родной город.</text:p>
      <text:p text:style-name="P954"/>
      <text:p text:style-name="P958">Бывают ситуации, когда после притяжательного местоимения существительного нет.</text:p>
      <text:p text:style-name="P977"><text:span text:style-name="T390">В этом случае используются притяжательные местоимения второго типа. </text:span></text:p>
      <text:p text:style-name="P977"><text:span text:style-name="T390"/></text:p>
      <text:p text:style-name="P991"><text:span text:style-name="T396">Они употребляются самостоятельно, в конце предложения:</text:span></text:p>
      <text:list xml:id="list3443032397" text:style-name="L66">
        <text:list-item>
          <text:p text:style-name="P959"><text:span text:style-name="T827">m</text:span>ine — <text:span text:style-name="T827">мой</text:span>;</text:p>
        </text:list-item>
        <text:list-item>
          <text:p text:style-name="P959">yours — <text:span text:style-name="T827">твой/ваш</text:span>;</text:p>
        </text:list-item>
        <text:list-item>
          <text:p text:style-name="P959">his — <text:span text:style-name="T827">его</text:span>;</text:p>
        </text:list-item>
        <text:list-item>
          <text:p text:style-name="P959">hers — <text:span text:style-name="T827">ее</text:span>;</text:p>
        </text:list-item>
        <text:list-item>
          <text:p text:style-name="P980"><text:span text:style-name="T391">its — </text:span><text:span text:style-name="T397">э</text:span><text:span text:style-name="T392">того</text:span><text:span text:style-name="T391">;</text:span></text:p>
        </text:list-item>
        <text:list-item>
          <text:p text:style-name="P959">ours — <text:span text:style-name="T827">наш</text:span>; </text:p>
        </text:list-item>
        <text:list-item>
          <text:p text:style-name="P960">theirs — их.</text:p>
        </text:list-item>
      </text:list>
      <text:p text:style-name="P971"><text:span text:style-name="T392"/></text:p>
      <text:p text:style-name="P974"><text:span text:style-name="T392">Don`t touch it. It`s </text:span><text:span text:style-name="T396">mine</text:span><text:span text:style-name="T392"> — </text:span><text:span text:style-name="T393">Не трогай это. Это </text:span><text:span text:style-name="T396">мое</text:span><text:span text:style-name="T393">.</text:span></text:p>
      <text:p text:style-name="P956"><text:span text:style-name="T827">It`s my money (это мои деньги) → It`s mine (они мои).</text:span></text:p>
      <text:p text:style-name="P301"/>
      <text:p text:style-name="P1003">Возвратные местоимения</text:p>
      <text:p text:style-name="P963"/>
      <text:p text:style-name="P296"/>
      <text:p text:style-name="P296"/>
      <text:p text:style-name="P294"/>
      <text:p text:style-name="P278"/>
      <text:p text:style-name="P278"/>
      <text:p text:style-name="P276"/>
      <text:p text:style-name="P276"/>
      <text:p text:style-name="P274"><text:soft-page-break/></text:p>
      <text:p text:style-name="P274"/>
      <text:p text:style-name="P1007"><text:span text:style-name="T581">Таблица времен группы Simple: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125578813216">
          <table:table-cell table:style-name="Table7.A1" office:value-type="string">
            <text:p text:style-name="P815"/>
          </table:table-cell>
          <table:table-cell table:style-name="Table7.A1" office:value-type="string">
            <text:p text:style-name="P802">Past</text:p>
          </table:table-cell>
          <table:table-cell table:style-name="Table7.A1" office:value-type="string">
            <text:p text:style-name="P802">Present</text:p>
          </table:table-cell>
          <table:table-cell table:style-name="Table7.D1" office:value-type="string">
            <text:p text:style-name="P802">Future</text:p>
          </table:table-cell>
        </table:table-row>
        <table:table-row table:style-name="TableLine94125578976512">
          <table:table-cell table:style-name="Table7.A2" office:value-type="string">
            <text:p text:style-name="P809">+</text:p>
          </table:table-cell>
          <table:table-cell table:style-name="Table7.A2" office:value-type="string">
            <text:p text:style-name="P836">I/y<text:span text:style-name="T715">ou</text:span>/w<text:span text:style-name="T715">e</text:span>/t<text:span text:style-name="T715">hey</text:span>/he/she/it started</text:p>
          </table:table-cell>
          <table:table-cell table:style-name="Table7.A2" office:value-type="string">
            <text:p text:style-name="P827">I/you/we/they start</text:p>
            <text:p text:style-name="P827">He/she/it starts</text:p>
          </table:table-cell>
          <table:table-cell table:style-name="Table7.D2" office:value-type="string">
            <text:p text:style-name="P839">I/y<text:span text:style-name="T715">ou</text:span>/w<text:span text:style-name="T715">e</text:span>/t<text:span text:style-name="T715">hey</text:span>/he/she/it </text:p>
            <text:p text:style-name="P839">will start</text:p>
          </table:table-cell>
        </table:table-row>
        <table:table-row table:style-name="TableLine94125578992432">
          <table:table-cell table:style-name="Table7.A2" office:value-type="string">
            <text:p text:style-name="P803">-</text:p>
          </table:table-cell>
          <table:table-cell table:style-name="Table7.A2" office:value-type="string">
            <text:p text:style-name="P836">I/y<text:span text:style-name="T715">ou</text:span>/w<text:span text:style-name="T715">e</text:span>/t<text:span text:style-name="T715">hey</text:span>/he/she/it</text:p>
            <text:p text:style-name="P836">didn`t start</text:p>
          </table:table-cell>
          <table:table-cell table:style-name="Table7.A2" office:value-type="string">
            <text:p text:style-name="P827">I/you/we/they don`t start</text:p>
            <text:p text:style-name="P827">He/she/it doesn`t start</text:p>
          </table:table-cell>
          <table:table-cell table:style-name="Table7.D2" office:value-type="string">
            <text:p text:style-name="P839">I/y<text:span text:style-name="T715">ou</text:span>/w<text:span text:style-name="T715">e</text:span>/t<text:span text:style-name="T715">hey</text:span>/he/she/it</text:p>
            <text:p text:style-name="P839">won`t start</text:p>
          </table:table-cell>
        </table:table-row>
        <table:table-row table:style-name="TableLine94125579012928">
          <table:table-cell table:style-name="Table7.A2" office:value-type="string">
            <text:p text:style-name="P803">?</text:p>
          </table:table-cell>
          <table:table-cell table:style-name="Table7.A2" office:value-type="string">
            <text:p text:style-name="P837">Did I/y<text:span text:style-name="T715">ou</text:span>/w<text:span text:style-name="T715">e</text:span>/t<text:span text:style-name="T715">hey</text:span>/he</text:p>
            <text:p text:style-name="P837">/she/it start?</text:p>
          </table:table-cell>
          <table:table-cell table:style-name="Table7.A2" office:value-type="string">
            <text:p text:style-name="P827">Do I/you/we/they start?</text:p>
            <text:p text:style-name="P827">Does he/she/it start?</text:p>
          </table:table-cell>
          <table:table-cell table:style-name="Table7.D2" office:value-type="string">
            <text:p text:style-name="P840">Will I/y<text:span text:style-name="T715">ou</text:span>/w<text:span text:style-name="T715">e</text:span>/t<text:span text:style-name="T715">hey</text:span>/he</text:p>
            <text:p text:style-name="P840">/she/it start?</text:p>
          </table:table-cell>
        </table:table-row>
      </table:table>
      <text:p text:style-name="P120"/>
      <text:p text:style-name="P318"><text:span text:style-name="T587">Таблица времен группы Continu</text:span><text:span text:style-name="T588">ou</text:span><text:span text:style-name="T587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125579024992">
          <table:table-cell table:style-name="Table8.A1" office:value-type="string">
            <text:p text:style-name="P826"/>
          </table:table-cell>
          <table:table-cell table:style-name="Table8.A1" office:value-type="string">
            <text:p text:style-name="P802">Past</text:p>
          </table:table-cell>
          <table:table-cell table:style-name="Table8.A1" office:value-type="string">
            <text:p text:style-name="P802">Present</text:p>
          </table:table-cell>
          <table:table-cell table:style-name="Table8.D1" office:value-type="string">
            <text:p text:style-name="P802">Future</text:p>
          </table:table-cell>
        </table:table-row>
        <table:table-row table:style-name="TableLine94125579124160">
          <table:table-cell table:style-name="Table8.A2" office:value-type="string">
            <text:p text:style-name="P803">+</text:p>
          </table:table-cell>
          <table:table-cell table:style-name="Table8.A2" office:value-type="string">
            <text:p text:style-name="P838">I/<text:span text:style-name="T714">he/she/it</text:span> <text:span text:style-name="T714">was starting</text:span></text:p>
            <text:p text:style-name="P838"><text:span text:style-name="T714">Y</text:span><text:span text:style-name="T715">ou</text:span><text:span text:style-name="T714">/w</text:span><text:span text:style-name="T715">e</text:span><text:span text:style-name="T714">/t</text:span><text:span text:style-name="T715">hey</text:span><text:span text:style-name="T714"> were starting</text:span></text:p>
          </table:table-cell>
          <table:table-cell table:style-name="Table8.A2" office:value-type="string">
            <text:p text:style-name="P829">I am starting</text:p>
            <text:p text:style-name="P830">He/she/it is starting</text:p>
            <text:p text:style-name="P829">You/we/they are starting</text:p>
          </table:table-cell>
          <table:table-cell table:style-name="Table8.D2" office:value-type="string">
            <text:p text:style-name="P815"/>
          </table:table-cell>
        </table:table-row>
        <table:table-row table:style-name="TableLine94125579131296">
          <table:table-cell table:style-name="Table8.A2" office:value-type="string">
            <text:p text:style-name="P803">-</text:p>
          </table:table-cell>
          <table:table-cell table:style-name="Table8.A2" office:value-type="string">
            <text:p text:style-name="P839">I/he/she/it wasn`t starting</text:p>
            <text:p text:style-name="P839">Y<text:span text:style-name="T715">ou</text:span>/w<text:span text:style-name="T715">e</text:span>/t<text:span text:style-name="T715">hey</text:span> weren`t starting</text:p>
          </table:table-cell>
          <table:table-cell table:style-name="Table8.A2" office:value-type="string">
            <text:p text:style-name="P829">I`m not starting</text:p>
            <text:p text:style-name="P830">He/she/it isn`t starting</text:p>
            <text:p text:style-name="P829">You/we/they aren`t starting</text:p>
          </table:table-cell>
          <table:table-cell table:style-name="Table8.D2" office:value-type="string">
            <text:p text:style-name="P815"/>
          </table:table-cell>
        </table:table-row>
        <table:table-row table:style-name="TableLine94125579102112">
          <table:table-cell table:style-name="Table8.A2" office:value-type="string">
            <text:p text:style-name="P803">?</text:p>
          </table:table-cell>
          <table:table-cell table:style-name="Table8.A2" office:value-type="string">
            <text:p text:style-name="P839">Was I/he/she/it starting?</text:p>
            <text:p text:style-name="P839">Were y<text:span text:style-name="T715">ou</text:span>/w<text:span text:style-name="T715">e</text:span>/t<text:span text:style-name="T715">hey</text:span> starting?</text:p>
          </table:table-cell>
          <table:table-cell table:style-name="Table8.A2" office:value-type="string">
            <text:p text:style-name="P829">Am I starting?</text:p>
            <text:p text:style-name="P830">Is he/she/it starting?</text:p>
            <text:p text:style-name="P829">Are you/we/they starting?</text:p>
          </table:table-cell>
          <table:table-cell table:style-name="Table8.D2" office:value-type="string">
            <text:p text:style-name="P815"/>
          </table:table-cell>
        </table:table-row>
      </table:table>
      <text:p text:style-name="P120"/>
      <text:p text:style-name="P122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125579156816">
          <table:table-cell table:style-name="Table9.A1" office:value-type="string">
            <text:p text:style-name="P826"/>
          </table:table-cell>
          <table:table-cell table:style-name="Table9.A1" office:value-type="string">
            <text:p text:style-name="P802">Past</text:p>
          </table:table-cell>
          <table:table-cell table:style-name="Table9.A1" office:value-type="string">
            <text:p text:style-name="P802">Present</text:p>
          </table:table-cell>
          <table:table-cell table:style-name="Table9.D1" office:value-type="string">
            <text:p text:style-name="P802">Future</text:p>
          </table:table-cell>
        </table:table-row>
        <table:table-row table:style-name="TableLine94125579210976">
          <table:table-cell table:style-name="Table9.A2" office:value-type="string">
            <text:p text:style-name="P803">+</text:p>
          </table:table-cell>
          <table:table-cell table:style-name="Table9.A2" office:value-type="string">
            <text:p text:style-name="P815"/>
          </table:table-cell>
          <table:table-cell table:style-name="Table9.A2" office:value-type="string">
            <text:p text:style-name="P829">I/you/we/they have started</text:p>
            <text:p text:style-name="P829">He/she/it has started</text:p>
          </table:table-cell>
          <table:table-cell table:style-name="Table9.D2" office:value-type="string">
            <text:p text:style-name="P815"/>
          </table:table-cell>
        </table:table-row>
        <table:table-row table:style-name="TableLine94125579226208">
          <table:table-cell table:style-name="Table9.A2" office:value-type="string">
            <text:p text:style-name="P803">-</text:p>
          </table:table-cell>
          <table:table-cell table:style-name="Table9.A2" office:value-type="string">
            <text:p text:style-name="P815"/>
          </table:table-cell>
          <table:table-cell table:style-name="Table9.A2" office:value-type="string">
            <text:p text:style-name="P829">I/y<text:span text:style-name="T683">ou</text:span>/w<text:span text:style-name="T683">e</text:span>/t<text:span text:style-name="T683">hey</text:span> haven`t started</text:p>
            <text:p text:style-name="P829">He/she/it hasn`t started</text:p>
          </table:table-cell>
          <table:table-cell table:style-name="Table9.D2" office:value-type="string">
            <text:p text:style-name="P815"/>
          </table:table-cell>
        </table:table-row>
        <table:table-row table:style-name="TableLine94125579228320">
          <table:table-cell table:style-name="Table9.A2" office:value-type="string">
            <text:p text:style-name="P803">?</text:p>
          </table:table-cell>
          <table:table-cell table:style-name="Table9.A2" office:value-type="string">
            <text:p text:style-name="P815"/>
          </table:table-cell>
          <table:table-cell table:style-name="Table9.A2" office:value-type="string">
            <text:p text:style-name="P829">Have I/y<text:span text:style-name="T684">ou</text:span>/w<text:span text:style-name="T684">e</text:span>/t<text:span text:style-name="T684">hey</text:span> started?</text:p>
            <text:p text:style-name="P829">Has he/she/it started?</text:p>
          </table:table-cell>
          <table:table-cell table:style-name="Table9.D2" office:value-type="string">
            <text:p text:style-name="P815"/>
          </table:table-cell>
        </table:table-row>
      </table:table>
      <text:p text:style-name="P122"/>
      <text:p text:style-name="P123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125579236592">
          <table:table-cell table:style-name="Table1.A1" office:value-type="string">
            <text:p text:style-name="P828"/>
          </table:table-cell>
          <table:table-cell table:style-name="Table1.A1" office:value-type="string">
            <text:p text:style-name="P804">Past</text:p>
          </table:table-cell>
          <table:table-cell table:style-name="Table1.A1" office:value-type="string">
            <text:p text:style-name="P804">Present</text:p>
          </table:table-cell>
          <table:table-cell table:style-name="Table1.D1" office:value-type="string">
            <text:p text:style-name="P804">Future</text:p>
          </table:table-cell>
        </table:table-row>
        <table:table-row table:style-name="TableLine94125579278576">
          <table:table-cell table:style-name="Table1.A2" office:value-type="string">
            <text:p text:style-name="P804">+</text:p>
          </table:table-cell>
          <table:table-cell table:style-name="Table1.A2" office:value-type="string">
            <text:p text:style-name="P816"/>
          </table:table-cell>
          <table:table-cell table:style-name="Table1.A2" office:value-type="string">
            <text:p text:style-name="P835">I/y<text:span text:style-name="T715">ou</text:span>/w<text:span text:style-name="T715">e</text:span>/t<text:span text:style-name="T715">hey</text:span> have been starting</text:p>
            <text:p text:style-name="P835">He/she/it has been starting</text:p>
          </table:table-cell>
          <table:table-cell table:style-name="Table1.D2" office:value-type="string">
            <text:p text:style-name="P816"/>
          </table:table-cell>
        </table:table-row>
        <table:table-row table:style-name="TableLine94125579285120">
          <table:table-cell table:style-name="Table1.A2" office:value-type="string">
            <text:p text:style-name="P804">-</text:p>
          </table:table-cell>
          <table:table-cell table:style-name="Table1.A2" office:value-type="string">
            <text:p text:style-name="P816"/>
          </table:table-cell>
          <table:table-cell table:style-name="Table1.A2" office:value-type="string">
            <text:p text:style-name="P835">I/y<text:span text:style-name="T715">ou</text:span>/w<text:span text:style-name="T715">e</text:span>/t<text:span text:style-name="T715">hey</text:span> haven`t been starting</text:p>
            <text:p text:style-name="P835">He/she/it hasn`t been starting</text:p>
          </table:table-cell>
          <table:table-cell table:style-name="Table1.D2" office:value-type="string">
            <text:p text:style-name="P816"/>
          </table:table-cell>
        </table:table-row>
        <table:table-row table:style-name="TableLine94125579289136">
          <table:table-cell table:style-name="Table1.A2" office:value-type="string">
            <text:p text:style-name="P804">?</text:p>
          </table:table-cell>
          <table:table-cell table:style-name="Table1.A2" office:value-type="string">
            <text:p text:style-name="P816"/>
          </table:table-cell>
          <table:table-cell table:style-name="Table1.A2" office:value-type="string">
            <text:p text:style-name="P835">Have I/y<text:span text:style-name="T715">ou</text:span>/w<text:span text:style-name="T715">e</text:span>/t<text:span text:style-name="T715">hey</text:span> been starting?</text:p>
            <text:p text:style-name="P835">Has he/she/it been starting?</text:p>
          </table:table-cell>
          <table:table-cell table:style-name="Table1.D2" office:value-type="string">
            <text:p text:style-name="P816"/>
          </table:table-cell>
        </table:table-row>
      </table:table>
      <text:p text:style-name="P855"><text:span text:style-name="T506">Таблица </text:span><text:span text:style-name="T518">форм </text:span><text:span text:style-name="T506">пассивно</text:span><text:span text:style-name="T519">го</text:span><text:span text:style-name="T506"> залог</text:span><text:span text:style-name="T519">а</text:span><text:span text:style-name="T506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125579306592">
          <table:table-cell table:style-name="Table4.A1" office:value-type="string">
            <text:p text:style-name="P818"/>
          </table:table-cell>
          <table:table-cell table:style-name="Table4.A1" office:value-type="string">
            <text:p text:style-name="P812">Past</text:p>
          </table:table-cell>
          <table:table-cell table:style-name="Table4.A1" office:value-type="string">
            <text:p text:style-name="P812">Present</text:p>
          </table:table-cell>
          <table:table-cell table:style-name="Table4.D1" office:value-type="string">
            <text:p text:style-name="P812">Future</text:p>
          </table:table-cell>
        </table:table-row>
        <table:table-row table:style-name="TableLine94125579417424">
          <table:table-cell table:style-name="Table4.A2" office:value-type="string">
            <text:p text:style-name="P813">Simple</text:p>
          </table:table-cell>
          <table:table-cell table:style-name="Table4.A2" office:value-type="string">
            <text:p text:style-name="P818"><text:span text:style-name="T743">I/</text:span><text:span text:style-name="T744">he/she/it</text:span><text:span text:style-name="T743"> </text:span><text:span text:style-name="T744">was</text:span><text:span text:style-name="T743"> </text:span><text:span text:style-name="T205">taught</text:span></text:p>
            <text:p text:style-name="P847">You/we/they were <text:span text:style-name="T205">taught</text:span></text:p>
          </table:table-cell>
          <table:table-cell table:style-name="Table4.A2" office:value-type="string">
            <text:p text:style-name="P848">I am <text:span text:style-name="T205">taught</text:span></text:p>
            <text:p text:style-name="P847">He/she/it is <text:span text:style-name="T205">taught</text:span></text:p>
            <text:p text:style-name="P847">You/we/the<text:span text:style-name="T745">y</text:span> are <text:span text:style-name="T205">taught</text:span></text:p>
          </table:table-cell>
          <table:table-cell table:style-name="Table4.D2" office:value-type="string">
            <text:p text:style-name="P846">I/you/we/they/he/she/it</text:p>
            <text:p text:style-name="P846">will be <text:span text:style-name="T205">taught</text:span></text:p>
          </table:table-cell>
        </table:table-row>
        <table:table-row table:style-name="TableLine94125579441936">
          <table:table-cell table:style-name="Table4.A2" office:value-type="string">
            <text:p text:style-name="P813">Contin.</text:p>
          </table:table-cell>
          <table:table-cell table:style-name="Table4.A2" office:value-type="string">
            <text:p text:style-name="P818"><text:span text:style-name="T745">I/he/she/it was being </text:span><text:span text:style-name="T205">taught</text:span></text:p>
            <text:p text:style-name="P818"><text:span text:style-name="T207">You/we/the</text:span><text:span text:style-name="T206">y</text:span><text:span text:style-name="T207"> </text:span><text:span text:style-name="T206">were</text:span><text:span text:style-name="T207"> </text:span><text:span text:style-name="T206">being</text:span><text:span text:style-name="T207"> </text:span><text:span text:style-name="T205">taught</text:span></text:p>
          </table:table-cell>
          <table:table-cell table:style-name="Table4.A2" office:value-type="string">
            <text:p text:style-name="P846">I am being <text:span text:style-name="T205">taught</text:span></text:p>
            <text:p text:style-name="P846"><text:span text:style-name="T205">H</text:span><text:span text:style-name="T144">e/she/it is being taught</text:span></text:p>
            <text:p text:style-name="P847"><text:span text:style-name="T144">You/we/the</text:span><text:span text:style-name="T206">y</text:span><text:span text:style-name="T144"> are </text:span><text:span text:style-name="T206">being</text:span><text:span text:style-name="T144"> </text:span><text:span text:style-name="T205">taught</text:span></text:p>
          </table:table-cell>
          <table:table-cell table:style-name="Table4.D2" office:value-type="string">
            <text:p text:style-name="P846">— </text:p>
          </table:table-cell>
        </table:table-row>
        <table:table-row table:style-name="TableLine94125579447936">
          <table:table-cell table:style-name="Table4.A2" office:value-type="string">
            <text:p text:style-name="P813">Perfect</text:p>
          </table:table-cell>
          <table:table-cell table:style-name="Table4.A2" office:value-type="string">
            <text:p text:style-name="P818"><text:span text:style-name="T746">I/you/we/they/</text:span><text:span text:style-name="T208">he/she/it</text:span><text:span text:style-name="T746"> </text:span></text:p>
            <text:p text:style-name="P818"><text:span text:style-name="T746">had been </text:span><text:span text:style-name="T205">taught</text:span></text:p>
          </table:table-cell>
          <table:table-cell table:style-name="Table4.A2" office:value-type="string">
            <text:p text:style-name="P849">I/you/we/they have been <text:span text:style-name="T205">taught</text:span></text:p>
            <text:p text:style-name="P849"><text:span text:style-name="T205">H</text:span><text:span text:style-name="T144">e/she/it has been </text:span><text:span text:style-name="T205">taught</text:span></text:p>
          </table:table-cell>
          <table:table-cell table:style-name="Table4.D2" office:value-type="string">
            <text:p text:style-name="P818"><text:span text:style-name="T746">I/you/we/they/</text:span><text:span text:style-name="T208">he/she/it</text:span><text:span text:style-name="T746"> </text:span></text:p>
            <text:p text:style-name="P818"><text:span text:style-name="T746">will have been </text:span><text:span text:style-name="T205">taught</text:span></text:p>
          </table:table-cell>
        </table:table-row>
      </table:table>
      <text:p text:style-name="P181"/>
      <text:p text:style-name="P323"><text:span text:style-name="T506">Таблица </text:span><text:span text:style-name="T507">форм</text:span><text:span text:style-name="T506"> глагола </text:span><text:span text:style-name="T516">b</text:span><text:span text:style-name="T506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125579460432">
          <table:table-cell table:style-name="Table5.A1" office:value-type="string">
            <text:p text:style-name="P808">Подлежащее</text:p>
          </table:table-cell>
          <table:table-cell table:style-name="Table5.A1" office:value-type="string">
            <text:p text:style-name="P805">Past</text:p>
          </table:table-cell>
          <table:table-cell table:style-name="Table5.A1" office:value-type="string">
            <text:p text:style-name="P805">Present</text:p>
          </table:table-cell>
          <table:table-cell table:style-name="Table5.D1" office:value-type="string">
            <text:p text:style-name="P805">Future</text:p>
          </table:table-cell>
        </table:table-row>
        <table:table-row table:style-name="TableLine94125579497088">
          <table:table-cell table:style-name="Table5.A2" office:value-type="string">
            <text:p text:style-name="P834">I</text:p>
          </table:table-cell>
          <table:table-cell table:style-name="Table5.A2" office:value-type="string">
            <text:p text:style-name="P835">was</text:p>
          </table:table-cell>
          <table:table-cell table:style-name="Table5.A2" office:value-type="string">
            <text:p text:style-name="P831">am</text:p>
          </table:table-cell>
          <table:table-cell table:style-name="Table5.D2" office:value-type="string">
            <text:p text:style-name="P841">will be</text:p>
          </table:table-cell>
        </table:table-row>
        <table:table-row table:style-name="TableLine94125579508336">
          <table:table-cell table:style-name="Table5.A2" office:value-type="string">
            <text:p text:style-name="P833">he/she/<text:span text:style-name="T691">it</text:span></text:p>
          </table:table-cell>
          <table:table-cell table:style-name="Table5.A2" office:value-type="string">
            <text:p text:style-name="P835">was</text:p>
          </table:table-cell>
          <table:table-cell table:style-name="Table5.A2" office:value-type="string">
            <text:p text:style-name="P832">is</text:p>
          </table:table-cell>
          <table:table-cell table:style-name="Table5.D2" office:value-type="string">
            <text:p text:style-name="P841">will be</text:p>
          </table:table-cell>
        </table:table-row>
        <table:table-row table:style-name="TableLine94125579513264">
          <table:table-cell table:style-name="Table5.A2" office:value-type="string">
            <text:p text:style-name="P833">you/we/they</text:p>
          </table:table-cell>
          <table:table-cell table:style-name="Table5.A2" office:value-type="string">
            <text:p text:style-name="P835">were</text:p>
          </table:table-cell>
          <table:table-cell table:style-name="Table5.A2" office:value-type="string">
            <text:p text:style-name="P832">are</text:p>
          </table:table-cell>
          <table:table-cell table:style-name="Table5.D2" office:value-type="string">
            <text:p text:style-name="P841">will be</text:p>
          </table:table-cell>
        </table:table-row>
      </table:table>
      <text:p text:style-name="P178"/>
      <text:p text:style-name="P178">Таблица модальных глаголов:</text:p>
      <table:table table:name="Table2" table:style-name="Table2">
        <table:table-column table:style-name="Table2.A" table:number-columns-repeated="3"/>
        <table:table-row table:style-name="TableLine94125579519856">
          <table:table-cell table:style-name="Table2.A1" office:value-type="string">
            <text:p text:style-name="P810">Глагол</text:p>
          </table:table-cell>
          <table:table-cell table:style-name="Table2.A1" office:value-type="string">
            <text:p text:style-name="P817"><text:span text:style-name="T627">З</text:span><text:span text:style-name="T628">начение</text:span></text:p>
          </table:table-cell>
          <table:table-cell table:style-name="Table2.C1" office:value-type="string">
            <text:p text:style-name="P817"><text:span text:style-name="T627">В</text:span><text:span text:style-name="T628">рем</text:span><text:span text:style-name="T627">я</text:span></text:p>
          </table:table-cell>
        </table:table-row>
        <table:table-row table:style-name="TableLine94125579570096">
          <table:table-cell table:style-name="Table2.A2" office:value-type="string">
            <text:p text:style-name="P842">can</text:p>
          </table:table-cell>
          <table:table-cell table:style-name="Table2.A2" office:value-type="string">
            <text:p text:style-name="P842">могу, умею, смогу;</text:p>
            <text:p text:style-name="P842">(часто используется в просьбах и предложениях)</text:p>
          </table:table-cell>
          <table:table-cell table:style-name="Table2.C2" office:value-type="string">
            <text:p text:style-name="P842">настоящее и будущее</text:p>
          </table:table-cell>
        </table:table-row>
        <table:table-row table:style-name="TableLine94125579576160">
          <table:table-cell table:style-name="Table2.A2" office:value-type="string">
            <text:p text:style-name="P842">could</text:p>
          </table:table-cell>
          <table:table-cell table:style-name="Table2.A2" office:value-type="string">
            <text:p text:style-name="P842">мог, умел</text:p>
          </table:table-cell>
          <table:table-cell table:style-name="Table2.C2" office:value-type="string">
            <text:p text:style-name="P842">прошедшее</text:p>
          </table:table-cell>
        </table:table-row>
        <table:table-row table:style-name="TableLine94125579577568">
          <table:table-cell table:style-name="Table2.A2" office:value-type="string">
            <text:p text:style-name="P842">might, may</text:p>
          </table:table-cell>
          <table:table-cell table:style-name="Table2.A2" office:value-type="string">
            <text:p text:style-name="P842">может быть, мог бы, возможно, наверное</text:p>
          </table:table-cell>
          <table:table-cell table:style-name="Table2.C2" office:value-type="string">
            <text:p text:style-name="P842">настоящее и будущие</text:p>
          </table:table-cell>
        </table:table-row>
        <table:table-row table:style-name="TableLine94125579586368">
          <table:table-cell table:style-name="Table2.A2" office:value-type="string">
            <text:p text:style-name="P842">must</text:p>
          </table:table-cell>
          <table:table-cell table:style-name="Table2.A2" office:value-type="string">
            <text:p text:style-name="P842">должен, обязан, нужно, запрет, нельзя</text:p>
          </table:table-cell>
          <table:table-cell table:style-name="Table2.C2" office:value-type="string">
            <text:p text:style-name="P842">настоящее</text:p>
          </table:table-cell>
        </table:table-row>
        <table:table-row table:style-name="TableLine94125579593168">
          <table:table-cell table:style-name="Table2.A2" office:value-type="string">
            <text:p text:style-name="P842">should</text:p>
          </table:table-cell>
          <table:table-cell table:style-name="Table2.A2" office:value-type="string">
            <text:p text:style-name="P842">следует сделать, следовало бы сделать; (совет)</text:p>
          </table:table-cell>
          <table:table-cell table:style-name="Table2.C2" office:value-type="string">
            <text:p text:style-name="P842">настоящее и будущие</text:p>
          </table:table-cell>
        </table:table-row>
        <table:table-row table:style-name="TableLine94125579596880">
          <table:table-cell table:style-name="Table2.A2" office:value-type="string">
            <text:p text:style-name="P842">would</text:p>
          </table:table-cell>
          <table:table-cell table:style-name="Table2.A2" office:value-type="string">
            <text:p text:style-name="P842">частица «бы», предложение услуги, привычка прошлого</text:p>
          </table:table-cell>
          <table:table-cell table:style-name="Table2.C2" office:value-type="string">
            <text:p text:style-name="P842">настоящее, прошедшее, будущие</text:p>
          </table:table-cell>
        </table:table-row>
      </table:table>
      <text:p text:style-name="P179"/>
      <text:p text:style-name="P179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125579600304">
          <table:table-cell table:style-name="Table3.A1" office:value-type="string">
            <text:p text:style-name="P811">Конструкция</text:p>
          </table:table-cell>
          <table:table-cell table:style-name="Table3.A1" office:value-type="string">
            <text:p text:style-name="P811">Значение</text:p>
          </table:table-cell>
          <table:table-cell table:style-name="Table3.C1" office:value-type="string">
            <text:p text:style-name="P811">Время</text:p>
          </table:table-cell>
        </table:table-row>
        <table:table-row table:style-name="TableLine94125579640224">
          <table:table-cell table:style-name="Table3.A2" office:value-type="string">
            <text:p text:style-name="P843">be able to</text:p>
          </table:table-cell>
          <table:table-cell table:style-name="Table3.A2" office:value-type="string">
            <text:p text:style-name="P843">могу (близко к can)</text:p>
          </table:table-cell>
          <table:table-cell table:style-name="Table3.C2" office:value-type="string">
            <text:p text:style-name="P843">be меняется по временам</text:p>
          </table:table-cell>
        </table:table-row>
        <table:table-row table:style-name="TableLine94125579649552">
          <table:table-cell table:style-name="Table3.A2" office:value-type="string">
            <text:p text:style-name="P843">have to</text:p>
          </table:table-cell>
          <table:table-cell table:style-name="Table3.A2" office:value-type="string">
            <text:p text:style-name="P843">должен (близко к must)</text:p>
          </table:table-cell>
          <table:table-cell table:style-name="Table3.C2" office:value-type="string">
            <text:p text:style-name="P843">have меняется по временам</text:p>
          </table:table-cell>
        </table:table-row>
        <table:table-row table:style-name="TableLine94125579651664">
          <table:table-cell table:style-name="Table3.A2" office:value-type="string">
            <text:p text:style-name="P843">used to</text:p>
          </table:table-cell>
          <table:table-cell table:style-name="Table3.A2" office:value-type="string">
            <text:p text:style-name="P843">делал раньше, имел привычку делать (близко к would)</text:p>
          </table:table-cell>
          <table:table-cell table:style-name="Table3.C2" office:value-type="string">
            <text:p text:style-name="P843">всегда стоит в прошедшем;</text:p>
            <text:p text:style-name="P843">меняется как Past Simple</text:p>
          </table:table-cell>
        </table:table-row>
      </table:table>
      <text:p text:style-name="P180"/>
      <text:p text:style-name="P921"/>
      <text:p text:style-name="P1008">Таблица местоимений:</text:p>
      <table:table table:name="Table11" table:style-name="Table11">
        <table:table-column table:style-name="Table11.A" table:number-columns-repeated="4"/>
        <table:table-row table:style-name="TableLine94125511944336">
          <table:table-cell table:style-name="Table11.A1" table:number-columns-spanned="2" office:value-type="string">
            <text:p text:style-name="P1009">Личные местоимения</text:p>
          </table:table-cell>
          <table:covered-table-cell/>
          <table:table-cell table:style-name="Table11.C1" table:number-columns-spanned="2" office:value-type="string">
            <text:p text:style-name="P1013"><text:span text:style-name="T624">Притяжательные местоимения</text:span></text:p>
          </table:table-cell>
          <table:covered-table-cell/>
        </table:table-row>
        <table:table-row table:style-name="TableLine94125511944336">
          <table:table-cell table:style-name="Table11.A2" office:value-type="string">
            <text:p text:style-name="P1013">Именительный падеж</text:p>
            <text:p text:style-name="P1016"><text:span text:style-name="T832">(</text:span>кто/что<text:span text:style-name="T832">)</text:span></text:p>
          </table:table-cell>
          <table:table-cell table:style-name="Table11.A2" office:value-type="string">
            <text:p text:style-name="P1013">Объектный падеж</text:p>
            <text:p text:style-name="P1016"><text:span text:style-name="T832">(</text:span>кого, <text:span text:style-name="T832">к</text:span>ому, кем<text:span text:style-name="T832">)</text:span></text:p>
          </table:table-cell>
          <table:table-cell table:style-name="Table11.A2" office:value-type="string">
            <text:p text:style-name="P1013"><text:span text:style-name="T832">с</text:span> существительным</text:p>
            <text:p text:style-name="P1018">(чей)</text:p>
          </table:table-cell>
          <table:table-cell table:style-name="Table11.D2" office:value-type="string">
            <text:p text:style-name="P1017"><text:span text:style-name="T832">о</text:span><text:span text:style-name="T828">тдельно</text:span></text:p>
            <text:p text:style-name="P1018">(чей)</text:p>
          </table:table-cell>
        </table:table-row>
        <table:table-row table:style-name="TableLine94125511944336">
          <table:table-cell table:style-name="Table11.A2" office:value-type="string">
            <text:p text:style-name="P1020">I</text:p>
          </table:table-cell>
          <table:table-cell table:style-name="Table11.A2" office:value-type="string">
            <text:p text:style-name="P1020">me</text:p>
          </table:table-cell>
          <table:table-cell table:style-name="Table11.A2" office:value-type="string">
            <text:p text:style-name="P1019">my</text:p>
          </table:table-cell>
          <table:table-cell table:style-name="Table11.D2" office:value-type="string">
            <text:p text:style-name="P1019">mine</text:p>
          </table:table-cell>
        </table:table-row>
        <table:table-row table:style-name="TableLine94125511944336">
          <table:table-cell table:style-name="Table11.A2" office:value-type="string">
            <text:p text:style-name="P1020">you</text:p>
          </table:table-cell>
          <table:table-cell table:style-name="Table11.A2" office:value-type="string">
            <text:p text:style-name="P1021"><text:span text:style-name="T828">you</text:span></text:p>
          </table:table-cell>
          <table:table-cell table:style-name="Table11.A2" office:value-type="string">
            <text:p text:style-name="P1019">your</text:p>
          </table:table-cell>
          <table:table-cell table:style-name="Table11.D2" office:value-type="string">
            <text:p text:style-name="P1019">yours</text:p>
          </table:table-cell>
        </table:table-row>
        <table:table-row table:style-name="TableLine94125511944336">
          <table:table-cell table:style-name="Table11.A2" office:value-type="string">
            <text:p text:style-name="P1020">he</text:p>
          </table:table-cell>
          <table:table-cell table:style-name="Table11.A2" office:value-type="string">
            <text:p text:style-name="P1020">him</text:p>
          </table:table-cell>
          <table:table-cell table:style-name="Table11.D2" table:number-columns-spanned="2" office:value-type="string">
            <text:p text:style-name="P1019">his</text:p>
          </table:table-cell>
          <table:covered-table-cell/>
        </table:table-row>
        <table:table-row table:style-name="TableLine94125511944336">
          <table:table-cell table:style-name="Table11.A2" office:value-type="string">
            <text:p text:style-name="P1020">she</text:p>
          </table:table-cell>
          <table:table-cell table:style-name="Table11.A2" office:value-type="string">
            <text:p text:style-name="P1019">her</text:p>
          </table:table-cell>
          <table:table-cell table:style-name="Table11.A2" office:value-type="string">
            <text:p text:style-name="P1019">her</text:p>
          </table:table-cell>
          <table:table-cell table:style-name="Table11.D2" office:value-type="string">
            <text:p text:style-name="P1019">hers</text:p>
          </table:table-cell>
        </table:table-row>
        <table:table-row table:style-name="TableLine94125511944336">
          <table:table-cell table:style-name="Table11.A2" office:value-type="string">
            <text:p text:style-name="P1020">it</text:p>
          </table:table-cell>
          <table:table-cell table:style-name="Table11.A2" office:value-type="string">
            <text:p text:style-name="P1021"><text:span text:style-name="T829">it</text:span></text:p>
          </table:table-cell>
          <table:table-cell table:style-name="Table11.D2" table:number-columns-spanned="2" office:value-type="string">
            <text:p text:style-name="P1021"><text:span text:style-name="T829">its</text:span></text:p>
          </table:table-cell>
          <table:covered-table-cell/>
        </table:table-row>
        <table:table-row table:style-name="TableLine94125511944336">
          <table:table-cell table:style-name="Table11.A2" office:value-type="string">
            <text:p text:style-name="P1020">we</text:p>
          </table:table-cell>
          <table:table-cell table:style-name="Table11.A2" office:value-type="string">
            <text:p text:style-name="P1019">us</text:p>
          </table:table-cell>
          <table:table-cell table:style-name="Table11.A2" office:value-type="string">
            <text:p text:style-name="P1019">our</text:p>
          </table:table-cell>
          <table:table-cell table:style-name="Table11.D2" office:value-type="string">
            <text:p text:style-name="P1019">ours</text:p>
          </table:table-cell>
        </table:table-row>
        <table:table-row table:style-name="TableLine94125511944336">
          <table:table-cell table:style-name="Table11.A2" office:value-type="string">
            <text:p text:style-name="P1020">they</text:p>
          </table:table-cell>
          <table:table-cell table:style-name="Table11.A2" office:value-type="string">
            <text:p text:style-name="P1019">them</text:p>
          </table:table-cell>
          <table:table-cell table:style-name="Table11.A2" office:value-type="string">
            <text:p text:style-name="P1019">their</text:p>
          </table:table-cell>
          <table:table-cell table:style-name="Table11.D2" office:value-type="string">
            <text:p text:style-name="P1019">theirs</text:p>
          </table:table-cell>
        </table:table-row>
      </table:table>
      <text:p text:style-name="P922"/>
      <text:p text:style-name="P854"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125579654512">
          <table:table-cell table:style-name="Table6.A1" office:value-type="string">
            <text:p text:style-name="P807">Перевод</text:p>
          </table:table-cell>
          <table:table-cell table:style-name="Table6.A1" office:value-type="string">
            <text:p text:style-name="P806">Начальная форма</text:p>
          </table:table-cell>
          <table:table-cell table:style-name="Table6.A1" office:value-type="string">
            <text:p text:style-name="P806">2я форма</text:p>
          </table:table-cell>
          <table:table-cell table:style-name="Table6.D1" office:value-type="string">
            <text:p text:style-name="P807">3я форма</text:p>
          </table:table-cell>
        </table:table-row>
        <table:table-row table:style-name="TableLine94125579904240">
          <table:table-cell table:style-name="Table6.A2" office:value-type="string">
            <text:p text:style-name="P819">начинать</text:p>
          </table:table-cell>
          <table:table-cell table:style-name="Table6.A2" office:value-type="string">
            <text:p text:style-name="P820">begin</text:p>
          </table:table-cell>
          <table:table-cell table:style-name="Table6.A2" office:value-type="string">
            <text:p text:style-name="P820">began</text:p>
          </table:table-cell>
          <table:table-cell table:style-name="Table6.D2" office:value-type="string">
            <text:p text:style-name="P819">begun</text:p>
          </table:table-cell>
        </table:table-row>
        <table:table-row table:style-name="TableLine94125579915424">
          <table:table-cell table:style-name="Table6.A2" office:value-type="string">
            <text:p text:style-name="P819">ломать</text:p>
          </table:table-cell>
          <table:table-cell table:style-name="Table6.A2" office:value-type="string">
            <text:p text:style-name="P820">break</text:p>
          </table:table-cell>
          <table:table-cell table:style-name="Table6.A2" office:value-type="string">
            <text:p text:style-name="P820">broke</text:p>
          </table:table-cell>
          <table:table-cell table:style-name="Table6.D2" office:value-type="string">
            <text:p text:style-name="P819">broken</text:p>
          </table:table-cell>
        </table:table-row>
        <table:table-row table:style-name="TableLine94125579922048">
          <table:table-cell table:style-name="Table6.A2" office:value-type="string">
            <text:p text:style-name="P819">приносить</text:p>
          </table:table-cell>
          <table:table-cell table:style-name="Table6.A2" office:value-type="string">
            <text:p text:style-name="P820">bring</text:p>
          </table:table-cell>
          <table:table-cell table:style-name="Table6.A2" office:value-type="string">
            <text:p text:style-name="P820">brought</text:p>
          </table:table-cell>
          <table:table-cell table:style-name="Table6.D2" office:value-type="string">
            <text:p text:style-name="P819">brought</text:p>
          </table:table-cell>
        </table:table-row>
        <table:table-row table:style-name="TableLine94125579926368">
          <table:table-cell table:style-name="Table6.A2" office:value-type="string">
            <text:p text:style-name="P819">покупать</text:p>
          </table:table-cell>
          <table:table-cell table:style-name="Table6.A2" office:value-type="string">
            <text:p text:style-name="P820">buy</text:p>
          </table:table-cell>
          <table:table-cell table:style-name="Table6.A2" office:value-type="string">
            <text:p text:style-name="P820">bought</text:p>
          </table:table-cell>
          <table:table-cell table:style-name="Table6.D2" office:value-type="string">
            <text:p text:style-name="P819">bought</text:p>
          </table:table-cell>
        </table:table-row>
        <table:table-row table:style-name="TableLine94125579929760">
          <table:table-cell table:style-name="Table6.A2" office:value-type="string">
            <text:p text:style-name="P819">приходить</text:p>
          </table:table-cell>
          <table:table-cell table:style-name="Table6.A2" office:value-type="string">
            <text:p text:style-name="P820">come</text:p>
          </table:table-cell>
          <table:table-cell table:style-name="Table6.A2" office:value-type="string">
            <text:p text:style-name="P820">came</text:p>
          </table:table-cell>
          <table:table-cell table:style-name="Table6.D2" office:value-type="string">
            <text:p text:style-name="P819">come</text:p>
          </table:table-cell>
        </table:table-row>
        <table:table-row table:style-name="TableLine94125579937840">
          <table:table-cell table:style-name="Table6.A2" office:value-type="string">
            <text:p text:style-name="P819">делать</text:p>
          </table:table-cell>
          <table:table-cell table:style-name="Table6.A2" office:value-type="string">
            <text:p text:style-name="P820">do</text:p>
          </table:table-cell>
          <table:table-cell table:style-name="Table6.A2" office:value-type="string">
            <text:p text:style-name="P820">did</text:p>
          </table:table-cell>
          <table:table-cell table:style-name="Table6.D2" office:value-type="string">
            <text:p text:style-name="P819">done</text:p>
          </table:table-cell>
        </table:table-row>
        <table:table-row table:style-name="TableLine94125579944928">
          <table:table-cell table:style-name="Table6.A2" office:value-type="string">
            <text:p text:style-name="P819">пить</text:p>
          </table:table-cell>
          <table:table-cell table:style-name="Table6.A2" office:value-type="string">
            <text:p text:style-name="P820">drink</text:p>
          </table:table-cell>
          <table:table-cell table:style-name="Table6.A2" office:value-type="string">
            <text:p text:style-name="P820">drank</text:p>
          </table:table-cell>
          <table:table-cell table:style-name="Table6.D2" office:value-type="string">
            <text:p text:style-name="P819">drunk</text:p>
          </table:table-cell>
        </table:table-row>
        <table:table-row table:style-name="TableLine94125579960944">
          <table:table-cell table:style-name="Table6.A2" office:value-type="string">
            <text:p text:style-name="P819">есть</text:p>
          </table:table-cell>
          <table:table-cell table:style-name="Table6.A2" office:value-type="string">
            <text:p text:style-name="P820">eat</text:p>
          </table:table-cell>
          <table:table-cell table:style-name="Table6.A2" office:value-type="string">
            <text:p text:style-name="P820">ate</text:p>
          </table:table-cell>
          <table:table-cell table:style-name="Table6.D2" office:value-type="string">
            <text:p text:style-name="P819">eaten</text:p>
          </table:table-cell>
        </table:table-row>
        <table:table-row table:style-name="TableLine94125579967024">
          <table:table-cell table:style-name="Table6.A2" office:value-type="string">
            <text:p text:style-name="P819">падать</text:p>
          </table:table-cell>
          <table:table-cell table:style-name="Table6.A2" office:value-type="string">
            <text:p text:style-name="P821">fall</text:p>
          </table:table-cell>
          <table:table-cell table:style-name="Table6.A2" office:value-type="string">
            <text:p text:style-name="P821">fell</text:p>
          </table:table-cell>
          <table:table-cell table:style-name="Table6.D2" office:value-type="string">
            <text:p text:style-name="P819">fallen</text:p>
          </table:table-cell>
        </table:table-row>
        <table:table-row table:style-name="TableLine94125579970336">
          <table:table-cell table:style-name="Table6.A2" office:value-type="string">
            <text:p text:style-name="P819">летать</text:p>
          </table:table-cell>
          <table:table-cell table:style-name="Table6.A2" office:value-type="string">
            <text:p text:style-name="P821">fly</text:p>
          </table:table-cell>
          <table:table-cell table:style-name="Table6.A2" office:value-type="string">
            <text:p text:style-name="P821">flew</text:p>
          </table:table-cell>
          <table:table-cell table:style-name="Table6.D2" office:value-type="string">
            <text:p text:style-name="P819">flown</text:p>
          </table:table-cell>
        </table:table-row>
        <table:table-row table:style-name="TableLine94125579994432">
          <table:table-cell table:style-name="Table6.A2" office:value-type="string">
            <text:p text:style-name="P819">забывать</text:p>
          </table:table-cell>
          <table:table-cell table:style-name="Table6.A2" office:value-type="string">
            <text:p text:style-name="P821">forget</text:p>
          </table:table-cell>
          <table:table-cell table:style-name="Table6.A2" office:value-type="string">
            <text:p text:style-name="P821">forgot</text:p>
          </table:table-cell>
          <table:table-cell table:style-name="Table6.D2" office:value-type="string">
            <text:p text:style-name="P819">forgotten</text:p>
          </table:table-cell>
        </table:table-row>
        <table:table-row table:style-name="TableLine94125579998704">
          <table:table-cell table:style-name="Table6.A2" office:value-type="string">
            <text:p text:style-name="P819">получать</text:p>
          </table:table-cell>
          <table:table-cell table:style-name="Table6.A2" office:value-type="string">
            <text:p text:style-name="P821">get</text:p>
          </table:table-cell>
          <table:table-cell table:style-name="Table6.A2" office:value-type="string">
            <text:p text:style-name="P821">got</text:p>
          </table:table-cell>
          <table:table-cell table:style-name="Table6.D2" office:value-type="string">
            <text:p text:style-name="P819">got</text:p>
          </table:table-cell>
        </table:table-row>
        <table:table-row table:style-name="TableLine94125580002928">
          <table:table-cell table:style-name="Table6.A2" office:value-type="string">
            <text:p text:style-name="P822">давать</text:p>
          </table:table-cell>
          <table:table-cell table:style-name="Table6.A2" office:value-type="string">
            <text:p text:style-name="P823">give</text:p>
          </table:table-cell>
          <table:table-cell table:style-name="Table6.A2" office:value-type="string">
            <text:p text:style-name="P823">gave</text:p>
          </table:table-cell>
          <table:table-cell table:style-name="Table6.D2" office:value-type="string">
            <text:p text:style-name="P822">given</text:p>
          </table:table-cell>
        </table:table-row>
        <table:table-row table:style-name="TableLine94125580006528">
          <table:table-cell table:style-name="Table6.A2" office:value-type="string">
            <text:p text:style-name="P822">идти</text:p>
          </table:table-cell>
          <table:table-cell table:style-name="Table6.A2" office:value-type="string">
            <text:p text:style-name="P823">go</text:p>
          </table:table-cell>
          <table:table-cell table:style-name="Table6.A2" office:value-type="string">
            <text:p text:style-name="P823">went</text:p>
          </table:table-cell>
          <table:table-cell table:style-name="Table6.D2" office:value-type="string">
            <text:p text:style-name="P822">gone</text:p>
          </table:table-cell>
        </table:table-row>
        <table:table-row table:style-name="TableLine94125580018464">
          <table:table-cell table:style-name="Table6.A2" office:value-type="string">
            <text:p text:style-name="P824">иметь </text:p>
          </table:table-cell>
          <table:table-cell table:style-name="Table6.A2" office:value-type="string">
            <text:p text:style-name="P825">have</text:p>
          </table:table-cell>
          <table:table-cell table:style-name="Table6.A2" office:value-type="string">
            <text:p text:style-name="P825">had</text:p>
          </table:table-cell>
          <table:table-cell table:style-name="Table6.D2" office:value-type="string">
            <text:p text:style-name="P824">had</text:p>
          </table:table-cell>
        </table:table-row>
        <table:table-row table:style-name="TableLine94125580026736">
          <table:table-cell table:style-name="Table6.A2" office:value-type="string">
            <text:p text:style-name="P824">слышать</text:p>
          </table:table-cell>
          <table:table-cell table:style-name="Table6.A2" office:value-type="string">
            <text:p text:style-name="P825">hear</text:p>
          </table:table-cell>
          <table:table-cell table:style-name="Table6.A2" office:value-type="string">
            <text:p text:style-name="P825">heard</text:p>
          </table:table-cell>
          <table:table-cell table:style-name="Table6.D2" office:value-type="string">
            <text:p text:style-name="P824">heard</text:p>
          </table:table-cell>
        </table:table-row>
        <table:table-row table:style-name="TableLine94125580044960">
          <table:table-cell table:style-name="Table6.A2" office:value-type="string">
            <text:p text:style-name="P824">знать</text:p>
          </table:table-cell>
          <table:table-cell table:style-name="Table6.A2" office:value-type="string">
            <text:p text:style-name="P825">know</text:p>
          </table:table-cell>
          <table:table-cell table:style-name="Table6.A2" office:value-type="string">
            <text:p text:style-name="P825">knew</text:p>
          </table:table-cell>
          <table:table-cell table:style-name="Table6.D2" office:value-type="string">
            <text:p text:style-name="P824">known</text:p>
          </table:table-cell>
        </table:table-row>
        <table:table-row table:style-name="TableLine94125580053424">
          <table:table-cell table:style-name="Table6.A2" office:value-type="string">
            <text:p text:style-name="P824">терять</text:p>
          </table:table-cell>
          <table:table-cell table:style-name="Table6.A2" office:value-type="string">
            <text:p text:style-name="P825">lose</text:p>
          </table:table-cell>
          <table:table-cell table:style-name="Table6.A2" office:value-type="string">
            <text:p text:style-name="P825">lost</text:p>
          </table:table-cell>
          <table:table-cell table:style-name="Table6.D2" office:value-type="string">
            <text:p text:style-name="P824">lost</text:p>
          </table:table-cell>
        </table:table-row>
        <table:table-row table:style-name="TableLine94125579321488">
          <table:table-cell table:style-name="Table6.A2" office:value-type="string">
            <text:p text:style-name="P824">делать</text:p>
          </table:table-cell>
          <table:table-cell table:style-name="Table6.A2" office:value-type="string">
            <text:p text:style-name="P825">make</text:p>
          </table:table-cell>
          <table:table-cell table:style-name="Table6.A2" office:value-type="string">
            <text:p text:style-name="P825">made</text:p>
          </table:table-cell>
          <table:table-cell table:style-name="Table6.D2" office:value-type="string">
            <text:p text:style-name="P824">made</text:p>
          </table:table-cell>
        </table:table-row>
        <table:table-row table:style-name="TableLine94125579327040">
          <table:table-cell table:style-name="Table6.A2" office:value-type="string">
            <text:p text:style-name="P824">платить</text:p>
          </table:table-cell>
          <table:table-cell table:style-name="Table6.A2" office:value-type="string">
            <text:p text:style-name="P825">pay</text:p>
          </table:table-cell>
          <table:table-cell table:style-name="Table6.A2" office:value-type="string">
            <text:p text:style-name="P825">paid</text:p>
          </table:table-cell>
          <table:table-cell table:style-name="Table6.D2" office:value-type="string">
            <text:p text:style-name="P824">paid</text:p>
          </table:table-cell>
        </table:table-row>
        <table:table-row table:style-name="TableLine94125578886416">
          <table:table-cell table:style-name="Table6.A2" office:value-type="string">
            <text:p text:style-name="P824">класть</text:p>
          </table:table-cell>
          <table:table-cell table:style-name="Table6.A2" office:value-type="string">
            <text:p text:style-name="P825">put</text:p>
          </table:table-cell>
          <table:table-cell table:style-name="Table6.A2" office:value-type="string">
            <text:p text:style-name="P825">put</text:p>
          </table:table-cell>
          <table:table-cell table:style-name="Table6.D2" office:value-type="string">
            <text:p text:style-name="P824">put</text:p>
          </table:table-cell>
        </table:table-row>
        <table:table-row table:style-name="TableLine94125580096512">
          <table:table-cell table:style-name="Table6.A2" office:value-type="string">
            <text:p text:style-name="P824">читать</text:p>
          </table:table-cell>
          <table:table-cell table:style-name="Table6.A2" office:value-type="string">
            <text:p text:style-name="P825">read</text:p>
          </table:table-cell>
          <table:table-cell table:style-name="Table6.A2" office:value-type="string">
            <text:p text:style-name="P825">read</text:p>
          </table:table-cell>
          <table:table-cell table:style-name="Table6.D2" office:value-type="string">
            <text:p text:style-name="P825">read</text:p>
          </table:table-cell>
        </table:table-row>
        <table:table-row table:style-name="TableLine94125580099072">
          <table:table-cell table:style-name="Table6.A2" office:value-type="string">
            <text:p text:style-name="P824">сказать</text:p>
          </table:table-cell>
          <table:table-cell table:style-name="Table6.A2" office:value-type="string">
            <text:p text:style-name="P825">say</text:p>
          </table:table-cell>
          <table:table-cell table:style-name="Table6.A2" office:value-type="string">
            <text:p text:style-name="P825">said</text:p>
          </table:table-cell>
          <table:table-cell table:style-name="Table6.D2" office:value-type="string">
            <text:p text:style-name="P825">said</text:p>
          </table:table-cell>
        </table:table-row>
        <table:table-row table:style-name="TableLine94125580103520">
          <table:table-cell table:style-name="Table6.A2" office:value-type="string">
            <text:p text:style-name="P824">говорить</text:p>
          </table:table-cell>
          <table:table-cell table:style-name="Table6.A2" office:value-type="string">
            <text:p text:style-name="P825">speak</text:p>
          </table:table-cell>
          <table:table-cell table:style-name="Table6.A2" office:value-type="string">
            <text:p text:style-name="P825">spoke</text:p>
          </table:table-cell>
          <table:table-cell table:style-name="Table6.D2" office:value-type="string">
            <text:p text:style-name="P824">spoken</text:p>
          </table:table-cell>
        </table:table-row>
        <table:table-row table:style-name="TableLine94125580112928">
          <table:table-cell table:style-name="Table6.A2" office:value-type="string">
            <text:p text:style-name="P824">видеть</text:p>
          </table:table-cell>
          <table:table-cell table:style-name="Table6.A2" office:value-type="string">
            <text:p text:style-name="P825">see</text:p>
          </table:table-cell>
          <table:table-cell table:style-name="Table6.A2" office:value-type="string">
            <text:p text:style-name="P825">saw</text:p>
          </table:table-cell>
          <table:table-cell table:style-name="Table6.D2" office:value-type="string">
            <text:p text:style-name="P824">seen</text:p>
          </table:table-cell>
        </table:table-row>
        <table:table-row table:style-name="TableLine94125580130832">
          <table:table-cell table:style-name="Table6.A2" office:value-type="string">
            <text:p text:style-name="P824">сидеть</text:p>
          </table:table-cell>
          <table:table-cell table:style-name="Table6.A2" office:value-type="string">
            <text:p text:style-name="P825">sit</text:p>
          </table:table-cell>
          <table:table-cell table:style-name="Table6.A2" office:value-type="string">
            <text:p text:style-name="P825">sat</text:p>
          </table:table-cell>
          <table:table-cell table:style-name="Table6.D2" office:value-type="string">
            <text:p text:style-name="P824">sat</text:p>
          </table:table-cell>
        </table:table-row>
        <table:table-row table:style-name="TableLine94125580137040">
          <table:table-cell table:style-name="Table6.A2" office:value-type="string">
            <text:p text:style-name="P824">брать</text:p>
          </table:table-cell>
          <table:table-cell table:style-name="Table6.A2" office:value-type="string">
            <text:p text:style-name="P825">take</text:p>
          </table:table-cell>
          <table:table-cell table:style-name="Table6.A2" office:value-type="string">
            <text:p text:style-name="P825">took</text:p>
          </table:table-cell>
          <table:table-cell table:style-name="Table6.D2" office:value-type="string">
            <text:p text:style-name="P824">taken</text:p>
          </table:table-cell>
        </table:table-row>
        <table:table-row table:style-name="TableLine94125580143232">
          <table:table-cell table:style-name="Table6.A2" office:value-type="string">
            <text:p text:style-name="P844">обучать</text:p>
          </table:table-cell>
          <table:table-cell table:style-name="Table6.A2" office:value-type="string">
            <text:p text:style-name="P844">teach</text:p>
          </table:table-cell>
          <table:table-cell table:style-name="Table6.A2" office:value-type="string">
            <text:p text:style-name="P845">taught</text:p>
          </table:table-cell>
          <table:table-cell table:style-name="Table6.D2" office:value-type="string">
            <text:p text:style-name="P844">taught</text:p>
          </table:table-cell>
        </table:table-row>
        <table:table-row table:style-name="TableLine94125580152704">
          <table:table-cell table:style-name="Table6.A2" office:value-type="string">
            <text:p text:style-name="P824">рассказывать</text:p>
          </table:table-cell>
          <table:table-cell table:style-name="Table6.A2" office:value-type="string">
            <text:p text:style-name="P825">tell</text:p>
          </table:table-cell>
          <table:table-cell table:style-name="Table6.A2" office:value-type="string">
            <text:p text:style-name="P825">told</text:p>
          </table:table-cell>
          <table:table-cell table:style-name="Table6.D2" office:value-type="string">
            <text:p text:style-name="P824">told</text:p>
          </table:table-cell>
        </table:table-row>
        <table:table-row table:style-name="TableLine94125580160112">
          <table:table-cell table:style-name="Table6.A2" office:value-type="string">
            <text:p text:style-name="P824">думать</text:p>
          </table:table-cell>
          <table:table-cell table:style-name="Table6.A2" office:value-type="string">
            <text:p text:style-name="P825">think</text:p>
          </table:table-cell>
          <table:table-cell table:style-name="Table6.A2" office:value-type="string">
            <text:p text:style-name="P825">thought</text:p>
          </table:table-cell>
          <table:table-cell table:style-name="Table6.D2" office:value-type="string">
            <text:p text:style-name="P824">thought</text:p>
          </table:table-cell>
        </table:table-row>
        <table:table-row table:style-name="TableLine94125580168960">
          <table:table-cell table:style-name="Table6.A2" office:value-type="string">
            <text:p text:style-name="P824">побеждать</text:p>
          </table:table-cell>
          <table:table-cell table:style-name="Table6.A2" office:value-type="string">
            <text:p text:style-name="P825">win</text:p>
          </table:table-cell>
          <table:table-cell table:style-name="Table6.A2" office:value-type="string">
            <text:p text:style-name="P825">won</text:p>
          </table:table-cell>
          <table:table-cell table:style-name="Table6.D2" office:value-type="string">
            <text:p text:style-name="P824">won</text:p>
          </table:table-cell>
        </table:table-row>
        <table:table-row table:style-name="TableLine94125580174672">
          <table:table-cell table:style-name="Table6.A2" office:value-type="string">
            <text:p text:style-name="P824">писать</text:p>
          </table:table-cell>
          <table:table-cell table:style-name="Table6.A2" office:value-type="string">
            <text:p text:style-name="P825">write</text:p>
          </table:table-cell>
          <table:table-cell table:style-name="Table6.A2" office:value-type="string">
            <text:p text:style-name="P825">wrote</text:p>
          </table:table-cell>
          <table:table-cell table:style-name="Table6.D2" office:value-type="string">
            <text:p text:style-name="P824">written</text:p>
          </table:table-cell>
        </table:table-row>
      </table:table>
      <text:p text:style-name="P184"/>
      <text:p text:style-name="P185">Таблица сокращений:</text:p>
      <text:p text:style-name="P186">Попробовать написать упрощенный конспект, без тонких подробностей, <text:span text:style-name="T819">т. к. они только забивают голову лишней информацией, мешая сосредоточиться на главн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0-31T20:53:20.408892472</dc:date>
    <meta:editing-duration>P1DT19H25M17S</meta:editing-duration>
    <meta:editing-cycles>711</meta:editing-cycles>
    <meta:generator>LibreOffice/6.4.7.2$Linux_X86_64 LibreOffice_project/40$Build-2</meta:generator>
    <meta:document-statistic meta:table-count="11" meta:image-count="0" meta:object-count="0" meta:page-count="38" meta:paragraph-count="1443" meta:word-count="11029" meta:character-count="69814" meta:non-whitespace-character-count="59814"/>
  </office:meta>
</office:document-meta>
</file>